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cm"/>
    </style:style>
    <style:style style:name="co3" style:family="table-column">
      <style:table-column-properties fo:break-before="auto" style:column-width="2.39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Brennweite">
      <style:table-properties table:display="true" style:writing-mode="lr-tb"/>
    </style:style>
    <style:style style:name="ta2" style:family="table" style:master-page-name="PageStyle_5f_ISO">
      <style:table-properties table:display="true" style:writing-mode="lr-tb"/>
    </style:style>
    <style:style style:name="ta3" style:family="table" style:master-page-name="PageStyle_5f_Blende">
      <style:table-properties table:display="true" style:writing-mode="lr-tb"/>
    </style:style>
    <style:style style:name="ta4" style:family="table" style:master-page-name="PageStyle_5f_Zei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/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/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ennweit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6379" table:default-cell-style-name="Default"/>
        <table:table-row table:style-name="ro1" table:number-rows-repeated="4">
          <table:table-cell table:number-columns-repeated="16384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Brennweite</text:p>
          </table:table-cell>
          <table:table-cell table:style-name="ce1"/>
          <table:table-cell table:style-name="ce5" office:value-type="string" calcext:value-type="string">
            <text:p>LOG Value (LOG 1.3)</text:p>
          </table:table-cell>
          <table:table-cell table:style-name="ce1" table:number-columns-repeated="3"/>
          <table:table-cell table:style-name="ce1" office:value-type="string" calcext:value-type="string">
            <text:p>Brennweite</text:p>
          </table:table-cell>
          <table:table-cell table:style-name="ce1"/>
          <table:table-cell table:style-name="ce5" office:value-type="string" calcext:value-type="string">
            <text:p>LOG Value (LOG 1.3)</text:p>
          </table:table-cell>
          <table:table-cell table:style-name="ce1" table:number-columns-repeated="16373"/>
        </table:table-row>
        <table:table-row table:style-name="ro2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3" table:formula="of:=LOG([.C6];1.3)+0.5" office:value-type="float" office:value="9.27629084764078" calcext:value-type="float">
            <text:p>9,28</text:p>
          </table:table-cell>
          <table:table-cell table:style-name="ce6" table:formula="of:=ROUND([.D6];0)" office:value-type="float" office:value="9" calcext:value-type="float">
            <text:p>9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3" table:formula="of:=LOG([.I6];1.3)+0.5" office:value-type="float" office:value="0.5" calcext:value-type="float">
            <text:p>0,50</text:p>
          </table:table-cell>
          <table:table-cell table:style-name="ce7" table:formula="of:=ROUND([.J6];0)" office:value-type="float" office:value="1" calcext:value-type="float">
            <text:p>1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style-name="ce3" table:formula="of:=LOG([.C7];1.3)+0.5" office:value-type="float" office:value="11.9182176434519" calcext:value-type="float">
            <text:p>11,92</text:p>
          </table:table-cell>
          <table:table-cell table:style-name="ce6" table:formula="of:=ROUND([.D7];0)" office:value-type="float" office:value="12" calcext:value-type="float">
            <text:p>12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3" table:formula="of:=LOG([.I7];1.3)+0.5" office:value-type="float" office:value="3.14192679581114" calcext:value-type="float">
            <text:p>3,14</text:p>
          </table:table-cell>
          <table:table-cell table:style-name="ce7" table:formula="of:=ROUND([.J7];0)" office:value-type="float" office:value="3" calcext:value-type="float">
            <text:p>3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3" table:formula="of:=LOG([.C8];1.3)+0.5" office:value-type="float" office:value="13.4636457486518" calcext:value-type="float">
            <text:p>13,46</text:p>
          </table:table-cell>
          <table:table-cell table:style-name="ce6" table:formula="of:=ROUND([.D8];0)" office:value-type="float" office:value="13" calcext:value-type="float">
            <text:p>13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3" table:formula="of:=LOG([.I8];1.3)+0.5" office:value-type="float" office:value="4.68735490101106" calcext:value-type="float">
            <text:p>4,69</text:p>
          </table:table-cell>
          <table:table-cell table:style-name="ce7" table:formula="of:=ROUND([.J8];0)" office:value-type="float" office:value="5" calcext:value-type="float">
            <text:p>5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style-name="ce3" table:formula="of:=LOG([.C9];1.3)+0.5" office:value-type="float" office:value="14.5601444392631" calcext:value-type="float">
            <text:p>14,56</text:p>
          </table:table-cell>
          <table:table-cell table:style-name="ce6" table:formula="of:=ROUND([.D9];0)" office:value-type="float" office:value="15" calcext:value-type="float">
            <text:p>15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3" table:formula="of:=LOG([.I9];1.3)+0.5" office:value-type="float" office:value="5.78385359162228" calcext:value-type="float">
            <text:p>5,78</text:p>
          </table:table-cell>
          <table:table-cell table:style-name="ce7" table:formula="of:=ROUND([.J9];0)" office:value-type="float" office:value="6" calcext:value-type="float">
            <text:p>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style-name="ce3" table:formula="of:=LOG([.C10];1.3)+0.5" office:value-type="float" office:value="15.4106548994704" calcext:value-type="float">
            <text:p>15,41</text:p>
          </table:table-cell>
          <table:table-cell table:style-name="ce6" table:formula="of:=ROUND([.D10];0)" office:value-type="float" office:value="15" calcext:value-type="float">
            <text:p>15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3" table:formula="of:=LOG([.I10];1.3)+0.5" office:value-type="float" office:value="6.63436405182963" calcext:value-type="float">
            <text:p>6,63</text:p>
          </table:table-cell>
          <table:table-cell table:style-name="ce7" table:formula="of:=ROUND([.J10];0)" office:value-type="float" office:value="7" calcext:value-type="float">
            <text:p>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3" table:formula="of:=LOG([.C11];1.3)+0.5" office:value-type="float" office:value="16.105572544463" calcext:value-type="float">
            <text:p>16,11</text:p>
          </table:table-cell>
          <table:table-cell table:style-name="ce6" table:formula="of:=ROUND([.D11];0)" office:value-type="float" office:value="16" calcext:value-type="float">
            <text:p>16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3" table:formula="of:=LOG([.I11];1.3)+0.5" office:value-type="float" office:value="7.3292816968222" calcext:value-type="float">
            <text:p>7,33</text:p>
          </table:table-cell>
          <table:table-cell table:style-name="ce7" table:formula="of:=ROUND([.J11];0)" office:value-type="float" office:value="7" calcext:value-type="float">
            <text:p>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3" table:formula="of:=LOG([.C12];1.3)+0.5" office:value-type="float" office:value="16.6931170415771" calcext:value-type="float">
            <text:p>16,69</text:p>
          </table:table-cell>
          <table:table-cell table:style-name="ce6" table:formula="of:=ROUND([.D12];0)" office:value-type="float" office:value="17" calcext:value-type="float">
            <text:p>17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3" table:formula="of:=LOG([.I12];1.3)+0.5" office:value-type="float" office:value="7.91682619393628" calcext:value-type="float">
            <text:p>7,92</text:p>
          </table:table-cell>
          <table:table-cell table:style-name="ce7" table:formula="of:=ROUND([.J12];0)" office:value-type="float" office:value="8" calcext:value-type="float">
            <text:p>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80" calcext:value-type="float">
            <text:p>80</text:p>
          </table:table-cell>
          <table:table-cell table:style-name="ce3" table:formula="of:=LOG([.C13];1.3)+0.5" office:value-type="float" office:value="17.2020712350742" calcext:value-type="float">
            <text:p>17,20</text:p>
          </table:table-cell>
          <table:table-cell table:style-name="ce6" table:formula="of:=ROUND([.D13];0)" office:value-type="float" office:value="17" calcext:value-type="float">
            <text:p>17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3" table:formula="of:=LOG([.I13];1.3)+0.5" office:value-type="float" office:value="8.42578038743342" calcext:value-type="float">
            <text:p>8,43</text:p>
          </table:table-cell>
          <table:table-cell table:style-name="ce7" table:formula="of:=ROUND([.J13];0)" office:value-type="float" office:value="8" calcext:value-type="float">
            <text:p>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90" calcext:value-type="float">
            <text:p>90</text:p>
          </table:table-cell>
          <table:table-cell table:style-name="ce3" table:formula="of:=LOG([.C14];1.3)+0.5" office:value-type="float" office:value="17.6510006496629" calcext:value-type="float">
            <text:p>17,65</text:p>
          </table:table-cell>
          <table:table-cell table:style-name="ce6" table:formula="of:=ROUND([.D14];0)" office:value-type="float" office:value="18" calcext:value-type="float">
            <text:p>18</text:p>
          </table:table-cell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style-name="ce3" table:formula="of:=LOG([.I14];1.3)+0.5" office:value-type="float" office:value="8.87470980202211" calcext:value-type="float">
            <text:p>8,87</text:p>
          </table:table-cell>
          <table:table-cell table:style-name="ce7" table:formula="of:=ROUND([.J14];0)" office:value-type="float" office:value="9" calcext:value-type="float">
            <text:p>9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3" table:formula="of:=LOG([.C15];1.3)+0.5" office:value-type="float" office:value="18.0525816952816" calcext:value-type="float">
            <text:p>18,05</text:p>
          </table:table-cell>
          <table:table-cell table:style-name="ce6" table:formula="of:=ROUND([.D15];0)" office:value-type="float" office:value="18" calcext:value-type="float">
            <text:p>18</text:p>
          </table:table-cell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3" table:formula="of:=LOG([.I15];1.3)+0.5" office:value-type="float" office:value="9.27629084764078" calcext:value-type="float">
            <text:p>9,28</text:p>
          </table:table-cell>
          <table:table-cell table:style-name="ce7" table:formula="of:=ROUND([.J15];0)" office:value-type="float" office:value="9" calcext:value-type="float">
            <text:p>9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10" calcext:value-type="float">
            <text:p>110</text:p>
          </table:table-cell>
          <table:table-cell table:style-name="ce3" table:formula="of:=LOG([.C16];1.3)+0.5" office:value-type="float" office:value="18.415855939195" calcext:value-type="float">
            <text:p>18,42</text:p>
          </table:table-cell>
          <table:table-cell table:style-name="ce6" table:formula="of:=ROUND([.D16];0)" office:value-type="float" office:value="18" calcext:value-type="float">
            <text:p>18</text:p>
          </table:table-cell>
          <table:table-cell table:number-columns-repeated="3"/>
          <table:table-cell table:style-name="ce2" office:value-type="float" office:value="11" calcext:value-type="float">
            <text:p>11</text:p>
          </table:table-cell>
          <table:table-cell table:style-name="ce3" table:formula="of:=LOG([.I16];1.3)+0.5" office:value-type="float" office:value="9.63956509155418" calcext:value-type="float">
            <text:p>9,64</text:p>
          </table:table-cell>
          <table:table-cell table:style-name="ce7" table:formula="of:=ROUND([.J16];0)" office:value-type="float" office:value="10" calcext:value-type="float">
            <text:p>10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3" table:formula="of:=LOG([.C17];1.3)+0.5" office:value-type="float" office:value="18.7474993402741" calcext:value-type="float">
            <text:p>18,75</text:p>
          </table:table-cell>
          <table:table-cell table:style-name="ce6" table:formula="of:=ROUND([.D17];0)" office:value-type="float" office:value="19" calcext:value-type="float">
            <text:p>19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3" table:formula="of:=LOG([.I17];1.3)+0.5" office:value-type="float" office:value="9.97120849263334" calcext:value-type="float">
            <text:p>9,97</text:p>
          </table:table-cell>
          <table:table-cell table:style-name="ce7" table:formula="of:=ROUND([.J17];0)" office:value-type="float" office:value="10" calcext:value-type="float">
            <text:p>10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30" calcext:value-type="float">
            <text:p>130</text:p>
          </table:table-cell>
          <table:table-cell table:style-name="ce3" table:formula="of:=LOG([.C18];1.3)+0.5" office:value-type="float" office:value="19.0525816952816" calcext:value-type="float">
            <text:p>19,05</text:p>
          </table:table-cell>
          <table:table-cell table:style-name="ce6" table:formula="of:=ROUND([.D18];0)" office:value-type="float" office:value="19" calcext:value-type="float">
            <text:p>19</text:p>
          </table:table-cell>
          <table:table-cell table:number-columns-repeated="3"/>
          <table:table-cell table:style-name="ce2" office:value-type="float" office:value="13" calcext:value-type="float">
            <text:p>13</text:p>
          </table:table-cell>
          <table:table-cell table:style-name="ce3" table:formula="of:=LOG([.I18];1.3)+0.5" office:value-type="float" office:value="10.2762908476408" calcext:value-type="float">
            <text:p>10,28</text:p>
          </table:table-cell>
          <table:table-cell table:style-name="ce7" table:formula="of:=ROUND([.J18];0)" office:value-type="float" office:value="10" calcext:value-type="float">
            <text:p>10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40" calcext:value-type="float">
            <text:p>140</text:p>
          </table:table-cell>
          <table:table-cell table:style-name="ce3" table:formula="of:=LOG([.C19];1.3)+0.5" office:value-type="float" office:value="19.3350438373882" calcext:value-type="float">
            <text:p>19,34</text:p>
          </table:table-cell>
          <table:table-cell table:style-name="ce6" table:formula="of:=ROUND([.D19];0)" office:value-type="float" office:value="19" calcext:value-type="float">
            <text:p>19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3" table:formula="of:=LOG([.I19];1.3)+0.5" office:value-type="float" office:value="10.5587529897474" calcext:value-type="float">
            <text:p>10,56</text:p>
          </table:table-cell>
          <table:table-cell table:style-name="ce7" table:formula="of:=ROUND([.J19];0)" office:value-type="float" office:value="11" calcext:value-type="float">
            <text:p>11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50" calcext:value-type="float">
            <text:p>150</text:p>
          </table:table-cell>
          <table:table-cell table:style-name="ce3" table:formula="of:=LOG([.C20];1.3)+0.5" office:value-type="float" office:value="19.5980098004815" calcext:value-type="float">
            <text:p>19,60</text:p>
          </table:table-cell>
          <table:table-cell table:style-name="ce6" table:formula="of:=ROUND([.D20];0)" office:value-type="float" office:value="20" calcext:value-type="float">
            <text:p>20</text:p>
          </table:table-cell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3" table:formula="of:=LOG([.I20];1.3)+0.5" office:value-type="float" office:value="10.8217189528407" calcext:value-type="float">
            <text:p>10,82</text:p>
          </table:table-cell>
          <table:table-cell table:style-name="ce7" table:formula="of:=ROUND([.J20];0)" office:value-type="float" office:value="11" calcext:value-type="float">
            <text:p>11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60" calcext:value-type="float">
            <text:p>160</text:p>
          </table:table-cell>
          <table:table-cell table:style-name="ce3" table:formula="of:=LOG([.C21];1.3)+0.5" office:value-type="float" office:value="19.8439980308853" calcext:value-type="float">
            <text:p>19,84</text:p>
          </table:table-cell>
          <table:table-cell table:style-name="ce6" table:formula="of:=ROUND([.D21];0)" office:value-type="float" office:value="20" calcext:value-type="float">
            <text:p>20</text:p>
          </table:table-cell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3" table:formula="of:=LOG([.I21];1.3)+0.5" office:value-type="float" office:value="11.0677071832446" calcext:value-type="float">
            <text:p>11,07</text:p>
          </table:table-cell>
          <table:table-cell table:style-name="ce7" table:formula="of:=ROUND([.J21];0)" office:value-type="float" office:value="11" calcext:value-type="float">
            <text:p>11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70" calcext:value-type="float">
            <text:p>170</text:p>
          </table:table-cell>
          <table:table-cell table:style-name="ce3" table:formula="of:=LOG([.C22];1.3)+0.5" office:value-type="float" office:value="20.0750684548224" calcext:value-type="float">
            <text:p>20,08</text:p>
          </table:table-cell>
          <table:table-cell table:style-name="ce6" table:formula="of:=ROUND([.D22];0)" office:value-type="float" office:value="20" calcext:value-type="float">
            <text:p>20</text:p>
          </table:table-cell>
          <table:table-cell table:number-columns-repeated="3"/>
          <table:table-cell table:style-name="ce2" office:value-type="float" office:value="17" calcext:value-type="float">
            <text:p>17</text:p>
          </table:table-cell>
          <table:table-cell table:style-name="ce3" table:formula="of:=LOG([.I22];1.3)+0.5" office:value-type="float" office:value="11.2987776071816" calcext:value-type="float">
            <text:p>11,30</text:p>
          </table:table-cell>
          <table:table-cell table:style-name="ce7" table:formula="of:=ROUND([.J22];0)" office:value-type="float" office:value="11" calcext:value-type="float">
            <text:p>11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80" calcext:value-type="float">
            <text:p>180</text:p>
          </table:table-cell>
          <table:table-cell table:style-name="ce3" table:formula="of:=LOG([.C23];1.3)+0.5" office:value-type="float" office:value="20.292927445474" calcext:value-type="float">
            <text:p>20,29</text:p>
          </table:table-cell>
          <table:table-cell table:style-name="ce6" table:formula="of:=ROUND([.D23];0)" office:value-type="float" office:value="20" calcext:value-type="float">
            <text:p>20</text:p>
          </table:table-cell>
          <table:table-cell table:number-columns-repeated="3"/>
          <table:table-cell table:style-name="ce2" office:value-type="float" office:value="18" calcext:value-type="float">
            <text:p>18</text:p>
          </table:table-cell>
          <table:table-cell table:style-name="ce3" table:formula="of:=LOG([.I23];1.3)+0.5" office:value-type="float" office:value="11.5166365978333" calcext:value-type="float">
            <text:p>11,52</text:p>
          </table:table-cell>
          <table:table-cell table:style-name="ce7" table:formula="of:=ROUND([.J23];0)" office:value-type="float" office:value="12" calcext:value-type="float">
            <text:p>12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90" calcext:value-type="float">
            <text:p>190</text:p>
          </table:table-cell>
          <table:table-cell table:style-name="ce3" table:formula="of:=LOG([.C24];1.3)+0.5" office:value-type="float" office:value="20.4990043720708" calcext:value-type="float">
            <text:p>20,50</text:p>
          </table:table-cell>
          <table:table-cell table:style-name="ce6" table:formula="of:=ROUND([.D24];0)" office:value-type="float" office:value="20" calcext:value-type="float">
            <text:p>20</text:p>
          </table:table-cell>
          <table:table-cell table:number-columns-repeated="3"/>
          <table:table-cell table:style-name="ce2" office:value-type="float" office:value="19" calcext:value-type="float">
            <text:p>19</text:p>
          </table:table-cell>
          <table:table-cell table:style-name="ce3" table:formula="of:=LOG([.I24];1.3)+0.5" office:value-type="float" office:value="11.72271352443" calcext:value-type="float">
            <text:p>11,72</text:p>
          </table:table-cell>
          <table:table-cell table:style-name="ce7" table:formula="of:=ROUND([.J24];0)" office:value-type="float" office:value="12" calcext:value-type="float">
            <text:p>12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3" table:formula="of:=LOG([.C25];1.3)+0.5" office:value-type="float" office:value="20.6945084910927" calcext:value-type="float">
            <text:p>20,69</text:p>
          </table:table-cell>
          <table:table-cell table:style-name="ce6" table:formula="of:=ROUND([.D25];0)" office:value-type="float" office:value="21" calcext:value-type="float">
            <text:p>21</text:p>
          </table:table-cell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style-name="ce3" table:formula="of:=LOG([.I25];1.3)+0.5" office:value-type="float" office:value="11.9182176434519" calcext:value-type="float">
            <text:p>11,92</text:p>
          </table:table-cell>
          <table:table-cell table:style-name="ce7" table:formula="of:=ROUND([.J25];0)" office:value-type="float" office:value="12" calcext:value-type="float">
            <text:p>12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210" calcext:value-type="float">
            <text:p>210</text:p>
          </table:table-cell>
          <table:table-cell table:style-name="ce3" table:formula="of:=LOG([.C26];1.3)+0.5" office:value-type="float" office:value="20.8804719425881" calcext:value-type="float">
            <text:p>20,88</text:p>
          </table:table-cell>
          <table:table-cell table:style-name="ce6" table:formula="of:=ROUND([.D26];0)" office:value-type="float" office:value="21" calcext:value-type="float">
            <text:p>21</text:p>
          </table:table-cell>
          <table:table-cell table:number-columns-repeated="3"/>
          <table:table-cell table:style-name="ce2" office:value-type="float" office:value="21" calcext:value-type="float">
            <text:p>21</text:p>
          </table:table-cell>
          <table:table-cell table:style-name="ce3" table:formula="of:=LOG([.I26];1.3)+0.5" office:value-type="float" office:value="12.1041810949473" calcext:value-type="float">
            <text:p>12,10</text:p>
          </table:table-cell>
          <table:table-cell table:style-name="ce7" table:formula="of:=ROUND([.J26];0)" office:value-type="float" office:value="12" calcext:value-type="float">
            <text:p>12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220" calcext:value-type="float">
            <text:p>220</text:p>
          </table:table-cell>
          <table:table-cell table:style-name="ce3" table:formula="of:=LOG([.C27];1.3)+0.5" office:value-type="float" office:value="21.0577827350061" calcext:value-type="float">
            <text:p>21,06</text:p>
          </table:table-cell>
          <table:table-cell table:style-name="ce6" table:formula="of:=ROUND([.D27];0)" office:value-type="float" office:value="21" calcext:value-type="float">
            <text:p>21</text:p>
          </table:table-cell>
          <table:table-cell table:number-columns-repeated="3"/>
          <table:table-cell table:style-name="ce2" office:value-type="float" office:value="22" calcext:value-type="float">
            <text:p>22</text:p>
          </table:table-cell>
          <table:table-cell table:style-name="ce3" table:formula="of:=LOG([.I27];1.3)+0.5" office:value-type="float" office:value="12.2814918873653" calcext:value-type="float">
            <text:p>12,28</text:p>
          </table:table-cell>
          <table:table-cell table:style-name="ce7" table:formula="of:=ROUND([.J27];0)" office:value-type="float" office:value="12" calcext:value-type="float">
            <text:p>12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230" calcext:value-type="float">
            <text:p>230</text:p>
          </table:table-cell>
          <table:table-cell table:style-name="ce3" table:formula="of:=LOG([.C28];1.3)+0.5" office:value-type="float" office:value="21.2272103918597" calcext:value-type="float">
            <text:p>21,23</text:p>
          </table:table-cell>
          <table:table-cell table:style-name="ce6" table:formula="of:=ROUND([.D28];0)" office:value-type="float" office:value="21" calcext:value-type="float">
            <text:p>21</text:p>
          </table:table-cell>
          <table:table-cell table:number-columns-repeated="3"/>
          <table:table-cell table:style-name="ce2" office:value-type="float" office:value="23" calcext:value-type="float">
            <text:p>23</text:p>
          </table:table-cell>
          <table:table-cell table:style-name="ce3" table:formula="of:=LOG([.I28];1.3)+0.5" office:value-type="float" office:value="12.4509195442189" calcext:value-type="float">
            <text:p>12,45</text:p>
          </table:table-cell>
          <table:table-cell table:style-name="ce7" table:formula="of:=ROUND([.J28];0)" office:value-type="float" office:value="12" calcext:value-type="float">
            <text:p>12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240" calcext:value-type="float">
            <text:p>240</text:p>
          </table:table-cell>
          <table:table-cell table:style-name="ce3" table:formula="of:=LOG([.C29];1.3)+0.5" office:value-type="float" office:value="21.3894261360853" calcext:value-type="float">
            <text:p>21,39</text:p>
          </table:table-cell>
          <table:table-cell table:style-name="ce6" table:formula="of:=ROUND([.D29];0)" office:value-type="float" office:value="21" calcext:value-type="float">
            <text:p>21</text:p>
          </table:table-cell>
          <table:table-cell table:number-columns-repeated="3"/>
          <table:table-cell table:style-name="ce2" office:value-type="float" office:value="24" calcext:value-type="float">
            <text:p>24</text:p>
          </table:table-cell>
          <table:table-cell table:style-name="ce3" table:formula="of:=LOG([.I29];1.3)+0.5" office:value-type="float" office:value="12.6131352884445" calcext:value-type="float">
            <text:p>12,61</text:p>
          </table:table-cell>
          <table:table-cell table:style-name="ce7" table:formula="of:=ROUND([.J29];0)" office:value-type="float" office:value="13" calcext:value-type="float">
            <text:p>13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250" calcext:value-type="float">
            <text:p>250</text:p>
          </table:table-cell>
          <table:table-cell table:style-name="ce3" table:formula="of:=LOG([.C30];1.3)+0.5" office:value-type="float" office:value="21.5450189513" calcext:value-type="float">
            <text:p>21,55</text:p>
          </table:table-cell>
          <table:table-cell table:style-name="ce6" table:formula="of:=ROUND([.D30];0)" office:value-type="float" office:value="22" calcext:value-type="float">
            <text:p>22</text:p>
          </table:table-cell>
          <table:table-cell table:number-columns-repeated="3"/>
          <table:table-cell table:style-name="ce2" office:value-type="float" office:value="25" calcext:value-type="float">
            <text:p>25</text:p>
          </table:table-cell>
          <table:table-cell table:style-name="ce3" table:formula="of:=LOG([.I30];1.3)+0.5" office:value-type="float" office:value="12.7687281036593" calcext:value-type="float">
            <text:p>12,77</text:p>
          </table:table-cell>
          <table:table-cell table:style-name="ce7" table:formula="of:=ROUND([.J30];0)" office:value-type="float" office:value="13" calcext:value-type="float">
            <text:p>13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260" calcext:value-type="float">
            <text:p>260</text:p>
          </table:table-cell>
          <table:table-cell table:style-name="ce3" table:formula="of:=LOG([.C31];1.3)+0.5" office:value-type="float" office:value="21.6945084910927" calcext:value-type="float">
            <text:p>21,69</text:p>
          </table:table-cell>
          <table:table-cell table:style-name="ce6" table:formula="of:=ROUND([.D31];0)" office:value-type="float" office:value="22" calcext:value-type="float">
            <text:p>22</text:p>
          </table:table-cell>
          <table:table-cell table:number-columns-repeated="3"/>
          <table:table-cell table:style-name="ce2" office:value-type="float" office:value="26" calcext:value-type="float">
            <text:p>26</text:p>
          </table:table-cell>
          <table:table-cell table:style-name="ce3" table:formula="of:=LOG([.I31];1.3)+0.5" office:value-type="float" office:value="12.9182176434519" calcext:value-type="float">
            <text:p>12,92</text:p>
          </table:table-cell>
          <table:table-cell table:style-name="ce7" table:formula="of:=ROUND([.J31];0)" office:value-type="float" office:value="13" calcext:value-type="float">
            <text:p>13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270" calcext:value-type="float">
            <text:p>270</text:p>
          </table:table-cell>
          <table:table-cell table:style-name="ce3" table:formula="of:=LOG([.C32];1.3)+0.5" office:value-type="float" office:value="21.8383555506739" calcext:value-type="float">
            <text:p>21,84</text:p>
          </table:table-cell>
          <table:table-cell table:style-name="ce6" table:formula="of:=ROUND([.D32];0)" office:value-type="float" office:value="22" calcext:value-type="float">
            <text:p>22</text:p>
          </table:table-cell>
          <table:table-cell table:number-columns-repeated="3"/>
          <table:table-cell table:style-name="ce2" office:value-type="float" office:value="27" calcext:value-type="float">
            <text:p>27</text:p>
          </table:table-cell>
          <table:table-cell table:style-name="ce3" table:formula="of:=LOG([.I32];1.3)+0.5" office:value-type="float" office:value="13.0620647030332" calcext:value-type="float">
            <text:p>13,06</text:p>
          </table:table-cell>
          <table:table-cell table:style-name="ce7" table:formula="of:=ROUND([.J32];0)" office:value-type="float" office:value="13" calcext:value-type="float">
            <text:p>13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280" calcext:value-type="float">
            <text:p>280</text:p>
          </table:table-cell>
          <table:table-cell table:style-name="ce3" table:formula="of:=LOG([.C33];1.3)+0.5" office:value-type="float" office:value="21.9769706331993" calcext:value-type="float">
            <text:p>21,98</text:p>
          </table:table-cell>
          <table:table-cell table:style-name="ce6" table:formula="of:=ROUND([.D33];0)" office:value-type="float" office:value="22" calcext:value-type="float">
            <text:p>22</text:p>
          </table:table-cell>
          <table:table-cell table:number-columns-repeated="3"/>
          <table:table-cell table:style-name="ce2" office:value-type="float" office:value="28" calcext:value-type="float">
            <text:p>28</text:p>
          </table:table-cell>
          <table:table-cell table:style-name="ce3" table:formula="of:=LOG([.I33];1.3)+0.5" office:value-type="float" office:value="13.2006797855586" calcext:value-type="float">
            <text:p>13,20</text:p>
          </table:table-cell>
          <table:table-cell table:style-name="ce7" table:formula="of:=ROUND([.J33];0)" office:value-type="float" office:value="13" calcext:value-type="float">
            <text:p>13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290" calcext:value-type="float">
            <text:p>290</text:p>
          </table:table-cell>
          <table:table-cell table:style-name="ce3" table:formula="of:=LOG([.C34];1.3)+0.5" office:value-type="float" office:value="22.1107210122096" calcext:value-type="float">
            <text:p>22,11</text:p>
          </table:table-cell>
          <table:table-cell table:style-name="ce6" table:formula="of:=ROUND([.D34];0)" office:value-type="float" office:value="22" calcext:value-type="float">
            <text:p>22</text:p>
          </table:table-cell>
          <table:table-cell table:number-columns-repeated="3"/>
          <table:table-cell table:style-name="ce2" office:value-type="float" office:value="29" calcext:value-type="float">
            <text:p>29</text:p>
          </table:table-cell>
          <table:table-cell table:style-name="ce3" table:formula="of:=LOG([.I34];1.3)+0.5" office:value-type="float" office:value="13.3344301645688" calcext:value-type="float">
            <text:p>13,33</text:p>
          </table:table-cell>
          <table:table-cell table:style-name="ce7" table:formula="of:=ROUND([.J34];0)" office:value-type="float" office:value="13" calcext:value-type="float">
            <text:p>13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300" calcext:value-type="float">
            <text:p>300</text:p>
          </table:table-cell>
          <table:table-cell table:style-name="ce3" table:formula="of:=LOG([.C35];1.3)+0.5" office:value-type="float" office:value="22.2399365962926" calcext:value-type="float">
            <text:p>22,24</text:p>
          </table:table-cell>
          <table:table-cell table:style-name="ce6" table:formula="of:=ROUND([.D35];0)" office:value-type="float" office:value="22" calcext:value-type="float">
            <text:p>22</text:p>
          </table:table-cell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style-name="ce3" table:formula="of:=LOG([.I35];1.3)+0.5" office:value-type="float" office:value="13.4636457486518" calcext:value-type="float">
            <text:p>13,46</text:p>
          </table:table-cell>
          <table:table-cell table:style-name="ce7" table:formula="of:=ROUND([.J35];0)" office:value-type="float" office:value="13" calcext:value-type="float">
            <text:p>13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310" calcext:value-type="float">
            <text:p>310</text:p>
          </table:table-cell>
          <table:table-cell table:style-name="ce3" table:formula="of:=LOG([.C36];1.3)+0.5" office:value-type="float" office:value="22.3649148317605" calcext:value-type="float">
            <text:p>22,36</text:p>
          </table:table-cell>
          <table:table-cell table:style-name="ce6" table:formula="of:=ROUND([.D36];0)" office:value-type="float" office:value="22" calcext:value-type="float">
            <text:p>22</text:p>
          </table:table-cell>
          <table:table-cell table:number-columns-repeated="3"/>
          <table:table-cell table:style-name="ce2" office:value-type="float" office:value="31" calcext:value-type="float">
            <text:p>31</text:p>
          </table:table-cell>
          <table:table-cell table:style-name="ce3" table:formula="of:=LOG([.I36];1.3)+0.5" office:value-type="float" office:value="13.5886239841198" calcext:value-type="float">
            <text:p>13,59</text:p>
          </table:table-cell>
          <table:table-cell table:style-name="ce7" table:formula="of:=ROUND([.J36];0)" office:value-type="float" office:value="14" calcext:value-type="float">
            <text:p>14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320" calcext:value-type="float">
            <text:p>320</text:p>
          </table:table-cell>
          <table:table-cell table:style-name="ce3" table:formula="of:=LOG([.C37];1.3)+0.5" office:value-type="float" office:value="22.4859248266965" calcext:value-type="float">
            <text:p>22,49</text:p>
          </table:table-cell>
          <table:table-cell table:style-name="ce6" table:formula="of:=ROUND([.D37];0)" office:value-type="float" office:value="22" calcext:value-type="float">
            <text:p>22</text:p>
          </table:table-cell>
          <table:table-cell table:number-columns-repeated="3"/>
          <table:table-cell table:style-name="ce2" office:value-type="float" office:value="32" calcext:value-type="float">
            <text:p>32</text:p>
          </table:table-cell>
          <table:table-cell table:style-name="ce3" table:formula="of:=LOG([.I37];1.3)+0.5" office:value-type="float" office:value="13.7096339790557" calcext:value-type="float">
            <text:p>13,71</text:p>
          </table:table-cell>
          <table:table-cell table:style-name="ce7" table:formula="of:=ROUND([.J37];0)" office:value-type="float" office:value="14" calcext:value-type="float">
            <text:p>14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330" calcext:value-type="float">
            <text:p>330</text:p>
          </table:table-cell>
          <table:table-cell table:style-name="ce3" table:formula="of:=LOG([.C38];1.3)+0.5" office:value-type="float" office:value="22.603210840206" calcext:value-type="float">
            <text:p>22,60</text:p>
          </table:table-cell>
          <table:table-cell table:style-name="ce6" table:formula="of:=ROUND([.D38];0)" office:value-type="float" office:value="23" calcext:value-type="float">
            <text:p>23</text:p>
          </table:table-cell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3" table:formula="of:=LOG([.I38];1.3)+0.5" office:value-type="float" office:value="13.8269199925652" calcext:value-type="float">
            <text:p>13,83</text:p>
          </table:table-cell>
          <table:table-cell table:style-name="ce7" table:formula="of:=ROUND([.J38];0)" office:value-type="float" office:value="14" calcext:value-type="float">
            <text:p>14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340" calcext:value-type="float">
            <text:p>340</text:p>
          </table:table-cell>
          <table:table-cell table:style-name="ce3" table:formula="of:=LOG([.C39];1.3)+0.5" office:value-type="float" office:value="22.7169952506335" calcext:value-type="float">
            <text:p>22,72</text:p>
          </table:table-cell>
          <table:table-cell table:style-name="ce6" table:formula="of:=ROUND([.D39];0)" office:value-type="float" office:value="23" calcext:value-type="float">
            <text:p>23</text:p>
          </table:table-cell>
          <table:table-cell table:number-columns-repeated="3"/>
          <table:table-cell table:style-name="ce2" office:value-type="float" office:value="34" calcext:value-type="float">
            <text:p>34</text:p>
          </table:table-cell>
          <table:table-cell table:style-name="ce3" table:formula="of:=LOG([.I39];1.3)+0.5" office:value-type="float" office:value="13.9407044029928" calcext:value-type="float">
            <text:p>13,94</text:p>
          </table:table-cell>
          <table:table-cell table:style-name="ce7" table:formula="of:=ROUND([.J39];0)" office:value-type="float" office:value="14" calcext:value-type="float">
            <text:p>14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350" calcext:value-type="float">
            <text:p>350</text:p>
          </table:table-cell>
          <table:table-cell table:style-name="ce3" table:formula="of:=LOG([.C40];1.3)+0.5" office:value-type="float" office:value="22.8274810934067" calcext:value-type="float">
            <text:p>22,83</text:p>
          </table:table-cell>
          <table:table-cell table:style-name="ce6" table:formula="of:=ROUND([.D40];0)" office:value-type="float" office:value="23" calcext:value-type="float">
            <text:p>23</text:p>
          </table:table-cell>
          <table:table-cell table:number-columns-repeated="3"/>
          <table:table-cell table:style-name="ce2" office:value-type="float" office:value="35" calcext:value-type="float">
            <text:p>35</text:p>
          </table:table-cell>
          <table:table-cell table:style-name="ce3" table:formula="of:=LOG([.I40];1.3)+0.5" office:value-type="float" office:value="14.0511902457659" calcext:value-type="float">
            <text:p>14,05</text:p>
          </table:table-cell>
          <table:table-cell table:style-name="ce7" table:formula="of:=ROUND([.J40];0)" office:value-type="float" office:value="14" calcext:value-type="float">
            <text:p>14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360" calcext:value-type="float">
            <text:p>360</text:p>
          </table:table-cell>
          <table:table-cell table:style-name="ce3" table:formula="of:=LOG([.C41];1.3)+0.5" office:value-type="float" office:value="22.9348542412852" calcext:value-type="float">
            <text:p>22,93</text:p>
          </table:table-cell>
          <table:table-cell table:style-name="ce6" table:formula="of:=ROUND([.D41];0)" office:value-type="float" office:value="23" calcext:value-type="float">
            <text:p>23</text:p>
          </table:table-cell>
          <table:table-cell table:number-columns-repeated="3"/>
          <table:table-cell table:style-name="ce2" office:value-type="float" office:value="36" calcext:value-type="float">
            <text:p>36</text:p>
          </table:table-cell>
          <table:table-cell table:style-name="ce3" table:formula="of:=LOG([.I41];1.3)+0.5" office:value-type="float" office:value="14.1585633936444" calcext:value-type="float">
            <text:p>14,16</text:p>
          </table:table-cell>
          <table:table-cell table:style-name="ce7" table:formula="of:=ROUND([.J41];0)" office:value-type="float" office:value="14" calcext:value-type="float">
            <text:p>14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370" calcext:value-type="float">
            <text:p>370</text:p>
          </table:table-cell>
          <table:table-cell table:style-name="ce3" table:formula="of:=LOG([.C42];1.3)+0.5" office:value-type="float" office:value="23.0392852858244" calcext:value-type="float">
            <text:p>23,04</text:p>
          </table:table-cell>
          <table:table-cell table:style-name="ce6" table:formula="of:=ROUND([.D42];0)" office:value-type="float" office:value="23" calcext:value-type="float">
            <text:p>23</text:p>
          </table:table-cell>
          <table:table-cell table:number-columns-repeated="3"/>
          <table:table-cell table:style-name="ce2" office:value-type="float" office:value="37" calcext:value-type="float">
            <text:p>37</text:p>
          </table:table-cell>
          <table:table-cell table:style-name="ce3" table:formula="of:=LOG([.I42];1.3)+0.5" office:value-type="float" office:value="14.2629944381837" calcext:value-type="float">
            <text:p>14,26</text:p>
          </table:table-cell>
          <table:table-cell table:style-name="ce7" table:formula="of:=ROUND([.J42];0)" office:value-type="float" office:value="14" calcext:value-type="float">
            <text:p>14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380" calcext:value-type="float">
            <text:p>380</text:p>
          </table:table-cell>
          <table:table-cell table:style-name="ce3" table:formula="of:=LOG([.C43];1.3)+0.5" office:value-type="float" office:value="23.1409311678819" calcext:value-type="float">
            <text:p>23,14</text:p>
          </table:table-cell>
          <table:table-cell table:style-name="ce6" table:formula="of:=ROUND([.D43];0)" office:value-type="float" office:value="23" calcext:value-type="float">
            <text:p>23</text:p>
          </table:table-cell>
          <table:table-cell table:number-columns-repeated="3"/>
          <table:table-cell table:style-name="ce2" office:value-type="float" office:value="38" calcext:value-type="float">
            <text:p>38</text:p>
          </table:table-cell>
          <table:table-cell table:style-name="ce3" table:formula="of:=LOG([.I43];1.3)+0.5" office:value-type="float" office:value="14.3646403202411" calcext:value-type="float">
            <text:p>14,36</text:p>
          </table:table-cell>
          <table:table-cell table:style-name="ce7" table:formula="of:=ROUND([.J43];0)" office:value-type="float" office:value="14" calcext:value-type="float">
            <text:p>14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390" calcext:value-type="float">
            <text:p>390</text:p>
          </table:table-cell>
          <table:table-cell table:style-name="ce3" table:formula="of:=LOG([.C44];1.3)+0.5" office:value-type="float" office:value="23.2399365962926" calcext:value-type="float">
            <text:p>23,24</text:p>
          </table:table-cell>
          <table:table-cell table:style-name="ce6" table:formula="of:=ROUND([.D44];0)" office:value-type="float" office:value="23" calcext:value-type="float">
            <text:p>23</text:p>
          </table:table-cell>
          <table:table-cell table:number-columns-repeated="3"/>
          <table:table-cell table:style-name="ce2" office:value-type="float" office:value="39" calcext:value-type="float">
            <text:p>39</text:p>
          </table:table-cell>
          <table:table-cell table:style-name="ce3" table:formula="of:=LOG([.I44];1.3)+0.5" office:value-type="float" office:value="14.4636457486518" calcext:value-type="float">
            <text:p>14,46</text:p>
          </table:table-cell>
          <table:table-cell table:style-name="ce7" table:formula="of:=ROUND([.J44];0)" office:value-type="float" office:value="14" calcext:value-type="float">
            <text:p>14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400" calcext:value-type="float">
            <text:p>400</text:p>
          </table:table-cell>
          <table:table-cell table:style-name="ce3" table:formula="of:=LOG([.C45];1.3)+0.5" office:value-type="float" office:value="23.3364352869038" calcext:value-type="float">
            <text:p>23,34</text:p>
          </table:table-cell>
          <table:table-cell table:style-name="ce6" table:formula="of:=ROUND([.D45];0)" office:value-type="float" office:value="23" calcext:value-type="float">
            <text:p>23</text:p>
          </table:table-cell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style-name="ce3" table:formula="of:=LOG([.I45];1.3)+0.5" office:value-type="float" office:value="14.5601444392631" calcext:value-type="float">
            <text:p>14,56</text:p>
          </table:table-cell>
          <table:table-cell table:style-name="ce7" table:formula="of:=ROUND([.J45];0)" office:value-type="float" office:value="15" calcext:value-type="float">
            <text:p>15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410" calcext:value-type="float">
            <text:p>410</text:p>
          </table:table-cell>
          <table:table-cell table:style-name="ce3" table:formula="of:=LOG([.C46];1.3)+0.5" office:value-type="float" office:value="23.430551048593" calcext:value-type="float">
            <text:p>23,43</text:p>
          </table:table-cell>
          <table:table-cell table:style-name="ce6" table:formula="of:=ROUND([.D46];0)" office:value-type="float" office:value="23" calcext:value-type="float">
            <text:p>23</text:p>
          </table:table-cell>
          <table:table-cell table:number-columns-repeated="3"/>
          <table:table-cell table:style-name="ce2" office:value-type="float" office:value="41" calcext:value-type="float">
            <text:p>41</text:p>
          </table:table-cell>
          <table:table-cell table:style-name="ce3" table:formula="of:=LOG([.I46];1.3)+0.5" office:value-type="float" office:value="14.6542602009522" calcext:value-type="float">
            <text:p>14,65</text:p>
          </table:table-cell>
          <table:table-cell table:style-name="ce7" table:formula="of:=ROUND([.J46];0)" office:value-type="float" office:value="15" calcext:value-type="float">
            <text:p>15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420" calcext:value-type="float">
            <text:p>420</text:p>
          </table:table-cell>
          <table:table-cell table:style-name="ce3" table:formula="of:=LOG([.C47];1.3)+0.5" office:value-type="float" office:value="23.5223987383993" calcext:value-type="float">
            <text:p>23,52</text:p>
          </table:table-cell>
          <table:table-cell table:style-name="ce6" table:formula="of:=ROUND([.D47];0)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42" calcext:value-type="float">
            <text:p>42</text:p>
          </table:table-cell>
          <table:table-cell table:style-name="ce3" table:formula="of:=LOG([.I47];1.3)+0.5" office:value-type="float" office:value="14.7461078907585" calcext:value-type="float">
            <text:p>14,75</text:p>
          </table:table-cell>
          <table:table-cell table:style-name="ce7" table:formula="of:=ROUND([.J47];0)" office:value-type="float" office:value="15" calcext:value-type="float">
            <text:p>15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430" calcext:value-type="float">
            <text:p>430</text:p>
          </table:table-cell>
          <table:table-cell table:style-name="ce3" table:formula="of:=LOG([.C48];1.3)+0.5" office:value-type="float" office:value="23.6120851042538" calcext:value-type="float">
            <text:p>23,61</text:p>
          </table:table-cell>
          <table:table-cell table:style-name="ce6" table:formula="of:=ROUND([.D48];0)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43" calcext:value-type="float">
            <text:p>43</text:p>
          </table:table-cell>
          <table:table-cell table:style-name="ce3" table:formula="of:=LOG([.I48];1.3)+0.5" office:value-type="float" office:value="14.835794256613" calcext:value-type="float">
            <text:p>14,84</text:p>
          </table:table-cell>
          <table:table-cell table:style-name="ce7" table:formula="of:=ROUND([.J48];0)" office:value-type="float" office:value="15" calcext:value-type="float">
            <text:p>15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440" calcext:value-type="float">
            <text:p>440</text:p>
          </table:table-cell>
          <table:table-cell table:style-name="ce3" table:formula="of:=LOG([.C49];1.3)+0.5" office:value-type="float" office:value="23.6997095308172" calcext:value-type="float">
            <text:p>23,70</text:p>
          </table:table-cell>
          <table:table-cell table:style-name="ce6" table:formula="of:=ROUND([.D49];0)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44" calcext:value-type="float">
            <text:p>44</text:p>
          </table:table-cell>
          <table:table-cell table:style-name="ce3" table:formula="of:=LOG([.I49];1.3)+0.5" office:value-type="float" office:value="14.9234186831765" calcext:value-type="float">
            <text:p>14,92</text:p>
          </table:table-cell>
          <table:table-cell table:style-name="ce7" table:formula="of:=ROUND([.J49];0)" office:value-type="float" office:value="15" calcext:value-type="float">
            <text:p>15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450" calcext:value-type="float">
            <text:p>450</text:p>
          </table:table-cell>
          <table:table-cell table:style-name="ce3" table:formula="of:=LOG([.C50];1.3)+0.5" office:value-type="float" office:value="23.7853647014925" calcext:value-type="float">
            <text:p>23,79</text:p>
          </table:table-cell>
          <table:table-cell table:style-name="ce6" table:formula="of:=ROUND([.D50];0)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3" table:formula="of:=LOG([.I50];1.3)+0.5" office:value-type="float" office:value="15.0090738538517" calcext:value-type="float">
            <text:p>15,01</text:p>
          </table:table-cell>
          <table:table-cell table:style-name="ce7" table:formula="of:=ROUND([.J50];0)" office:value-type="float" office:value="15" calcext:value-type="float">
            <text:p>15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460" calcext:value-type="float">
            <text:p>460</text:p>
          </table:table-cell>
          <table:table-cell table:style-name="ce3" table:formula="of:=LOG([.C51];1.3)+0.5" office:value-type="float" office:value="23.8691371876708" calcext:value-type="float">
            <text:p>23,87</text:p>
          </table:table-cell>
          <table:table-cell table:style-name="ce6" table:formula="of:=ROUND([.D51];0)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46" calcext:value-type="float">
            <text:p>46</text:p>
          </table:table-cell>
          <table:table-cell table:style-name="ce3" table:formula="of:=LOG([.I51];1.3)+0.5" office:value-type="float" office:value="15.09284634003" calcext:value-type="float">
            <text:p>15,09</text:p>
          </table:table-cell>
          <table:table-cell table:style-name="ce7" table:formula="of:=ROUND([.J51];0)" office:value-type="float" office:value="15" calcext:value-type="float">
            <text:p>15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470" calcext:value-type="float">
            <text:p>470</text:p>
          </table:table-cell>
          <table:table-cell table:style-name="ce3" table:formula="of:=LOG([.C52];1.3)+0.5" office:value-type="float" office:value="23.9511079746018" calcext:value-type="float">
            <text:p>23,95</text:p>
          </table:table-cell>
          <table:table-cell table:style-name="ce6" table:formula="of:=ROUND([.D52];0)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47" calcext:value-type="float">
            <text:p>47</text:p>
          </table:table-cell>
          <table:table-cell table:style-name="ce3" table:formula="of:=LOG([.I52];1.3)+0.5" office:value-type="float" office:value="15.174817126961" calcext:value-type="float">
            <text:p>15,17</text:p>
          </table:table-cell>
          <table:table-cell table:style-name="ce7" table:formula="of:=ROUND([.J52];0)" office:value-type="float" office:value="15" calcext:value-type="float">
            <text:p>15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480" calcext:value-type="float">
            <text:p>480</text:p>
          </table:table-cell>
          <table:table-cell table:style-name="ce3" table:formula="of:=LOG([.C53];1.3)+0.5" office:value-type="float" office:value="24.0313529318964" calcext:value-type="float">
            <text:p>24,03</text:p>
          </table:table-cell>
          <table:table-cell table:style-name="ce6" table:formula="of:=ROUND([.D53];0)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48" calcext:value-type="float">
            <text:p>48</text:p>
          </table:table-cell>
          <table:table-cell table:style-name="ce3" table:formula="of:=LOG([.I53];1.3)+0.5" office:value-type="float" office:value="15.2550620842556" calcext:value-type="float">
            <text:p>15,26</text:p>
          </table:table-cell>
          <table:table-cell table:style-name="ce7" table:formula="of:=ROUND([.J53];0)" office:value-type="float" office:value="15" calcext:value-type="float">
            <text:p>15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490" calcext:value-type="float">
            <text:p>490</text:p>
          </table:table-cell>
          <table:table-cell table:style-name="ce3" table:formula="of:=LOG([.C54];1.3)+0.5" office:value-type="float" office:value="24.1099432355133" calcext:value-type="float">
            <text:p>24,11</text:p>
          </table:table-cell>
          <table:table-cell table:style-name="ce6" table:formula="of:=ROUND([.D54];0)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49" calcext:value-type="float">
            <text:p>49</text:p>
          </table:table-cell>
          <table:table-cell table:style-name="ce3" table:formula="of:=LOG([.I54];1.3)+0.5" office:value-type="float" office:value="15.3336523878726" calcext:value-type="float">
            <text:p>15,33</text:p>
          </table:table-cell>
          <table:table-cell table:style-name="ce7" table:formula="of:=ROUND([.J54];0)" office:value-type="float" office:value="15" calcext:value-type="float">
            <text:p>15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500" calcext:value-type="float">
            <text:p>500</text:p>
          </table:table-cell>
          <table:table-cell table:style-name="ce3" table:formula="of:=LOG([.C55];1.3)+0.5" office:value-type="float" office:value="24.1869457471112" calcext:value-type="float">
            <text:p>24,19</text:p>
          </table:table-cell>
          <table:table-cell table:style-name="ce6" table:formula="of:=ROUND([.D55];0)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50" calcext:value-type="float">
            <text:p>50</text:p>
          </table:table-cell>
          <table:table-cell table:style-name="ce3" table:formula="of:=LOG([.I55];1.3)+0.5" office:value-type="float" office:value="15.4106548994704" calcext:value-type="float">
            <text:p>15,41</text:p>
          </table:table-cell>
          <table:table-cell table:style-name="ce7" table:formula="of:=ROUND([.J55];0)" office:value-type="float" office:value="15" calcext:value-type="float">
            <text:p>15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510" calcext:value-type="float">
            <text:p>510</text:p>
          </table:table-cell>
          <table:table-cell table:style-name="ce3" table:formula="of:=LOG([.C56];1.3)+0.5" office:value-type="float" office:value="24.2624233558334" calcext:value-type="float">
            <text:p>24,26</text:p>
          </table:table-cell>
          <table:table-cell table:style-name="ce6" table:formula="of:=ROUND([.D56];0)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51" calcext:value-type="float">
            <text:p>51</text:p>
          </table:table-cell>
          <table:table-cell table:style-name="ce3" table:formula="of:=LOG([.I56];1.3)+0.5" office:value-type="float" office:value="15.4861325081927" calcext:value-type="float">
            <text:p>15,49</text:p>
          </table:table-cell>
          <table:table-cell table:style-name="ce7" table:formula="of:=ROUND([.J56];0)" office:value-type="float" office:value="15" calcext:value-type="float">
            <text:p>15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520" calcext:value-type="float">
            <text:p>520</text:p>
          </table:table-cell>
          <table:table-cell table:style-name="ce3" table:formula="of:=LOG([.C57];1.3)+0.5" office:value-type="float" office:value="24.3364352869038" calcext:value-type="float">
            <text:p>24,34</text:p>
          </table:table-cell>
          <table:table-cell table:style-name="ce6" table:formula="of:=ROUND([.D57];0)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52" calcext:value-type="float">
            <text:p>52</text:p>
          </table:table-cell>
          <table:table-cell table:style-name="ce3" table:formula="of:=LOG([.I57];1.3)+0.5" office:value-type="float" office:value="15.5601444392631" calcext:value-type="float">
            <text:p>15,56</text:p>
          </table:table-cell>
          <table:table-cell table:style-name="ce7" table:formula="of:=ROUND([.J57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530" calcext:value-type="float">
            <text:p>530</text:p>
          </table:table-cell>
          <table:table-cell table:style-name="ce3" table:formula="of:=LOG([.C58];1.3)+0.5" office:value-type="float" office:value="24.409037380826" calcext:value-type="float">
            <text:p>24,41</text:p>
          </table:table-cell>
          <table:table-cell table:style-name="ce6" table:formula="of:=ROUND([.D58];0)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53" calcext:value-type="float">
            <text:p>53</text:p>
          </table:table-cell>
          <table:table-cell table:style-name="ce3" table:formula="of:=LOG([.I58];1.3)+0.5" office:value-type="float" office:value="15.6327465331852" calcext:value-type="float">
            <text:p>15,63</text:p>
          </table:table-cell>
          <table:table-cell table:style-name="ce7" table:formula="of:=ROUND([.J58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540" calcext:value-type="float">
            <text:p>540</text:p>
          </table:table-cell>
          <table:table-cell table:style-name="ce3" table:formula="of:=LOG([.C59];1.3)+0.5" office:value-type="float" office:value="24.4802823464851" calcext:value-type="float">
            <text:p>24,48</text:p>
          </table:table-cell>
          <table:table-cell table:style-name="ce6" table:formula="of:=ROUND([.D59];0)" office:value-type="float" office:value="24" calcext:value-type="float">
            <text:p>24</text:p>
          </table:table-cell>
          <table:table-cell table:number-columns-repeated="3"/>
          <table:table-cell table:style-name="ce2" office:value-type="float" office:value="54" calcext:value-type="float">
            <text:p>54</text:p>
          </table:table-cell>
          <table:table-cell table:style-name="ce3" table:formula="of:=LOG([.I59];1.3)+0.5" office:value-type="float" office:value="15.7039914988443" calcext:value-type="float">
            <text:p>15,70</text:p>
          </table:table-cell>
          <table:table-cell table:style-name="ce7" table:formula="of:=ROUND([.J59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550" calcext:value-type="float">
            <text:p>550</text:p>
          </table:table-cell>
          <table:table-cell table:style-name="ce3" table:formula="of:=LOG([.C60];1.3)+0.5" office:value-type="float" office:value="24.5502199910246" calcext:value-type="float">
            <text:p>24,55</text:p>
          </table:table-cell>
          <table:table-cell table:style-name="ce6" table:formula="of:=ROUND([.D60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55" calcext:value-type="float">
            <text:p>55</text:p>
          </table:table-cell>
          <table:table-cell table:style-name="ce3" table:formula="of:=LOG([.I60];1.3)+0.5" office:value-type="float" office:value="15.7739291433838" calcext:value-type="float">
            <text:p>15,77</text:p>
          </table:table-cell>
          <table:table-cell table:style-name="ce7" table:formula="of:=ROUND([.J60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560" calcext:value-type="float">
            <text:p>560</text:p>
          </table:table-cell>
          <table:table-cell table:style-name="ce3" table:formula="of:=LOG([.C61];1.3)+0.5" office:value-type="float" office:value="24.6188974290105" calcext:value-type="float">
            <text:p>24,62</text:p>
          </table:table-cell>
          <table:table-cell table:style-name="ce6" table:formula="of:=ROUND([.D61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56" calcext:value-type="float">
            <text:p>56</text:p>
          </table:table-cell>
          <table:table-cell table:style-name="ce3" table:formula="of:=LOG([.I61];1.3)+0.5" office:value-type="float" office:value="15.8426065813697" calcext:value-type="float">
            <text:p>15,84</text:p>
          </table:table-cell>
          <table:table-cell table:style-name="ce7" table:formula="of:=ROUND([.J61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570" calcext:value-type="float">
            <text:p>570</text:p>
          </table:table-cell>
          <table:table-cell table:style-name="ce3" table:formula="of:=LOG([.C62];1.3)+0.5" office:value-type="float" office:value="24.6863592730818" calcext:value-type="float">
            <text:p>24,69</text:p>
          </table:table-cell>
          <table:table-cell table:style-name="ce6" table:formula="of:=ROUND([.D62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57" calcext:value-type="float">
            <text:p>57</text:p>
          </table:table-cell>
          <table:table-cell table:style-name="ce3" table:formula="of:=LOG([.I62];1.3)+0.5" office:value-type="float" office:value="15.9100684254411" calcext:value-type="float">
            <text:p>15,91</text:p>
          </table:table-cell>
          <table:table-cell table:style-name="ce7" table:formula="of:=ROUND([.J62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580" calcext:value-type="float">
            <text:p>580</text:p>
          </table:table-cell>
          <table:table-cell table:style-name="ce3" table:formula="of:=LOG([.C63];1.3)+0.5" office:value-type="float" office:value="24.7526478080207" calcext:value-type="float">
            <text:p>24,75</text:p>
          </table:table-cell>
          <table:table-cell table:style-name="ce6" table:formula="of:=ROUND([.D63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58" calcext:value-type="float">
            <text:p>58</text:p>
          </table:table-cell>
          <table:table-cell table:style-name="ce3" table:formula="of:=LOG([.I63];1.3)+0.5" office:value-type="float" office:value="15.9763569603799" calcext:value-type="float">
            <text:p>15,98</text:p>
          </table:table-cell>
          <table:table-cell table:style-name="ce7" table:formula="of:=ROUND([.J63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590" calcext:value-type="float">
            <text:p>590</text:p>
          </table:table-cell>
          <table:table-cell table:style-name="ce3" table:formula="of:=LOG([.C64];1.3)+0.5" office:value-type="float" office:value="24.817803149942" calcext:value-type="float">
            <text:p>24,82</text:p>
          </table:table-cell>
          <table:table-cell table:style-name="ce6" table:formula="of:=ROUND([.D64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59" calcext:value-type="float">
            <text:p>59</text:p>
          </table:table-cell>
          <table:table-cell table:style-name="ce3" table:formula="of:=LOG([.I64];1.3)+0.5" office:value-type="float" office:value="16.0415123023012" calcext:value-type="float">
            <text:p>16,04</text:p>
          </table:table-cell>
          <table:table-cell table:style-name="ce7" table:formula="of:=ROUND([.J64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600" calcext:value-type="float">
            <text:p>600</text:p>
          </table:table-cell>
          <table:table-cell table:style-name="ce3" table:formula="of:=LOG([.C65];1.3)+0.5" office:value-type="float" office:value="24.8818633921037" calcext:value-type="float">
            <text:p>24,88</text:p>
          </table:table-cell>
          <table:table-cell table:style-name="ce6" table:formula="of:=ROUND([.D65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60" calcext:value-type="float">
            <text:p>60</text:p>
          </table:table-cell>
          <table:table-cell table:style-name="ce3" table:formula="of:=LOG([.I65];1.3)+0.5" office:value-type="float" office:value="16.105572544463" calcext:value-type="float">
            <text:p>16,11</text:p>
          </table:table-cell>
          <table:table-cell table:style-name="ce7" table:formula="of:=ROUND([.J65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610" calcext:value-type="float">
            <text:p>610</text:p>
          </table:table-cell>
          <table:table-cell table:style-name="ce3" table:formula="of:=LOG([.C66];1.3)+0.5" office:value-type="float" office:value="24.9448647386658" calcext:value-type="float">
            <text:p>24,94</text:p>
          </table:table-cell>
          <table:table-cell table:style-name="ce6" table:formula="of:=ROUND([.D66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61" calcext:value-type="float">
            <text:p>61</text:p>
          </table:table-cell>
          <table:table-cell table:style-name="ce3" table:formula="of:=LOG([.I66];1.3)+0.5" office:value-type="float" office:value="16.168573891025" calcext:value-type="float">
            <text:p>16,17</text:p>
          </table:table-cell>
          <table:table-cell table:style-name="ce7" table:formula="of:=ROUND([.J66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620" calcext:value-type="float">
            <text:p>620</text:p>
          </table:table-cell>
          <table:table-cell table:style-name="ce3" table:formula="of:=LOG([.C67];1.3)+0.5" office:value-type="float" office:value="25.0068416275717" calcext:value-type="float">
            <text:p>25,01</text:p>
          </table:table-cell>
          <table:table-cell table:style-name="ce6" table:formula="of:=ROUND([.D67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62" calcext:value-type="float">
            <text:p>62</text:p>
          </table:table-cell>
          <table:table-cell table:style-name="ce3" table:formula="of:=LOG([.I67];1.3)+0.5" office:value-type="float" office:value="16.2305507799309" calcext:value-type="float">
            <text:p>16,23</text:p>
          </table:table-cell>
          <table:table-cell table:style-name="ce7" table:formula="of:=ROUND([.J67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630" calcext:value-type="float">
            <text:p>630</text:p>
          </table:table-cell>
          <table:table-cell table:style-name="ce3" table:formula="of:=LOG([.C68];1.3)+0.5" office:value-type="float" office:value="25.0678268435992" calcext:value-type="float">
            <text:p>25,07</text:p>
          </table:table-cell>
          <table:table-cell table:style-name="ce6" table:formula="of:=ROUND([.D68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63" calcext:value-type="float">
            <text:p>63</text:p>
          </table:table-cell>
          <table:table-cell table:style-name="ce3" table:formula="of:=LOG([.I68];1.3)+0.5" office:value-type="float" office:value="16.2915359959584" calcext:value-type="float">
            <text:p>16,29</text:p>
          </table:table-cell>
          <table:table-cell table:style-name="ce7" table:formula="of:=ROUND([.J68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640" calcext:value-type="float">
            <text:p>640</text:p>
          </table:table-cell>
          <table:table-cell table:style-name="ce3" table:formula="of:=LOG([.C69];1.3)+0.5" office:value-type="float" office:value="25.1278516225076" calcext:value-type="float">
            <text:p>25,13</text:p>
          </table:table-cell>
          <table:table-cell table:style-name="ce6" table:formula="of:=ROUND([.D69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64" calcext:value-type="float">
            <text:p>64</text:p>
          </table:table-cell>
          <table:table-cell table:style-name="ce3" table:formula="of:=LOG([.I69];1.3)+0.5" office:value-type="float" office:value="16.3515607748668" calcext:value-type="float">
            <text:p>16,35</text:p>
          </table:table-cell>
          <table:table-cell table:style-name="ce7" table:formula="of:=ROUND([.J69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650" calcext:value-type="float">
            <text:p>650</text:p>
          </table:table-cell>
          <table:table-cell table:style-name="ce3" table:formula="of:=LOG([.C70];1.3)+0.5" office:value-type="float" office:value="25.1869457471112" calcext:value-type="float">
            <text:p>25,19</text:p>
          </table:table-cell>
          <table:table-cell table:style-name="ce6" table:formula="of:=ROUND([.D70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65" calcext:value-type="float">
            <text:p>65</text:p>
          </table:table-cell>
          <table:table-cell table:style-name="ce3" table:formula="of:=LOG([.I70];1.3)+0.5" office:value-type="float" office:value="16.4106548994704" calcext:value-type="float">
            <text:p>16,41</text:p>
          </table:table-cell>
          <table:table-cell table:style-name="ce7" table:formula="of:=ROUND([.J70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660" calcext:value-type="float">
            <text:p>660</text:p>
          </table:table-cell>
          <table:table-cell table:style-name="ce3" table:formula="of:=LOG([.C71];1.3)+0.5" office:value-type="float" office:value="25.2451376360172" calcext:value-type="float">
            <text:p>25,25</text:p>
          </table:table-cell>
          <table:table-cell table:style-name="ce6" table:formula="of:=ROUND([.D71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66" calcext:value-type="float">
            <text:p>66</text:p>
          </table:table-cell>
          <table:table-cell table:style-name="ce3" table:formula="of:=LOG([.I71];1.3)+0.5" office:value-type="float" office:value="16.4688467883764" calcext:value-type="float">
            <text:p>16,47</text:p>
          </table:table-cell>
          <table:table-cell table:style-name="ce7" table:formula="of:=ROUND([.J71];0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670" calcext:value-type="float">
            <text:p>670</text:p>
          </table:table-cell>
          <table:table-cell table:style-name="ce3" table:formula="of:=LOG([.C72];1.3)+0.5" office:value-type="float" office:value="25.3024544256915" calcext:value-type="float">
            <text:p>25,30</text:p>
          </table:table-cell>
          <table:table-cell table:style-name="ce6" table:formula="of:=ROUND([.D72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67" calcext:value-type="float">
            <text:p>67</text:p>
          </table:table-cell>
          <table:table-cell table:style-name="ce3" table:formula="of:=LOG([.I72];1.3)+0.5" office:value-type="float" office:value="16.5261635780507" calcext:value-type="float">
            <text:p>16,53</text:p>
          </table:table-cell>
          <table:table-cell table:style-name="ce7" table:formula="of:=ROUND([.J72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680" calcext:value-type="float">
            <text:p>680</text:p>
          </table:table-cell>
          <table:table-cell table:style-name="ce3" table:formula="of:=LOG([.C73];1.3)+0.5" office:value-type="float" office:value="25.3589220464447" calcext:value-type="float">
            <text:p>25,36</text:p>
          </table:table-cell>
          <table:table-cell table:style-name="ce6" table:formula="of:=ROUND([.D73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68" calcext:value-type="float">
            <text:p>68</text:p>
          </table:table-cell>
          <table:table-cell table:style-name="ce3" table:formula="of:=LOG([.I73];1.3)+0.5" office:value-type="float" office:value="16.5826311988039" calcext:value-type="float">
            <text:p>16,58</text:p>
          </table:table-cell>
          <table:table-cell table:style-name="ce7" table:formula="of:=ROUND([.J73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690" calcext:value-type="float">
            <text:p>690</text:p>
          </table:table-cell>
          <table:table-cell table:style-name="ce3" table:formula="of:=LOG([.C74];1.3)+0.5" office:value-type="float" office:value="25.4145652928707" calcext:value-type="float">
            <text:p>25,41</text:p>
          </table:table-cell>
          <table:table-cell table:style-name="ce6" table:formula="of:=ROUND([.D74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69" calcext:value-type="float">
            <text:p>69</text:p>
          </table:table-cell>
          <table:table-cell table:style-name="ce3" table:formula="of:=LOG([.I74];1.3)+0.5" office:value-type="float" office:value="16.6382744452299" calcext:value-type="float">
            <text:p>16,64</text:p>
          </table:table-cell>
          <table:table-cell table:style-name="ce7" table:formula="of:=ROUND([.J74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700" calcext:value-type="float">
            <text:p>700</text:p>
          </table:table-cell>
          <table:table-cell table:style-name="ce3" table:formula="of:=LOG([.C75];1.3)+0.5" office:value-type="float" office:value="25.4694078892178" calcext:value-type="float">
            <text:p>25,47</text:p>
          </table:table-cell>
          <table:table-cell table:style-name="ce6" table:formula="of:=ROUND([.D75];0)" office:value-type="float" office:value="25" calcext:value-type="float">
            <text:p>25</text:p>
          </table:table-cell>
          <table:table-cell table:number-columns-repeated="3"/>
          <table:table-cell table:style-name="ce2" office:value-type="float" office:value="70" calcext:value-type="float">
            <text:p>70</text:p>
          </table:table-cell>
          <table:table-cell table:style-name="ce3" table:formula="of:=LOG([.I75];1.3)+0.5" office:value-type="float" office:value="16.6931170415771" calcext:value-type="float">
            <text:p>16,69</text:p>
          </table:table-cell>
          <table:table-cell table:style-name="ce7" table:formula="of:=ROUND([.J75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710" calcext:value-type="float">
            <text:p>710</text:p>
          </table:table-cell>
          <table:table-cell table:style-name="ce3" table:formula="of:=LOG([.C76];1.3)+0.5" office:value-type="float" office:value="25.5234725501226" calcext:value-type="float">
            <text:p>25,52</text:p>
          </table:table-cell>
          <table:table-cell table:style-name="ce6" table:formula="of:=ROUND([.D76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71" calcext:value-type="float">
            <text:p>71</text:p>
          </table:table-cell>
          <table:table-cell table:style-name="ce3" table:formula="of:=LOG([.I76];1.3)+0.5" office:value-type="float" office:value="16.7471817024818" calcext:value-type="float">
            <text:p>16,75</text:p>
          </table:table-cell>
          <table:table-cell table:style-name="ce7" table:formula="of:=ROUND([.J76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720" calcext:value-type="float">
            <text:p>720</text:p>
          </table:table-cell>
          <table:table-cell table:style-name="ce3" table:formula="of:=LOG([.C77];1.3)+0.5" office:value-type="float" office:value="25.5767810370963" calcext:value-type="float">
            <text:p>25,58</text:p>
          </table:table-cell>
          <table:table-cell table:style-name="ce6" table:formula="of:=ROUND([.D77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72" calcext:value-type="float">
            <text:p>72</text:p>
          </table:table-cell>
          <table:table-cell table:style-name="ce3" table:formula="of:=LOG([.I77];1.3)+0.5" office:value-type="float" office:value="16.8004901894555" calcext:value-type="float">
            <text:p>16,80</text:p>
          </table:table-cell>
          <table:table-cell table:style-name="ce7" table:formula="of:=ROUND([.J77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730" calcext:value-type="float">
            <text:p>730</text:p>
          </table:table-cell>
          <table:table-cell table:style-name="ce3" table:formula="of:=LOG([.C78];1.3)+0.5" office:value-type="float" office:value="25.6293542111158" calcext:value-type="float">
            <text:p>25,63</text:p>
          </table:table-cell>
          <table:table-cell table:style-name="ce6" table:formula="of:=ROUND([.D78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73" calcext:value-type="float">
            <text:p>73</text:p>
          </table:table-cell>
          <table:table-cell table:style-name="ce3" table:formula="of:=LOG([.I78];1.3)+0.5" office:value-type="float" office:value="16.853063363475" calcext:value-type="float">
            <text:p>16,85</text:p>
          </table:table-cell>
          <table:table-cell table:style-name="ce7" table:formula="of:=ROUND([.J78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740" calcext:value-type="float">
            <text:p>740</text:p>
          </table:table-cell>
          <table:table-cell table:style-name="ce3" table:formula="of:=LOG([.C79];1.3)+0.5" office:value-type="float" office:value="25.6812120816356" calcext:value-type="float">
            <text:p>25,68</text:p>
          </table:table-cell>
          <table:table-cell table:style-name="ce6" table:formula="of:=ROUND([.D79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74" calcext:value-type="float">
            <text:p>74</text:p>
          </table:table-cell>
          <table:table-cell table:style-name="ce3" table:formula="of:=LOG([.I79];1.3)+0.5" office:value-type="float" office:value="16.9049212339948" calcext:value-type="float">
            <text:p>16,90</text:p>
          </table:table-cell>
          <table:table-cell table:style-name="ce7" table:formula="of:=ROUND([.J79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750" calcext:value-type="float">
            <text:p>750</text:p>
          </table:table-cell>
          <table:table-cell table:style-name="ce3" table:formula="of:=LOG([.C80];1.3)+0.5" office:value-type="float" office:value="25.7323738523111" calcext:value-type="float">
            <text:p>25,73</text:p>
          </table:table-cell>
          <table:table-cell table:style-name="ce6" table:formula="of:=ROUND([.D80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75" calcext:value-type="float">
            <text:p>75</text:p>
          </table:table-cell>
          <table:table-cell table:style-name="ce3" table:formula="of:=LOG([.I80];1.3)+0.5" office:value-type="float" office:value="16.9560830046703" calcext:value-type="float">
            <text:p>16,96</text:p>
          </table:table-cell>
          <table:table-cell table:style-name="ce7" table:formula="of:=ROUND([.J80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760" calcext:value-type="float">
            <text:p>760</text:p>
          </table:table-cell>
          <table:table-cell table:style-name="ce3" table:formula="of:=LOG([.C81];1.3)+0.5" office:value-type="float" office:value="25.7828579636931" calcext:value-type="float">
            <text:p>25,78</text:p>
          </table:table-cell>
          <table:table-cell table:style-name="ce6" table:formula="of:=ROUND([.D81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76" calcext:value-type="float">
            <text:p>76</text:p>
          </table:table-cell>
          <table:table-cell table:style-name="ce3" table:formula="of:=LOG([.I81];1.3)+0.5" office:value-type="float" office:value="17.0065671160523" calcext:value-type="float">
            <text:p>17,01</text:p>
          </table:table-cell>
          <table:table-cell table:style-name="ce7" table:formula="of:=ROUND([.J81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770" calcext:value-type="float">
            <text:p>770</text:p>
          </table:table-cell>
          <table:table-cell table:style-name="ce3" table:formula="of:=LOG([.C82];1.3)+0.5" office:value-type="float" office:value="25.8326821331312" calcext:value-type="float">
            <text:p>25,83</text:p>
          </table:table-cell>
          <table:table-cell table:style-name="ce6" table:formula="of:=ROUND([.D82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77" calcext:value-type="float">
            <text:p>77</text:p>
          </table:table-cell>
          <table:table-cell table:style-name="ce3" table:formula="of:=LOG([.I82];1.3)+0.5" office:value-type="float" office:value="17.0563912854905" calcext:value-type="float">
            <text:p>17,06</text:p>
          </table:table-cell>
          <table:table-cell table:style-name="ce7" table:formula="of:=ROUND([.J82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780" calcext:value-type="float">
            <text:p>780</text:p>
          </table:table-cell>
          <table:table-cell table:style-name="ce3" table:formula="of:=LOG([.C83];1.3)+0.5" office:value-type="float" office:value="25.8818633921038" calcext:value-type="float">
            <text:p>25,88</text:p>
          </table:table-cell>
          <table:table-cell table:style-name="ce6" table:formula="of:=ROUND([.D83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78" calcext:value-type="float">
            <text:p>78</text:p>
          </table:table-cell>
          <table:table-cell table:style-name="ce3" table:formula="of:=LOG([.I83];1.3)+0.5" office:value-type="float" office:value="17.105572544463" calcext:value-type="float">
            <text:p>17,11</text:p>
          </table:table-cell>
          <table:table-cell table:style-name="ce7" table:formula="of:=ROUND([.J83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790" calcext:value-type="float">
            <text:p>790</text:p>
          </table:table-cell>
          <table:table-cell table:style-name="ce3" table:formula="of:=LOG([.C84];1.3)+0.5" office:value-type="float" office:value="25.9304181211683" calcext:value-type="float">
            <text:p>25,93</text:p>
          </table:table-cell>
          <table:table-cell table:style-name="ce6" table:formula="of:=ROUND([.D84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79" calcext:value-type="float">
            <text:p>79</text:p>
          </table:table-cell>
          <table:table-cell table:style-name="ce3" table:formula="of:=LOG([.I84];1.3)+0.5" office:value-type="float" office:value="17.1541272735275" calcext:value-type="float">
            <text:p>17,15</text:p>
          </table:table-cell>
          <table:table-cell table:style-name="ce7" table:formula="of:=ROUND([.J84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800" calcext:value-type="float">
            <text:p>800</text:p>
          </table:table-cell>
          <table:table-cell table:style-name="ce3" table:formula="of:=LOG([.C85];1.3)+0.5" office:value-type="float" office:value="25.978362082715" calcext:value-type="float">
            <text:p>25,98</text:p>
          </table:table-cell>
          <table:table-cell table:style-name="ce6" table:formula="of:=ROUND([.D85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80" calcext:value-type="float">
            <text:p>80</text:p>
          </table:table-cell>
          <table:table-cell table:style-name="ce3" table:formula="of:=LOG([.I85];1.3)+0.5" office:value-type="float" office:value="17.2020712350742" calcext:value-type="float">
            <text:p>17,20</text:p>
          </table:table-cell>
          <table:table-cell table:style-name="ce7" table:formula="of:=ROUND([.J85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810" calcext:value-type="float">
            <text:p>810</text:p>
          </table:table-cell>
          <table:table-cell table:style-name="ce3" table:formula="of:=LOG([.C86];1.3)+0.5" office:value-type="float" office:value="26.025710451685" calcext:value-type="float">
            <text:p>26,03</text:p>
          </table:table-cell>
          <table:table-cell table:style-name="ce6" table:formula="of:=ROUND([.D86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81" calcext:value-type="float">
            <text:p>81</text:p>
          </table:table-cell>
          <table:table-cell table:style-name="ce3" table:formula="of:=LOG([.I86];1.3)+0.5" office:value-type="float" office:value="17.2494196040442" calcext:value-type="float">
            <text:p>17,25</text:p>
          </table:table-cell>
          <table:table-cell table:style-name="ce7" table:formula="of:=ROUND([.J86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820" calcext:value-type="float">
            <text:p>820</text:p>
          </table:table-cell>
          <table:table-cell table:style-name="ce3" table:formula="of:=LOG([.C87];1.3)+0.5" office:value-type="float" office:value="26.0724778444041" calcext:value-type="float">
            <text:p>26,07</text:p>
          </table:table-cell>
          <table:table-cell table:style-name="ce6" table:formula="of:=ROUND([.D87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82" calcext:value-type="float">
            <text:p>82</text:p>
          </table:table-cell>
          <table:table-cell table:style-name="ce3" table:formula="of:=LOG([.I87];1.3)+0.5" office:value-type="float" office:value="17.2961869967633" calcext:value-type="float">
            <text:p>17,30</text:p>
          </table:table-cell>
          <table:table-cell table:style-name="ce7" table:formula="of:=ROUND([.J87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830" calcext:value-type="float">
            <text:p>830</text:p>
          </table:table-cell>
          <table:table-cell table:style-name="ce3" table:formula="of:=LOG([.C88];1.3)+0.5" office:value-type="float" office:value="26.1186783456688" calcext:value-type="float">
            <text:p>26,12</text:p>
          </table:table-cell>
          <table:table-cell table:style-name="ce6" table:formula="of:=ROUND([.D88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83" calcext:value-type="float">
            <text:p>83</text:p>
          </table:table-cell>
          <table:table-cell table:style-name="ce3" table:formula="of:=LOG([.I88];1.3)+0.5" office:value-type="float" office:value="17.3423874980281" calcext:value-type="float">
            <text:p>17,34</text:p>
          </table:table-cell>
          <table:table-cell table:style-name="ce7" table:formula="of:=ROUND([.J88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840" calcext:value-type="float">
            <text:p>840</text:p>
          </table:table-cell>
          <table:table-cell table:style-name="ce3" table:formula="of:=LOG([.C89];1.3)+0.5" office:value-type="float" office:value="26.1643255342104" calcext:value-type="float">
            <text:p>26,16</text:p>
          </table:table-cell>
          <table:table-cell table:style-name="ce6" table:formula="of:=ROUND([.D89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84" calcext:value-type="float">
            <text:p>84</text:p>
          </table:table-cell>
          <table:table-cell table:style-name="ce3" table:formula="of:=LOG([.I89];1.3)+0.5" office:value-type="float" office:value="17.3880346865696" calcext:value-type="float">
            <text:p>17,39</text:p>
          </table:table-cell>
          <table:table-cell table:style-name="ce7" table:formula="of:=ROUND([.J89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850" calcext:value-type="float">
            <text:p>850</text:p>
          </table:table-cell>
          <table:table-cell table:style-name="ce3" table:formula="of:=LOG([.C90];1.3)+0.5" office:value-type="float" office:value="26.209432506652" calcext:value-type="float">
            <text:p>26,21</text:p>
          </table:table-cell>
          <table:table-cell table:style-name="ce6" table:formula="of:=ROUND([.D90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85" calcext:value-type="float">
            <text:p>85</text:p>
          </table:table-cell>
          <table:table-cell table:style-name="ce3" table:formula="of:=LOG([.I90];1.3)+0.5" office:value-type="float" office:value="17.4331416590112" calcext:value-type="float">
            <text:p>17,43</text:p>
          </table:table-cell>
          <table:table-cell table:style-name="ce7" table:formula="of:=ROUND([.J90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860" calcext:value-type="float">
            <text:p>860</text:p>
          </table:table-cell>
          <table:table-cell table:style-name="ce3" table:formula="of:=LOG([.C91];1.3)+0.5" office:value-type="float" office:value="26.254011900065" calcext:value-type="float">
            <text:p>26,25</text:p>
          </table:table-cell>
          <table:table-cell table:style-name="ce6" table:formula="of:=ROUND([.D91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86" calcext:value-type="float">
            <text:p>86</text:p>
          </table:table-cell>
          <table:table-cell table:style-name="ce3" table:formula="of:=LOG([.I91];1.3)+0.5" office:value-type="float" office:value="17.4777210524242" calcext:value-type="float">
            <text:p>17,48</text:p>
          </table:table-cell>
          <table:table-cell table:style-name="ce7" table:formula="of:=ROUND([.J91];0)" office:value-type="float" office:value="17" calcext:value-type="float">
            <text:p>1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870" calcext:value-type="float">
            <text:p>870</text:p>
          </table:table-cell>
          <table:table-cell table:style-name="ce3" table:formula="of:=LOG([.C92];1.3)+0.5" office:value-type="float" office:value="26.2980759132206" calcext:value-type="float">
            <text:p>26,30</text:p>
          </table:table-cell>
          <table:table-cell table:style-name="ce6" table:formula="of:=ROUND([.D92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87" calcext:value-type="float">
            <text:p>87</text:p>
          </table:table-cell>
          <table:table-cell table:style-name="ce3" table:formula="of:=LOG([.I92];1.3)+0.5" office:value-type="float" office:value="17.5217850655799" calcext:value-type="float">
            <text:p>17,52</text:p>
          </table:table-cell>
          <table:table-cell table:style-name="ce7" table:formula="of:=ROUND([.J92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880" calcext:value-type="float">
            <text:p>880</text:p>
          </table:table-cell>
          <table:table-cell table:style-name="ce3" table:formula="of:=LOG([.C93];1.3)+0.5" office:value-type="float" office:value="26.3416363266284" calcext:value-type="float">
            <text:p>26,34</text:p>
          </table:table-cell>
          <table:table-cell table:style-name="ce6" table:formula="of:=ROUND([.D93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88" calcext:value-type="float">
            <text:p>88</text:p>
          </table:table-cell>
          <table:table-cell table:style-name="ce3" table:formula="of:=LOG([.I93];1.3)+0.5" office:value-type="float" office:value="17.5653454789876" calcext:value-type="float">
            <text:p>17,57</text:p>
          </table:table-cell>
          <table:table-cell table:style-name="ce7" table:formula="of:=ROUND([.J93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890" calcext:value-type="float">
            <text:p>890</text:p>
          </table:table-cell>
          <table:table-cell table:style-name="ce3" table:formula="of:=LOG([.C94];1.3)+0.5" office:value-type="float" office:value="26.3847045214409" calcext:value-type="float">
            <text:p>26,38</text:p>
          </table:table-cell>
          <table:table-cell table:style-name="ce6" table:formula="of:=ROUND([.D94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89" calcext:value-type="float">
            <text:p>89</text:p>
          </table:table-cell>
          <table:table-cell table:style-name="ce3" table:formula="of:=LOG([.I94];1.3)+0.5" office:value-type="float" office:value="17.6084136738001" calcext:value-type="float">
            <text:p>17,61</text:p>
          </table:table-cell>
          <table:table-cell table:style-name="ce7" table:formula="of:=ROUND([.J94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900" calcext:value-type="float">
            <text:p>900</text:p>
          </table:table-cell>
          <table:table-cell table:style-name="ce3" table:formula="of:=LOG([.C95];1.3)+0.5" office:value-type="float" office:value="26.4272914973037" calcext:value-type="float">
            <text:p>26,43</text:p>
          </table:table-cell>
          <table:table-cell table:style-name="ce6" table:formula="of:=ROUND([.D95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90" calcext:value-type="float">
            <text:p>90</text:p>
          </table:table-cell>
          <table:table-cell table:style-name="ce3" table:formula="of:=LOG([.I95];1.3)+0.5" office:value-type="float" office:value="17.6510006496629" calcext:value-type="float">
            <text:p>17,65</text:p>
          </table:table-cell>
          <table:table-cell table:style-name="ce7" table:formula="of:=ROUND([.J95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910" calcext:value-type="float">
            <text:p>910</text:p>
          </table:table-cell>
          <table:table-cell table:style-name="ce3" table:formula="of:=LOG([.C96];1.3)+0.5" office:value-type="float" office:value="26.4694078892178" calcext:value-type="float">
            <text:p>26,47</text:p>
          </table:table-cell>
          <table:table-cell table:style-name="ce6" table:formula="of:=ROUND([.D96];0)" office:value-type="float" office:value="26" calcext:value-type="float">
            <text:p>26</text:p>
          </table:table-cell>
          <table:table-cell table:number-columns-repeated="3"/>
          <table:table-cell table:style-name="ce2" office:value-type="float" office:value="91" calcext:value-type="float">
            <text:p>91</text:p>
          </table:table-cell>
          <table:table-cell table:style-name="ce3" table:formula="of:=LOG([.I96];1.3)+0.5" office:value-type="float" office:value="17.6931170415771" calcext:value-type="float">
            <text:p>17,69</text:p>
          </table:table-cell>
          <table:table-cell table:style-name="ce7" table:formula="of:=ROUND([.J96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920" calcext:value-type="float">
            <text:p>920</text:p>
          </table:table-cell>
          <table:table-cell table:style-name="ce3" table:formula="of:=LOG([.C97];1.3)+0.5" office:value-type="float" office:value="26.5110639834819" calcext:value-type="float">
            <text:p>26,51</text:p>
          </table:table-cell>
          <table:table-cell table:style-name="ce6" table:formula="of:=ROUND([.D97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92" calcext:value-type="float">
            <text:p>92</text:p>
          </table:table-cell>
          <table:table-cell table:style-name="ce3" table:formula="of:=LOG([.I97];1.3)+0.5" office:value-type="float" office:value="17.7347731358412" calcext:value-type="float">
            <text:p>17,73</text:p>
          </table:table-cell>
          <table:table-cell table:style-name="ce7" table:formula="of:=ROUND([.J97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930" calcext:value-type="float">
            <text:p>930</text:p>
          </table:table-cell>
          <table:table-cell table:style-name="ce3" table:formula="of:=LOG([.C98];1.3)+0.5" office:value-type="float" office:value="26.5522697327716" calcext:value-type="float">
            <text:p>26,55</text:p>
          </table:table-cell>
          <table:table-cell table:style-name="ce6" table:formula="of:=ROUND([.D98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93" calcext:value-type="float">
            <text:p>93</text:p>
          </table:table-cell>
          <table:table-cell table:style-name="ce3" table:formula="of:=LOG([.I98];1.3)+0.5" office:value-type="float" office:value="17.7759788851308" calcext:value-type="float">
            <text:p>17,78</text:p>
          </table:table-cell>
          <table:table-cell table:style-name="ce7" table:formula="of:=ROUND([.J98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940" calcext:value-type="float">
            <text:p>940</text:p>
          </table:table-cell>
          <table:table-cell table:style-name="ce3" table:formula="of:=LOG([.C99];1.3)+0.5" office:value-type="float" office:value="26.5930347704129" calcext:value-type="float">
            <text:p>26,59</text:p>
          </table:table-cell>
          <table:table-cell table:style-name="ce6" table:formula="of:=ROUND([.D99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94" calcext:value-type="float">
            <text:p>94</text:p>
          </table:table-cell>
          <table:table-cell table:style-name="ce3" table:formula="of:=LOG([.I99];1.3)+0.5" office:value-type="float" office:value="17.8167439227721" calcext:value-type="float">
            <text:p>17,82</text:p>
          </table:table-cell>
          <table:table-cell table:style-name="ce7" table:formula="of:=ROUND([.J99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950" calcext:value-type="float">
            <text:p>950</text:p>
          </table:table-cell>
          <table:table-cell table:style-name="ce3" table:formula="of:=LOG([.C100];1.3)+0.5" office:value-type="float" office:value="26.6333684239004" calcext:value-type="float">
            <text:p>26,63</text:p>
          </table:table-cell>
          <table:table-cell table:style-name="ce6" table:formula="of:=ROUND([.D100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95" calcext:value-type="float">
            <text:p>95</text:p>
          </table:table-cell>
          <table:table-cell table:style-name="ce3" table:formula="of:=LOG([.I100];1.3)+0.5" office:value-type="float" office:value="17.8570775762596" calcext:value-type="float">
            <text:p>17,86</text:p>
          </table:table-cell>
          <table:table-cell table:style-name="ce7" table:formula="of:=ROUND([.J100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960" calcext:value-type="float">
            <text:p>960</text:p>
          </table:table-cell>
          <table:table-cell table:style-name="ce3" table:formula="of:=LOG([.C101];1.3)+0.5" office:value-type="float" office:value="26.6732797277075" calcext:value-type="float">
            <text:p>26,67</text:p>
          </table:table-cell>
          <table:table-cell table:style-name="ce6" table:formula="of:=ROUND([.D101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96" calcext:value-type="float">
            <text:p>96</text:p>
          </table:table-cell>
          <table:table-cell table:style-name="ce3" table:formula="of:=LOG([.I101];1.3)+0.5" office:value-type="float" office:value="17.8969888800668" calcext:value-type="float">
            <text:p>17,90</text:p>
          </table:table-cell>
          <table:table-cell table:style-name="ce7" table:formula="of:=ROUND([.J101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970" calcext:value-type="float">
            <text:p>970</text:p>
          </table:table-cell>
          <table:table-cell table:style-name="ce3" table:formula="of:=LOG([.C102];1.3)+0.5" office:value-type="float" office:value="26.712777435433" calcext:value-type="float">
            <text:p>26,71</text:p>
          </table:table-cell>
          <table:table-cell table:style-name="ce6" table:formula="of:=ROUND([.D102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97" calcext:value-type="float">
            <text:p>97</text:p>
          </table:table-cell>
          <table:table-cell table:style-name="ce3" table:formula="of:=LOG([.I102];1.3)+0.5" office:value-type="float" office:value="17.9364865877922" calcext:value-type="float">
            <text:p>17,94</text:p>
          </table:table-cell>
          <table:table-cell table:style-name="ce7" table:formula="of:=ROUND([.J102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980" calcext:value-type="float">
            <text:p>980</text:p>
          </table:table-cell>
          <table:table-cell table:style-name="ce3" table:formula="of:=LOG([.C103];1.3)+0.5" office:value-type="float" office:value="26.7518700313245" calcext:value-type="float">
            <text:p>26,75</text:p>
          </table:table-cell>
          <table:table-cell table:style-name="ce6" table:formula="of:=ROUND([.D103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98" calcext:value-type="float">
            <text:p>98</text:p>
          </table:table-cell>
          <table:table-cell table:style-name="ce3" table:formula="of:=LOG([.I103];1.3)+0.5" office:value-type="float" office:value="17.9755791836837" calcext:value-type="float">
            <text:p>17,98</text:p>
          </table:table-cell>
          <table:table-cell table:style-name="ce7" table:formula="of:=ROUND([.J103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990" calcext:value-type="float">
            <text:p>990</text:p>
          </table:table-cell>
          <table:table-cell table:style-name="ce3" table:formula="of:=LOG([.C104];1.3)+0.5" office:value-type="float" office:value="26.7905657412171" calcext:value-type="float">
            <text:p>26,79</text:p>
          </table:table-cell>
          <table:table-cell table:style-name="ce6" table:formula="of:=ROUND([.D104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99" calcext:value-type="float">
            <text:p>99</text:p>
          </table:table-cell>
          <table:table-cell table:style-name="ce3" table:formula="of:=LOG([.I104];1.3)+0.5" office:value-type="float" office:value="18.0142748935763" calcext:value-type="float">
            <text:p>18,01</text:p>
          </table:table-cell>
          <table:table-cell table:style-name="ce7" table:formula="of:=ROUND([.J104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table:style-name="ce3" table:formula="of:=LOG([.C105];1.3)+0.5" office:value-type="float" office:value="26.8288725429223" calcext:value-type="float">
            <text:p>26,83</text:p>
          </table:table-cell>
          <table:table-cell table:style-name="ce6" table:formula="of:=ROUND([.D105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3" table:formula="of:=LOG([.I105];1.3)+0.5" office:value-type="float" office:value="18.0525816952816" calcext:value-type="float">
            <text:p>18,05</text:p>
          </table:table-cell>
          <table:table-cell table:style-name="ce7" table:formula="of:=ROUND([.J105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010" calcext:value-type="float">
            <text:p>1010</text:p>
          </table:table-cell>
          <table:table-cell table:style-name="ce3" table:formula="of:=LOG([.C106];1.3)+0.5" office:value-type="float" office:value="26.8667981761002" calcext:value-type="float">
            <text:p>26,87</text:p>
          </table:table-cell>
          <table:table-cell table:style-name="ce6" table:formula="of:=ROUND([.D106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101" calcext:value-type="float">
            <text:p>101</text:p>
          </table:table-cell>
          <table:table-cell table:style-name="ce3" table:formula="of:=LOG([.I106];1.3)+0.5" office:value-type="float" office:value="18.0905073284594" calcext:value-type="float">
            <text:p>18,09</text:p>
          </table:table-cell>
          <table:table-cell table:style-name="ce7" table:formula="of:=ROUND([.J106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020" calcext:value-type="float">
            <text:p>1020</text:p>
          </table:table-cell>
          <table:table-cell table:style-name="ce3" table:formula="of:=LOG([.C107];1.3)+0.5" office:value-type="float" office:value="26.9043501516446" calcext:value-type="float">
            <text:p>26,90</text:p>
          </table:table-cell>
          <table:table-cell table:style-name="ce6" table:formula="of:=ROUND([.D107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102" calcext:value-type="float">
            <text:p>102</text:p>
          </table:table-cell>
          <table:table-cell table:style-name="ce3" table:formula="of:=LOG([.I107];1.3)+0.5" office:value-type="float" office:value="18.1280593040038" calcext:value-type="float">
            <text:p>18,13</text:p>
          </table:table-cell>
          <table:table-cell table:style-name="ce7" table:formula="of:=ROUND([.J107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030" calcext:value-type="float">
            <text:p>1030</text:p>
          </table:table-cell>
          <table:table-cell table:style-name="ce3" table:formula="of:=LOG([.C108];1.3)+0.5" office:value-type="float" office:value="26.9415357606114" calcext:value-type="float">
            <text:p>26,94</text:p>
          </table:table-cell>
          <table:table-cell table:style-name="ce6" table:formula="of:=ROUND([.D108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103" calcext:value-type="float">
            <text:p>103</text:p>
          </table:table-cell>
          <table:table-cell table:style-name="ce3" table:formula="of:=LOG([.I108];1.3)+0.5" office:value-type="float" office:value="18.1652449129707" calcext:value-type="float">
            <text:p>18,17</text:p>
          </table:table-cell>
          <table:table-cell table:style-name="ce7" table:formula="of:=ROUND([.J108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040" calcext:value-type="float">
            <text:p>1040</text:p>
          </table:table-cell>
          <table:table-cell table:style-name="ce3" table:formula="of:=LOG([.C109];1.3)+0.5" office:value-type="float" office:value="26.978362082715" calcext:value-type="float">
            <text:p>26,98</text:p>
          </table:table-cell>
          <table:table-cell table:style-name="ce6" table:formula="of:=ROUND([.D109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3" table:formula="of:=LOG([.I109];1.3)+0.5" office:value-type="float" office:value="18.2020712350742" calcext:value-type="float">
            <text:p>18,20</text:p>
          </table:table-cell>
          <table:table-cell table:style-name="ce7" table:formula="of:=ROUND([.J109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050" calcext:value-type="float">
            <text:p>1050</text:p>
          </table:table-cell>
          <table:table-cell table:style-name="ce3" table:formula="of:=LOG([.C110];1.3)+0.5" office:value-type="float" office:value="27.0148359944177" calcext:value-type="float">
            <text:p>27,01</text:p>
          </table:table-cell>
          <table:table-cell table:style-name="ce6" table:formula="of:=ROUND([.D110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105" calcext:value-type="float">
            <text:p>105</text:p>
          </table:table-cell>
          <table:table-cell table:style-name="ce3" table:formula="of:=LOG([.I110];1.3)+0.5" office:value-type="float" office:value="18.238545146777" calcext:value-type="float">
            <text:p>18,24</text:p>
          </table:table-cell>
          <table:table-cell table:style-name="ce7" table:formula="of:=ROUND([.J110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060" calcext:value-type="float">
            <text:p>1060</text:p>
          </table:table-cell>
          <table:table-cell table:style-name="ce3" table:formula="of:=LOG([.C111];1.3)+0.5" office:value-type="float" office:value="27.0509641766372" calcext:value-type="float">
            <text:p>27,05</text:p>
          </table:table-cell>
          <table:table-cell table:style-name="ce6" table:formula="of:=ROUND([.D111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106" calcext:value-type="float">
            <text:p>106</text:p>
          </table:table-cell>
          <table:table-cell table:style-name="ce3" table:formula="of:=LOG([.I111];1.3)+0.5" office:value-type="float" office:value="18.2746733289964" calcext:value-type="float">
            <text:p>18,27</text:p>
          </table:table-cell>
          <table:table-cell table:style-name="ce7" table:formula="of:=ROUND([.J111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070" calcext:value-type="float">
            <text:p>1070</text:p>
          </table:table-cell>
          <table:table-cell table:style-name="ce3" table:formula="of:=LOG([.C112];1.3)+0.5" office:value-type="float" office:value="27.0867531220901" calcext:value-type="float">
            <text:p>27,09</text:p>
          </table:table-cell>
          <table:table-cell table:style-name="ce6" table:formula="of:=ROUND([.D112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107" calcext:value-type="float">
            <text:p>107</text:p>
          </table:table-cell>
          <table:table-cell table:style-name="ce3" table:formula="of:=LOG([.I112];1.3)+0.5" office:value-type="float" office:value="18.3104622744494" calcext:value-type="float">
            <text:p>18,31</text:p>
          </table:table-cell>
          <table:table-cell table:style-name="ce7" table:formula="of:=ROUND([.J112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080" calcext:value-type="float">
            <text:p>1080</text:p>
          </table:table-cell>
          <table:table-cell table:style-name="ce3" table:formula="of:=LOG([.C113];1.3)+0.5" office:value-type="float" office:value="27.1222091422962" calcext:value-type="float">
            <text:p>27,12</text:p>
          </table:table-cell>
          <table:table-cell table:style-name="ce6" table:formula="of:=ROUND([.D113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108" calcext:value-type="float">
            <text:p>108</text:p>
          </table:table-cell>
          <table:table-cell table:style-name="ce3" table:formula="of:=LOG([.I113];1.3)+0.5" office:value-type="float" office:value="18.3459182946555" calcext:value-type="float">
            <text:p>18,35</text:p>
          </table:table-cell>
          <table:table-cell table:style-name="ce7" table:formula="of:=ROUND([.J113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090" calcext:value-type="float">
            <text:p>1090</text:p>
          </table:table-cell>
          <table:table-cell table:style-name="ce3" table:formula="of:=LOG([.C114];1.3)+0.5" office:value-type="float" office:value="27.1573383742579" calcext:value-type="float">
            <text:p>27,16</text:p>
          </table:table-cell>
          <table:table-cell table:style-name="ce6" table:formula="of:=ROUND([.D114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109" calcext:value-type="float">
            <text:p>109</text:p>
          </table:table-cell>
          <table:table-cell table:style-name="ce3" table:formula="of:=LOG([.I114];1.3)+0.5" office:value-type="float" office:value="18.3810475266171" calcext:value-type="float">
            <text:p>18,38</text:p>
          </table:table-cell>
          <table:table-cell table:style-name="ce7" table:formula="of:=ROUND([.J114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100" calcext:value-type="float">
            <text:p>1100</text:p>
          </table:table-cell>
          <table:table-cell table:style-name="ce3" table:formula="of:=LOG([.C115];1.3)+0.5" office:value-type="float" office:value="27.1921467868357" calcext:value-type="float">
            <text:p>27,19</text:p>
          </table:table-cell>
          <table:table-cell table:style-name="ce6" table:formula="of:=ROUND([.D115];0)" office:value-type="float" office:value="27" calcext:value-type="float">
            <text:p>27</text:p>
          </table:table-cell>
          <table:table-cell table:number-columns-repeated="3"/>
          <table:table-cell table:style-name="ce2" office:value-type="float" office:value="110" calcext:value-type="float">
            <text:p>110</text:p>
          </table:table-cell>
          <table:table-cell table:style-name="ce3" table:formula="of:=LOG([.I115];1.3)+0.5" office:value-type="float" office:value="18.415855939195" calcext:value-type="float">
            <text:p>18,42</text:p>
          </table:table-cell>
          <table:table-cell table:style-name="ce7" table:formula="of:=ROUND([.J115];0)" office:value-type="float" office:value="18" calcext:value-type="float">
            <text:p>18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" office:value-type="float" office:value="1110" calcext:value-type="float">
            <text:p>1110</text:p>
          </table:table-cell>
          <table:table-cell table:style-name="ce3" table:formula="of:=LOG([.C116];1.3)+0.5" office:value-type="float" office:value="27.2266401868355" calcext:value-type="float">
            <text:p>27,23</text:p>
          </table:table-cell>
          <table:table-cell table:style-name="ce6" table:formula="of:=ROUND([.D116];0)" office:value-type="float" office:value="27" calcext:value-type="float">
            <text:p>27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120" calcext:value-type="float">
            <text:p>1120</text:p>
          </table:table-cell>
          <table:table-cell table:style-name="ce3" table:formula="of:=LOG([.C117];1.3)+0.5" office:value-type="float" office:value="27.2608242248216" calcext:value-type="float">
            <text:p>27,26</text:p>
          </table:table-cell>
          <table:table-cell table:style-name="ce6" table:formula="of:=ROUND([.D117];0)" office:value-type="float" office:value="27" calcext:value-type="float">
            <text:p>27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130" calcext:value-type="float">
            <text:p>1130</text:p>
          </table:table-cell>
          <table:table-cell table:style-name="ce3" table:formula="of:=LOG([.C118];1.3)+0.5" office:value-type="float" office:value="27.2947044006729" calcext:value-type="float">
            <text:p>27,29</text:p>
          </table:table-cell>
          <table:table-cell table:style-name="ce6" table:formula="of:=ROUND([.D118];0)" office:value-type="float" office:value="27" calcext:value-type="float">
            <text:p>27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140" calcext:value-type="float">
            <text:p>1140</text:p>
          </table:table-cell>
          <table:table-cell table:style-name="ce3" table:formula="of:=LOG([.C119];1.3)+0.5" office:value-type="float" office:value="27.328286068893" calcext:value-type="float">
            <text:p>27,33</text:p>
          </table:table-cell>
          <table:table-cell table:style-name="ce6" table:formula="of:=ROUND([.D119];0)" office:value-type="float" office:value="27" calcext:value-type="float">
            <text:p>27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150" calcext:value-type="float">
            <text:p>1150</text:p>
          </table:table-cell>
          <table:table-cell table:style-name="ce3" table:formula="of:=LOG([.C120];1.3)+0.5" office:value-type="float" office:value="27.3615744436893" calcext:value-type="float">
            <text:p>27,36</text:p>
          </table:table-cell>
          <table:table-cell table:style-name="ce6" table:formula="of:=ROUND([.D120];0)" office:value-type="float" office:value="27" calcext:value-type="float">
            <text:p>27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160" calcext:value-type="float">
            <text:p>1160</text:p>
          </table:table-cell>
          <table:table-cell table:style-name="ce3" table:formula="of:=LOG([.C121];1.3)+0.5" office:value-type="float" office:value="27.3945746038319" calcext:value-type="float">
            <text:p>27,39</text:p>
          </table:table-cell>
          <table:table-cell table:style-name="ce6" table:formula="of:=ROUND([.D121];0)" office:value-type="float" office:value="27" calcext:value-type="float">
            <text:p>27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170" calcext:value-type="float">
            <text:p>1170</text:p>
          </table:table-cell>
          <table:table-cell table:style-name="ce3" table:formula="of:=LOG([.C122];1.3)+0.5" office:value-type="float" office:value="27.4272914973037" calcext:value-type="float">
            <text:p>27,43</text:p>
          </table:table-cell>
          <table:table-cell table:style-name="ce6" table:formula="of:=ROUND([.D122];0)" office:value-type="float" office:value="27" calcext:value-type="float">
            <text:p>27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180" calcext:value-type="float">
            <text:p>1180</text:p>
          </table:table-cell>
          <table:table-cell table:style-name="ce3" table:formula="of:=LOG([.C123];1.3)+0.5" office:value-type="float" office:value="27.4597299457531" calcext:value-type="float">
            <text:p>27,46</text:p>
          </table:table-cell>
          <table:table-cell table:style-name="ce6" table:formula="of:=ROUND([.D123];0)" office:value-type="float" office:value="27" calcext:value-type="float">
            <text:p>27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190" calcext:value-type="float">
            <text:p>1190</text:p>
          </table:table-cell>
          <table:table-cell table:style-name="ce3" table:formula="of:=LOG([.C124];1.3)+0.5" office:value-type="float" office:value="27.4918946487587" calcext:value-type="float">
            <text:p>27,49</text:p>
          </table:table-cell>
          <table:table-cell table:style-name="ce6" table:formula="of:=ROUND([.D124];0)" office:value-type="float" office:value="27" calcext:value-type="float">
            <text:p>27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200" calcext:value-type="float">
            <text:p>1200</text:p>
          </table:table-cell>
          <table:table-cell table:style-name="ce3" table:formula="of:=LOG([.C125];1.3)+0.5" office:value-type="float" office:value="27.5237901879149" calcext:value-type="float">
            <text:p>27,52</text:p>
          </table:table-cell>
          <table:table-cell table:style-name="ce6" table:formula="of:=ROUND([.D125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210" calcext:value-type="float">
            <text:p>1210</text:p>
          </table:table-cell>
          <table:table-cell table:style-name="ce3" table:formula="of:=LOG([.C126];1.3)+0.5" office:value-type="float" office:value="27.5554210307491" calcext:value-type="float">
            <text:p>27,56</text:p>
          </table:table-cell>
          <table:table-cell table:style-name="ce6" table:formula="of:=ROUND([.D126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220" calcext:value-type="float">
            <text:p>1220</text:p>
          </table:table-cell>
          <table:table-cell table:style-name="ce3" table:formula="of:=LOG([.C127];1.3)+0.5" office:value-type="float" office:value="27.5867915344769" calcext:value-type="float">
            <text:p>27,59</text:p>
          </table:table-cell>
          <table:table-cell table:style-name="ce6" table:formula="of:=ROUND([.D127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230" calcext:value-type="float">
            <text:p>1230</text:p>
          </table:table-cell>
          <table:table-cell table:style-name="ce3" table:formula="of:=LOG([.C128];1.3)+0.5" office:value-type="float" office:value="27.617905949604" calcext:value-type="float">
            <text:p>27,62</text:p>
          </table:table-cell>
          <table:table-cell table:style-name="ce6" table:formula="of:=ROUND([.D128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240" calcext:value-type="float">
            <text:p>1240</text:p>
          </table:table-cell>
          <table:table-cell table:style-name="ce3" table:formula="of:=LOG([.C129];1.3)+0.5" office:value-type="float" office:value="27.6487684233828" calcext:value-type="float">
            <text:p>27,65</text:p>
          </table:table-cell>
          <table:table-cell table:style-name="ce6" table:formula="of:=ROUND([.D129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250" calcext:value-type="float">
            <text:p>1250</text:p>
          </table:table-cell>
          <table:table-cell table:style-name="ce3" table:formula="of:=LOG([.C130];1.3)+0.5" office:value-type="float" office:value="27.6793830031297" calcext:value-type="float">
            <text:p>27,68</text:p>
          </table:table-cell>
          <table:table-cell table:style-name="ce6" table:formula="of:=ROUND([.D130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260" calcext:value-type="float">
            <text:p>1260</text:p>
          </table:table-cell>
          <table:table-cell table:style-name="ce3" table:formula="of:=LOG([.C131];1.3)+0.5" office:value-type="float" office:value="27.7097536394103" calcext:value-type="float">
            <text:p>27,71</text:p>
          </table:table-cell>
          <table:table-cell table:style-name="ce6" table:formula="of:=ROUND([.D131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270" calcext:value-type="float">
            <text:p>1270</text:p>
          </table:table-cell>
          <table:table-cell table:style-name="ce3" table:formula="of:=LOG([.C132];1.3)+0.5" office:value-type="float" office:value="27.7398841890991" calcext:value-type="float">
            <text:p>27,74</text:p>
          </table:table-cell>
          <table:table-cell table:style-name="ce6" table:formula="of:=ROUND([.D132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280" calcext:value-type="float">
            <text:p>1280</text:p>
          </table:table-cell>
          <table:table-cell table:style-name="ce3" table:formula="of:=LOG([.C133];1.3)+0.5" office:value-type="float" office:value="27.7697784183188" calcext:value-type="float">
            <text:p>27,77</text:p>
          </table:table-cell>
          <table:table-cell table:style-name="ce6" table:formula="of:=ROUND([.D133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290" calcext:value-type="float">
            <text:p>1290</text:p>
          </table:table-cell>
          <table:table-cell table:style-name="ce3" table:formula="of:=LOG([.C134];1.3)+0.5" office:value-type="float" office:value="27.7994400052649" calcext:value-type="float">
            <text:p>27,80</text:p>
          </table:table-cell>
          <table:table-cell table:style-name="ce6" table:formula="of:=ROUND([.D134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300" calcext:value-type="float">
            <text:p>1300</text:p>
          </table:table-cell>
          <table:table-cell table:style-name="ce3" table:formula="of:=LOG([.C135];1.3)+0.5" office:value-type="float" office:value="27.8288725429223" calcext:value-type="float">
            <text:p>27,83</text:p>
          </table:table-cell>
          <table:table-cell table:style-name="ce6" table:formula="of:=ROUND([.D135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310" calcext:value-type="float">
            <text:p>1310</text:p>
          </table:table-cell>
          <table:table-cell table:style-name="ce3" table:formula="of:=LOG([.C136];1.3)+0.5" office:value-type="float" office:value="27.858079541677" calcext:value-type="float">
            <text:p>27,86</text:p>
          </table:table-cell>
          <table:table-cell table:style-name="ce6" table:formula="of:=ROUND([.D136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320" calcext:value-type="float">
            <text:p>1320</text:p>
          </table:table-cell>
          <table:table-cell table:style-name="ce3" table:formula="of:=LOG([.C137];1.3)+0.5" office:value-type="float" office:value="27.8870644318283" calcext:value-type="float">
            <text:p>27,89</text:p>
          </table:table-cell>
          <table:table-cell table:style-name="ce6" table:formula="of:=ROUND([.D137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330" calcext:value-type="float">
            <text:p>1330</text:p>
          </table:table-cell>
          <table:table-cell table:style-name="ce3" table:formula="of:=LOG([.C138];1.3)+0.5" office:value-type="float" office:value="27.9158305660071" calcext:value-type="float">
            <text:p>27,92</text:p>
          </table:table-cell>
          <table:table-cell table:style-name="ce6" table:formula="of:=ROUND([.D138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340" calcext:value-type="float">
            <text:p>1340</text:p>
          </table:table-cell>
          <table:table-cell table:style-name="ce3" table:formula="of:=LOG([.C139];1.3)+0.5" office:value-type="float" office:value="27.9443812215026" calcext:value-type="float">
            <text:p>27,94</text:p>
          </table:table-cell>
          <table:table-cell table:style-name="ce6" table:formula="of:=ROUND([.D139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350" calcext:value-type="float">
            <text:p>1350</text:p>
          </table:table-cell>
          <table:table-cell table:style-name="ce3" table:formula="of:=LOG([.C140];1.3)+0.5" office:value-type="float" office:value="27.9727196025036" calcext:value-type="float">
            <text:p>27,97</text:p>
          </table:table-cell>
          <table:table-cell table:style-name="ce6" table:formula="of:=ROUND([.D140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360" calcext:value-type="float">
            <text:p>1360</text:p>
          </table:table-cell>
          <table:table-cell table:style-name="ce3" table:formula="of:=LOG([.C141];1.3)+0.5" office:value-type="float" office:value="28.0008488422558" calcext:value-type="float">
            <text:p>28,00</text:p>
          </table:table-cell>
          <table:table-cell table:style-name="ce6" table:formula="of:=ROUND([.D141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370" calcext:value-type="float">
            <text:p>1370</text:p>
          </table:table-cell>
          <table:table-cell table:style-name="ce3" table:formula="of:=LOG([.C142];1.3)+0.5" office:value-type="float" office:value="28.0287720051414" calcext:value-type="float">
            <text:p>28,03</text:p>
          </table:table-cell>
          <table:table-cell table:style-name="ce6" table:formula="of:=ROUND([.D142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380" calcext:value-type="float">
            <text:p>1380</text:p>
          </table:table-cell>
          <table:table-cell table:style-name="ce3" table:formula="of:=LOG([.C143];1.3)+0.5" office:value-type="float" office:value="28.0564920886819" calcext:value-type="float">
            <text:p>28,06</text:p>
          </table:table-cell>
          <table:table-cell table:style-name="ce6" table:formula="of:=ROUND([.D143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390" calcext:value-type="float">
            <text:p>1390</text:p>
          </table:table-cell>
          <table:table-cell table:style-name="ce3" table:formula="of:=LOG([.C144];1.3)+0.5" office:value-type="float" office:value="28.0840120254695" calcext:value-type="float">
            <text:p>28,08</text:p>
          </table:table-cell>
          <table:table-cell table:style-name="ce6" table:formula="of:=ROUND([.D144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400" calcext:value-type="float">
            <text:p>1400</text:p>
          </table:table-cell>
          <table:table-cell table:style-name="ce3" table:formula="of:=LOG([.C145];1.3)+0.5" office:value-type="float" office:value="28.111334685029" calcext:value-type="float">
            <text:p>28,11</text:p>
          </table:table-cell>
          <table:table-cell table:style-name="ce6" table:formula="of:=ROUND([.D145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410" calcext:value-type="float">
            <text:p>1410</text:p>
          </table:table-cell>
          <table:table-cell table:style-name="ce3" table:formula="of:=LOG([.C146];1.3)+0.5" office:value-type="float" office:value="28.1384628756128" calcext:value-type="float">
            <text:p>28,14</text:p>
          </table:table-cell>
          <table:table-cell table:style-name="ce6" table:formula="of:=ROUND([.D146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420" calcext:value-type="float">
            <text:p>1420</text:p>
          </table:table-cell>
          <table:table-cell table:style-name="ce3" table:formula="of:=LOG([.C147];1.3)+0.5" office:value-type="float" office:value="28.1653993459337" calcext:value-type="float">
            <text:p>28,17</text:p>
          </table:table-cell>
          <table:table-cell table:style-name="ce6" table:formula="of:=ROUND([.D147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430" calcext:value-type="float">
            <text:p>1430</text:p>
          </table:table-cell>
          <table:table-cell table:style-name="ce3" table:formula="of:=LOG([.C148];1.3)+0.5" office:value-type="float" office:value="28.1921467868357" calcext:value-type="float">
            <text:p>28,19</text:p>
          </table:table-cell>
          <table:table-cell table:style-name="ce6" table:formula="of:=ROUND([.D148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440" calcext:value-type="float">
            <text:p>1440</text:p>
          </table:table-cell>
          <table:table-cell table:style-name="ce3" table:formula="of:=LOG([.C149];1.3)+0.5" office:value-type="float" office:value="28.2187078329075" calcext:value-type="float">
            <text:p>28,22</text:p>
          </table:table-cell>
          <table:table-cell table:style-name="ce6" table:formula="of:=ROUND([.D149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450" calcext:value-type="float">
            <text:p>1450</text:p>
          </table:table-cell>
          <table:table-cell table:style-name="ce3" table:formula="of:=LOG([.C150];1.3)+0.5" office:value-type="float" office:value="28.2450850640392" calcext:value-type="float">
            <text:p>28,25</text:p>
          </table:table-cell>
          <table:table-cell table:style-name="ce6" table:formula="of:=ROUND([.D150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460" calcext:value-type="float">
            <text:p>1460</text:p>
          </table:table-cell>
          <table:table-cell table:style-name="ce3" table:formula="of:=LOG([.C151];1.3)+0.5" office:value-type="float" office:value="28.2712810069269" calcext:value-type="float">
            <text:p>28,27</text:p>
          </table:table-cell>
          <table:table-cell table:style-name="ce6" table:formula="of:=ROUND([.D151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470" calcext:value-type="float">
            <text:p>1470</text:p>
          </table:table-cell>
          <table:table-cell table:style-name="ce3" table:formula="of:=LOG([.C152];1.3)+0.5" office:value-type="float" office:value="28.2972981365244" calcext:value-type="float">
            <text:p>28,30</text:p>
          </table:table-cell>
          <table:table-cell table:style-name="ce6" table:formula="of:=ROUND([.D152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480" calcext:value-type="float">
            <text:p>1480</text:p>
          </table:table-cell>
          <table:table-cell table:style-name="ce3" table:formula="of:=LOG([.C153];1.3)+0.5" office:value-type="float" office:value="28.3231388774467" calcext:value-type="float">
            <text:p>28,32</text:p>
          </table:table-cell>
          <table:table-cell table:style-name="ce6" table:formula="of:=ROUND([.D153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490" calcext:value-type="float">
            <text:p>1490</text:p>
          </table:table-cell>
          <table:table-cell table:style-name="ce3" table:formula="of:=LOG([.C154];1.3)+0.5" office:value-type="float" office:value="28.348805605326" calcext:value-type="float">
            <text:p>28,35</text:p>
          </table:table-cell>
          <table:table-cell table:style-name="ce6" table:formula="of:=ROUND([.D154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" office:value-type="float" office:value="1500" calcext:value-type="float">
            <text:p>1500</text:p>
          </table:table-cell>
          <table:table-cell table:style-name="ce3" table:formula="of:=LOG([.C155];1.3)+0.5" office:value-type="float" office:value="28.3743006481222" calcext:value-type="float">
            <text:p>28,37</text:p>
          </table:table-cell>
          <table:table-cell table:style-name="ce6" table:formula="of:=ROUND([.D155];0)" office:value-type="float" office:value="28" calcext:value-type="float">
            <text:p>28</text:p>
          </table:table-cell>
          <table:table-cell table:number-columns-repeated="16379"/>
        </table:table-row>
        <table:table-row table:style-name="ro1" table:number-rows-repeated="596">
          <table:table-cell table:number-columns-repeated="3"/>
          <table:table-cell table:style-name="ce3"/>
          <table:table-cell table:number-columns-repeated="16380"/>
        </table:table-row>
        <table:table-row table:style-name="ro1" table:number-rows-repeated="10478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Brennweite.E1:Brennweite.E1048576 Brennweite.K5:Brennweite.K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rennweite.K6:Brennweite.K1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ISO" table:style-name="ta2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8"/>
        <table:table-column table:style-name="co1" table:number-columns-repeated="16379" table:default-cell-style-name="Default"/>
        <table:table-row table:style-name="ro1" table:number-rows-repeated="4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 table:style-name="ce1"/>
          <table:table-cell table:style-name="ce1" office:value-type="string" calcext:value-type="string">
            <text:p>ISO</text:p>
          </table:table-cell>
          <table:table-cell table:style-name="ce1" table:number-columns-repeated="2"/>
          <table:table-cell table:style-name="ce1" office:value-type="string" calcext:value-type="string">
            <text:p>LOG Value (LOG 2 + 0,28)</text:p>
          </table:table-cell>
          <table:table-cell table:style-name="ce1" table:number-columns-repeated="16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ROUND(LOG([.B6];2);0)" office:value-type="float" office:value="0" calcext:value-type="float">
            <text:p>0</text:p>
          </table:table-cell>
          <table:table-cell table:formula="of:=LOG([.B6];2)+0.28" office:value-type="float" office:value="0.28" calcext:value-type="float">
            <text:p>0,28</text:p>
          </table:table-cell>
          <table:table-cell table:formula="of:=ROUND([.D6];0)"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ROUND(LOG([.B7];2);0)" office:value-type="float" office:value="3" calcext:value-type="float">
            <text:p>3</text:p>
          </table:table-cell>
          <table:table-cell table:formula="of:=LOG([.B7];2)+0.28" office:value-type="float" office:value="3.60192809488736" calcext:value-type="float">
            <text:p>3,60</text:p>
          </table:table-cell>
          <table:table-cell table:formula="of:=ROUND([.D7];0)"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ROUND(LOG([.B8];2);0)" office:value-type="float" office:value="5" calcext:value-type="float">
            <text:p>5</text:p>
          </table:table-cell>
          <table:table-cell table:formula="of:=LOG([.B8];2)+0.28" office:value-type="float" office:value="4.92385618977473" calcext:value-type="float">
            <text:p>4,92</text:p>
          </table:table-cell>
          <table:table-cell table:formula="of:=ROUND([.D8];0)"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ROUND(LOG([.B9];2);0)" office:value-type="float" office:value="5" calcext:value-type="float">
            <text:p>5</text:p>
          </table:table-cell>
          <table:table-cell table:formula="of:=LOG([.B9];2)+0.28" office:value-type="float" office:value="5.18689059560852" calcext:value-type="float">
            <text:p>5,19</text:p>
          </table:table-cell>
          <table:table-cell table:formula="of:=ROUND([.D9];0)"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ROUND(LOG([.B10];2);0)" office:value-type="float" office:value="6" calcext:value-type="float">
            <text:p>6</text:p>
          </table:table-cell>
          <table:table-cell table:formula="of:=LOG([.B10];2)+0.28" office:value-type="float" office:value="5.92385618977473" calcext:value-type="float">
            <text:p>5,92</text:p>
          </table:table-cell>
          <table:table-cell table:formula="of:=ROUND([.D10];0)" office:value-type="float" office:value="6" calcext:value-type="float">
            <text:p>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formula="of:=ROUND(LOG([.B11];2);0)" office:value-type="float" office:value="6" calcext:value-type="float">
            <text:p>6</text:p>
          </table:table-cell>
          <table:table-cell table:formula="of:=LOG([.B11];2)+0.28" office:value-type="float" office:value="6.50881869049588" calcext:value-type="float">
            <text:p>6,51</text:p>
          </table:table-cell>
          <table:table-cell table:formula="of:=ROUND([.D11];0)" office:value-type="float" office:value="7" calcext:value-type="float">
            <text:p>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formula="of:=ROUND(LOG([.B12];2);0)" office:value-type="float" office:value="6" calcext:value-type="float">
            <text:p>6</text:p>
          </table:table-cell>
          <table:table-cell table:formula="of:=LOG([.B12];2)+0.28" office:value-type="float" office:value="6.77185309632968" calcext:value-type="float">
            <text:p>6,77</text:p>
          </table:table-cell>
          <table:table-cell table:formula="of:=ROUND([.D12];0)" office:value-type="float" office:value="7" calcext:value-type="float">
            <text:p>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formula="of:=ROUND(LOG([.B13];2);0)" office:value-type="float" office:value="7" calcext:value-type="float">
            <text:p>7</text:p>
          </table:table-cell>
          <table:table-cell table:formula="of:=LOG([.B13];2)+0.28" office:value-type="float" office:value="6.92385618977473" calcext:value-type="float">
            <text:p>6,92</text:p>
          </table:table-cell>
          <table:table-cell table:formula="of:=ROUND([.D13];0)" office:value-type="float" office:value="7" calcext:value-type="float">
            <text:p>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formula="of:=ROUND(LOG([.B14];2);0)" office:value-type="float" office:value="7" calcext:value-type="float">
            <text:p>7</text:p>
          </table:table-cell>
          <table:table-cell table:formula="of:=LOG([.B14];2)+0.28" office:value-type="float" office:value="7.18689059560852" calcext:value-type="float">
            <text:p>7,19</text:p>
          </table:table-cell>
          <table:table-cell table:formula="of:=ROUND([.D14];0)" office:value-type="float" office:value="7" calcext:value-type="float">
            <text:p>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table:formula="of:=ROUND(LOG([.B15];2);0)" office:value-type="float" office:value="7" calcext:value-type="float">
            <text:p>7</text:p>
          </table:table-cell>
          <table:table-cell table:formula="of:=LOG([.B15];2)+0.28" office:value-type="float" office:value="7.50881869049588" calcext:value-type="float">
            <text:p>7,51</text:p>
          </table:table-cell>
          <table:table-cell table:formula="of:=ROUND([.D15];0)" office:value-type="float" office:value="8" calcext:value-type="float">
            <text:p>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table:formula="of:=ROUND(LOG([.B16];2);0)" office:value-type="float" office:value="7" calcext:value-type="float">
            <text:p>7</text:p>
          </table:table-cell>
          <table:table-cell table:formula="of:=LOG([.B16];2)+0.28" office:value-type="float" office:value="7.6893909361377" calcext:value-type="float">
            <text:p>7,69</text:p>
          </table:table-cell>
          <table:table-cell table:formula="of:=ROUND([.D16];0)" office:value-type="float" office:value="8" calcext:value-type="float">
            <text:p>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table:formula="of:=ROUND(LOG([.B17];2);0)" office:value-type="float" office:value="8" calcext:value-type="float">
            <text:p>8</text:p>
          </table:table-cell>
          <table:table-cell table:formula="of:=LOG([.B17];2)+0.28" office:value-type="float" office:value="7.92385618977473" calcext:value-type="float">
            <text:p>7,92</text:p>
          </table:table-cell>
          <table:table-cell table:formula="of:=ROUND([.D17];0)" office:value-type="float" office:value="8" calcext:value-type="float">
            <text:p>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table:formula="of:=ROUND(LOG([.B18];2);0)" office:value-type="float" office:value="8" calcext:value-type="float">
            <text:p>8</text:p>
          </table:table-cell>
          <table:table-cell table:formula="of:=LOG([.B18];2)+0.28" office:value-type="float" office:value="8.06135971352466" calcext:value-type="float">
            <text:p>8,06</text:p>
          </table:table-cell>
          <table:table-cell table:formula="of:=ROUND([.D18];0)" office:value-type="float" office:value="8" calcext:value-type="float">
            <text:p>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table:formula="of:=ROUND(LOG([.B19];2);0)" office:value-type="float" office:value="8" calcext:value-type="float">
            <text:p>8</text:p>
          </table:table-cell>
          <table:table-cell table:formula="of:=LOG([.B19];2)+0.28" office:value-type="float" office:value="8.24578428466209" calcext:value-type="float">
            <text:p>8,25</text:p>
          </table:table-cell>
          <table:table-cell table:formula="of:=ROUND([.D19];0)" office:value-type="float" office:value="8" calcext:value-type="float">
            <text:p>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table:formula="of:=ROUND(LOG([.B20];2);0)" office:value-type="float" office:value="8" calcext:value-type="float">
            <text:p>8</text:p>
          </table:table-cell>
          <table:table-cell table:formula="of:=LOG([.B20];2)+0.28" office:value-type="float" office:value="8.40928301694497" calcext:value-type="float">
            <text:p>8,41</text:p>
          </table:table-cell>
          <table:table-cell table:formula="of:=ROUND([.D20];0)" office:value-type="float" office:value="8" calcext:value-type="float">
            <text:p>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table:formula="of:=ROUND(LOG([.B21];2);0)" office:value-type="float" office:value="8" calcext:value-type="float">
            <text:p>8</text:p>
          </table:table-cell>
          <table:table-cell table:formula="of:=LOG([.B21];2)+0.28" office:value-type="float" office:value="8.50881869049588" calcext:value-type="float">
            <text:p>8,51</text:p>
          </table:table-cell>
          <table:table-cell table:formula="of:=ROUND([.D21];0)"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table:formula="of:=ROUND(LOG([.B22];2);0)" office:value-type="float" office:value="8" calcext:value-type="float">
            <text:p>8</text:p>
          </table:table-cell>
          <table:table-cell table:formula="of:=LOG([.B22];2)+0.28" office:value-type="float" office:value="8.60192809488736" calcext:value-type="float">
            <text:p>8,60</text:p>
          </table:table-cell>
          <table:table-cell table:formula="of:=ROUND([.D22];0)"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table:formula="of:=ROUND(LOG([.B23];2);0)" office:value-type="float" office:value="8" calcext:value-type="float">
            <text:p>8</text:p>
          </table:table-cell>
          <table:table-cell table:formula="of:=LOG([.B23];2)+0.28" office:value-type="float" office:value="8.73121111183233" calcext:value-type="float">
            <text:p>8,73</text:p>
          </table:table-cell>
          <table:table-cell table:formula="of:=ROUND([.D23];0)"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table:formula="of:=ROUND(LOG([.B24];2);0)" office:value-type="float" office:value="9" calcext:value-type="float">
            <text:p>9</text:p>
          </table:table-cell>
          <table:table-cell table:formula="of:=LOG([.B24];2)+0.28" office:value-type="float" office:value="8.84985560833095" calcext:value-type="float">
            <text:p>8,85</text:p>
          </table:table-cell>
          <table:table-cell table:formula="of:=ROUND([.D24];0)"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table:formula="of:=ROUND(LOG([.B25];2);0)" office:value-type="float" office:value="9" calcext:value-type="float">
            <text:p>9</text:p>
          </table:table-cell>
          <table:table-cell table:formula="of:=LOG([.B25];2)+0.28" office:value-type="float" office:value="8.92385618977473" calcext:value-type="float">
            <text:p>8,92</text:p>
          </table:table-cell>
          <table:table-cell table:formula="of:=ROUND([.D25];0)"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table:formula="of:=ROUND(LOG([.B26];2);0)" office:value-type="float" office:value="9" calcext:value-type="float">
            <text:p>9</text:p>
          </table:table-cell>
          <table:table-cell table:formula="of:=LOG([.B26];2)+0.28" office:value-type="float" office:value="8.99424551766612" calcext:value-type="float">
            <text:p>8,99</text:p>
          </table:table-cell>
          <table:table-cell table:formula="of:=ROUND([.D26];0)"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table:formula="of:=ROUND(LOG([.B27];2);0)" office:value-type="float" office:value="9" calcext:value-type="float">
            <text:p>9</text:p>
          </table:table-cell>
          <table:table-cell table:formula="of:=LOG([.B27];2)+0.28" office:value-type="float" office:value="9.09057163474115" calcext:value-type="float">
            <text:p>9,09</text:p>
          </table:table-cell>
          <table:table-cell table:formula="of:=ROUND([.D27];0)"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table:formula="of:=ROUND(LOG([.B28];2);0)" office:value-type="float" office:value="9" calcext:value-type="float">
            <text:p>9</text:p>
          </table:table-cell>
          <table:table-cell table:formula="of:=LOG([.B28];2)+0.28" office:value-type="float" office:value="9.09378119121704" calcext:value-type="float">
            <text:p>9,09</text:p>
          </table:table-cell>
          <table:table-cell table:formula="of:=ROUND([.D28];0)"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table:formula="of:=ROUND(LOG([.B29];2);0)" office:value-type="float" office:value="9" calcext:value-type="float">
            <text:p>9</text:p>
          </table:table-cell>
          <table:table-cell table:formula="of:=LOG([.B29];2)+0.28" office:value-type="float" office:value="9.21663793900257" calcext:value-type="float">
            <text:p>9,22</text:p>
          </table:table-cell>
          <table:table-cell table:formula="of:=ROUND([.D29];0)"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table:formula="of:=ROUND(LOG([.B30];2);0)" office:value-type="float" office:value="9" calcext:value-type="float">
            <text:p>9</text:p>
          </table:table-cell>
          <table:table-cell table:formula="of:=LOG([.B30];2)+0.28" office:value-type="float" office:value="9.24578428466209" calcext:value-type="float">
            <text:p>9,25</text:p>
          </table:table-cell>
          <table:table-cell table:formula="of:=ROUND([.D30];0)" office:value-type="float" office:value="9" calcext:value-type="float">
            <text:p>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table:formula="of:=ROUND(LOG([.B31];2);0)" office:value-type="float" office:value="9" calcext:value-type="float">
            <text:p>9</text:p>
          </table:table-cell>
          <table:table-cell table:formula="of:=LOG([.B31];2)+0.28" office:value-type="float" office:value="9.50881869049588" calcext:value-type="float">
            <text:p>9,51</text:p>
          </table:table-cell>
          <table:table-cell table:formula="of:=ROUND([.D31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20" calcext:value-type="float">
            <text:p>620</text:p>
          </table:table-cell>
          <table:table-cell table:formula="of:=ROUND(LOG([.B32];2);0)" office:value-type="float" office:value="9" calcext:value-type="float">
            <text:p>9</text:p>
          </table:table-cell>
          <table:table-cell table:formula="of:=LOG([.B32];2)+0.28" office:value-type="float" office:value="9.55612440527424" calcext:value-type="float">
            <text:p>9,56</text:p>
          </table:table-cell>
          <table:table-cell table:formula="of:=ROUND([.D32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table:formula="of:=ROUND(LOG([.B33];2);0)" office:value-type="float" office:value="9" calcext:value-type="float">
            <text:p>9</text:p>
          </table:table-cell>
          <table:table-cell table:formula="of:=LOG([.B33];2)+0.28" office:value-type="float" office:value="9.62429590791582" calcext:value-type="float">
            <text:p>9,62</text:p>
          </table:table-cell>
          <table:table-cell table:formula="of:=ROUND([.D33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formula="of:=ROUND(LOG([.B34];2);0)" office:value-type="float" office:value="9" calcext:value-type="float">
            <text:p>9</text:p>
          </table:table-cell>
          <table:table-cell table:formula="of:=LOG([.B34];2)+0.28" office:value-type="float" office:value="9.6893909361377" calcext:value-type="float">
            <text:p>9,69</text:p>
          </table:table-cell>
          <table:table-cell table:formula="of:=ROUND([.D34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formula="of:=ROUND(LOG([.B35];2);0)" office:value-type="float" office:value="9" calcext:value-type="float">
            <text:p>9</text:p>
          </table:table-cell>
          <table:table-cell table:formula="of:=LOG([.B35];2)+0.28" office:value-type="float" office:value="9.73121111183233" calcext:value-type="float">
            <text:p>9,73</text:p>
          </table:table-cell>
          <table:table-cell table:formula="of:=ROUND([.D35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50" calcext:value-type="float">
            <text:p>750</text:p>
          </table:table-cell>
          <table:table-cell table:formula="of:=ROUND(LOG([.B36];2);0)" office:value-type="float" office:value="10" calcext:value-type="float">
            <text:p>10</text:p>
          </table:table-cell>
          <table:table-cell table:formula="of:=LOG([.B36];2)+0.28" office:value-type="float" office:value="9.83074678538324" calcext:value-type="float">
            <text:p>9,83</text:p>
          </table:table-cell>
          <table:table-cell table:formula="of:=ROUND([.D36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80" calcext:value-type="float">
            <text:p>780</text:p>
          </table:table-cell>
          <table:table-cell table:formula="of:=ROUND(LOG([.B37];2);0)" office:value-type="float" office:value="10" calcext:value-type="float">
            <text:p>10</text:p>
          </table:table-cell>
          <table:table-cell table:formula="of:=LOG([.B37];2)+0.28" office:value-type="float" office:value="9.88733031374961" calcext:value-type="float">
            <text:p>9,89</text:p>
          </table:table-cell>
          <table:table-cell table:formula="of:=ROUND([.D37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table:formula="of:=ROUND(LOG([.B38];2);0)" office:value-type="float" office:value="10" calcext:value-type="float">
            <text:p>10</text:p>
          </table:table-cell>
          <table:table-cell table:formula="of:=LOG([.B38];2)+0.28" office:value-type="float" office:value="9.92385618977473" calcext:value-type="float">
            <text:p>9,92</text:p>
          </table:table-cell>
          <table:table-cell table:formula="of:=ROUND([.D38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20" calcext:value-type="float">
            <text:p>820</text:p>
          </table:table-cell>
          <table:table-cell table:formula="of:=ROUND(LOG([.B39];2);0)" office:value-type="float" office:value="10" calcext:value-type="float">
            <text:p>10</text:p>
          </table:table-cell>
          <table:table-cell table:formula="of:=LOG([.B39];2)+0.28" office:value-type="float" office:value="9.95948009950545" calcext:value-type="float">
            <text:p>9,96</text:p>
          </table:table-cell>
          <table:table-cell table:formula="of:=ROUND([.D39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0" calcext:value-type="float">
            <text:p>840</text:p>
          </table:table-cell>
          <table:table-cell table:formula="of:=ROUND(LOG([.B40];2);0)" office:value-type="float" office:value="10" calcext:value-type="float">
            <text:p>10</text:p>
          </table:table-cell>
          <table:table-cell table:formula="of:=LOG([.B40];2)+0.28" office:value-type="float" office:value="9.99424551766612" calcext:value-type="float">
            <text:p>9,99</text:p>
          </table:table-cell>
          <table:table-cell table:formula="of:=ROUND([.D40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60" calcext:value-type="float">
            <text:p>860</text:p>
          </table:table-cell>
          <table:table-cell table:formula="of:=ROUND(LOG([.B41];2);0)" office:value-type="float" office:value="10" calcext:value-type="float">
            <text:p>10</text:p>
          </table:table-cell>
          <table:table-cell table:formula="of:=LOG([.B41];2)+0.28" office:value-type="float" office:value="10.0281928495895" calcext:value-type="float">
            <text:p>10,03</text:p>
          </table:table-cell>
          <table:table-cell table:formula="of:=ROUND([.D41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80" calcext:value-type="float">
            <text:p>880</text:p>
          </table:table-cell>
          <table:table-cell table:formula="of:=ROUND(LOG([.B42];2);0)" office:value-type="float" office:value="10" calcext:value-type="float">
            <text:p>10</text:p>
          </table:table-cell>
          <table:table-cell table:formula="of:=LOG([.B42];2)+0.28" office:value-type="float" office:value="10.0613597135247" calcext:value-type="float">
            <text:p>10,06</text:p>
          </table:table-cell>
          <table:table-cell table:formula="of:=ROUND([.D42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table:formula="of:=ROUND(LOG([.B43];2);0)" office:value-type="float" office:value="10" calcext:value-type="float">
            <text:p>10</text:p>
          </table:table-cell>
          <table:table-cell table:formula="of:=LOG([.B43];2)+0.28" office:value-type="float" office:value="10.093781191217" calcext:value-type="float">
            <text:p>10,09</text:p>
          </table:table-cell>
          <table:table-cell table:formula="of:=ROUND([.D43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20" calcext:value-type="float">
            <text:p>920</text:p>
          </table:table-cell>
          <table:table-cell table:formula="of:=ROUND(LOG([.B44];2);0)" office:value-type="float" office:value="10" calcext:value-type="float">
            <text:p>10</text:p>
          </table:table-cell>
          <table:table-cell table:formula="of:=LOG([.B44];2)+0.28" office:value-type="float" office:value="10.1254900509444" calcext:value-type="float">
            <text:p>10,13</text:p>
          </table:table-cell>
          <table:table-cell table:formula="of:=ROUND([.D44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40" calcext:value-type="float">
            <text:p>940</text:p>
          </table:table-cell>
          <table:table-cell table:formula="of:=ROUND(LOG([.B45];2);0)" office:value-type="float" office:value="10" calcext:value-type="float">
            <text:p>10</text:p>
          </table:table-cell>
          <table:table-cell table:formula="of:=LOG([.B45];2)+0.28" office:value-type="float" office:value="10.156516946565" calcext:value-type="float">
            <text:p>10,16</text:p>
          </table:table-cell>
          <table:table-cell table:formula="of:=ROUND([.D45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60" calcext:value-type="float">
            <text:p>960</text:p>
          </table:table-cell>
          <table:table-cell table:formula="of:=ROUND(LOG([.B46];2);0)" office:value-type="float" office:value="10" calcext:value-type="float">
            <text:p>10</text:p>
          </table:table-cell>
          <table:table-cell table:formula="of:=LOG([.B46];2)+0.28" office:value-type="float" office:value="10.1868905956085" calcext:value-type="float">
            <text:p>10,19</text:p>
          </table:table-cell>
          <table:table-cell table:formula="of:=ROUND([.D46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table:formula="of:=ROUND(LOG([.B47];2);0)" office:value-type="float" office:value="10" calcext:value-type="float">
            <text:p>10</text:p>
          </table:table-cell>
          <table:table-cell table:formula="of:=LOG([.B47];2)+0.28" office:value-type="float" office:value="10.2166379390026" calcext:value-type="float">
            <text:p>10,22</text:p>
          </table:table-cell>
          <table:table-cell table:formula="of:=ROUND([.D47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table:formula="of:=ROUND(LOG([.B48];2);0)" office:value-type="float" office:value="10" calcext:value-type="float">
            <text:p>10</text:p>
          </table:table-cell>
          <table:table-cell table:formula="of:=LOG([.B48];2)+0.28" office:value-type="float" office:value="10.2457842846621" calcext:value-type="float">
            <text:p>10,25</text:p>
          </table:table-cell>
          <table:table-cell table:formula="of:=ROUND([.D48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20" calcext:value-type="float">
            <text:p>1020</text:p>
          </table:table-cell>
          <table:table-cell table:formula="of:=ROUND(LOG([.B49];2);0)" office:value-type="float" office:value="10" calcext:value-type="float">
            <text:p>10</text:p>
          </table:table-cell>
          <table:table-cell table:formula="of:=LOG([.B49];2)+0.28" office:value-type="float" office:value="10.2743534368589" calcext:value-type="float">
            <text:p>10,27</text:p>
          </table:table-cell>
          <table:table-cell table:formula="of:=ROUND([.D49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40" calcext:value-type="float">
            <text:p>1040</text:p>
          </table:table-cell>
          <table:table-cell table:formula="of:=ROUND(LOG([.B50];2);0)" office:value-type="float" office:value="10" calcext:value-type="float">
            <text:p>10</text:p>
          </table:table-cell>
          <table:table-cell table:formula="of:=LOG([.B50];2)+0.28" office:value-type="float" office:value="10.3023678130285" calcext:value-type="float">
            <text:p>10,30</text:p>
          </table:table-cell>
          <table:table-cell table:formula="of:=ROUND([.D50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60" calcext:value-type="float">
            <text:p>1060</text:p>
          </table:table-cell>
          <table:table-cell table:formula="of:=ROUND(LOG([.B51];2);0)" office:value-type="float" office:value="10" calcext:value-type="float">
            <text:p>10</text:p>
          </table:table-cell>
          <table:table-cell table:formula="of:=LOG([.B51];2)+0.28" office:value-type="float" office:value="10.3298485494506" calcext:value-type="float">
            <text:p>10,33</text:p>
          </table:table-cell>
          <table:table-cell table:formula="of:=ROUND([.D51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80" calcext:value-type="float">
            <text:p>1080</text:p>
          </table:table-cell>
          <table:table-cell table:formula="of:=ROUND(LOG([.B52];2);0)" office:value-type="float" office:value="10" calcext:value-type="float">
            <text:p>10</text:p>
          </table:table-cell>
          <table:table-cell table:formula="of:=LOG([.B52];2)+0.28" office:value-type="float" office:value="10.3568155970508" calcext:value-type="float">
            <text:p>10,36</text:p>
          </table:table-cell>
          <table:table-cell table:formula="of:=ROUND([.D52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table:formula="of:=ROUND(LOG([.B53];2);0)" office:value-type="float" office:value="10" calcext:value-type="float">
            <text:p>10</text:p>
          </table:table-cell>
          <table:table-cell table:formula="of:=LOG([.B53];2)+0.28" office:value-type="float" office:value="10.383287808412" calcext:value-type="float">
            <text:p>10,38</text:p>
          </table:table-cell>
          <table:table-cell table:formula="of:=ROUND([.D53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20" calcext:value-type="float">
            <text:p>1120</text:p>
          </table:table-cell>
          <table:table-cell table:formula="of:=ROUND(LOG([.B54];2);0)" office:value-type="float" office:value="10" calcext:value-type="float">
            <text:p>10</text:p>
          </table:table-cell>
          <table:table-cell table:formula="of:=LOG([.B54];2)+0.28" office:value-type="float" office:value="10.409283016945" calcext:value-type="float">
            <text:p>10,41</text:p>
          </table:table-cell>
          <table:table-cell table:formula="of:=ROUND([.D54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40" calcext:value-type="float">
            <text:p>1140</text:p>
          </table:table-cell>
          <table:table-cell table:formula="of:=ROUND(LOG([.B55];2);0)" office:value-type="float" office:value="10" calcext:value-type="float">
            <text:p>10</text:p>
          </table:table-cell>
          <table:table-cell table:formula="of:=LOG([.B55];2)+0.28" office:value-type="float" office:value="10.4348181090521" calcext:value-type="float">
            <text:p>10,43</text:p>
          </table:table-cell>
          <table:table-cell table:formula="of:=ROUND([.D55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60" calcext:value-type="float">
            <text:p>1160</text:p>
          </table:table-cell>
          <table:table-cell table:formula="of:=ROUND(LOG([.B56];2);0)" office:value-type="float" office:value="10" calcext:value-type="float">
            <text:p>10</text:p>
          </table:table-cell>
          <table:table-cell table:formula="of:=LOG([.B56];2)+0.28" office:value-type="float" office:value="10.4599090900149" calcext:value-type="float">
            <text:p>10,46</text:p>
          </table:table-cell>
          <table:table-cell table:formula="of:=ROUND([.D56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80" calcext:value-type="float">
            <text:p>1180</text:p>
          </table:table-cell>
          <table:table-cell table:formula="of:=ROUND(LOG([.B57];2);0)" office:value-type="float" office:value="10" calcext:value-type="float">
            <text:p>10</text:p>
          </table:table-cell>
          <table:table-cell table:formula="of:=LOG([.B57];2)+0.28" office:value-type="float" office:value="10.4845711442492" calcext:value-type="float">
            <text:p>10,48</text:p>
          </table:table-cell>
          <table:table-cell table:formula="of:=ROUND([.D57];0)" office:value-type="float" office:value="10" calcext:value-type="float">
            <text:p>1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00" calcext:value-type="float">
            <text:p>1200</text:p>
          </table:table-cell>
          <table:table-cell table:formula="of:=ROUND(LOG([.B58];2);0)" office:value-type="float" office:value="10" calcext:value-type="float">
            <text:p>10</text:p>
          </table:table-cell>
          <table:table-cell table:formula="of:=LOG([.B58];2)+0.28" office:value-type="float" office:value="10.5088186904959" calcext:value-type="float">
            <text:p>10,51</text:p>
          </table:table-cell>
          <table:table-cell table:formula="of:=ROUND([.D58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20" calcext:value-type="float">
            <text:p>1220</text:p>
          </table:table-cell>
          <table:table-cell table:formula="of:=ROUND(LOG([.B59];2);0)" office:value-type="float" office:value="10" calcext:value-type="float">
            <text:p>10</text:p>
          </table:table-cell>
          <table:table-cell table:formula="of:=LOG([.B59];2)+0.28" office:value-type="float" office:value="10.5326654324503" calcext:value-type="float">
            <text:p>10,53</text:p>
          </table:table-cell>
          <table:table-cell table:formula="of:=ROUND([.D59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40" calcext:value-type="float">
            <text:p>1240</text:p>
          </table:table-cell>
          <table:table-cell table:formula="of:=ROUND(LOG([.B60];2);0)" office:value-type="float" office:value="10" calcext:value-type="float">
            <text:p>10</text:p>
          </table:table-cell>
          <table:table-cell table:formula="of:=LOG([.B60];2)+0.28" office:value-type="float" office:value="10.5561244052742" calcext:value-type="float">
            <text:p>10,56</text:p>
          </table:table-cell>
          <table:table-cell table:formula="of:=ROUND([.D60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60" calcext:value-type="float">
            <text:p>1260</text:p>
          </table:table-cell>
          <table:table-cell table:formula="of:=ROUND(LOG([.B61];2);0)" office:value-type="float" office:value="10" calcext:value-type="float">
            <text:p>10</text:p>
          </table:table-cell>
          <table:table-cell table:formula="of:=LOG([.B61];2)+0.28" office:value-type="float" office:value="10.5792080183873" calcext:value-type="float">
            <text:p>10,58</text:p>
          </table:table-cell>
          <table:table-cell table:formula="of:=ROUND([.D61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80" calcext:value-type="float">
            <text:p>1280</text:p>
          </table:table-cell>
          <table:table-cell table:formula="of:=ROUND(LOG([.B62];2);0)" office:value-type="float" office:value="10" calcext:value-type="float">
            <text:p>10</text:p>
          </table:table-cell>
          <table:table-cell table:formula="of:=LOG([.B62];2)+0.28" office:value-type="float" office:value="10.6019280948874" calcext:value-type="float">
            <text:p>10,60</text:p>
          </table:table-cell>
          <table:table-cell table:formula="of:=ROUND([.D62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00" calcext:value-type="float">
            <text:p>1300</text:p>
          </table:table-cell>
          <table:table-cell table:formula="of:=ROUND(LOG([.B63];2);0)" office:value-type="float" office:value="10" calcext:value-type="float">
            <text:p>10</text:p>
          </table:table-cell>
          <table:table-cell table:formula="of:=LOG([.B63];2)+0.28" office:value-type="float" office:value="10.6242959079158" calcext:value-type="float">
            <text:p>10,62</text:p>
          </table:table-cell>
          <table:table-cell table:formula="of:=ROUND([.D63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20" calcext:value-type="float">
            <text:p>1320</text:p>
          </table:table-cell>
          <table:table-cell table:formula="of:=ROUND(LOG([.B64];2);0)" office:value-type="float" office:value="10" calcext:value-type="float">
            <text:p>10</text:p>
          </table:table-cell>
          <table:table-cell table:formula="of:=LOG([.B64];2)+0.28" office:value-type="float" office:value="10.6463222142458" calcext:value-type="float">
            <text:p>10,65</text:p>
          </table:table-cell>
          <table:table-cell table:formula="of:=ROUND([.D64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40" calcext:value-type="float">
            <text:p>1340</text:p>
          </table:table-cell>
          <table:table-cell table:formula="of:=ROUND(LOG([.B65];2);0)" office:value-type="float" office:value="10" calcext:value-type="float">
            <text:p>10</text:p>
          </table:table-cell>
          <table:table-cell table:formula="of:=LOG([.B65];2)+0.28" office:value-type="float" office:value="10.6680172853451" calcext:value-type="float">
            <text:p>10,67</text:p>
          </table:table-cell>
          <table:table-cell table:formula="of:=ROUND([.D65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60" calcext:value-type="float">
            <text:p>1360</text:p>
          </table:table-cell>
          <table:table-cell table:formula="of:=ROUND(LOG([.B66];2);0)" office:value-type="float" office:value="10" calcext:value-type="float">
            <text:p>10</text:p>
          </table:table-cell>
          <table:table-cell table:formula="of:=LOG([.B66];2)+0.28" office:value-type="float" office:value="10.6893909361377" calcext:value-type="float">
            <text:p>10,69</text:p>
          </table:table-cell>
          <table:table-cell table:formula="of:=ROUND([.D66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80" calcext:value-type="float">
            <text:p>1380</text:p>
          </table:table-cell>
          <table:table-cell table:formula="of:=ROUND(LOG([.B67];2);0)" office:value-type="float" office:value="10" calcext:value-type="float">
            <text:p>10</text:p>
          </table:table-cell>
          <table:table-cell table:formula="of:=LOG([.B67];2)+0.28" office:value-type="float" office:value="10.7104525516655" calcext:value-type="float">
            <text:p>10,71</text:p>
          </table:table-cell>
          <table:table-cell table:formula="of:=ROUND([.D67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00" calcext:value-type="float">
            <text:p>1400</text:p>
          </table:table-cell>
          <table:table-cell table:formula="of:=ROUND(LOG([.B68];2);0)" office:value-type="float" office:value="10" calcext:value-type="float">
            <text:p>10</text:p>
          </table:table-cell>
          <table:table-cell table:formula="of:=LOG([.B68];2)+0.28" office:value-type="float" office:value="10.7312111118323" calcext:value-type="float">
            <text:p>10,73</text:p>
          </table:table-cell>
          <table:table-cell table:formula="of:=ROUND([.D68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20" calcext:value-type="float">
            <text:p>1420</text:p>
          </table:table-cell>
          <table:table-cell table:formula="of:=ROUND(LOG([.B69];2);0)" office:value-type="float" office:value="10" calcext:value-type="float">
            <text:p>10</text:p>
          </table:table-cell>
          <table:table-cell table:formula="of:=LOG([.B69];2)+0.28" office:value-type="float" office:value="10.751675214392" calcext:value-type="float">
            <text:p>10,75</text:p>
          </table:table-cell>
          <table:table-cell table:formula="of:=ROUND([.D69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40" calcext:value-type="float">
            <text:p>1440</text:p>
          </table:table-cell>
          <table:table-cell table:formula="of:=ROUND(LOG([.B70];2);0)" office:value-type="float" office:value="10" calcext:value-type="float">
            <text:p>10</text:p>
          </table:table-cell>
          <table:table-cell table:formula="of:=LOG([.B70];2)+0.28" office:value-type="float" office:value="10.7718530963297" calcext:value-type="float">
            <text:p>10,77</text:p>
          </table:table-cell>
          <table:table-cell table:formula="of:=ROUND([.D70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60" calcext:value-type="float">
            <text:p>1460</text:p>
          </table:table-cell>
          <table:table-cell table:formula="of:=ROUND(LOG([.B71];2);0)" office:value-type="float" office:value="11" calcext:value-type="float">
            <text:p>11</text:p>
          </table:table-cell>
          <table:table-cell table:formula="of:=LOG([.B71];2)+0.28" office:value-type="float" office:value="10.7917526537674" calcext:value-type="float">
            <text:p>10,79</text:p>
          </table:table-cell>
          <table:table-cell table:formula="of:=ROUND([.D71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80" calcext:value-type="float">
            <text:p>1480</text:p>
          </table:table-cell>
          <table:table-cell table:formula="of:=ROUND(LOG([.B72];2);0)" office:value-type="float" office:value="11" calcext:value-type="float">
            <text:p>11</text:p>
          </table:table-cell>
          <table:table-cell table:formula="of:=LOG([.B72];2)+0.28" office:value-type="float" office:value="10.8113814605163" calcext:value-type="float">
            <text:p>10,81</text:p>
          </table:table-cell>
          <table:table-cell table:formula="of:=ROUND([.D72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table:formula="of:=ROUND(LOG([.B73];2);0)" office:value-type="float" office:value="11" calcext:value-type="float">
            <text:p>11</text:p>
          </table:table-cell>
          <table:table-cell table:formula="of:=LOG([.B73];2)+0.28" office:value-type="float" office:value="10.8307467853832" calcext:value-type="float">
            <text:p>10,83</text:p>
          </table:table-cell>
          <table:table-cell table:formula="of:=ROUND([.D73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20" calcext:value-type="float">
            <text:p>1520</text:p>
          </table:table-cell>
          <table:table-cell table:formula="of:=ROUND(LOG([.B74];2);0)" office:value-type="float" office:value="11" calcext:value-type="float">
            <text:p>11</text:p>
          </table:table-cell>
          <table:table-cell table:formula="of:=LOG([.B74];2)+0.28" office:value-type="float" office:value="10.8498556083309" calcext:value-type="float">
            <text:p>10,85</text:p>
          </table:table-cell>
          <table:table-cell table:formula="of:=ROUND([.D74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40" calcext:value-type="float">
            <text:p>1540</text:p>
          </table:table-cell>
          <table:table-cell table:formula="of:=ROUND(LOG([.B75];2);0)" office:value-type="float" office:value="11" calcext:value-type="float">
            <text:p>11</text:p>
          </table:table-cell>
          <table:table-cell table:formula="of:=LOG([.B75];2)+0.28" office:value-type="float" office:value="10.8687146355823" calcext:value-type="float">
            <text:p>10,87</text:p>
          </table:table-cell>
          <table:table-cell table:formula="of:=ROUND([.D75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60" calcext:value-type="float">
            <text:p>1560</text:p>
          </table:table-cell>
          <table:table-cell table:formula="of:=ROUND(LOG([.B76];2);0)" office:value-type="float" office:value="11" calcext:value-type="float">
            <text:p>11</text:p>
          </table:table-cell>
          <table:table-cell table:formula="of:=LOG([.B76];2)+0.28" office:value-type="float" office:value="10.8873303137496" calcext:value-type="float">
            <text:p>10,89</text:p>
          </table:table-cell>
          <table:table-cell table:formula="of:=ROUND([.D76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80" calcext:value-type="float">
            <text:p>1580</text:p>
          </table:table-cell>
          <table:table-cell table:formula="of:=ROUND(LOG([.B77];2);0)" office:value-type="float" office:value="11" calcext:value-type="float">
            <text:p>11</text:p>
          </table:table-cell>
          <table:table-cell table:formula="of:=LOG([.B77];2)+0.28" office:value-type="float" office:value="10.9057088430645" calcext:value-type="float">
            <text:p>10,91</text:p>
          </table:table-cell>
          <table:table-cell table:formula="of:=ROUND([.D77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00" calcext:value-type="float">
            <text:p>1600</text:p>
          </table:table-cell>
          <table:table-cell table:formula="of:=ROUND(LOG([.B78];2);0)" office:value-type="float" office:value="11" calcext:value-type="float">
            <text:p>11</text:p>
          </table:table-cell>
          <table:table-cell table:formula="of:=LOG([.B78];2)+0.28" office:value-type="float" office:value="10.9238561897747" calcext:value-type="float">
            <text:p>10,92</text:p>
          </table:table-cell>
          <table:table-cell table:formula="of:=ROUND([.D78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00" calcext:value-type="float">
            <text:p>1700</text:p>
          </table:table-cell>
          <table:table-cell table:formula="of:=ROUND(LOG([.B79];2);0)" office:value-type="float" office:value="11" calcext:value-type="float">
            <text:p>11</text:p>
          </table:table-cell>
          <table:table-cell table:formula="of:=LOG([.B79];2)+0.28" office:value-type="float" office:value="11.0113190310251" calcext:value-type="float">
            <text:p>11,01</text:p>
          </table:table-cell>
          <table:table-cell table:formula="of:=ROUND([.D79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00" calcext:value-type="float">
            <text:p>1800</text:p>
          </table:table-cell>
          <table:table-cell table:formula="of:=ROUND(LOG([.B80];2);0)" office:value-type="float" office:value="11" calcext:value-type="float">
            <text:p>11</text:p>
          </table:table-cell>
          <table:table-cell table:formula="of:=LOG([.B80];2)+0.28" office:value-type="float" office:value="11.093781191217" calcext:value-type="float">
            <text:p>11,09</text:p>
          </table:table-cell>
          <table:table-cell table:formula="of:=ROUND([.D80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00" calcext:value-type="float">
            <text:p>1900</text:p>
          </table:table-cell>
          <table:table-cell table:formula="of:=ROUND(LOG([.B81];2);0)" office:value-type="float" office:value="11" calcext:value-type="float">
            <text:p>11</text:p>
          </table:table-cell>
          <table:table-cell table:formula="of:=LOG([.B81];2)+0.28" office:value-type="float" office:value="11.1717837032183" calcext:value-type="float">
            <text:p>11,17</text:p>
          </table:table-cell>
          <table:table-cell table:formula="of:=ROUND([.D81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table:formula="of:=ROUND(LOG([.B82];2);0)" office:value-type="float" office:value="11" calcext:value-type="float">
            <text:p>11</text:p>
          </table:table-cell>
          <table:table-cell table:formula="of:=LOG([.B82];2)+0.28" office:value-type="float" office:value="11.2457842846621" calcext:value-type="float">
            <text:p>11,25</text:p>
          </table:table-cell>
          <table:table-cell table:formula="of:=ROUND([.D82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100" calcext:value-type="float">
            <text:p>2100</text:p>
          </table:table-cell>
          <table:table-cell table:formula="of:=ROUND(LOG([.B83];2);0)" office:value-type="float" office:value="11" calcext:value-type="float">
            <text:p>11</text:p>
          </table:table-cell>
          <table:table-cell table:formula="of:=LOG([.B83];2)+0.28" office:value-type="float" office:value="11.3161736125535" calcext:value-type="float">
            <text:p>11,32</text:p>
          </table:table-cell>
          <table:table-cell table:formula="of:=ROUND([.D83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200" calcext:value-type="float">
            <text:p>2200</text:p>
          </table:table-cell>
          <table:table-cell table:formula="of:=ROUND(LOG([.B84];2);0)" office:value-type="float" office:value="11" calcext:value-type="float">
            <text:p>11</text:p>
          </table:table-cell>
          <table:table-cell table:formula="of:=LOG([.B84];2)+0.28" office:value-type="float" office:value="11.383287808412" calcext:value-type="float">
            <text:p>11,38</text:p>
          </table:table-cell>
          <table:table-cell table:formula="of:=ROUND([.D84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00" calcext:value-type="float">
            <text:p>2300</text:p>
          </table:table-cell>
          <table:table-cell table:formula="of:=ROUND(LOG([.B85];2);0)" office:value-type="float" office:value="11" calcext:value-type="float">
            <text:p>11</text:p>
          </table:table-cell>
          <table:table-cell table:formula="of:=LOG([.B85];2)+0.28" office:value-type="float" office:value="11.4474181458317" calcext:value-type="float">
            <text:p>11,45</text:p>
          </table:table-cell>
          <table:table-cell table:formula="of:=ROUND([.D85];0)" office:value-type="float" office:value="11" calcext:value-type="float">
            <text:p>1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400" calcext:value-type="float">
            <text:p>2400</text:p>
          </table:table-cell>
          <table:table-cell table:formula="of:=ROUND(LOG([.B86];2);0)" office:value-type="float" office:value="11" calcext:value-type="float">
            <text:p>11</text:p>
          </table:table-cell>
          <table:table-cell table:formula="of:=LOG([.B86];2)+0.28" office:value-type="float" office:value="11.5088186904959" calcext:value-type="float">
            <text:p>11,51</text:p>
          </table:table-cell>
          <table:table-cell table:formula="of:=ROUND([.D86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00" calcext:value-type="float">
            <text:p>2500</text:p>
          </table:table-cell>
          <table:table-cell table:formula="of:=ROUND(LOG([.B87];2);0)" office:value-type="float" office:value="11" calcext:value-type="float">
            <text:p>11</text:p>
          </table:table-cell>
          <table:table-cell table:formula="of:=LOG([.B87];2)+0.28" office:value-type="float" office:value="11.5677123795494" calcext:value-type="float">
            <text:p>11,57</text:p>
          </table:table-cell>
          <table:table-cell table:formula="of:=ROUND([.D87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600" calcext:value-type="float">
            <text:p>2600</text:p>
          </table:table-cell>
          <table:table-cell table:formula="of:=ROUND(LOG([.B88];2);0)" office:value-type="float" office:value="11" calcext:value-type="float">
            <text:p>11</text:p>
          </table:table-cell>
          <table:table-cell table:formula="of:=LOG([.B88];2)+0.28" office:value-type="float" office:value="11.6242959079158" calcext:value-type="float">
            <text:p>11,62</text:p>
          </table:table-cell>
          <table:table-cell table:formula="of:=ROUND([.D88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700" calcext:value-type="float">
            <text:p>2700</text:p>
          </table:table-cell>
          <table:table-cell table:formula="of:=ROUND(LOG([.B89];2);0)" office:value-type="float" office:value="11" calcext:value-type="float">
            <text:p>11</text:p>
          </table:table-cell>
          <table:table-cell table:formula="of:=LOG([.B89];2)+0.28" office:value-type="float" office:value="11.6787436919382" calcext:value-type="float">
            <text:p>11,68</text:p>
          </table:table-cell>
          <table:table-cell table:formula="of:=ROUND([.D89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800" calcext:value-type="float">
            <text:p>2800</text:p>
          </table:table-cell>
          <table:table-cell table:formula="of:=ROUND(LOG([.B90];2);0)" office:value-type="float" office:value="11" calcext:value-type="float">
            <text:p>11</text:p>
          </table:table-cell>
          <table:table-cell table:formula="of:=LOG([.B90];2)+0.28" office:value-type="float" office:value="11.7312111118323" calcext:value-type="float">
            <text:p>11,73</text:p>
          </table:table-cell>
          <table:table-cell table:formula="of:=ROUND([.D90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00" calcext:value-type="float">
            <text:p>2900</text:p>
          </table:table-cell>
          <table:table-cell table:formula="of:=ROUND(LOG([.B91];2);0)" office:value-type="float" office:value="12" calcext:value-type="float">
            <text:p>12</text:p>
          </table:table-cell>
          <table:table-cell table:formula="of:=LOG([.B91];2)+0.28" office:value-type="float" office:value="11.7818371849023" calcext:value-type="float">
            <text:p>11,78</text:p>
          </table:table-cell>
          <table:table-cell table:formula="of:=ROUND([.D91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000" calcext:value-type="float">
            <text:p>3000</text:p>
          </table:table-cell>
          <table:table-cell table:formula="of:=ROUND(LOG([.B92];2);0)" office:value-type="float" office:value="12" calcext:value-type="float">
            <text:p>12</text:p>
          </table:table-cell>
          <table:table-cell table:formula="of:=LOG([.B92];2)+0.28" office:value-type="float" office:value="11.8307467853832" calcext:value-type="float">
            <text:p>11,83</text:p>
          </table:table-cell>
          <table:table-cell table:formula="of:=ROUND([.D92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100" calcext:value-type="float">
            <text:p>3100</text:p>
          </table:table-cell>
          <table:table-cell table:formula="of:=ROUND(LOG([.B93];2);0)" office:value-type="float" office:value="12" calcext:value-type="float">
            <text:p>12</text:p>
          </table:table-cell>
          <table:table-cell table:formula="of:=LOG([.B93];2)+0.28" office:value-type="float" office:value="11.8780525001616" calcext:value-type="float">
            <text:p>11,88</text:p>
          </table:table-cell>
          <table:table-cell table:formula="of:=ROUND([.D93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200" calcext:value-type="float">
            <text:p>3200</text:p>
          </table:table-cell>
          <table:table-cell table:formula="of:=ROUND(LOG([.B94];2);0)" office:value-type="float" office:value="12" calcext:value-type="float">
            <text:p>12</text:p>
          </table:table-cell>
          <table:table-cell table:formula="of:=LOG([.B94];2)+0.28" office:value-type="float" office:value="11.9238561897747" calcext:value-type="float">
            <text:p>11,92</text:p>
          </table:table-cell>
          <table:table-cell table:formula="of:=ROUND([.D94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300" calcext:value-type="float">
            <text:p>3300</text:p>
          </table:table-cell>
          <table:table-cell table:formula="of:=ROUND(LOG([.B95];2);0)" office:value-type="float" office:value="12" calcext:value-type="float">
            <text:p>12</text:p>
          </table:table-cell>
          <table:table-cell table:formula="of:=LOG([.B95];2)+0.28" office:value-type="float" office:value="11.9682503091332" calcext:value-type="float">
            <text:p>11,97</text:p>
          </table:table-cell>
          <table:table-cell table:formula="of:=ROUND([.D95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400" calcext:value-type="float">
            <text:p>3400</text:p>
          </table:table-cell>
          <table:table-cell table:formula="of:=ROUND(LOG([.B96];2);0)" office:value-type="float" office:value="12" calcext:value-type="float">
            <text:p>12</text:p>
          </table:table-cell>
          <table:table-cell table:formula="of:=LOG([.B96];2)+0.28" office:value-type="float" office:value="12.0113190310251" calcext:value-type="float">
            <text:p>12,01</text:p>
          </table:table-cell>
          <table:table-cell table:formula="of:=ROUND([.D96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500" calcext:value-type="float">
            <text:p>3500</text:p>
          </table:table-cell>
          <table:table-cell table:formula="of:=ROUND(LOG([.B97];2);0)" office:value-type="float" office:value="12" calcext:value-type="float">
            <text:p>12</text:p>
          </table:table-cell>
          <table:table-cell table:formula="of:=LOG([.B97];2)+0.28" office:value-type="float" office:value="12.0531392067197" calcext:value-type="float">
            <text:p>12,05</text:p>
          </table:table-cell>
          <table:table-cell table:formula="of:=ROUND([.D97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00" calcext:value-type="float">
            <text:p>3600</text:p>
          </table:table-cell>
          <table:table-cell table:formula="of:=ROUND(LOG([.B98];2);0)" office:value-type="float" office:value="12" calcext:value-type="float">
            <text:p>12</text:p>
          </table:table-cell>
          <table:table-cell table:formula="of:=LOG([.B98];2)+0.28" office:value-type="float" office:value="12.093781191217" calcext:value-type="float">
            <text:p>12,09</text:p>
          </table:table-cell>
          <table:table-cell table:formula="of:=ROUND([.D98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700" calcext:value-type="float">
            <text:p>3700</text:p>
          </table:table-cell>
          <table:table-cell table:formula="of:=ROUND(LOG([.B99];2);0)" office:value-type="float" office:value="12" calcext:value-type="float">
            <text:p>12</text:p>
          </table:table-cell>
          <table:table-cell table:formula="of:=LOG([.B99];2)+0.28" office:value-type="float" office:value="12.1333095554037" calcext:value-type="float">
            <text:p>12,13</text:p>
          </table:table-cell>
          <table:table-cell table:formula="of:=ROUND([.D99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800" calcext:value-type="float">
            <text:p>3800</text:p>
          </table:table-cell>
          <table:table-cell table:formula="of:=ROUND(LOG([.B100];2);0)" office:value-type="float" office:value="12" calcext:value-type="float">
            <text:p>12</text:p>
          </table:table-cell>
          <table:table-cell table:formula="of:=LOG([.B100];2)+0.28" office:value-type="float" office:value="12.1717837032183" calcext:value-type="float">
            <text:p>12,17</text:p>
          </table:table-cell>
          <table:table-cell table:formula="of:=ROUND([.D100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00" calcext:value-type="float">
            <text:p>3900</text:p>
          </table:table-cell>
          <table:table-cell table:formula="of:=ROUND(LOG([.B101];2);0)" office:value-type="float" office:value="12" calcext:value-type="float">
            <text:p>12</text:p>
          </table:table-cell>
          <table:table-cell table:formula="of:=LOG([.B101];2)+0.28" office:value-type="float" office:value="12.209258408637" calcext:value-type="float">
            <text:p>12,21</text:p>
          </table:table-cell>
          <table:table-cell table:formula="of:=ROUND([.D101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table:formula="of:=ROUND(LOG([.B102];2);0)" office:value-type="float" office:value="12" calcext:value-type="float">
            <text:p>12</text:p>
          </table:table-cell>
          <table:table-cell table:formula="of:=LOG([.B102];2)+0.28" office:value-type="float" office:value="12.2457842846621" calcext:value-type="float">
            <text:p>12,25</text:p>
          </table:table-cell>
          <table:table-cell table:formula="of:=ROUND([.D102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100" calcext:value-type="float">
            <text:p>4100</text:p>
          </table:table-cell>
          <table:table-cell table:formula="of:=ROUND(LOG([.B103];2);0)" office:value-type="float" office:value="12" calcext:value-type="float">
            <text:p>12</text:p>
          </table:table-cell>
          <table:table-cell table:formula="of:=LOG([.B103];2)+0.28" office:value-type="float" office:value="12.2814081943928" calcext:value-type="float">
            <text:p>12,28</text:p>
          </table:table-cell>
          <table:table-cell table:formula="of:=ROUND([.D103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200" calcext:value-type="float">
            <text:p>4200</text:p>
          </table:table-cell>
          <table:table-cell table:formula="of:=ROUND(LOG([.B104];2);0)" office:value-type="float" office:value="12" calcext:value-type="float">
            <text:p>12</text:p>
          </table:table-cell>
          <table:table-cell table:formula="of:=LOG([.B104];2)+0.28" office:value-type="float" office:value="12.3161736125535" calcext:value-type="float">
            <text:p>12,32</text:p>
          </table:table-cell>
          <table:table-cell table:formula="of:=ROUND([.D104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300" calcext:value-type="float">
            <text:p>4300</text:p>
          </table:table-cell>
          <table:table-cell table:formula="of:=ROUND(LOG([.B105];2);0)" office:value-type="float" office:value="12" calcext:value-type="float">
            <text:p>12</text:p>
          </table:table-cell>
          <table:table-cell table:formula="of:=LOG([.B105];2)+0.28" office:value-type="float" office:value="12.3501209444768" calcext:value-type="float">
            <text:p>12,35</text:p>
          </table:table-cell>
          <table:table-cell table:formula="of:=ROUND([.D105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400" calcext:value-type="float">
            <text:p>4400</text:p>
          </table:table-cell>
          <table:table-cell table:formula="of:=ROUND(LOG([.B106];2);0)" office:value-type="float" office:value="12" calcext:value-type="float">
            <text:p>12</text:p>
          </table:table-cell>
          <table:table-cell table:formula="of:=LOG([.B106];2)+0.28" office:value-type="float" office:value="12.383287808412" calcext:value-type="float">
            <text:p>12,38</text:p>
          </table:table-cell>
          <table:table-cell table:formula="of:=ROUND([.D106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00" calcext:value-type="float">
            <text:p>4500</text:p>
          </table:table-cell>
          <table:table-cell table:formula="of:=ROUND(LOG([.B107];2);0)" office:value-type="float" office:value="12" calcext:value-type="float">
            <text:p>12</text:p>
          </table:table-cell>
          <table:table-cell table:formula="of:=LOG([.B107];2)+0.28" office:value-type="float" office:value="12.4157092861044" calcext:value-type="float">
            <text:p>12,42</text:p>
          </table:table-cell>
          <table:table-cell table:formula="of:=ROUND([.D107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600" calcext:value-type="float">
            <text:p>4600</text:p>
          </table:table-cell>
          <table:table-cell table:formula="of:=ROUND(LOG([.B108];2);0)" office:value-type="float" office:value="12" calcext:value-type="float">
            <text:p>12</text:p>
          </table:table-cell>
          <table:table-cell table:formula="of:=LOG([.B108];2)+0.28" office:value-type="float" office:value="12.4474181458317" calcext:value-type="float">
            <text:p>12,45</text:p>
          </table:table-cell>
          <table:table-cell table:formula="of:=ROUND([.D108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700" calcext:value-type="float">
            <text:p>4700</text:p>
          </table:table-cell>
          <table:table-cell table:formula="of:=ROUND(LOG([.B109];2);0)" office:value-type="float" office:value="12" calcext:value-type="float">
            <text:p>12</text:p>
          </table:table-cell>
          <table:table-cell table:formula="of:=LOG([.B109];2)+0.28" office:value-type="float" office:value="12.4784450414524" calcext:value-type="float">
            <text:p>12,48</text:p>
          </table:table-cell>
          <table:table-cell table:formula="of:=ROUND([.D109];0)" office:value-type="float" office:value="12" calcext:value-type="float">
            <text:p>1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800" calcext:value-type="float">
            <text:p>4800</text:p>
          </table:table-cell>
          <table:table-cell table:formula="of:=ROUND(LOG([.B110];2);0)" office:value-type="float" office:value="12" calcext:value-type="float">
            <text:p>12</text:p>
          </table:table-cell>
          <table:table-cell table:formula="of:=LOG([.B110];2)+0.28" office:value-type="float" office:value="12.5088186904959" calcext:value-type="float">
            <text:p>12,51</text:p>
          </table:table-cell>
          <table:table-cell table:formula="of:=ROUND([.D110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900" calcext:value-type="float">
            <text:p>4900</text:p>
          </table:table-cell>
          <table:table-cell table:formula="of:=ROUND(LOG([.B111];2);0)" office:value-type="float" office:value="12" calcext:value-type="float">
            <text:p>12</text:p>
          </table:table-cell>
          <table:table-cell table:formula="of:=LOG([.B111];2)+0.28" office:value-type="float" office:value="12.5385660338899" calcext:value-type="float">
            <text:p>12,54</text:p>
          </table:table-cell>
          <table:table-cell table:formula="of:=ROUND([.D111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formula="of:=ROUND(LOG([.B112];2);0)" office:value-type="float" office:value="12" calcext:value-type="float">
            <text:p>12</text:p>
          </table:table-cell>
          <table:table-cell table:formula="of:=LOG([.B112];2)+0.28" office:value-type="float" office:value="12.5677123795495" calcext:value-type="float">
            <text:p>12,57</text:p>
          </table:table-cell>
          <table:table-cell table:formula="of:=ROUND([.D112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00" calcext:value-type="float">
            <text:p>5100</text:p>
          </table:table-cell>
          <table:table-cell table:formula="of:=ROUND(LOG([.B113];2);0)" office:value-type="float" office:value="12" calcext:value-type="float">
            <text:p>12</text:p>
          </table:table-cell>
          <table:table-cell table:formula="of:=LOG([.B113];2)+0.28" office:value-type="float" office:value="12.5962815317462" calcext:value-type="float">
            <text:p>12,60</text:p>
          </table:table-cell>
          <table:table-cell table:formula="of:=ROUND([.D113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200" calcext:value-type="float">
            <text:p>5200</text:p>
          </table:table-cell>
          <table:table-cell table:formula="of:=ROUND(LOG([.B114];2);0)" office:value-type="float" office:value="12" calcext:value-type="float">
            <text:p>12</text:p>
          </table:table-cell>
          <table:table-cell table:formula="of:=LOG([.B114];2)+0.28" office:value-type="float" office:value="12.6242959079158" calcext:value-type="float">
            <text:p>12,62</text:p>
          </table:table-cell>
          <table:table-cell table:formula="of:=ROUND([.D114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300" calcext:value-type="float">
            <text:p>5300</text:p>
          </table:table-cell>
          <table:table-cell table:formula="of:=ROUND(LOG([.B115];2);0)" office:value-type="float" office:value="12" calcext:value-type="float">
            <text:p>12</text:p>
          </table:table-cell>
          <table:table-cell table:formula="of:=LOG([.B115];2)+0.28" office:value-type="float" office:value="12.6517766443379" calcext:value-type="float">
            <text:p>12,65</text:p>
          </table:table-cell>
          <table:table-cell table:formula="of:=ROUND([.D115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400" calcext:value-type="float">
            <text:p>5400</text:p>
          </table:table-cell>
          <table:table-cell table:formula="of:=ROUND(LOG([.B116];2);0)" office:value-type="float" office:value="12" calcext:value-type="float">
            <text:p>12</text:p>
          </table:table-cell>
          <table:table-cell table:formula="of:=LOG([.B116];2)+0.28" office:value-type="float" office:value="12.6787436919382" calcext:value-type="float">
            <text:p>12,68</text:p>
          </table:table-cell>
          <table:table-cell table:formula="of:=ROUND([.D116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500" calcext:value-type="float">
            <text:p>5500</text:p>
          </table:table-cell>
          <table:table-cell table:formula="of:=ROUND(LOG([.B117];2);0)" office:value-type="float" office:value="12" calcext:value-type="float">
            <text:p>12</text:p>
          </table:table-cell>
          <table:table-cell table:formula="of:=LOG([.B117];2)+0.28" office:value-type="float" office:value="12.7052159032994" calcext:value-type="float">
            <text:p>12,71</text:p>
          </table:table-cell>
          <table:table-cell table:formula="of:=ROUND([.D117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600" calcext:value-type="float">
            <text:p>5600</text:p>
          </table:table-cell>
          <table:table-cell table:formula="of:=ROUND(LOG([.B118];2);0)" office:value-type="float" office:value="12" calcext:value-type="float">
            <text:p>12</text:p>
          </table:table-cell>
          <table:table-cell table:formula="of:=LOG([.B118];2)+0.28" office:value-type="float" office:value="12.7312111118323" calcext:value-type="float">
            <text:p>12,73</text:p>
          </table:table-cell>
          <table:table-cell table:formula="of:=ROUND([.D118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700" calcext:value-type="float">
            <text:p>5700</text:p>
          </table:table-cell>
          <table:table-cell table:formula="of:=ROUND(LOG([.B119];2);0)" office:value-type="float" office:value="12" calcext:value-type="float">
            <text:p>12</text:p>
          </table:table-cell>
          <table:table-cell table:formula="of:=LOG([.B119];2)+0.28" office:value-type="float" office:value="12.7567462039395" calcext:value-type="float">
            <text:p>12,76</text:p>
          </table:table-cell>
          <table:table-cell table:formula="of:=ROUND([.D119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800" calcext:value-type="float">
            <text:p>5800</text:p>
          </table:table-cell>
          <table:table-cell table:formula="of:=ROUND(LOG([.B120];2);0)" office:value-type="float" office:value="13" calcext:value-type="float">
            <text:p>13</text:p>
          </table:table-cell>
          <table:table-cell table:formula="of:=LOG([.B120];2)+0.28" office:value-type="float" office:value="12.7818371849023" calcext:value-type="float">
            <text:p>12,78</text:p>
          </table:table-cell>
          <table:table-cell table:formula="of:=ROUND([.D120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900" calcext:value-type="float">
            <text:p>5900</text:p>
          </table:table-cell>
          <table:table-cell table:formula="of:=ROUND(LOG([.B121];2);0)" office:value-type="float" office:value="13" calcext:value-type="float">
            <text:p>13</text:p>
          </table:table-cell>
          <table:table-cell table:formula="of:=LOG([.B121];2)+0.28" office:value-type="float" office:value="12.8064992391366" calcext:value-type="float">
            <text:p>12,81</text:p>
          </table:table-cell>
          <table:table-cell table:formula="of:=ROUND([.D121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000" calcext:value-type="float">
            <text:p>6000</text:p>
          </table:table-cell>
          <table:table-cell table:formula="of:=ROUND(LOG([.B122];2);0)" office:value-type="float" office:value="13" calcext:value-type="float">
            <text:p>13</text:p>
          </table:table-cell>
          <table:table-cell table:formula="of:=LOG([.B122];2)+0.28" office:value-type="float" office:value="12.8307467853832" calcext:value-type="float">
            <text:p>12,83</text:p>
          </table:table-cell>
          <table:table-cell table:formula="of:=ROUND([.D122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100" calcext:value-type="float">
            <text:p>6100</text:p>
          </table:table-cell>
          <table:table-cell table:formula="of:=ROUND(LOG([.B123];2);0)" office:value-type="float" office:value="13" calcext:value-type="float">
            <text:p>13</text:p>
          </table:table-cell>
          <table:table-cell table:formula="of:=LOG([.B123];2)+0.28" office:value-type="float" office:value="12.8545935273376" calcext:value-type="float">
            <text:p>12,85</text:p>
          </table:table-cell>
          <table:table-cell table:formula="of:=ROUND([.D123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200" calcext:value-type="float">
            <text:p>6200</text:p>
          </table:table-cell>
          <table:table-cell table:formula="of:=ROUND(LOG([.B124];2);0)" office:value-type="float" office:value="13" calcext:value-type="float">
            <text:p>13</text:p>
          </table:table-cell>
          <table:table-cell table:formula="of:=LOG([.B124];2)+0.28" office:value-type="float" office:value="12.8780525001616" calcext:value-type="float">
            <text:p>12,88</text:p>
          </table:table-cell>
          <table:table-cell table:formula="of:=ROUND([.D124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300" calcext:value-type="float">
            <text:p>6300</text:p>
          </table:table-cell>
          <table:table-cell table:formula="of:=ROUND(LOG([.B125];2);0)" office:value-type="float" office:value="13" calcext:value-type="float">
            <text:p>13</text:p>
          </table:table-cell>
          <table:table-cell table:formula="of:=LOG([.B125];2)+0.28" office:value-type="float" office:value="12.9011361132746" calcext:value-type="float">
            <text:p>12,90</text:p>
          </table:table-cell>
          <table:table-cell table:formula="of:=ROUND([.D125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400" calcext:value-type="float">
            <text:p>6400</text:p>
          </table:table-cell>
          <table:table-cell table:formula="of:=ROUND(LOG([.B126];2);0)" office:value-type="float" office:value="13" calcext:value-type="float">
            <text:p>13</text:p>
          </table:table-cell>
          <table:table-cell table:formula="of:=LOG([.B126];2)+0.28" office:value-type="float" office:value="12.9238561897747" calcext:value-type="float">
            <text:p>12,92</text:p>
          </table:table-cell>
          <table:table-cell table:formula="of:=ROUND([.D126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500" calcext:value-type="float">
            <text:p>6500</text:p>
          </table:table-cell>
          <table:table-cell table:formula="of:=ROUND(LOG([.B127];2);0)" office:value-type="float" office:value="13" calcext:value-type="float">
            <text:p>13</text:p>
          </table:table-cell>
          <table:table-cell table:formula="of:=LOG([.B127];2)+0.28" office:value-type="float" office:value="12.9462240028032" calcext:value-type="float">
            <text:p>12,95</text:p>
          </table:table-cell>
          <table:table-cell table:formula="of:=ROUND([.D127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600" calcext:value-type="float">
            <text:p>6600</text:p>
          </table:table-cell>
          <table:table-cell table:formula="of:=ROUND(LOG([.B128];2);0)" office:value-type="float" office:value="13" calcext:value-type="float">
            <text:p>13</text:p>
          </table:table-cell>
          <table:table-cell table:formula="of:=LOG([.B128];2)+0.28" office:value-type="float" office:value="12.9682503091332" calcext:value-type="float">
            <text:p>12,97</text:p>
          </table:table-cell>
          <table:table-cell table:formula="of:=ROUND([.D128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700" calcext:value-type="float">
            <text:p>6700</text:p>
          </table:table-cell>
          <table:table-cell table:formula="of:=ROUND(LOG([.B129];2);0)" office:value-type="float" office:value="13" calcext:value-type="float">
            <text:p>13</text:p>
          </table:table-cell>
          <table:table-cell table:formula="of:=LOG([.B129];2)+0.28" office:value-type="float" office:value="12.9899453802325" calcext:value-type="float">
            <text:p>12,99</text:p>
          </table:table-cell>
          <table:table-cell table:formula="of:=ROUND([.D129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00" calcext:value-type="float">
            <text:p>6800</text:p>
          </table:table-cell>
          <table:table-cell table:formula="of:=ROUND(LOG([.B130];2);0)" office:value-type="float" office:value="13" calcext:value-type="float">
            <text:p>13</text:p>
          </table:table-cell>
          <table:table-cell table:formula="of:=LOG([.B130];2)+0.28" office:value-type="float" office:value="13.0113190310251" calcext:value-type="float">
            <text:p>13,01</text:p>
          </table:table-cell>
          <table:table-cell table:formula="of:=ROUND([.D130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900" calcext:value-type="float">
            <text:p>6900</text:p>
          </table:table-cell>
          <table:table-cell table:formula="of:=ROUND(LOG([.B131];2);0)" office:value-type="float" office:value="13" calcext:value-type="float">
            <text:p>13</text:p>
          </table:table-cell>
          <table:table-cell table:formula="of:=LOG([.B131];2)+0.28" office:value-type="float" office:value="13.0323806465529" calcext:value-type="float">
            <text:p>13,03</text:p>
          </table:table-cell>
          <table:table-cell table:formula="of:=ROUND([.D131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00" calcext:value-type="float">
            <text:p>7000</text:p>
          </table:table-cell>
          <table:table-cell table:formula="of:=ROUND(LOG([.B132];2);0)" office:value-type="float" office:value="13" calcext:value-type="float">
            <text:p>13</text:p>
          </table:table-cell>
          <table:table-cell table:formula="of:=LOG([.B132];2)+0.28" office:value-type="float" office:value="13.0531392067197" calcext:value-type="float">
            <text:p>13,05</text:p>
          </table:table-cell>
          <table:table-cell table:formula="of:=ROUND([.D132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00" calcext:value-type="float">
            <text:p>7100</text:p>
          </table:table-cell>
          <table:table-cell table:formula="of:=ROUND(LOG([.B133];2);0)" office:value-type="float" office:value="13" calcext:value-type="float">
            <text:p>13</text:p>
          </table:table-cell>
          <table:table-cell table:formula="of:=LOG([.B133];2)+0.28" office:value-type="float" office:value="13.0736033092794" calcext:value-type="float">
            <text:p>13,07</text:p>
          </table:table-cell>
          <table:table-cell table:formula="of:=ROUND([.D133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00" calcext:value-type="float">
            <text:p>7200</text:p>
          </table:table-cell>
          <table:table-cell table:formula="of:=ROUND(LOG([.B134];2);0)" office:value-type="float" office:value="13" calcext:value-type="float">
            <text:p>13</text:p>
          </table:table-cell>
          <table:table-cell table:formula="of:=LOG([.B134];2)+0.28" office:value-type="float" office:value="13.093781191217" calcext:value-type="float">
            <text:p>13,09</text:p>
          </table:table-cell>
          <table:table-cell table:formula="of:=ROUND([.D134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300" calcext:value-type="float">
            <text:p>7300</text:p>
          </table:table-cell>
          <table:table-cell table:formula="of:=ROUND(LOG([.B135];2);0)" office:value-type="float" office:value="13" calcext:value-type="float">
            <text:p>13</text:p>
          </table:table-cell>
          <table:table-cell table:formula="of:=LOG([.B135];2)+0.28" office:value-type="float" office:value="13.1136807486547" calcext:value-type="float">
            <text:p>13,11</text:p>
          </table:table-cell>
          <table:table-cell table:formula="of:=ROUND([.D135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400" calcext:value-type="float">
            <text:p>7400</text:p>
          </table:table-cell>
          <table:table-cell table:formula="of:=ROUND(LOG([.B136];2);0)" office:value-type="float" office:value="13" calcext:value-type="float">
            <text:p>13</text:p>
          </table:table-cell>
          <table:table-cell table:formula="of:=LOG([.B136];2)+0.28" office:value-type="float" office:value="13.1333095554037" calcext:value-type="float">
            <text:p>13,13</text:p>
          </table:table-cell>
          <table:table-cell table:formula="of:=ROUND([.D136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500" calcext:value-type="float">
            <text:p>7500</text:p>
          </table:table-cell>
          <table:table-cell table:formula="of:=ROUND(LOG([.B137];2);0)" office:value-type="float" office:value="13" calcext:value-type="float">
            <text:p>13</text:p>
          </table:table-cell>
          <table:table-cell table:formula="of:=LOG([.B137];2)+0.28" office:value-type="float" office:value="13.1526748802706" calcext:value-type="float">
            <text:p>13,15</text:p>
          </table:table-cell>
          <table:table-cell table:formula="of:=ROUND([.D137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600" calcext:value-type="float">
            <text:p>7600</text:p>
          </table:table-cell>
          <table:table-cell table:formula="of:=ROUND(LOG([.B138];2);0)" office:value-type="float" office:value="13" calcext:value-type="float">
            <text:p>13</text:p>
          </table:table-cell>
          <table:table-cell table:formula="of:=LOG([.B138];2)+0.28" office:value-type="float" office:value="13.1717837032183" calcext:value-type="float">
            <text:p>13,17</text:p>
          </table:table-cell>
          <table:table-cell table:formula="of:=ROUND([.D138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700" calcext:value-type="float">
            <text:p>7700</text:p>
          </table:table-cell>
          <table:table-cell table:formula="of:=ROUND(LOG([.B139];2);0)" office:value-type="float" office:value="13" calcext:value-type="float">
            <text:p>13</text:p>
          </table:table-cell>
          <table:table-cell table:formula="of:=LOG([.B139];2)+0.28" office:value-type="float" office:value="13.1906427304696" calcext:value-type="float">
            <text:p>13,19</text:p>
          </table:table-cell>
          <table:table-cell table:formula="of:=ROUND([.D139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800" calcext:value-type="float">
            <text:p>7800</text:p>
          </table:table-cell>
          <table:table-cell table:formula="of:=ROUND(LOG([.B140];2);0)" office:value-type="float" office:value="13" calcext:value-type="float">
            <text:p>13</text:p>
          </table:table-cell>
          <table:table-cell table:formula="of:=LOG([.B140];2)+0.28" office:value-type="float" office:value="13.209258408637" calcext:value-type="float">
            <text:p>13,21</text:p>
          </table:table-cell>
          <table:table-cell table:formula="of:=ROUND([.D140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900" calcext:value-type="float">
            <text:p>7900</text:p>
          </table:table-cell>
          <table:table-cell table:formula="of:=ROUND(LOG([.B141];2);0)" office:value-type="float" office:value="13" calcext:value-type="float">
            <text:p>13</text:p>
          </table:table-cell>
          <table:table-cell table:formula="of:=LOG([.B141];2)+0.28" office:value-type="float" office:value="13.2276369379518" calcext:value-type="float">
            <text:p>13,23</text:p>
          </table:table-cell>
          <table:table-cell table:formula="of:=ROUND([.D141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000" calcext:value-type="float">
            <text:p>8000</text:p>
          </table:table-cell>
          <table:table-cell table:formula="of:=ROUND(LOG([.B142];2);0)" office:value-type="float" office:value="13" calcext:value-type="float">
            <text:p>13</text:p>
          </table:table-cell>
          <table:table-cell table:formula="of:=LOG([.B142];2)+0.28" office:value-type="float" office:value="13.2457842846621" calcext:value-type="float">
            <text:p>13,25</text:p>
          </table:table-cell>
          <table:table-cell table:formula="of:=ROUND([.D142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100" calcext:value-type="float">
            <text:p>8100</text:p>
          </table:table-cell>
          <table:table-cell table:formula="of:=ROUND(LOG([.B143];2);0)" office:value-type="float" office:value="13" calcext:value-type="float">
            <text:p>13</text:p>
          </table:table-cell>
          <table:table-cell table:formula="of:=LOG([.B143];2)+0.28" office:value-type="float" office:value="13.2637061926593" calcext:value-type="float">
            <text:p>13,26</text:p>
          </table:table-cell>
          <table:table-cell table:formula="of:=ROUND([.D143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200" calcext:value-type="float">
            <text:p>8200</text:p>
          </table:table-cell>
          <table:table-cell table:formula="of:=ROUND(LOG([.B144];2);0)" office:value-type="float" office:value="13" calcext:value-type="float">
            <text:p>13</text:p>
          </table:table-cell>
          <table:table-cell table:formula="of:=LOG([.B144];2)+0.28" office:value-type="float" office:value="13.2814081943928" calcext:value-type="float">
            <text:p>13,28</text:p>
          </table:table-cell>
          <table:table-cell table:formula="of:=ROUND([.D144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300" calcext:value-type="float">
            <text:p>8300</text:p>
          </table:table-cell>
          <table:table-cell table:formula="of:=ROUND(LOG([.B145];2);0)" office:value-type="float" office:value="13" calcext:value-type="float">
            <text:p>13</text:p>
          </table:table-cell>
          <table:table-cell table:formula="of:=LOG([.B145];2)+0.28" office:value-type="float" office:value="13.2988956211217" calcext:value-type="float">
            <text:p>13,30</text:p>
          </table:table-cell>
          <table:table-cell table:formula="of:=ROUND([.D145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00" calcext:value-type="float">
            <text:p>8400</text:p>
          </table:table-cell>
          <table:table-cell table:formula="of:=ROUND(LOG([.B146];2);0)" office:value-type="float" office:value="13" calcext:value-type="float">
            <text:p>13</text:p>
          </table:table-cell>
          <table:table-cell table:formula="of:=LOG([.B146];2)+0.28" office:value-type="float" office:value="13.3161736125535" calcext:value-type="float">
            <text:p>13,32</text:p>
          </table:table-cell>
          <table:table-cell table:formula="of:=ROUND([.D146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500" calcext:value-type="float">
            <text:p>8500</text:p>
          </table:table-cell>
          <table:table-cell table:formula="of:=ROUND(LOG([.B147];2);0)" office:value-type="float" office:value="13" calcext:value-type="float">
            <text:p>13</text:p>
          </table:table-cell>
          <table:table-cell table:formula="of:=LOG([.B147];2)+0.28" office:value-type="float" office:value="13.3332471259124" calcext:value-type="float">
            <text:p>13,33</text:p>
          </table:table-cell>
          <table:table-cell table:formula="of:=ROUND([.D147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600" calcext:value-type="float">
            <text:p>8600</text:p>
          </table:table-cell>
          <table:table-cell table:formula="of:=ROUND(LOG([.B148];2);0)" office:value-type="float" office:value="13" calcext:value-type="float">
            <text:p>13</text:p>
          </table:table-cell>
          <table:table-cell table:formula="of:=LOG([.B148];2)+0.28" office:value-type="float" office:value="13.3501209444768" calcext:value-type="float">
            <text:p>13,35</text:p>
          </table:table-cell>
          <table:table-cell table:formula="of:=ROUND([.D148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700" calcext:value-type="float">
            <text:p>8700</text:p>
          </table:table-cell>
          <table:table-cell table:formula="of:=ROUND(LOG([.B149];2);0)" office:value-type="float" office:value="13" calcext:value-type="float">
            <text:p>13</text:p>
          </table:table-cell>
          <table:table-cell table:formula="of:=LOG([.B149];2)+0.28" office:value-type="float" office:value="13.3667996856235" calcext:value-type="float">
            <text:p>13,37</text:p>
          </table:table-cell>
          <table:table-cell table:formula="of:=ROUND([.D149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800" calcext:value-type="float">
            <text:p>8800</text:p>
          </table:table-cell>
          <table:table-cell table:formula="of:=ROUND(LOG([.B150];2);0)" office:value-type="float" office:value="13" calcext:value-type="float">
            <text:p>13</text:p>
          </table:table-cell>
          <table:table-cell table:formula="of:=LOG([.B150];2)+0.28" office:value-type="float" office:value="13.383287808412" calcext:value-type="float">
            <text:p>13,38</text:p>
          </table:table-cell>
          <table:table-cell table:formula="of:=ROUND([.D150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900" calcext:value-type="float">
            <text:p>8900</text:p>
          </table:table-cell>
          <table:table-cell table:formula="of:=ROUND(LOG([.B151];2);0)" office:value-type="float" office:value="13" calcext:value-type="float">
            <text:p>13</text:p>
          </table:table-cell>
          <table:table-cell table:formula="of:=LOG([.B151];2)+0.28" office:value-type="float" office:value="13.3995896207411" calcext:value-type="float">
            <text:p>13,40</text:p>
          </table:table-cell>
          <table:table-cell table:formula="of:=ROUND([.D151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000" calcext:value-type="float">
            <text:p>9000</text:p>
          </table:table-cell>
          <table:table-cell table:formula="of:=ROUND(LOG([.B152];2);0)" office:value-type="float" office:value="13" calcext:value-type="float">
            <text:p>13</text:p>
          </table:table-cell>
          <table:table-cell table:formula="of:=LOG([.B152];2)+0.28" office:value-type="float" office:value="13.4157092861044" calcext:value-type="float">
            <text:p>13,42</text:p>
          </table:table-cell>
          <table:table-cell table:formula="of:=ROUND([.D152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100" calcext:value-type="float">
            <text:p>9100</text:p>
          </table:table-cell>
          <table:table-cell table:formula="of:=ROUND(LOG([.B153];2);0)" office:value-type="float" office:value="13" calcext:value-type="float">
            <text:p>13</text:p>
          </table:table-cell>
          <table:table-cell table:formula="of:=LOG([.B153];2)+0.28" office:value-type="float" office:value="13.4316508299734" calcext:value-type="float">
            <text:p>13,43</text:p>
          </table:table-cell>
          <table:table-cell table:formula="of:=ROUND([.D153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200" calcext:value-type="float">
            <text:p>9200</text:p>
          </table:table-cell>
          <table:table-cell table:formula="of:=ROUND(LOG([.B154];2);0)" office:value-type="float" office:value="13" calcext:value-type="float">
            <text:p>13</text:p>
          </table:table-cell>
          <table:table-cell table:formula="of:=LOG([.B154];2)+0.28" office:value-type="float" office:value="13.4474181458317" calcext:value-type="float">
            <text:p>13,45</text:p>
          </table:table-cell>
          <table:table-cell table:formula="of:=ROUND([.D154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300" calcext:value-type="float">
            <text:p>9300</text:p>
          </table:table-cell>
          <table:table-cell table:formula="of:=ROUND(LOG([.B155];2);0)" office:value-type="float" office:value="13" calcext:value-type="float">
            <text:p>13</text:p>
          </table:table-cell>
          <table:table-cell table:formula="of:=LOG([.B155];2)+0.28" office:value-type="float" office:value="13.4630150008828" calcext:value-type="float">
            <text:p>13,46</text:p>
          </table:table-cell>
          <table:table-cell table:formula="of:=ROUND([.D155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400" calcext:value-type="float">
            <text:p>9400</text:p>
          </table:table-cell>
          <table:table-cell table:formula="of:=ROUND(LOG([.B156];2);0)" office:value-type="float" office:value="13" calcext:value-type="float">
            <text:p>13</text:p>
          </table:table-cell>
          <table:table-cell table:formula="of:=LOG([.B156];2)+0.28" office:value-type="float" office:value="13.4784450414524" calcext:value-type="float">
            <text:p>13,48</text:p>
          </table:table-cell>
          <table:table-cell table:formula="of:=ROUND([.D156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00" calcext:value-type="float">
            <text:p>9500</text:p>
          </table:table-cell>
          <table:table-cell table:formula="of:=ROUND(LOG([.B157];2);0)" office:value-type="float" office:value="13" calcext:value-type="float">
            <text:p>13</text:p>
          </table:table-cell>
          <table:table-cell table:formula="of:=LOG([.B157];2)+0.28" office:value-type="float" office:value="13.4937117981057" calcext:value-type="float">
            <text:p>13,49</text:p>
          </table:table-cell>
          <table:table-cell table:formula="of:=ROUND([.D157];0)" office:value-type="float" office:value="13" calcext:value-type="float">
            <text:p>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600" calcext:value-type="float">
            <text:p>9600</text:p>
          </table:table-cell>
          <table:table-cell table:formula="of:=ROUND(LOG([.B158];2);0)" office:value-type="float" office:value="13" calcext:value-type="float">
            <text:p>13</text:p>
          </table:table-cell>
          <table:table-cell table:formula="of:=LOG([.B158];2)+0.28" office:value-type="float" office:value="13.5088186904959" calcext:value-type="float">
            <text:p>13,51</text:p>
          </table:table-cell>
          <table:table-cell table:formula="of:=ROUND([.D158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700" calcext:value-type="float">
            <text:p>9700</text:p>
          </table:table-cell>
          <table:table-cell table:formula="of:=ROUND(LOG([.B159];2);0)" office:value-type="float" office:value="13" calcext:value-type="float">
            <text:p>13</text:p>
          </table:table-cell>
          <table:table-cell table:formula="of:=LOG([.B159];2)+0.28" office:value-type="float" office:value="13.5237690319619" calcext:value-type="float">
            <text:p>13,52</text:p>
          </table:table-cell>
          <table:table-cell table:formula="of:=ROUND([.D159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800" calcext:value-type="float">
            <text:p>9800</text:p>
          </table:table-cell>
          <table:table-cell table:formula="of:=ROUND(LOG([.B160];2);0)" office:value-type="float" office:value="13" calcext:value-type="float">
            <text:p>13</text:p>
          </table:table-cell>
          <table:table-cell table:formula="of:=LOG([.B160];2)+0.28" office:value-type="float" office:value="13.5385660338899" calcext:value-type="float">
            <text:p>13,54</text:p>
          </table:table-cell>
          <table:table-cell table:formula="of:=ROUND([.D160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900" calcext:value-type="float">
            <text:p>9900</text:p>
          </table:table-cell>
          <table:table-cell table:formula="of:=ROUND(LOG([.B161];2);0)" office:value-type="float" office:value="13" calcext:value-type="float">
            <text:p>13</text:p>
          </table:table-cell>
          <table:table-cell table:formula="of:=LOG([.B161];2)+0.28" office:value-type="float" office:value="13.5532128098543" calcext:value-type="float">
            <text:p>13,55</text:p>
          </table:table-cell>
          <table:table-cell table:formula="of:=ROUND([.D161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formula="of:=ROUND(LOG([.B162];2);0)" office:value-type="float" office:value="13" calcext:value-type="float">
            <text:p>13</text:p>
          </table:table-cell>
          <table:table-cell table:formula="of:=LOG([.B162];2)+0.28" office:value-type="float" office:value="13.5677123795495" calcext:value-type="float">
            <text:p>13,57</text:p>
          </table:table-cell>
          <table:table-cell table:formula="of:=ROUND([.D162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100" calcext:value-type="float">
            <text:p>10100</text:p>
          </table:table-cell>
          <table:table-cell table:formula="of:=ROUND(LOG([.B163];2);0)" office:value-type="float" office:value="13" calcext:value-type="float">
            <text:p>13</text:p>
          </table:table-cell>
          <table:table-cell table:formula="of:=LOG([.B163];2)+0.28" office:value-type="float" office:value="13.5820676725265" calcext:value-type="float">
            <text:p>13,58</text:p>
          </table:table-cell>
          <table:table-cell table:formula="of:=ROUND([.D163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200" calcext:value-type="float">
            <text:p>10200</text:p>
          </table:table-cell>
          <table:table-cell table:formula="of:=ROUND(LOG([.B164];2);0)" office:value-type="float" office:value="13" calcext:value-type="float">
            <text:p>13</text:p>
          </table:table-cell>
          <table:table-cell table:formula="of:=LOG([.B164];2)+0.28" office:value-type="float" office:value="13.5962815317462" calcext:value-type="float">
            <text:p>13,60</text:p>
          </table:table-cell>
          <table:table-cell table:formula="of:=ROUND([.D164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300" calcext:value-type="float">
            <text:p>10300</text:p>
          </table:table-cell>
          <table:table-cell table:formula="of:=ROUND(LOG([.B165];2);0)" office:value-type="float" office:value="13" calcext:value-type="float">
            <text:p>13</text:p>
          </table:table-cell>
          <table:table-cell table:formula="of:=LOG([.B165];2)+0.28" office:value-type="float" office:value="13.6103567169579" calcext:value-type="float">
            <text:p>13,61</text:p>
          </table:table-cell>
          <table:table-cell table:formula="of:=ROUND([.D165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400" calcext:value-type="float">
            <text:p>10400</text:p>
          </table:table-cell>
          <table:table-cell table:formula="of:=ROUND(LOG([.B166];2);0)" office:value-type="float" office:value="13" calcext:value-type="float">
            <text:p>13</text:p>
          </table:table-cell>
          <table:table-cell table:formula="of:=LOG([.B166];2)+0.28" office:value-type="float" office:value="13.6242959079158" calcext:value-type="float">
            <text:p>13,62</text:p>
          </table:table-cell>
          <table:table-cell table:formula="of:=ROUND([.D166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500" calcext:value-type="float">
            <text:p>10500</text:p>
          </table:table-cell>
          <table:table-cell table:formula="of:=ROUND(LOG([.B167];2);0)" office:value-type="float" office:value="13" calcext:value-type="float">
            <text:p>13</text:p>
          </table:table-cell>
          <table:table-cell table:formula="of:=LOG([.B167];2)+0.28" office:value-type="float" office:value="13.6381017074408" calcext:value-type="float">
            <text:p>13,64</text:p>
          </table:table-cell>
          <table:table-cell table:formula="of:=ROUND([.D167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600" calcext:value-type="float">
            <text:p>10600</text:p>
          </table:table-cell>
          <table:table-cell table:formula="of:=ROUND(LOG([.B168];2);0)" office:value-type="float" office:value="13" calcext:value-type="float">
            <text:p>13</text:p>
          </table:table-cell>
          <table:table-cell table:formula="of:=LOG([.B168];2)+0.28" office:value-type="float" office:value="13.6517766443379" calcext:value-type="float">
            <text:p>13,65</text:p>
          </table:table-cell>
          <table:table-cell table:formula="of:=ROUND([.D168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700" calcext:value-type="float">
            <text:p>10700</text:p>
          </table:table-cell>
          <table:table-cell table:formula="of:=ROUND(LOG([.B169];2);0)" office:value-type="float" office:value="13" calcext:value-type="float">
            <text:p>13</text:p>
          </table:table-cell>
          <table:table-cell table:formula="of:=LOG([.B169];2)+0.28" office:value-type="float" office:value="13.6653231761759" calcext:value-type="float">
            <text:p>13,67</text:p>
          </table:table-cell>
          <table:table-cell table:formula="of:=ROUND([.D169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800" calcext:value-type="float">
            <text:p>10800</text:p>
          </table:table-cell>
          <table:table-cell table:formula="of:=ROUND(LOG([.B170];2);0)" office:value-type="float" office:value="13" calcext:value-type="float">
            <text:p>13</text:p>
          </table:table-cell>
          <table:table-cell table:formula="of:=LOG([.B170];2)+0.28" office:value-type="float" office:value="13.6787436919382" calcext:value-type="float">
            <text:p>13,68</text:p>
          </table:table-cell>
          <table:table-cell table:formula="of:=ROUND([.D170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900" calcext:value-type="float">
            <text:p>10900</text:p>
          </table:table-cell>
          <table:table-cell table:formula="of:=ROUND(LOG([.B171];2);0)" office:value-type="float" office:value="13" calcext:value-type="float">
            <text:p>13</text:p>
          </table:table-cell>
          <table:table-cell table:formula="of:=LOG([.B171];2)+0.28" office:value-type="float" office:value="13.6920405145517" calcext:value-type="float">
            <text:p>13,69</text:p>
          </table:table-cell>
          <table:table-cell table:formula="of:=ROUND([.D171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000" calcext:value-type="float">
            <text:p>11000</text:p>
          </table:table-cell>
          <table:table-cell table:formula="of:=ROUND(LOG([.B172];2);0)" office:value-type="float" office:value="13" calcext:value-type="float">
            <text:p>13</text:p>
          </table:table-cell>
          <table:table-cell table:formula="of:=LOG([.B172];2)+0.28" office:value-type="float" office:value="13.7052159032994" calcext:value-type="float">
            <text:p>13,71</text:p>
          </table:table-cell>
          <table:table-cell table:formula="of:=ROUND([.D172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100" calcext:value-type="float">
            <text:p>11100</text:p>
          </table:table-cell>
          <table:table-cell table:formula="of:=ROUND(LOG([.B173];2);0)" office:value-type="float" office:value="13" calcext:value-type="float">
            <text:p>13</text:p>
          </table:table-cell>
          <table:table-cell table:formula="of:=LOG([.B173];2)+0.28" office:value-type="float" office:value="13.7182720561248" calcext:value-type="float">
            <text:p>13,72</text:p>
          </table:table-cell>
          <table:table-cell table:formula="of:=ROUND([.D173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200" calcext:value-type="float">
            <text:p>11200</text:p>
          </table:table-cell>
          <table:table-cell table:formula="of:=ROUND(LOG([.B174];2);0)" office:value-type="float" office:value="13" calcext:value-type="float">
            <text:p>13</text:p>
          </table:table-cell>
          <table:table-cell table:formula="of:=LOG([.B174];2)+0.28" office:value-type="float" office:value="13.7312111118323" calcext:value-type="float">
            <text:p>13,73</text:p>
          </table:table-cell>
          <table:table-cell table:formula="of:=ROUND([.D174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300" calcext:value-type="float">
            <text:p>11300</text:p>
          </table:table-cell>
          <table:table-cell table:formula="of:=ROUND(LOG([.B175];2);0)" office:value-type="float" office:value="13" calcext:value-type="float">
            <text:p>13</text:p>
          </table:table-cell>
          <table:table-cell table:formula="of:=LOG([.B175];2)+0.28" office:value-type="float" office:value="13.7440351521899" calcext:value-type="float">
            <text:p>13,74</text:p>
          </table:table-cell>
          <table:table-cell table:formula="of:=ROUND([.D175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400" calcext:value-type="float">
            <text:p>11400</text:p>
          </table:table-cell>
          <table:table-cell table:formula="of:=ROUND(LOG([.B176];2);0)" office:value-type="float" office:value="13" calcext:value-type="float">
            <text:p>13</text:p>
          </table:table-cell>
          <table:table-cell table:formula="of:=LOG([.B176];2)+0.28" office:value-type="float" office:value="13.7567462039395" calcext:value-type="float">
            <text:p>13,76</text:p>
          </table:table-cell>
          <table:table-cell table:formula="of:=ROUND([.D176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500" calcext:value-type="float">
            <text:p>11500</text:p>
          </table:table-cell>
          <table:table-cell table:formula="of:=ROUND(LOG([.B177];2);0)" office:value-type="float" office:value="13" calcext:value-type="float">
            <text:p>13</text:p>
          </table:table-cell>
          <table:table-cell table:formula="of:=LOG([.B177];2)+0.28" office:value-type="float" office:value="13.7693462407191" calcext:value-type="float">
            <text:p>13,77</text:p>
          </table:table-cell>
          <table:table-cell table:formula="of:=ROUND([.D177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600" calcext:value-type="float">
            <text:p>11600</text:p>
          </table:table-cell>
          <table:table-cell table:formula="of:=ROUND(LOG([.B178];2);0)" office:value-type="float" office:value="14" calcext:value-type="float">
            <text:p>14</text:p>
          </table:table-cell>
          <table:table-cell table:formula="of:=LOG([.B178];2)+0.28" office:value-type="float" office:value="13.7818371849023" calcext:value-type="float">
            <text:p>13,78</text:p>
          </table:table-cell>
          <table:table-cell table:formula="of:=ROUND([.D178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700" calcext:value-type="float">
            <text:p>11700</text:p>
          </table:table-cell>
          <table:table-cell table:formula="of:=ROUND(LOG([.B179];2);0)" office:value-type="float" office:value="14" calcext:value-type="float">
            <text:p>14</text:p>
          </table:table-cell>
          <table:table-cell table:formula="of:=LOG([.B179];2)+0.28" office:value-type="float" office:value="13.7942209093581" calcext:value-type="float">
            <text:p>13,79</text:p>
          </table:table-cell>
          <table:table-cell table:formula="of:=ROUND([.D179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800" calcext:value-type="float">
            <text:p>11800</text:p>
          </table:table-cell>
          <table:table-cell table:formula="of:=ROUND(LOG([.B180];2);0)" office:value-type="float" office:value="14" calcext:value-type="float">
            <text:p>14</text:p>
          </table:table-cell>
          <table:table-cell table:formula="of:=LOG([.B180];2)+0.28" office:value-type="float" office:value="13.8064992391366" calcext:value-type="float">
            <text:p>13,81</text:p>
          </table:table-cell>
          <table:table-cell table:formula="of:=ROUND([.D180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900" calcext:value-type="float">
            <text:p>11900</text:p>
          </table:table-cell>
          <table:table-cell table:formula="of:=ROUND(LOG([.B181];2);0)" office:value-type="float" office:value="14" calcext:value-type="float">
            <text:p>14</text:p>
          </table:table-cell>
          <table:table-cell table:formula="of:=LOG([.B181];2)+0.28" office:value-type="float" office:value="13.8186739530827" calcext:value-type="float">
            <text:p>13,82</text:p>
          </table:table-cell>
          <table:table-cell table:formula="of:=ROUND([.D181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000" calcext:value-type="float">
            <text:p>12000</text:p>
          </table:table-cell>
          <table:table-cell table:formula="of:=ROUND(LOG([.B182];2);0)" office:value-type="float" office:value="14" calcext:value-type="float">
            <text:p>14</text:p>
          </table:table-cell>
          <table:table-cell table:formula="of:=LOG([.B182];2)+0.28" office:value-type="float" office:value="13.8307467853832" calcext:value-type="float">
            <text:p>13,83</text:p>
          </table:table-cell>
          <table:table-cell table:formula="of:=ROUND([.D182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100" calcext:value-type="float">
            <text:p>12100</text:p>
          </table:table-cell>
          <table:table-cell table:formula="of:=ROUND(LOG([.B183];2);0)" office:value-type="float" office:value="14" calcext:value-type="float">
            <text:p>14</text:p>
          </table:table-cell>
          <table:table-cell table:formula="of:=LOG([.B183];2)+0.28" office:value-type="float" office:value="13.8427194270493" calcext:value-type="float">
            <text:p>13,84</text:p>
          </table:table-cell>
          <table:table-cell table:formula="of:=ROUND([.D183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200" calcext:value-type="float">
            <text:p>12200</text:p>
          </table:table-cell>
          <table:table-cell table:formula="of:=ROUND(LOG([.B184];2);0)" office:value-type="float" office:value="14" calcext:value-type="float">
            <text:p>14</text:p>
          </table:table-cell>
          <table:table-cell table:formula="of:=LOG([.B184];2)+0.28" office:value-type="float" office:value="13.8545935273376" calcext:value-type="float">
            <text:p>13,85</text:p>
          </table:table-cell>
          <table:table-cell table:formula="of:=ROUND([.D184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300" calcext:value-type="float">
            <text:p>12300</text:p>
          </table:table-cell>
          <table:table-cell table:formula="of:=ROUND(LOG([.B185];2);0)" office:value-type="float" office:value="14" calcext:value-type="float">
            <text:p>14</text:p>
          </table:table-cell>
          <table:table-cell table:formula="of:=LOG([.B185];2)+0.28" office:value-type="float" office:value="13.866370695114" calcext:value-type="float">
            <text:p>13,87</text:p>
          </table:table-cell>
          <table:table-cell table:formula="of:=ROUND([.D185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400" calcext:value-type="float">
            <text:p>12400</text:p>
          </table:table-cell>
          <table:table-cell table:formula="of:=ROUND(LOG([.B186];2);0)" office:value-type="float" office:value="14" calcext:value-type="float">
            <text:p>14</text:p>
          </table:table-cell>
          <table:table-cell table:formula="of:=LOG([.B186];2)+0.28" office:value-type="float" office:value="13.8780525001616" calcext:value-type="float">
            <text:p>13,88</text:p>
          </table:table-cell>
          <table:table-cell table:formula="of:=ROUND([.D186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500" calcext:value-type="float">
            <text:p>12500</text:p>
          </table:table-cell>
          <table:table-cell table:formula="of:=ROUND(LOG([.B187];2);0)" office:value-type="float" office:value="14" calcext:value-type="float">
            <text:p>14</text:p>
          </table:table-cell>
          <table:table-cell table:formula="of:=LOG([.B187];2)+0.28" office:value-type="float" office:value="13.8896404744368" calcext:value-type="float">
            <text:p>13,89</text:p>
          </table:table-cell>
          <table:table-cell table:formula="of:=ROUND([.D187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600" calcext:value-type="float">
            <text:p>12600</text:p>
          </table:table-cell>
          <table:table-cell table:formula="of:=ROUND(LOG([.B188];2);0)" office:value-type="float" office:value="14" calcext:value-type="float">
            <text:p>14</text:p>
          </table:table-cell>
          <table:table-cell table:formula="of:=LOG([.B188];2)+0.28" office:value-type="float" office:value="13.9011361132746" calcext:value-type="float">
            <text:p>13,90</text:p>
          </table:table-cell>
          <table:table-cell table:formula="of:=ROUND([.D188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700" calcext:value-type="float">
            <text:p>12700</text:p>
          </table:table-cell>
          <table:table-cell table:formula="of:=ROUND(LOG([.B189];2);0)" office:value-type="float" office:value="14" calcext:value-type="float">
            <text:p>14</text:p>
          </table:table-cell>
          <table:table-cell table:formula="of:=LOG([.B189];2)+0.28" office:value-type="float" office:value="13.9125408765469" calcext:value-type="float">
            <text:p>13,91</text:p>
          </table:table-cell>
          <table:table-cell table:formula="of:=ROUND([.D189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800" calcext:value-type="float">
            <text:p>12800</text:p>
          </table:table-cell>
          <table:table-cell table:formula="of:=ROUND(LOG([.B190];2);0)" office:value-type="float" office:value="14" calcext:value-type="float">
            <text:p>14</text:p>
          </table:table-cell>
          <table:table-cell table:formula="of:=LOG([.B190];2)+0.28" office:value-type="float" office:value="13.9238561897747" calcext:value-type="float">
            <text:p>13,92</text:p>
          </table:table-cell>
          <table:table-cell table:formula="of:=ROUND([.D190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900" calcext:value-type="float">
            <text:p>12900</text:p>
          </table:table-cell>
          <table:table-cell table:formula="of:=ROUND(LOG([.B191];2);0)" office:value-type="float" office:value="14" calcext:value-type="float">
            <text:p>14</text:p>
          </table:table-cell>
          <table:table-cell table:formula="of:=LOG([.B191];2)+0.28" office:value-type="float" office:value="13.935083445198" calcext:value-type="float">
            <text:p>13,94</text:p>
          </table:table-cell>
          <table:table-cell table:formula="of:=ROUND([.D191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000" calcext:value-type="float">
            <text:p>13000</text:p>
          </table:table-cell>
          <table:table-cell table:formula="of:=ROUND(LOG([.B192];2);0)" office:value-type="float" office:value="14" calcext:value-type="float">
            <text:p>14</text:p>
          </table:table-cell>
          <table:table-cell table:formula="of:=LOG([.B192];2)+0.28" office:value-type="float" office:value="13.9462240028032" calcext:value-type="float">
            <text:p>13,95</text:p>
          </table:table-cell>
          <table:table-cell table:formula="of:=ROUND([.D192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100" calcext:value-type="float">
            <text:p>13100</text:p>
          </table:table-cell>
          <table:table-cell table:formula="of:=ROUND(LOG([.B193];2);0)" office:value-type="float" office:value="14" calcext:value-type="float">
            <text:p>14</text:p>
          </table:table-cell>
          <table:table-cell table:formula="of:=LOG([.B193];2)+0.28" office:value-type="float" office:value="13.9572791913122" calcext:value-type="float">
            <text:p>13,96</text:p>
          </table:table-cell>
          <table:table-cell table:formula="of:=ROUND([.D193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200" calcext:value-type="float">
            <text:p>13200</text:p>
          </table:table-cell>
          <table:table-cell table:formula="of:=ROUND(LOG([.B194];2);0)" office:value-type="float" office:value="14" calcext:value-type="float">
            <text:p>14</text:p>
          </table:table-cell>
          <table:table-cell table:formula="of:=LOG([.B194];2)+0.28" office:value-type="float" office:value="13.9682503091332" calcext:value-type="float">
            <text:p>13,97</text:p>
          </table:table-cell>
          <table:table-cell table:formula="of:=ROUND([.D194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00" calcext:value-type="float">
            <text:p>13300</text:p>
          </table:table-cell>
          <table:table-cell table:formula="of:=ROUND(LOG([.B195];2);0)" office:value-type="float" office:value="14" calcext:value-type="float">
            <text:p>14</text:p>
          </table:table-cell>
          <table:table-cell table:formula="of:=LOG([.B195];2)+0.28" office:value-type="float" office:value="13.9791386252759" calcext:value-type="float">
            <text:p>13,98</text:p>
          </table:table-cell>
          <table:table-cell table:formula="of:=ROUND([.D195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400" calcext:value-type="float">
            <text:p>13400</text:p>
          </table:table-cell>
          <table:table-cell table:formula="of:=ROUND(LOG([.B196];2);0)" office:value-type="float" office:value="14" calcext:value-type="float">
            <text:p>14</text:p>
          </table:table-cell>
          <table:table-cell table:formula="of:=LOG([.B196];2)+0.28" office:value-type="float" office:value="13.9899453802325" calcext:value-type="float">
            <text:p>13,99</text:p>
          </table:table-cell>
          <table:table-cell table:formula="of:=ROUND([.D196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500" calcext:value-type="float">
            <text:p>13500</text:p>
          </table:table-cell>
          <table:table-cell table:formula="of:=ROUND(LOG([.B197];2);0)" office:value-type="float" office:value="14" calcext:value-type="float">
            <text:p>14</text:p>
          </table:table-cell>
          <table:table-cell table:formula="of:=LOG([.B197];2)+0.28" office:value-type="float" office:value="14.0006717868256" calcext:value-type="float">
            <text:p>14,00</text:p>
          </table:table-cell>
          <table:table-cell table:formula="of:=ROUND([.D197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600" calcext:value-type="float">
            <text:p>13600</text:p>
          </table:table-cell>
          <table:table-cell table:formula="of:=ROUND(LOG([.B198];2);0)" office:value-type="float" office:value="14" calcext:value-type="float">
            <text:p>14</text:p>
          </table:table-cell>
          <table:table-cell table:formula="of:=LOG([.B198];2)+0.28" office:value-type="float" office:value="14.0113190310251" calcext:value-type="float">
            <text:p>14,01</text:p>
          </table:table-cell>
          <table:table-cell table:formula="of:=ROUND([.D198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700" calcext:value-type="float">
            <text:p>13700</text:p>
          </table:table-cell>
          <table:table-cell table:formula="of:=ROUND(LOG([.B199];2);0)" office:value-type="float" office:value="14" calcext:value-type="float">
            <text:p>14</text:p>
          </table:table-cell>
          <table:table-cell table:formula="of:=LOG([.B199];2)+0.28" office:value-type="float" office:value="14.0218882727353" calcext:value-type="float">
            <text:p>14,02</text:p>
          </table:table-cell>
          <table:table-cell table:formula="of:=ROUND([.D199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800" calcext:value-type="float">
            <text:p>13800</text:p>
          </table:table-cell>
          <table:table-cell table:formula="of:=ROUND(LOG([.B200];2);0)" office:value-type="float" office:value="14" calcext:value-type="float">
            <text:p>14</text:p>
          </table:table-cell>
          <table:table-cell table:formula="of:=LOG([.B200];2)+0.28" office:value-type="float" office:value="14.0323806465529" calcext:value-type="float">
            <text:p>14,03</text:p>
          </table:table-cell>
          <table:table-cell table:formula="of:=ROUND([.D200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900" calcext:value-type="float">
            <text:p>13900</text:p>
          </table:table-cell>
          <table:table-cell table:formula="of:=ROUND(LOG([.B201];2);0)" office:value-type="float" office:value="14" calcext:value-type="float">
            <text:p>14</text:p>
          </table:table-cell>
          <table:table-cell table:formula="of:=LOG([.B201];2)+0.28" office:value-type="float" office:value="14.0427972624982" calcext:value-type="float">
            <text:p>14,04</text:p>
          </table:table-cell>
          <table:table-cell table:formula="of:=ROUND([.D201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000" calcext:value-type="float">
            <text:p>14000</text:p>
          </table:table-cell>
          <table:table-cell table:formula="of:=ROUND(LOG([.B202];2);0)" office:value-type="float" office:value="14" calcext:value-type="float">
            <text:p>14</text:p>
          </table:table-cell>
          <table:table-cell table:formula="of:=LOG([.B202];2)+0.28" office:value-type="float" office:value="14.0531392067197" calcext:value-type="float">
            <text:p>14,05</text:p>
          </table:table-cell>
          <table:table-cell table:formula="of:=ROUND([.D202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100" calcext:value-type="float">
            <text:p>14100</text:p>
          </table:table-cell>
          <table:table-cell table:formula="of:=ROUND(LOG([.B203];2);0)" office:value-type="float" office:value="14" calcext:value-type="float">
            <text:p>14</text:p>
          </table:table-cell>
          <table:table-cell table:formula="of:=LOG([.B203];2)+0.28" office:value-type="float" office:value="14.0634075421735" calcext:value-type="float">
            <text:p>14,06</text:p>
          </table:table-cell>
          <table:table-cell table:formula="of:=ROUND([.D203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200" calcext:value-type="float">
            <text:p>14200</text:p>
          </table:table-cell>
          <table:table-cell table:formula="of:=ROUND(LOG([.B204];2);0)" office:value-type="float" office:value="14" calcext:value-type="float">
            <text:p>14</text:p>
          </table:table-cell>
          <table:table-cell table:formula="of:=LOG([.B204];2)+0.28" office:value-type="float" office:value="14.0736033092794" calcext:value-type="float">
            <text:p>14,07</text:p>
          </table:table-cell>
          <table:table-cell table:formula="of:=ROUND([.D204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300" calcext:value-type="float">
            <text:p>14300</text:p>
          </table:table-cell>
          <table:table-cell table:formula="of:=ROUND(LOG([.B205];2);0)" office:value-type="float" office:value="14" calcext:value-type="float">
            <text:p>14</text:p>
          </table:table-cell>
          <table:table-cell table:formula="of:=LOG([.B205];2)+0.28" office:value-type="float" office:value="14.0837275265531" calcext:value-type="float">
            <text:p>14,08</text:p>
          </table:table-cell>
          <table:table-cell table:formula="of:=ROUND([.D205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400" calcext:value-type="float">
            <text:p>14400</text:p>
          </table:table-cell>
          <table:table-cell table:formula="of:=ROUND(LOG([.B206];2);0)" office:value-type="float" office:value="14" calcext:value-type="float">
            <text:p>14</text:p>
          </table:table-cell>
          <table:table-cell table:formula="of:=LOG([.B206];2)+0.28" office:value-type="float" office:value="14.093781191217" calcext:value-type="float">
            <text:p>14,09</text:p>
          </table:table-cell>
          <table:table-cell table:formula="of:=ROUND([.D206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500" calcext:value-type="float">
            <text:p>14500</text:p>
          </table:table-cell>
          <table:table-cell table:formula="of:=ROUND(LOG([.B207];2);0)" office:value-type="float" office:value="14" calcext:value-type="float">
            <text:p>14</text:p>
          </table:table-cell>
          <table:table-cell table:formula="of:=LOG([.B207];2)+0.28" office:value-type="float" office:value="14.1037652797897" calcext:value-type="float">
            <text:p>14,10</text:p>
          </table:table-cell>
          <table:table-cell table:formula="of:=ROUND([.D207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600" calcext:value-type="float">
            <text:p>14600</text:p>
          </table:table-cell>
          <table:table-cell table:formula="of:=ROUND(LOG([.B208];2);0)" office:value-type="float" office:value="14" calcext:value-type="float">
            <text:p>14</text:p>
          </table:table-cell>
          <table:table-cell table:formula="of:=LOG([.B208];2)+0.28" office:value-type="float" office:value="14.1136807486547" calcext:value-type="float">
            <text:p>14,11</text:p>
          </table:table-cell>
          <table:table-cell table:formula="of:=ROUND([.D208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700" calcext:value-type="float">
            <text:p>14700</text:p>
          </table:table-cell>
          <table:table-cell table:formula="of:=ROUND(LOG([.B209];2);0)" office:value-type="float" office:value="14" calcext:value-type="float">
            <text:p>14</text:p>
          </table:table-cell>
          <table:table-cell table:formula="of:=LOG([.B209];2)+0.28" office:value-type="float" office:value="14.1235285346111" calcext:value-type="float">
            <text:p>14,12</text:p>
          </table:table-cell>
          <table:table-cell table:formula="of:=ROUND([.D209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800" calcext:value-type="float">
            <text:p>14800</text:p>
          </table:table-cell>
          <table:table-cell table:formula="of:=ROUND(LOG([.B210];2);0)" office:value-type="float" office:value="14" calcext:value-type="float">
            <text:p>14</text:p>
          </table:table-cell>
          <table:table-cell table:formula="of:=LOG([.B210];2)+0.28" office:value-type="float" office:value="14.1333095554037" calcext:value-type="float">
            <text:p>14,13</text:p>
          </table:table-cell>
          <table:table-cell table:formula="of:=ROUND([.D210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900" calcext:value-type="float">
            <text:p>14900</text:p>
          </table:table-cell>
          <table:table-cell table:formula="of:=ROUND(LOG([.B211];2);0)" office:value-type="float" office:value="14" calcext:value-type="float">
            <text:p>14</text:p>
          </table:table-cell>
          <table:table-cell table:formula="of:=LOG([.B211];2)+0.28" office:value-type="float" office:value="14.1430247102369" calcext:value-type="float">
            <text:p>14,14</text:p>
          </table:table-cell>
          <table:table-cell table:formula="of:=ROUND([.D211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000" calcext:value-type="float">
            <text:p>15000</text:p>
          </table:table-cell>
          <table:table-cell table:formula="of:=ROUND(LOG([.B212];2);0)" office:value-type="float" office:value="14" calcext:value-type="float">
            <text:p>14</text:p>
          </table:table-cell>
          <table:table-cell table:formula="of:=LOG([.B212];2)+0.28" office:value-type="float" office:value="14.1526748802706" calcext:value-type="float">
            <text:p>14,15</text:p>
          </table:table-cell>
          <table:table-cell table:formula="of:=ROUND([.D212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100" calcext:value-type="float">
            <text:p>15100</text:p>
          </table:table-cell>
          <table:table-cell table:formula="of:=ROUND(LOG([.B213];2);0)" office:value-type="float" office:value="14" calcext:value-type="float">
            <text:p>14</text:p>
          </table:table-cell>
          <table:table-cell table:formula="of:=LOG([.B213];2)+0.28" office:value-type="float" office:value="14.1622609290998" calcext:value-type="float">
            <text:p>14,16</text:p>
          </table:table-cell>
          <table:table-cell table:formula="of:=ROUND([.D213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200" calcext:value-type="float">
            <text:p>15200</text:p>
          </table:table-cell>
          <table:table-cell table:formula="of:=ROUND(LOG([.B214];2);0)" office:value-type="float" office:value="14" calcext:value-type="float">
            <text:p>14</text:p>
          </table:table-cell>
          <table:table-cell table:formula="of:=LOG([.B214];2)+0.28" office:value-type="float" office:value="14.1717837032183" calcext:value-type="float">
            <text:p>14,17</text:p>
          </table:table-cell>
          <table:table-cell table:formula="of:=ROUND([.D214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300" calcext:value-type="float">
            <text:p>15300</text:p>
          </table:table-cell>
          <table:table-cell table:formula="of:=ROUND(LOG([.B215];2);0)" office:value-type="float" office:value="14" calcext:value-type="float">
            <text:p>14</text:p>
          </table:table-cell>
          <table:table-cell table:formula="of:=LOG([.B215];2)+0.28" office:value-type="float" office:value="14.1812440324674" calcext:value-type="float">
            <text:p>14,18</text:p>
          </table:table-cell>
          <table:table-cell table:formula="of:=ROUND([.D215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400" calcext:value-type="float">
            <text:p>15400</text:p>
          </table:table-cell>
          <table:table-cell table:formula="of:=ROUND(LOG([.B216];2);0)" office:value-type="float" office:value="14" calcext:value-type="float">
            <text:p>14</text:p>
          </table:table-cell>
          <table:table-cell table:formula="of:=LOG([.B216];2)+0.28" office:value-type="float" office:value="14.1906427304696" calcext:value-type="float">
            <text:p>14,19</text:p>
          </table:table-cell>
          <table:table-cell table:formula="of:=ROUND([.D216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500" calcext:value-type="float">
            <text:p>15500</text:p>
          </table:table-cell>
          <table:table-cell table:formula="of:=ROUND(LOG([.B217];2);0)" office:value-type="float" office:value="14" calcext:value-type="float">
            <text:p>14</text:p>
          </table:table-cell>
          <table:table-cell table:formula="of:=LOG([.B217];2)+0.28" office:value-type="float" office:value="14.199980595049" calcext:value-type="float">
            <text:p>14,20</text:p>
          </table:table-cell>
          <table:table-cell table:formula="of:=ROUND([.D217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600" calcext:value-type="float">
            <text:p>15600</text:p>
          </table:table-cell>
          <table:table-cell table:formula="of:=ROUND(LOG([.B218];2);0)" office:value-type="float" office:value="14" calcext:value-type="float">
            <text:p>14</text:p>
          </table:table-cell>
          <table:table-cell table:formula="of:=LOG([.B218];2)+0.28" office:value-type="float" office:value="14.209258408637" calcext:value-type="float">
            <text:p>14,21</text:p>
          </table:table-cell>
          <table:table-cell table:formula="of:=ROUND([.D218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700" calcext:value-type="float">
            <text:p>15700</text:p>
          </table:table-cell>
          <table:table-cell table:formula="of:=ROUND(LOG([.B219];2);0)" office:value-type="float" office:value="14" calcext:value-type="float">
            <text:p>14</text:p>
          </table:table-cell>
          <table:table-cell table:formula="of:=LOG([.B219];2)+0.28" office:value-type="float" office:value="14.2184769386664" calcext:value-type="float">
            <text:p>14,22</text:p>
          </table:table-cell>
          <table:table-cell table:formula="of:=ROUND([.D219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800" calcext:value-type="float">
            <text:p>15800</text:p>
          </table:table-cell>
          <table:table-cell table:formula="of:=ROUND(LOG([.B220];2);0)" office:value-type="float" office:value="14" calcext:value-type="float">
            <text:p>14</text:p>
          </table:table-cell>
          <table:table-cell table:formula="of:=LOG([.B220];2)+0.28" office:value-type="float" office:value="14.2276369379518" calcext:value-type="float">
            <text:p>14,23</text:p>
          </table:table-cell>
          <table:table-cell table:formula="of:=ROUND([.D220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900" calcext:value-type="float">
            <text:p>15900</text:p>
          </table:table-cell>
          <table:table-cell table:formula="of:=ROUND(LOG([.B221];2);0)" office:value-type="float" office:value="14" calcext:value-type="float">
            <text:p>14</text:p>
          </table:table-cell>
          <table:table-cell table:formula="of:=LOG([.B221];2)+0.28" office:value-type="float" office:value="14.2367391450591" calcext:value-type="float">
            <text:p>14,24</text:p>
          </table:table-cell>
          <table:table-cell table:formula="of:=ROUND([.D221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000" calcext:value-type="float">
            <text:p>16000</text:p>
          </table:table-cell>
          <table:table-cell table:formula="of:=ROUND(LOG([.B222];2);0)" office:value-type="float" office:value="14" calcext:value-type="float">
            <text:p>14</text:p>
          </table:table-cell>
          <table:table-cell table:formula="of:=LOG([.B222];2)+0.28" office:value-type="float" office:value="14.2457842846621" calcext:value-type="float">
            <text:p>14,25</text:p>
          </table:table-cell>
          <table:table-cell table:formula="of:=ROUND([.D222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100" calcext:value-type="float">
            <text:p>16100</text:p>
          </table:table-cell>
          <table:table-cell table:formula="of:=ROUND(LOG([.B223];2);0)" office:value-type="float" office:value="14" calcext:value-type="float">
            <text:p>14</text:p>
          </table:table-cell>
          <table:table-cell table:formula="of:=LOG([.B223];2)+0.28" office:value-type="float" office:value="14.2547730678893" calcext:value-type="float">
            <text:p>14,25</text:p>
          </table:table-cell>
          <table:table-cell table:formula="of:=ROUND([.D223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200" calcext:value-type="float">
            <text:p>16200</text:p>
          </table:table-cell>
          <table:table-cell table:formula="of:=ROUND(LOG([.B224];2);0)" office:value-type="float" office:value="14" calcext:value-type="float">
            <text:p>14</text:p>
          </table:table-cell>
          <table:table-cell table:formula="of:=LOG([.B224];2)+0.28" office:value-type="float" office:value="14.2637061926593" calcext:value-type="float">
            <text:p>14,26</text:p>
          </table:table-cell>
          <table:table-cell table:formula="of:=ROUND([.D224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300" calcext:value-type="float">
            <text:p>16300</text:p>
          </table:table-cell>
          <table:table-cell table:formula="of:=ROUND(LOG([.B225];2);0)" office:value-type="float" office:value="14" calcext:value-type="float">
            <text:p>14</text:p>
          </table:table-cell>
          <table:table-cell table:formula="of:=LOG([.B225];2)+0.28" office:value-type="float" office:value="14.2725843440058" calcext:value-type="float">
            <text:p>14,27</text:p>
          </table:table-cell>
          <table:table-cell table:formula="of:=ROUND([.D225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400" calcext:value-type="float">
            <text:p>16400</text:p>
          </table:table-cell>
          <table:table-cell table:formula="of:=ROUND(LOG([.B226];2);0)" office:value-type="float" office:value="14" calcext:value-type="float">
            <text:p>14</text:p>
          </table:table-cell>
          <table:table-cell table:formula="of:=LOG([.B226];2)+0.28" office:value-type="float" office:value="14.2814081943928" calcext:value-type="float">
            <text:p>14,28</text:p>
          </table:table-cell>
          <table:table-cell table:formula="of:=ROUND([.D226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500" calcext:value-type="float">
            <text:p>16500</text:p>
          </table:table-cell>
          <table:table-cell table:formula="of:=ROUND(LOG([.B227];2);0)" office:value-type="float" office:value="14" calcext:value-type="float">
            <text:p>14</text:p>
          </table:table-cell>
          <table:table-cell table:formula="of:=LOG([.B227];2)+0.28" office:value-type="float" office:value="14.2901784040205" calcext:value-type="float">
            <text:p>14,29</text:p>
          </table:table-cell>
          <table:table-cell table:formula="of:=ROUND([.D227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600" calcext:value-type="float">
            <text:p>16600</text:p>
          </table:table-cell>
          <table:table-cell table:formula="of:=ROUND(LOG([.B228];2);0)" office:value-type="float" office:value="14" calcext:value-type="float">
            <text:p>14</text:p>
          </table:table-cell>
          <table:table-cell table:formula="of:=LOG([.B228];2)+0.28" office:value-type="float" office:value="14.2988956211217" calcext:value-type="float">
            <text:p>14,30</text:p>
          </table:table-cell>
          <table:table-cell table:formula="of:=ROUND([.D228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700" calcext:value-type="float">
            <text:p>16700</text:p>
          </table:table-cell>
          <table:table-cell table:formula="of:=ROUND(LOG([.B229];2);0)" office:value-type="float" office:value="14" calcext:value-type="float">
            <text:p>14</text:p>
          </table:table-cell>
          <table:table-cell table:formula="of:=LOG([.B229];2)+0.28" office:value-type="float" office:value="14.3075604822488" calcext:value-type="float">
            <text:p>14,31</text:p>
          </table:table-cell>
          <table:table-cell table:formula="of:=ROUND([.D229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800" calcext:value-type="float">
            <text:p>16800</text:p>
          </table:table-cell>
          <table:table-cell table:formula="of:=ROUND(LOG([.B230];2);0)" office:value-type="float" office:value="14" calcext:value-type="float">
            <text:p>14</text:p>
          </table:table-cell>
          <table:table-cell table:formula="of:=LOG([.B230];2)+0.28" office:value-type="float" office:value="14.3161736125535" calcext:value-type="float">
            <text:p>14,32</text:p>
          </table:table-cell>
          <table:table-cell table:formula="of:=ROUND([.D230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900" calcext:value-type="float">
            <text:p>16900</text:p>
          </table:table-cell>
          <table:table-cell table:formula="of:=ROUND(LOG([.B231];2);0)" office:value-type="float" office:value="14" calcext:value-type="float">
            <text:p>14</text:p>
          </table:table-cell>
          <table:table-cell table:formula="of:=LOG([.B231];2)+0.28" office:value-type="float" office:value="14.3247356260569" calcext:value-type="float">
            <text:p>14,32</text:p>
          </table:table-cell>
          <table:table-cell table:formula="of:=ROUND([.D231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000" calcext:value-type="float">
            <text:p>17000</text:p>
          </table:table-cell>
          <table:table-cell table:formula="of:=ROUND(LOG([.B232];2);0)" office:value-type="float" office:value="14" calcext:value-type="float">
            <text:p>14</text:p>
          </table:table-cell>
          <table:table-cell table:formula="of:=LOG([.B232];2)+0.28" office:value-type="float" office:value="14.3332471259124" calcext:value-type="float">
            <text:p>14,33</text:p>
          </table:table-cell>
          <table:table-cell table:formula="of:=ROUND([.D232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100" calcext:value-type="float">
            <text:p>17100</text:p>
          </table:table-cell>
          <table:table-cell table:formula="of:=ROUND(LOG([.B233];2);0)" office:value-type="float" office:value="14" calcext:value-type="float">
            <text:p>14</text:p>
          </table:table-cell>
          <table:table-cell table:formula="of:=LOG([.B233];2)+0.28" office:value-type="float" office:value="14.3417087046606" calcext:value-type="float">
            <text:p>14,34</text:p>
          </table:table-cell>
          <table:table-cell table:formula="of:=ROUND([.D233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200" calcext:value-type="float">
            <text:p>17200</text:p>
          </table:table-cell>
          <table:table-cell table:formula="of:=ROUND(LOG([.B234];2);0)" office:value-type="float" office:value="14" calcext:value-type="float">
            <text:p>14</text:p>
          </table:table-cell>
          <table:table-cell table:formula="of:=LOG([.B234];2)+0.28" office:value-type="float" office:value="14.3501209444768" calcext:value-type="float">
            <text:p>14,35</text:p>
          </table:table-cell>
          <table:table-cell table:formula="of:=ROUND([.D234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300" calcext:value-type="float">
            <text:p>17300</text:p>
          </table:table-cell>
          <table:table-cell table:formula="of:=ROUND(LOG([.B235];2);0)" office:value-type="float" office:value="14" calcext:value-type="float">
            <text:p>14</text:p>
          </table:table-cell>
          <table:table-cell table:formula="of:=LOG([.B235];2)+0.28" office:value-type="float" office:value="14.3584844174114" calcext:value-type="float">
            <text:p>14,36</text:p>
          </table:table-cell>
          <table:table-cell table:formula="of:=ROUND([.D235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400" calcext:value-type="float">
            <text:p>17400</text:p>
          </table:table-cell>
          <table:table-cell table:formula="of:=ROUND(LOG([.B236];2);0)" office:value-type="float" office:value="14" calcext:value-type="float">
            <text:p>14</text:p>
          </table:table-cell>
          <table:table-cell table:formula="of:=LOG([.B236];2)+0.28" office:value-type="float" office:value="14.3667996856235" calcext:value-type="float">
            <text:p>14,37</text:p>
          </table:table-cell>
          <table:table-cell table:formula="of:=ROUND([.D236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500" calcext:value-type="float">
            <text:p>17500</text:p>
          </table:table-cell>
          <table:table-cell table:formula="of:=ROUND(LOG([.B237];2);0)" office:value-type="float" office:value="14" calcext:value-type="float">
            <text:p>14</text:p>
          </table:table-cell>
          <table:table-cell table:formula="of:=LOG([.B237];2)+0.28" office:value-type="float" office:value="14.3750673016071" calcext:value-type="float">
            <text:p>14,38</text:p>
          </table:table-cell>
          <table:table-cell table:formula="of:=ROUND([.D237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600" calcext:value-type="float">
            <text:p>17600</text:p>
          </table:table-cell>
          <table:table-cell table:formula="of:=ROUND(LOG([.B238];2);0)" office:value-type="float" office:value="14" calcext:value-type="float">
            <text:p>14</text:p>
          </table:table-cell>
          <table:table-cell table:formula="of:=LOG([.B238];2)+0.28" office:value-type="float" office:value="14.383287808412" calcext:value-type="float">
            <text:p>14,38</text:p>
          </table:table-cell>
          <table:table-cell table:formula="of:=ROUND([.D238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700" calcext:value-type="float">
            <text:p>17700</text:p>
          </table:table-cell>
          <table:table-cell table:formula="of:=ROUND(LOG([.B239];2);0)" office:value-type="float" office:value="14" calcext:value-type="float">
            <text:p>14</text:p>
          </table:table-cell>
          <table:table-cell table:formula="of:=LOG([.B239];2)+0.28" office:value-type="float" office:value="14.3914617398577" calcext:value-type="float">
            <text:p>14,39</text:p>
          </table:table-cell>
          <table:table-cell table:formula="of:=ROUND([.D239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800" calcext:value-type="float">
            <text:p>17800</text:p>
          </table:table-cell>
          <table:table-cell table:formula="of:=ROUND(LOG([.B240];2);0)" office:value-type="float" office:value="14" calcext:value-type="float">
            <text:p>14</text:p>
          </table:table-cell>
          <table:table-cell table:formula="of:=LOG([.B240];2)+0.28" office:value-type="float" office:value="14.3995896207411" calcext:value-type="float">
            <text:p>14,40</text:p>
          </table:table-cell>
          <table:table-cell table:formula="of:=ROUND([.D240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900" calcext:value-type="float">
            <text:p>17900</text:p>
          </table:table-cell>
          <table:table-cell table:formula="of:=ROUND(LOG([.B241];2);0)" office:value-type="float" office:value="14" calcext:value-type="float">
            <text:p>14</text:p>
          </table:table-cell>
          <table:table-cell table:formula="of:=LOG([.B241];2)+0.28" office:value-type="float" office:value="14.407671967039" calcext:value-type="float">
            <text:p>14,41</text:p>
          </table:table-cell>
          <table:table-cell table:formula="of:=ROUND([.D241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000" calcext:value-type="float">
            <text:p>18000</text:p>
          </table:table-cell>
          <table:table-cell table:formula="of:=ROUND(LOG([.B242];2);0)" office:value-type="float" office:value="14" calcext:value-type="float">
            <text:p>14</text:p>
          </table:table-cell>
          <table:table-cell table:formula="of:=LOG([.B242];2)+0.28" office:value-type="float" office:value="14.4157092861044" calcext:value-type="float">
            <text:p>14,42</text:p>
          </table:table-cell>
          <table:table-cell table:formula="of:=ROUND([.D242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100" calcext:value-type="float">
            <text:p>18100</text:p>
          </table:table-cell>
          <table:table-cell table:formula="of:=ROUND(LOG([.B243];2);0)" office:value-type="float" office:value="14" calcext:value-type="float">
            <text:p>14</text:p>
          </table:table-cell>
          <table:table-cell table:formula="of:=LOG([.B243];2)+0.28" office:value-type="float" office:value="14.4237020768579" calcext:value-type="float">
            <text:p>14,42</text:p>
          </table:table-cell>
          <table:table-cell table:formula="of:=ROUND([.D243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200" calcext:value-type="float">
            <text:p>18200</text:p>
          </table:table-cell>
          <table:table-cell table:formula="of:=ROUND(LOG([.B244];2);0)" office:value-type="float" office:value="14" calcext:value-type="float">
            <text:p>14</text:p>
          </table:table-cell>
          <table:table-cell table:formula="of:=LOG([.B244];2)+0.28" office:value-type="float" office:value="14.4316508299734" calcext:value-type="float">
            <text:p>14,43</text:p>
          </table:table-cell>
          <table:table-cell table:formula="of:=ROUND([.D244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300" calcext:value-type="float">
            <text:p>18300</text:p>
          </table:table-cell>
          <table:table-cell table:formula="of:=ROUND(LOG([.B245];2);0)" office:value-type="float" office:value="14" calcext:value-type="float">
            <text:p>14</text:p>
          </table:table-cell>
          <table:table-cell table:formula="of:=LOG([.B245];2)+0.28" office:value-type="float" office:value="14.4395560280588" calcext:value-type="float">
            <text:p>14,44</text:p>
          </table:table-cell>
          <table:table-cell table:formula="of:=ROUND([.D245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400" calcext:value-type="float">
            <text:p>18400</text:p>
          </table:table-cell>
          <table:table-cell table:formula="of:=ROUND(LOG([.B246];2);0)" office:value-type="float" office:value="14" calcext:value-type="float">
            <text:p>14</text:p>
          </table:table-cell>
          <table:table-cell table:formula="of:=LOG([.B246];2)+0.28" office:value-type="float" office:value="14.4474181458317" calcext:value-type="float">
            <text:p>14,45</text:p>
          </table:table-cell>
          <table:table-cell table:formula="of:=ROUND([.D246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500" calcext:value-type="float">
            <text:p>18500</text:p>
          </table:table-cell>
          <table:table-cell table:formula="of:=ROUND(LOG([.B247];2);0)" office:value-type="float" office:value="14" calcext:value-type="float">
            <text:p>14</text:p>
          </table:table-cell>
          <table:table-cell table:formula="of:=LOG([.B247];2)+0.28" office:value-type="float" office:value="14.455237650291" calcext:value-type="float">
            <text:p>14,46</text:p>
          </table:table-cell>
          <table:table-cell table:formula="of:=ROUND([.D247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600" calcext:value-type="float">
            <text:p>18600</text:p>
          </table:table-cell>
          <table:table-cell table:formula="of:=ROUND(LOG([.B248];2);0)" office:value-type="float" office:value="14" calcext:value-type="float">
            <text:p>14</text:p>
          </table:table-cell>
          <table:table-cell table:formula="of:=LOG([.B248];2)+0.28" office:value-type="float" office:value="14.4630150008828" calcext:value-type="float">
            <text:p>14,46</text:p>
          </table:table-cell>
          <table:table-cell table:formula="of:=ROUND([.D248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700" calcext:value-type="float">
            <text:p>18700</text:p>
          </table:table-cell>
          <table:table-cell table:formula="of:=ROUND(LOG([.B249];2);0)" office:value-type="float" office:value="14" calcext:value-type="float">
            <text:p>14</text:p>
          </table:table-cell>
          <table:table-cell table:formula="of:=LOG([.B249];2)+0.28" office:value-type="float" office:value="14.4707506496624" calcext:value-type="float">
            <text:p>14,47</text:p>
          </table:table-cell>
          <table:table-cell table:formula="of:=ROUND([.D249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800" calcext:value-type="float">
            <text:p>18800</text:p>
          </table:table-cell>
          <table:table-cell table:formula="of:=ROUND(LOG([.B250];2);0)" office:value-type="float" office:value="14" calcext:value-type="float">
            <text:p>14</text:p>
          </table:table-cell>
          <table:table-cell table:formula="of:=LOG([.B250];2)+0.28" office:value-type="float" office:value="14.4784450414524" calcext:value-type="float">
            <text:p>14,48</text:p>
          </table:table-cell>
          <table:table-cell table:formula="of:=ROUND([.D250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900" calcext:value-type="float">
            <text:p>18900</text:p>
          </table:table-cell>
          <table:table-cell table:formula="of:=ROUND(LOG([.B251];2);0)" office:value-type="float" office:value="14" calcext:value-type="float">
            <text:p>14</text:p>
          </table:table-cell>
          <table:table-cell table:formula="of:=LOG([.B251];2)+0.28" office:value-type="float" office:value="14.4860986139958" calcext:value-type="float">
            <text:p>14,49</text:p>
          </table:table-cell>
          <table:table-cell table:formula="of:=ROUND([.D251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000" calcext:value-type="float">
            <text:p>19000</text:p>
          </table:table-cell>
          <table:table-cell table:formula="of:=ROUND(LOG([.B252];2);0)" office:value-type="float" office:value="14" calcext:value-type="float">
            <text:p>14</text:p>
          </table:table-cell>
          <table:table-cell table:formula="of:=LOG([.B252];2)+0.28" office:value-type="float" office:value="14.4937117981057" calcext:value-type="float">
            <text:p>14,49</text:p>
          </table:table-cell>
          <table:table-cell table:formula="of:=ROUND([.D252];0)" office:value-type="float" office:value="14" calcext:value-type="float">
            <text:p>1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100" calcext:value-type="float">
            <text:p>19100</text:p>
          </table:table-cell>
          <table:table-cell table:formula="of:=ROUND(LOG([.B253];2);0)" office:value-type="float" office:value="14" calcext:value-type="float">
            <text:p>14</text:p>
          </table:table-cell>
          <table:table-cell table:formula="of:=LOG([.B253];2)+0.28" office:value-type="float" office:value="14.5012850178105" calcext:value-type="float">
            <text:p>14,50</text:p>
          </table:table-cell>
          <table:table-cell table:formula="of:=ROUND([.D253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200" calcext:value-type="float">
            <text:p>19200</text:p>
          </table:table-cell>
          <table:table-cell table:formula="of:=ROUND(LOG([.B254];2);0)" office:value-type="float" office:value="14" calcext:value-type="float">
            <text:p>14</text:p>
          </table:table-cell>
          <table:table-cell table:formula="of:=LOG([.B254];2)+0.28" office:value-type="float" office:value="14.5088186904959" calcext:value-type="float">
            <text:p>14,51</text:p>
          </table:table-cell>
          <table:table-cell table:formula="of:=ROUND([.D254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300" calcext:value-type="float">
            <text:p>19300</text:p>
          </table:table-cell>
          <table:table-cell table:formula="of:=ROUND(LOG([.B255];2);0)" office:value-type="float" office:value="14" calcext:value-type="float">
            <text:p>14</text:p>
          </table:table-cell>
          <table:table-cell table:formula="of:=LOG([.B255];2)+0.28" office:value-type="float" office:value="14.5163132270428" calcext:value-type="float">
            <text:p>14,52</text:p>
          </table:table-cell>
          <table:table-cell table:formula="of:=ROUND([.D255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400" calcext:value-type="float">
            <text:p>19400</text:p>
          </table:table-cell>
          <table:table-cell table:formula="of:=ROUND(LOG([.B256];2);0)" office:value-type="float" office:value="14" calcext:value-type="float">
            <text:p>14</text:p>
          </table:table-cell>
          <table:table-cell table:formula="of:=LOG([.B256];2)+0.28" office:value-type="float" office:value="14.5237690319619" calcext:value-type="float">
            <text:p>14,52</text:p>
          </table:table-cell>
          <table:table-cell table:formula="of:=ROUND([.D256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500" calcext:value-type="float">
            <text:p>19500</text:p>
          </table:table-cell>
          <table:table-cell table:formula="of:=ROUND(LOG([.B257];2);0)" office:value-type="float" office:value="14" calcext:value-type="float">
            <text:p>14</text:p>
          </table:table-cell>
          <table:table-cell table:formula="of:=LOG([.B257];2)+0.28" office:value-type="float" office:value="14.5311865035243" calcext:value-type="float">
            <text:p>14,53</text:p>
          </table:table-cell>
          <table:table-cell table:formula="of:=ROUND([.D257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600" calcext:value-type="float">
            <text:p>19600</text:p>
          </table:table-cell>
          <table:table-cell table:formula="of:=ROUND(LOG([.B258];2);0)" office:value-type="float" office:value="14" calcext:value-type="float">
            <text:p>14</text:p>
          </table:table-cell>
          <table:table-cell table:formula="of:=LOG([.B258];2)+0.28" office:value-type="float" office:value="14.5385660338899" calcext:value-type="float">
            <text:p>14,54</text:p>
          </table:table-cell>
          <table:table-cell table:formula="of:=ROUND([.D258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700" calcext:value-type="float">
            <text:p>19700</text:p>
          </table:table-cell>
          <table:table-cell table:formula="of:=ROUND(LOG([.B259];2);0)" office:value-type="float" office:value="14" calcext:value-type="float">
            <text:p>14</text:p>
          </table:table-cell>
          <table:table-cell table:formula="of:=LOG([.B259];2)+0.28" office:value-type="float" office:value="14.5459080092311" calcext:value-type="float">
            <text:p>14,55</text:p>
          </table:table-cell>
          <table:table-cell table:formula="of:=ROUND([.D259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800" calcext:value-type="float">
            <text:p>19800</text:p>
          </table:table-cell>
          <table:table-cell table:formula="of:=ROUND(LOG([.B260];2);0)" office:value-type="float" office:value="14" calcext:value-type="float">
            <text:p>14</text:p>
          </table:table-cell>
          <table:table-cell table:formula="of:=LOG([.B260];2)+0.28" office:value-type="float" office:value="14.5532128098543" calcext:value-type="float">
            <text:p>14,55</text:p>
          </table:table-cell>
          <table:table-cell table:formula="of:=ROUND([.D260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900" calcext:value-type="float">
            <text:p>19900</text:p>
          </table:table-cell>
          <table:table-cell table:formula="of:=ROUND(LOG([.B261];2);0)" office:value-type="float" office:value="14" calcext:value-type="float">
            <text:p>14</text:p>
          </table:table-cell>
          <table:table-cell table:formula="of:=LOG([.B261];2)+0.28" office:value-type="float" office:value="14.5604808103184" calcext:value-type="float">
            <text:p>14,56</text:p>
          </table:table-cell>
          <table:table-cell table:formula="of:=ROUND([.D261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table:formula="of:=ROUND(LOG([.B262];2);0)" office:value-type="float" office:value="14" calcext:value-type="float">
            <text:p>14</text:p>
          </table:table-cell>
          <table:table-cell table:formula="of:=LOG([.B262];2)+0.28" office:value-type="float" office:value="14.5677123795494" calcext:value-type="float">
            <text:p>14,57</text:p>
          </table:table-cell>
          <table:table-cell table:formula="of:=ROUND([.D262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100" calcext:value-type="float">
            <text:p>20100</text:p>
          </table:table-cell>
          <table:table-cell table:formula="of:=ROUND(LOG([.B263];2);0)" office:value-type="float" office:value="14" calcext:value-type="float">
            <text:p>14</text:p>
          </table:table-cell>
          <table:table-cell table:formula="of:=LOG([.B263];2)+0.28" office:value-type="float" office:value="14.5749078809537" calcext:value-type="float">
            <text:p>14,57</text:p>
          </table:table-cell>
          <table:table-cell table:formula="of:=ROUND([.D263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200" calcext:value-type="float">
            <text:p>20200</text:p>
          </table:table-cell>
          <table:table-cell table:formula="of:=ROUND(LOG([.B264];2);0)" office:value-type="float" office:value="14" calcext:value-type="float">
            <text:p>14</text:p>
          </table:table-cell>
          <table:table-cell table:formula="of:=LOG([.B264];2)+0.28" office:value-type="float" office:value="14.5820676725265" calcext:value-type="float">
            <text:p>14,58</text:p>
          </table:table-cell>
          <table:table-cell table:formula="of:=ROUND([.D264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300" calcext:value-type="float">
            <text:p>20300</text:p>
          </table:table-cell>
          <table:table-cell table:formula="of:=ROUND(LOG([.B265];2);0)" office:value-type="float" office:value="14" calcext:value-type="float">
            <text:p>14</text:p>
          </table:table-cell>
          <table:table-cell table:formula="of:=LOG([.B265];2)+0.28" office:value-type="float" office:value="14.5891921069599" calcext:value-type="float">
            <text:p>14,59</text:p>
          </table:table-cell>
          <table:table-cell table:formula="of:=ROUND([.D265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400" calcext:value-type="float">
            <text:p>20400</text:p>
          </table:table-cell>
          <table:table-cell table:formula="of:=ROUND(LOG([.B266];2);0)" office:value-type="float" office:value="14" calcext:value-type="float">
            <text:p>14</text:p>
          </table:table-cell>
          <table:table-cell table:formula="of:=LOG([.B266];2)+0.28" office:value-type="float" office:value="14.5962815317462" calcext:value-type="float">
            <text:p>14,60</text:p>
          </table:table-cell>
          <table:table-cell table:formula="of:=ROUND([.D266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500" calcext:value-type="float">
            <text:p>20500</text:p>
          </table:table-cell>
          <table:table-cell table:formula="of:=ROUND(LOG([.B267];2);0)" office:value-type="float" office:value="14" calcext:value-type="float">
            <text:p>14</text:p>
          </table:table-cell>
          <table:table-cell table:formula="of:=LOG([.B267];2)+0.28" office:value-type="float" office:value="14.6033362892802" calcext:value-type="float">
            <text:p>14,60</text:p>
          </table:table-cell>
          <table:table-cell table:formula="of:=ROUND([.D267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600" calcext:value-type="float">
            <text:p>20600</text:p>
          </table:table-cell>
          <table:table-cell table:formula="of:=ROUND(LOG([.B268];2);0)" office:value-type="float" office:value="14" calcext:value-type="float">
            <text:p>14</text:p>
          </table:table-cell>
          <table:table-cell table:formula="of:=LOG([.B268];2)+0.28" office:value-type="float" office:value="14.6103567169579" calcext:value-type="float">
            <text:p>14,61</text:p>
          </table:table-cell>
          <table:table-cell table:formula="of:=ROUND([.D268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700" calcext:value-type="float">
            <text:p>20700</text:p>
          </table:table-cell>
          <table:table-cell table:formula="of:=ROUND(LOG([.B269];2);0)" office:value-type="float" office:value="14" calcext:value-type="float">
            <text:p>14</text:p>
          </table:table-cell>
          <table:table-cell table:formula="of:=LOG([.B269];2)+0.28" office:value-type="float" office:value="14.617343147274" calcext:value-type="float">
            <text:p>14,62</text:p>
          </table:table-cell>
          <table:table-cell table:formula="of:=ROUND([.D269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800" calcext:value-type="float">
            <text:p>20800</text:p>
          </table:table-cell>
          <table:table-cell table:formula="of:=ROUND(LOG([.B270];2);0)" office:value-type="float" office:value="14" calcext:value-type="float">
            <text:p>14</text:p>
          </table:table-cell>
          <table:table-cell table:formula="of:=LOG([.B270];2)+0.28" office:value-type="float" office:value="14.6242959079158" calcext:value-type="float">
            <text:p>14,62</text:p>
          </table:table-cell>
          <table:table-cell table:formula="of:=ROUND([.D270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900" calcext:value-type="float">
            <text:p>20900</text:p>
          </table:table-cell>
          <table:table-cell table:formula="of:=ROUND(LOG([.B271];2);0)" office:value-type="float" office:value="14" calcext:value-type="float">
            <text:p>14</text:p>
          </table:table-cell>
          <table:table-cell table:formula="of:=LOG([.B271];2)+0.28" office:value-type="float" office:value="14.6312153218556" calcext:value-type="float">
            <text:p>14,63</text:p>
          </table:table-cell>
          <table:table-cell table:formula="of:=ROUND([.D271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1000" calcext:value-type="float">
            <text:p>21000</text:p>
          </table:table-cell>
          <table:table-cell table:formula="of:=ROUND(LOG([.B272];2);0)" office:value-type="float" office:value="14" calcext:value-type="float">
            <text:p>14</text:p>
          </table:table-cell>
          <table:table-cell table:formula="of:=LOG([.B272];2)+0.28" office:value-type="float" office:value="14.6381017074408" calcext:value-type="float">
            <text:p>14,64</text:p>
          </table:table-cell>
          <table:table-cell table:formula="of:=ROUND([.D272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1100" calcext:value-type="float">
            <text:p>21100</text:p>
          </table:table-cell>
          <table:table-cell table:formula="of:=ROUND(LOG([.B273];2);0)" office:value-type="float" office:value="14" calcext:value-type="float">
            <text:p>14</text:p>
          </table:table-cell>
          <table:table-cell table:formula="of:=LOG([.B273];2)+0.28" office:value-type="float" office:value="14.6449553784819" calcext:value-type="float">
            <text:p>14,64</text:p>
          </table:table-cell>
          <table:table-cell table:formula="of:=ROUND([.D273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1200" calcext:value-type="float">
            <text:p>21200</text:p>
          </table:table-cell>
          <table:table-cell table:formula="of:=ROUND(LOG([.B274];2);0)" office:value-type="float" office:value="14" calcext:value-type="float">
            <text:p>14</text:p>
          </table:table-cell>
          <table:table-cell table:formula="of:=LOG([.B274];2)+0.28" office:value-type="float" office:value="14.6517766443379" calcext:value-type="float">
            <text:p>14,65</text:p>
          </table:table-cell>
          <table:table-cell table:formula="of:=ROUND([.D274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1300" calcext:value-type="float">
            <text:p>21300</text:p>
          </table:table-cell>
          <table:table-cell table:formula="of:=ROUND(LOG([.B275];2);0)" office:value-type="float" office:value="14" calcext:value-type="float">
            <text:p>14</text:p>
          </table:table-cell>
          <table:table-cell table:formula="of:=LOG([.B275];2)+0.28" office:value-type="float" office:value="14.6585658100006" calcext:value-type="float">
            <text:p>14,66</text:p>
          </table:table-cell>
          <table:table-cell table:formula="of:=ROUND([.D275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1400" calcext:value-type="float">
            <text:p>21400</text:p>
          </table:table-cell>
          <table:table-cell table:formula="of:=ROUND(LOG([.B276];2);0)" office:value-type="float" office:value="14" calcext:value-type="float">
            <text:p>14</text:p>
          </table:table-cell>
          <table:table-cell table:formula="of:=LOG([.B276];2)+0.28" office:value-type="float" office:value="14.6653231761759" calcext:value-type="float">
            <text:p>14,67</text:p>
          </table:table-cell>
          <table:table-cell table:formula="of:=ROUND([.D276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1500" calcext:value-type="float">
            <text:p>21500</text:p>
          </table:table-cell>
          <table:table-cell table:formula="of:=ROUND(LOG([.B277];2);0)" office:value-type="float" office:value="14" calcext:value-type="float">
            <text:p>14</text:p>
          </table:table-cell>
          <table:table-cell table:formula="of:=LOG([.B277];2)+0.28" office:value-type="float" office:value="14.6720490393642" calcext:value-type="float">
            <text:p>14,67</text:p>
          </table:table-cell>
          <table:table-cell table:formula="of:=ROUND([.D277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1600" calcext:value-type="float">
            <text:p>21600</text:p>
          </table:table-cell>
          <table:table-cell table:formula="of:=ROUND(LOG([.B278];2);0)" office:value-type="float" office:value="14" calcext:value-type="float">
            <text:p>14</text:p>
          </table:table-cell>
          <table:table-cell table:formula="of:=LOG([.B278];2)+0.28" office:value-type="float" office:value="14.6787436919382" calcext:value-type="float">
            <text:p>14,68</text:p>
          </table:table-cell>
          <table:table-cell table:formula="of:=ROUND([.D278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1700" calcext:value-type="float">
            <text:p>21700</text:p>
          </table:table-cell>
          <table:table-cell table:formula="of:=ROUND(LOG([.B279];2);0)" office:value-type="float" office:value="14" calcext:value-type="float">
            <text:p>14</text:p>
          </table:table-cell>
          <table:table-cell table:formula="of:=LOG([.B279];2)+0.28" office:value-type="float" office:value="14.6854074222192" calcext:value-type="float">
            <text:p>14,69</text:p>
          </table:table-cell>
          <table:table-cell table:formula="of:=ROUND([.D279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1800" calcext:value-type="float">
            <text:p>21800</text:p>
          </table:table-cell>
          <table:table-cell table:formula="of:=ROUND(LOG([.B280];2);0)" office:value-type="float" office:value="14" calcext:value-type="float">
            <text:p>14</text:p>
          </table:table-cell>
          <table:table-cell table:formula="of:=LOG([.B280];2)+0.28" office:value-type="float" office:value="14.6920405145517" calcext:value-type="float">
            <text:p>14,69</text:p>
          </table:table-cell>
          <table:table-cell table:formula="of:=ROUND([.D280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1900" calcext:value-type="float">
            <text:p>21900</text:p>
          </table:table-cell>
          <table:table-cell table:formula="of:=ROUND(LOG([.B281];2);0)" office:value-type="float" office:value="14" calcext:value-type="float">
            <text:p>14</text:p>
          </table:table-cell>
          <table:table-cell table:formula="of:=LOG([.B281];2)+0.28" office:value-type="float" office:value="14.6986432493759" calcext:value-type="float">
            <text:p>14,70</text:p>
          </table:table-cell>
          <table:table-cell table:formula="of:=ROUND([.D281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2000" calcext:value-type="float">
            <text:p>22000</text:p>
          </table:table-cell>
          <table:table-cell table:formula="of:=ROUND(LOG([.B282];2);0)" office:value-type="float" office:value="14" calcext:value-type="float">
            <text:p>14</text:p>
          </table:table-cell>
          <table:table-cell table:formula="of:=LOG([.B282];2)+0.28" office:value-type="float" office:value="14.7052159032994" calcext:value-type="float">
            <text:p>14,71</text:p>
          </table:table-cell>
          <table:table-cell table:formula="of:=ROUND([.D282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2100" calcext:value-type="float">
            <text:p>22100</text:p>
          </table:table-cell>
          <table:table-cell table:formula="of:=ROUND(LOG([.B283];2);0)" office:value-type="float" office:value="14" calcext:value-type="float">
            <text:p>14</text:p>
          </table:table-cell>
          <table:table-cell table:formula="of:=LOG([.B283];2)+0.28" office:value-type="float" office:value="14.7117587491662" calcext:value-type="float">
            <text:p>14,71</text:p>
          </table:table-cell>
          <table:table-cell table:formula="of:=ROUND([.D283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2200" calcext:value-type="float">
            <text:p>22200</text:p>
          </table:table-cell>
          <table:table-cell table:formula="of:=ROUND(LOG([.B284];2);0)" office:value-type="float" office:value="14" calcext:value-type="float">
            <text:p>14</text:p>
          </table:table-cell>
          <table:table-cell table:formula="of:=LOG([.B284];2)+0.28" office:value-type="float" office:value="14.7182720561248" calcext:value-type="float">
            <text:p>14,72</text:p>
          </table:table-cell>
          <table:table-cell table:formula="of:=ROUND([.D284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2300" calcext:value-type="float">
            <text:p>22300</text:p>
          </table:table-cell>
          <table:table-cell table:formula="of:=ROUND(LOG([.B285];2);0)" office:value-type="float" office:value="14" calcext:value-type="float">
            <text:p>14</text:p>
          </table:table-cell>
          <table:table-cell table:formula="of:=LOG([.B285];2)+0.28" office:value-type="float" office:value="14.724756089695" calcext:value-type="float">
            <text:p>14,72</text:p>
          </table:table-cell>
          <table:table-cell table:formula="of:=ROUND([.D285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2400" calcext:value-type="float">
            <text:p>22400</text:p>
          </table:table-cell>
          <table:table-cell table:formula="of:=ROUND(LOG([.B286];2);0)" office:value-type="float" office:value="14" calcext:value-type="float">
            <text:p>14</text:p>
          </table:table-cell>
          <table:table-cell table:formula="of:=LOG([.B286];2)+0.28" office:value-type="float" office:value="14.7312111118323" calcext:value-type="float">
            <text:p>14,73</text:p>
          </table:table-cell>
          <table:table-cell table:formula="of:=ROUND([.D286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2500" calcext:value-type="float">
            <text:p>22500</text:p>
          </table:table-cell>
          <table:table-cell table:formula="of:=ROUND(LOG([.B287];2);0)" office:value-type="float" office:value="14" calcext:value-type="float">
            <text:p>14</text:p>
          </table:table-cell>
          <table:table-cell table:formula="of:=LOG([.B287];2)+0.28" office:value-type="float" office:value="14.7376373809918" calcext:value-type="float">
            <text:p>14,74</text:p>
          </table:table-cell>
          <table:table-cell table:formula="of:=ROUND([.D287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2600" calcext:value-type="float">
            <text:p>22600</text:p>
          </table:table-cell>
          <table:table-cell table:formula="of:=ROUND(LOG([.B288];2);0)" office:value-type="float" office:value="14" calcext:value-type="float">
            <text:p>14</text:p>
          </table:table-cell>
          <table:table-cell table:formula="of:=LOG([.B288];2)+0.28" office:value-type="float" office:value="14.7440351521899" calcext:value-type="float">
            <text:p>14,74</text:p>
          </table:table-cell>
          <table:table-cell table:formula="of:=ROUND([.D288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2700" calcext:value-type="float">
            <text:p>22700</text:p>
          </table:table-cell>
          <table:table-cell table:formula="of:=ROUND(LOG([.B289];2);0)" office:value-type="float" office:value="14" calcext:value-type="float">
            <text:p>14</text:p>
          </table:table-cell>
          <table:table-cell table:formula="of:=LOG([.B289];2)+0.28" office:value-type="float" office:value="14.7504046770656" calcext:value-type="float">
            <text:p>14,75</text:p>
          </table:table-cell>
          <table:table-cell table:formula="of:=ROUND([.D289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2800" calcext:value-type="float">
            <text:p>22800</text:p>
          </table:table-cell>
          <table:table-cell table:formula="of:=ROUND(LOG([.B290];2);0)" office:value-type="float" office:value="14" calcext:value-type="float">
            <text:p>14</text:p>
          </table:table-cell>
          <table:table-cell table:formula="of:=LOG([.B290];2)+0.28" office:value-type="float" office:value="14.7567462039395" calcext:value-type="float">
            <text:p>14,76</text:p>
          </table:table-cell>
          <table:table-cell table:formula="of:=ROUND([.D290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2900" calcext:value-type="float">
            <text:p>22900</text:p>
          </table:table-cell>
          <table:table-cell table:formula="of:=ROUND(LOG([.B291];2);0)" office:value-type="float" office:value="14" calcext:value-type="float">
            <text:p>14</text:p>
          </table:table-cell>
          <table:table-cell table:formula="of:=LOG([.B291];2)+0.28" office:value-type="float" office:value="14.7630599778717" calcext:value-type="float">
            <text:p>14,76</text:p>
          </table:table-cell>
          <table:table-cell table:formula="of:=ROUND([.D291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000" calcext:value-type="float">
            <text:p>23000</text:p>
          </table:table-cell>
          <table:table-cell table:formula="of:=ROUND(LOG([.B292];2);0)" office:value-type="float" office:value="14" calcext:value-type="float">
            <text:p>14</text:p>
          </table:table-cell>
          <table:table-cell table:formula="of:=LOG([.B292];2)+0.28" office:value-type="float" office:value="14.7693462407191" calcext:value-type="float">
            <text:p>14,77</text:p>
          </table:table-cell>
          <table:table-cell table:formula="of:=ROUND([.D292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100" calcext:value-type="float">
            <text:p>23100</text:p>
          </table:table-cell>
          <table:table-cell table:formula="of:=ROUND(LOG([.B293];2);0)" office:value-type="float" office:value="14" calcext:value-type="float">
            <text:p>14</text:p>
          </table:table-cell>
          <table:table-cell table:formula="of:=LOG([.B293];2)+0.28" office:value-type="float" office:value="14.7756052311908" calcext:value-type="float">
            <text:p>14,78</text:p>
          </table:table-cell>
          <table:table-cell table:formula="of:=ROUND([.D293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200" calcext:value-type="float">
            <text:p>23200</text:p>
          </table:table-cell>
          <table:table-cell table:formula="of:=ROUND(LOG([.B294];2);0)" office:value-type="float" office:value="15" calcext:value-type="float">
            <text:p>15</text:p>
          </table:table-cell>
          <table:table-cell table:formula="of:=LOG([.B294];2)+0.28" office:value-type="float" office:value="14.7818371849023" calcext:value-type="float">
            <text:p>14,78</text:p>
          </table:table-cell>
          <table:table-cell table:formula="of:=ROUND([.D294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300" calcext:value-type="float">
            <text:p>23300</text:p>
          </table:table-cell>
          <table:table-cell table:formula="of:=ROUND(LOG([.B295];2);0)" office:value-type="float" office:value="15" calcext:value-type="float">
            <text:p>15</text:p>
          </table:table-cell>
          <table:table-cell table:formula="of:=LOG([.B295];2)+0.28" office:value-type="float" office:value="14.788042334429" calcext:value-type="float">
            <text:p>14,79</text:p>
          </table:table-cell>
          <table:table-cell table:formula="of:=ROUND([.D295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400" calcext:value-type="float">
            <text:p>23400</text:p>
          </table:table-cell>
          <table:table-cell table:formula="of:=ROUND(LOG([.B296];2);0)" office:value-type="float" office:value="15" calcext:value-type="float">
            <text:p>15</text:p>
          </table:table-cell>
          <table:table-cell table:formula="of:=LOG([.B296];2)+0.28" office:value-type="float" office:value="14.7942209093581" calcext:value-type="float">
            <text:p>14,79</text:p>
          </table:table-cell>
          <table:table-cell table:formula="of:=ROUND([.D296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500" calcext:value-type="float">
            <text:p>23500</text:p>
          </table:table-cell>
          <table:table-cell table:formula="of:=ROUND(LOG([.B297];2);0)" office:value-type="float" office:value="15" calcext:value-type="float">
            <text:p>15</text:p>
          </table:table-cell>
          <table:table-cell table:formula="of:=LOG([.B297];2)+0.28" office:value-type="float" office:value="14.8003731363397" calcext:value-type="float">
            <text:p>14,80</text:p>
          </table:table-cell>
          <table:table-cell table:formula="of:=ROUND([.D297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600" calcext:value-type="float">
            <text:p>23600</text:p>
          </table:table-cell>
          <table:table-cell table:formula="of:=ROUND(LOG([.B298];2);0)" office:value-type="float" office:value="15" calcext:value-type="float">
            <text:p>15</text:p>
          </table:table-cell>
          <table:table-cell table:formula="of:=LOG([.B298];2)+0.28" office:value-type="float" office:value="14.8064992391366" calcext:value-type="float">
            <text:p>14,81</text:p>
          </table:table-cell>
          <table:table-cell table:formula="of:=ROUND([.D298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700" calcext:value-type="float">
            <text:p>23700</text:p>
          </table:table-cell>
          <table:table-cell table:formula="of:=ROUND(LOG([.B299];2);0)" office:value-type="float" office:value="15" calcext:value-type="float">
            <text:p>15</text:p>
          </table:table-cell>
          <table:table-cell table:formula="of:=LOG([.B299];2)+0.28" office:value-type="float" office:value="14.812599438673" calcext:value-type="float">
            <text:p>14,81</text:p>
          </table:table-cell>
          <table:table-cell table:formula="of:=ROUND([.D299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800" calcext:value-type="float">
            <text:p>23800</text:p>
          </table:table-cell>
          <table:table-cell table:formula="of:=ROUND(LOG([.B300];2);0)" office:value-type="float" office:value="15" calcext:value-type="float">
            <text:p>15</text:p>
          </table:table-cell>
          <table:table-cell table:formula="of:=LOG([.B300];2)+0.28" office:value-type="float" office:value="14.8186739530827" calcext:value-type="float">
            <text:p>14,82</text:p>
          </table:table-cell>
          <table:table-cell table:formula="of:=ROUND([.D300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900" calcext:value-type="float">
            <text:p>23900</text:p>
          </table:table-cell>
          <table:table-cell table:formula="of:=ROUND(LOG([.B301];2);0)" office:value-type="float" office:value="15" calcext:value-type="float">
            <text:p>15</text:p>
          </table:table-cell>
          <table:table-cell table:formula="of:=LOG([.B301];2)+0.28" office:value-type="float" office:value="14.8247229977555" calcext:value-type="float">
            <text:p>14,82</text:p>
          </table:table-cell>
          <table:table-cell table:formula="of:=ROUND([.D301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4000" calcext:value-type="float">
            <text:p>24000</text:p>
          </table:table-cell>
          <table:table-cell table:formula="of:=ROUND(LOG([.B302];2);0)" office:value-type="float" office:value="15" calcext:value-type="float">
            <text:p>15</text:p>
          </table:table-cell>
          <table:table-cell table:formula="of:=LOG([.B302];2)+0.28" office:value-type="float" office:value="14.8307467853832" calcext:value-type="float">
            <text:p>14,83</text:p>
          </table:table-cell>
          <table:table-cell table:formula="of:=ROUND([.D302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4100" calcext:value-type="float">
            <text:p>24100</text:p>
          </table:table-cell>
          <table:table-cell table:formula="of:=ROUND(LOG([.B303];2);0)" office:value-type="float" office:value="15" calcext:value-type="float">
            <text:p>15</text:p>
          </table:table-cell>
          <table:table-cell table:formula="of:=LOG([.B303];2)+0.28" office:value-type="float" office:value="14.8367455260047" calcext:value-type="float">
            <text:p>14,84</text:p>
          </table:table-cell>
          <table:table-cell table:formula="of:=ROUND([.D303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4200" calcext:value-type="float">
            <text:p>24200</text:p>
          </table:table-cell>
          <table:table-cell table:formula="of:=ROUND(LOG([.B304];2);0)" office:value-type="float" office:value="15" calcext:value-type="float">
            <text:p>15</text:p>
          </table:table-cell>
          <table:table-cell table:formula="of:=LOG([.B304];2)+0.28" office:value-type="float" office:value="14.8427194270493" calcext:value-type="float">
            <text:p>14,84</text:p>
          </table:table-cell>
          <table:table-cell table:formula="of:=ROUND([.D304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4300" calcext:value-type="float">
            <text:p>24300</text:p>
          </table:table-cell>
          <table:table-cell table:formula="of:=ROUND(LOG([.B305];2);0)" office:value-type="float" office:value="15" calcext:value-type="float">
            <text:p>15</text:p>
          </table:table-cell>
          <table:table-cell table:formula="of:=LOG([.B305];2)+0.28" office:value-type="float" office:value="14.8486686933805" calcext:value-type="float">
            <text:p>14,85</text:p>
          </table:table-cell>
          <table:table-cell table:formula="of:=ROUND([.D305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4400" calcext:value-type="float">
            <text:p>24400</text:p>
          </table:table-cell>
          <table:table-cell table:formula="of:=ROUND(LOG([.B306];2);0)" office:value-type="float" office:value="15" calcext:value-type="float">
            <text:p>15</text:p>
          </table:table-cell>
          <table:table-cell table:formula="of:=LOG([.B306];2)+0.28" office:value-type="float" office:value="14.8545935273376" calcext:value-type="float">
            <text:p>14,85</text:p>
          </table:table-cell>
          <table:table-cell table:formula="of:=ROUND([.D306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4500" calcext:value-type="float">
            <text:p>24500</text:p>
          </table:table-cell>
          <table:table-cell table:formula="of:=ROUND(LOG([.B307];2);0)" office:value-type="float" office:value="15" calcext:value-type="float">
            <text:p>15</text:p>
          </table:table-cell>
          <table:table-cell table:formula="of:=LOG([.B307];2)+0.28" office:value-type="float" office:value="14.8604941287773" calcext:value-type="float">
            <text:p>14,86</text:p>
          </table:table-cell>
          <table:table-cell table:formula="of:=ROUND([.D307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4600" calcext:value-type="float">
            <text:p>24600</text:p>
          </table:table-cell>
          <table:table-cell table:formula="of:=ROUND(LOG([.B308];2);0)" office:value-type="float" office:value="15" calcext:value-type="float">
            <text:p>15</text:p>
          </table:table-cell>
          <table:table-cell table:formula="of:=LOG([.B308];2)+0.28" office:value-type="float" office:value="14.866370695114" calcext:value-type="float">
            <text:p>14,87</text:p>
          </table:table-cell>
          <table:table-cell table:formula="of:=ROUND([.D308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4700" calcext:value-type="float">
            <text:p>24700</text:p>
          </table:table-cell>
          <table:table-cell table:formula="of:=ROUND(LOG([.B309];2);0)" office:value-type="float" office:value="15" calcext:value-type="float">
            <text:p>15</text:p>
          </table:table-cell>
          <table:table-cell table:formula="of:=LOG([.B309];2)+0.28" office:value-type="float" office:value="14.8722234213594" calcext:value-type="float">
            <text:p>14,87</text:p>
          </table:table-cell>
          <table:table-cell table:formula="of:=ROUND([.D309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4800" calcext:value-type="float">
            <text:p>24800</text:p>
          </table:table-cell>
          <table:table-cell table:formula="of:=ROUND(LOG([.B310];2);0)" office:value-type="float" office:value="15" calcext:value-type="float">
            <text:p>15</text:p>
          </table:table-cell>
          <table:table-cell table:formula="of:=LOG([.B310];2)+0.28" office:value-type="float" office:value="14.8780525001616" calcext:value-type="float">
            <text:p>14,88</text:p>
          </table:table-cell>
          <table:table-cell table:formula="of:=ROUND([.D310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4900" calcext:value-type="float">
            <text:p>24900</text:p>
          </table:table-cell>
          <table:table-cell table:formula="of:=ROUND(LOG([.B311];2);0)" office:value-type="float" office:value="15" calcext:value-type="float">
            <text:p>15</text:p>
          </table:table-cell>
          <table:table-cell table:formula="of:=LOG([.B311];2)+0.28" office:value-type="float" office:value="14.8838581218428" calcext:value-type="float">
            <text:p>14,88</text:p>
          </table:table-cell>
          <table:table-cell table:formula="of:=ROUND([.D311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000" calcext:value-type="float">
            <text:p>25000</text:p>
          </table:table-cell>
          <table:table-cell table:formula="of:=ROUND(LOG([.B312];2);0)" office:value-type="float" office:value="15" calcext:value-type="float">
            <text:p>15</text:p>
          </table:table-cell>
          <table:table-cell table:formula="of:=LOG([.B312];2)+0.28" office:value-type="float" office:value="14.8896404744368" calcext:value-type="float">
            <text:p>14,89</text:p>
          </table:table-cell>
          <table:table-cell table:formula="of:=ROUND([.D312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100" calcext:value-type="float">
            <text:p>25100</text:p>
          </table:table-cell>
          <table:table-cell table:formula="of:=ROUND(LOG([.B313];2);0)" office:value-type="float" office:value="15" calcext:value-type="float">
            <text:p>15</text:p>
          </table:table-cell>
          <table:table-cell table:formula="of:=LOG([.B313];2)+0.28" office:value-type="float" office:value="14.8953997437255" calcext:value-type="float">
            <text:p>14,90</text:p>
          </table:table-cell>
          <table:table-cell table:formula="of:=ROUND([.D313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200" calcext:value-type="float">
            <text:p>25200</text:p>
          </table:table-cell>
          <table:table-cell table:formula="of:=ROUND(LOG([.B314];2);0)" office:value-type="float" office:value="15" calcext:value-type="float">
            <text:p>15</text:p>
          </table:table-cell>
          <table:table-cell table:formula="of:=LOG([.B314];2)+0.28" office:value-type="float" office:value="14.9011361132746" calcext:value-type="float">
            <text:p>14,90</text:p>
          </table:table-cell>
          <table:table-cell table:formula="of:=ROUND([.D314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300" calcext:value-type="float">
            <text:p>25300</text:p>
          </table:table-cell>
          <table:table-cell table:formula="of:=ROUND(LOG([.B315];2);0)" office:value-type="float" office:value="15" calcext:value-type="float">
            <text:p>15</text:p>
          </table:table-cell>
          <table:table-cell table:formula="of:=LOG([.B315];2)+0.28" office:value-type="float" office:value="14.906849764469" calcext:value-type="float">
            <text:p>14,91</text:p>
          </table:table-cell>
          <table:table-cell table:formula="of:=ROUND([.D315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400" calcext:value-type="float">
            <text:p>25400</text:p>
          </table:table-cell>
          <table:table-cell table:formula="of:=ROUND(LOG([.B316];2);0)" office:value-type="float" office:value="15" calcext:value-type="float">
            <text:p>15</text:p>
          </table:table-cell>
          <table:table-cell table:formula="of:=LOG([.B316];2)+0.28" office:value-type="float" office:value="14.9125408765469" calcext:value-type="float">
            <text:p>14,91</text:p>
          </table:table-cell>
          <table:table-cell table:formula="of:=ROUND([.D316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500" calcext:value-type="float">
            <text:p>25500</text:p>
          </table:table-cell>
          <table:table-cell table:formula="of:=ROUND(LOG([.B317];2);0)" office:value-type="float" office:value="15" calcext:value-type="float">
            <text:p>15</text:p>
          </table:table-cell>
          <table:table-cell table:formula="of:=LOG([.B317];2)+0.28" office:value-type="float" office:value="14.9182096266336" calcext:value-type="float">
            <text:p>14,92</text:p>
          </table:table-cell>
          <table:table-cell table:formula="of:=ROUND([.D317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600" calcext:value-type="float">
            <text:p>25600</text:p>
          </table:table-cell>
          <table:table-cell table:formula="of:=ROUND(LOG([.B318];2);0)" office:value-type="float" office:value="15" calcext:value-type="float">
            <text:p>15</text:p>
          </table:table-cell>
          <table:table-cell table:formula="of:=LOG([.B318];2)+0.28" office:value-type="float" office:value="14.9238561897747" calcext:value-type="float">
            <text:p>14,92</text:p>
          </table:table-cell>
          <table:table-cell table:formula="of:=ROUND([.D318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700" calcext:value-type="float">
            <text:p>25700</text:p>
          </table:table-cell>
          <table:table-cell table:formula="of:=ROUND(LOG([.B319];2);0)" office:value-type="float" office:value="15" calcext:value-type="float">
            <text:p>15</text:p>
          </table:table-cell>
          <table:table-cell table:formula="of:=LOG([.B319];2)+0.28" office:value-type="float" office:value="14.9294807389686" calcext:value-type="float">
            <text:p>14,93</text:p>
          </table:table-cell>
          <table:table-cell table:formula="of:=ROUND([.D319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800" calcext:value-type="float">
            <text:p>25800</text:p>
          </table:table-cell>
          <table:table-cell table:formula="of:=ROUND(LOG([.B320];2);0)" office:value-type="float" office:value="15" calcext:value-type="float">
            <text:p>15</text:p>
          </table:table-cell>
          <table:table-cell table:formula="of:=LOG([.B320];2)+0.28" office:value-type="float" office:value="14.935083445198" calcext:value-type="float">
            <text:p>14,94</text:p>
          </table:table-cell>
          <table:table-cell table:formula="of:=ROUND([.D320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900" calcext:value-type="float">
            <text:p>25900</text:p>
          </table:table-cell>
          <table:table-cell table:formula="of:=ROUND(LOG([.B321];2);0)" office:value-type="float" office:value="15" calcext:value-type="float">
            <text:p>15</text:p>
          </table:table-cell>
          <table:table-cell table:formula="of:=LOG([.B321];2)+0.28" office:value-type="float" office:value="14.9406644774613" calcext:value-type="float">
            <text:p>14,94</text:p>
          </table:table-cell>
          <table:table-cell table:formula="of:=ROUND([.D321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6000" calcext:value-type="float">
            <text:p>26000</text:p>
          </table:table-cell>
          <table:table-cell table:formula="of:=ROUND(LOG([.B322];2);0)" office:value-type="float" office:value="15" calcext:value-type="float">
            <text:p>15</text:p>
          </table:table-cell>
          <table:table-cell table:formula="of:=LOG([.B322];2)+0.28" office:value-type="float" office:value="14.9462240028032" calcext:value-type="float">
            <text:p>14,95</text:p>
          </table:table-cell>
          <table:table-cell table:formula="of:=ROUND([.D322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7000" calcext:value-type="float">
            <text:p>27000</text:p>
          </table:table-cell>
          <table:table-cell table:formula="of:=ROUND(LOG([.B323];2);0)" office:value-type="float" office:value="15" calcext:value-type="float">
            <text:p>15</text:p>
          </table:table-cell>
          <table:table-cell table:formula="of:=LOG([.B323];2)+0.28" office:value-type="float" office:value="15.0006717868256" calcext:value-type="float">
            <text:p>15,00</text:p>
          </table:table-cell>
          <table:table-cell table:formula="of:=ROUND([.D323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8000" calcext:value-type="float">
            <text:p>28000</text:p>
          </table:table-cell>
          <table:table-cell table:formula="of:=ROUND(LOG([.B324];2);0)" office:value-type="float" office:value="15" calcext:value-type="float">
            <text:p>15</text:p>
          </table:table-cell>
          <table:table-cell table:formula="of:=LOG([.B324];2)+0.28" office:value-type="float" office:value="15.0531392067197" calcext:value-type="float">
            <text:p>15,05</text:p>
          </table:table-cell>
          <table:table-cell table:formula="of:=ROUND([.D324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000" calcext:value-type="float">
            <text:p>29000</text:p>
          </table:table-cell>
          <table:table-cell table:formula="of:=ROUND(LOG([.B325];2);0)" office:value-type="float" office:value="15" calcext:value-type="float">
            <text:p>15</text:p>
          </table:table-cell>
          <table:table-cell table:formula="of:=LOG([.B325];2)+0.28" office:value-type="float" office:value="15.1037652797897" calcext:value-type="float">
            <text:p>15,10</text:p>
          </table:table-cell>
          <table:table-cell table:formula="of:=ROUND([.D325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0000" calcext:value-type="float">
            <text:p>30000</text:p>
          </table:table-cell>
          <table:table-cell table:formula="of:=ROUND(LOG([.B326];2);0)" office:value-type="float" office:value="15" calcext:value-type="float">
            <text:p>15</text:p>
          </table:table-cell>
          <table:table-cell table:formula="of:=LOG([.B326];2)+0.28" office:value-type="float" office:value="15.1526748802706" calcext:value-type="float">
            <text:p>15,15</text:p>
          </table:table-cell>
          <table:table-cell table:formula="of:=ROUND([.D326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1000" calcext:value-type="float">
            <text:p>31000</text:p>
          </table:table-cell>
          <table:table-cell table:formula="of:=ROUND(LOG([.B327];2);0)" office:value-type="float" office:value="15" calcext:value-type="float">
            <text:p>15</text:p>
          </table:table-cell>
          <table:table-cell table:formula="of:=LOG([.B327];2)+0.28" office:value-type="float" office:value="15.199980595049" calcext:value-type="float">
            <text:p>15,20</text:p>
          </table:table-cell>
          <table:table-cell table:formula="of:=ROUND([.D327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2000" calcext:value-type="float">
            <text:p>32000</text:p>
          </table:table-cell>
          <table:table-cell table:formula="of:=ROUND(LOG([.B328];2);0)" office:value-type="float" office:value="15" calcext:value-type="float">
            <text:p>15</text:p>
          </table:table-cell>
          <table:table-cell table:formula="of:=LOG([.B328];2)+0.28" office:value-type="float" office:value="15.2457842846621" calcext:value-type="float">
            <text:p>15,25</text:p>
          </table:table-cell>
          <table:table-cell table:formula="of:=ROUND([.D328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3000" calcext:value-type="float">
            <text:p>33000</text:p>
          </table:table-cell>
          <table:table-cell table:formula="of:=ROUND(LOG([.B329];2);0)" office:value-type="float" office:value="15" calcext:value-type="float">
            <text:p>15</text:p>
          </table:table-cell>
          <table:table-cell table:formula="of:=LOG([.B329];2)+0.28" office:value-type="float" office:value="15.2901784040205" calcext:value-type="float">
            <text:p>15,29</text:p>
          </table:table-cell>
          <table:table-cell table:formula="of:=ROUND([.D329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4000" calcext:value-type="float">
            <text:p>34000</text:p>
          </table:table-cell>
          <table:table-cell table:formula="of:=ROUND(LOG([.B330];2);0)" office:value-type="float" office:value="15" calcext:value-type="float">
            <text:p>15</text:p>
          </table:table-cell>
          <table:table-cell table:formula="of:=LOG([.B330];2)+0.28" office:value-type="float" office:value="15.3332471259124" calcext:value-type="float">
            <text:p>15,33</text:p>
          </table:table-cell>
          <table:table-cell table:formula="of:=ROUND([.D330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5000" calcext:value-type="float">
            <text:p>35000</text:p>
          </table:table-cell>
          <table:table-cell table:formula="of:=ROUND(LOG([.B331];2);0)" office:value-type="float" office:value="15" calcext:value-type="float">
            <text:p>15</text:p>
          </table:table-cell>
          <table:table-cell table:formula="of:=LOG([.B331];2)+0.28" office:value-type="float" office:value="15.3750673016071" calcext:value-type="float">
            <text:p>15,38</text:p>
          </table:table-cell>
          <table:table-cell table:formula="of:=ROUND([.D331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000" calcext:value-type="float">
            <text:p>36000</text:p>
          </table:table-cell>
          <table:table-cell table:formula="of:=ROUND(LOG([.B332];2);0)" office:value-type="float" office:value="15" calcext:value-type="float">
            <text:p>15</text:p>
          </table:table-cell>
          <table:table-cell table:formula="of:=LOG([.B332];2)+0.28" office:value-type="float" office:value="15.4157092861044" calcext:value-type="float">
            <text:p>15,42</text:p>
          </table:table-cell>
          <table:table-cell table:formula="of:=ROUND([.D332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7000" calcext:value-type="float">
            <text:p>37000</text:p>
          </table:table-cell>
          <table:table-cell table:formula="of:=ROUND(LOG([.B333];2);0)" office:value-type="float" office:value="15" calcext:value-type="float">
            <text:p>15</text:p>
          </table:table-cell>
          <table:table-cell table:formula="of:=LOG([.B333];2)+0.28" office:value-type="float" office:value="15.455237650291" calcext:value-type="float">
            <text:p>15,46</text:p>
          </table:table-cell>
          <table:table-cell table:formula="of:=ROUND([.D333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8000" calcext:value-type="float">
            <text:p>38000</text:p>
          </table:table-cell>
          <table:table-cell table:formula="of:=ROUND(LOG([.B334];2);0)" office:value-type="float" office:value="15" calcext:value-type="float">
            <text:p>15</text:p>
          </table:table-cell>
          <table:table-cell table:formula="of:=LOG([.B334];2)+0.28" office:value-type="float" office:value="15.4937117981057" calcext:value-type="float">
            <text:p>15,49</text:p>
          </table:table-cell>
          <table:table-cell table:formula="of:=ROUND([.D334];0)" office:value-type="float" office:value="15" calcext:value-type="float">
            <text:p>1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000" calcext:value-type="float">
            <text:p>39000</text:p>
          </table:table-cell>
          <table:table-cell table:formula="of:=ROUND(LOG([.B335];2);0)" office:value-type="float" office:value="15" calcext:value-type="float">
            <text:p>15</text:p>
          </table:table-cell>
          <table:table-cell table:formula="of:=LOG([.B335];2)+0.28" office:value-type="float" office:value="15.5311865035243" calcext:value-type="float">
            <text:p>15,53</text:p>
          </table:table-cell>
          <table:table-cell table:formula="of:=ROUND([.D335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table:formula="of:=ROUND(LOG([.B336];2);0)" office:value-type="float" office:value="15" calcext:value-type="float">
            <text:p>15</text:p>
          </table:table-cell>
          <table:table-cell table:formula="of:=LOG([.B336];2)+0.28" office:value-type="float" office:value="15.5677123795494" calcext:value-type="float">
            <text:p>15,57</text:p>
          </table:table-cell>
          <table:table-cell table:formula="of:=ROUND([.D336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1000" calcext:value-type="float">
            <text:p>41000</text:p>
          </table:table-cell>
          <table:table-cell table:formula="of:=ROUND(LOG([.B337];2);0)" office:value-type="float" office:value="15" calcext:value-type="float">
            <text:p>15</text:p>
          </table:table-cell>
          <table:table-cell table:formula="of:=LOG([.B337];2)+0.28" office:value-type="float" office:value="15.6033362892802" calcext:value-type="float">
            <text:p>15,60</text:p>
          </table:table-cell>
          <table:table-cell table:formula="of:=ROUND([.D337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2000" calcext:value-type="float">
            <text:p>42000</text:p>
          </table:table-cell>
          <table:table-cell table:formula="of:=ROUND(LOG([.B338];2);0)" office:value-type="float" office:value="15" calcext:value-type="float">
            <text:p>15</text:p>
          </table:table-cell>
          <table:table-cell table:formula="of:=LOG([.B338];2)+0.28" office:value-type="float" office:value="15.6381017074408" calcext:value-type="float">
            <text:p>15,64</text:p>
          </table:table-cell>
          <table:table-cell table:formula="of:=ROUND([.D338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3000" calcext:value-type="float">
            <text:p>43000</text:p>
          </table:table-cell>
          <table:table-cell table:formula="of:=ROUND(LOG([.B339];2);0)" office:value-type="float" office:value="15" calcext:value-type="float">
            <text:p>15</text:p>
          </table:table-cell>
          <table:table-cell table:formula="of:=LOG([.B339];2)+0.28" office:value-type="float" office:value="15.6720490393642" calcext:value-type="float">
            <text:p>15,67</text:p>
          </table:table-cell>
          <table:table-cell table:formula="of:=ROUND([.D339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4000" calcext:value-type="float">
            <text:p>44000</text:p>
          </table:table-cell>
          <table:table-cell table:formula="of:=ROUND(LOG([.B340];2);0)" office:value-type="float" office:value="15" calcext:value-type="float">
            <text:p>15</text:p>
          </table:table-cell>
          <table:table-cell table:formula="of:=LOG([.B340];2)+0.28" office:value-type="float" office:value="15.7052159032994" calcext:value-type="float">
            <text:p>15,71</text:p>
          </table:table-cell>
          <table:table-cell table:formula="of:=ROUND([.D340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000" calcext:value-type="float">
            <text:p>45000</text:p>
          </table:table-cell>
          <table:table-cell table:formula="of:=ROUND(LOG([.B341];2);0)" office:value-type="float" office:value="15" calcext:value-type="float">
            <text:p>15</text:p>
          </table:table-cell>
          <table:table-cell table:formula="of:=LOG([.B341];2)+0.28" office:value-type="float" office:value="15.7376373809918" calcext:value-type="float">
            <text:p>15,74</text:p>
          </table:table-cell>
          <table:table-cell table:formula="of:=ROUND([.D341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6000" calcext:value-type="float">
            <text:p>46000</text:p>
          </table:table-cell>
          <table:table-cell table:formula="of:=ROUND(LOG([.B342];2);0)" office:value-type="float" office:value="15" calcext:value-type="float">
            <text:p>15</text:p>
          </table:table-cell>
          <table:table-cell table:formula="of:=LOG([.B342];2)+0.28" office:value-type="float" office:value="15.7693462407191" calcext:value-type="float">
            <text:p>15,77</text:p>
          </table:table-cell>
          <table:table-cell table:formula="of:=ROUND([.D342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7000" calcext:value-type="float">
            <text:p>47000</text:p>
          </table:table-cell>
          <table:table-cell table:formula="of:=ROUND(LOG([.B343];2);0)" office:value-type="float" office:value="16" calcext:value-type="float">
            <text:p>16</text:p>
          </table:table-cell>
          <table:table-cell table:formula="of:=LOG([.B343];2)+0.28" office:value-type="float" office:value="15.8003731363397" calcext:value-type="float">
            <text:p>15,80</text:p>
          </table:table-cell>
          <table:table-cell table:formula="of:=ROUND([.D343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8000" calcext:value-type="float">
            <text:p>48000</text:p>
          </table:table-cell>
          <table:table-cell table:formula="of:=ROUND(LOG([.B344];2);0)" office:value-type="float" office:value="16" calcext:value-type="float">
            <text:p>16</text:p>
          </table:table-cell>
          <table:table-cell table:formula="of:=LOG([.B344];2)+0.28" office:value-type="float" office:value="15.8307467853832" calcext:value-type="float">
            <text:p>15,83</text:p>
          </table:table-cell>
          <table:table-cell table:formula="of:=ROUND([.D344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9000" calcext:value-type="float">
            <text:p>49000</text:p>
          </table:table-cell>
          <table:table-cell table:formula="of:=ROUND(LOG([.B345];2);0)" office:value-type="float" office:value="16" calcext:value-type="float">
            <text:p>16</text:p>
          </table:table-cell>
          <table:table-cell table:formula="of:=LOG([.B345];2)+0.28" office:value-type="float" office:value="15.8604941287773" calcext:value-type="float">
            <text:p>15,86</text:p>
          </table:table-cell>
          <table:table-cell table:formula="of:=ROUND([.D345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table:formula="of:=ROUND(LOG([.B346];2);0)" office:value-type="float" office:value="16" calcext:value-type="float">
            <text:p>16</text:p>
          </table:table-cell>
          <table:table-cell table:formula="of:=LOG([.B346];2)+0.28" office:value-type="float" office:value="15.8896404744368" calcext:value-type="float">
            <text:p>15,89</text:p>
          </table:table-cell>
          <table:table-cell table:formula="of:=ROUND([.D346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000" calcext:value-type="float">
            <text:p>51000</text:p>
          </table:table-cell>
          <table:table-cell table:formula="of:=ROUND(LOG([.B347];2);0)" office:value-type="float" office:value="16" calcext:value-type="float">
            <text:p>16</text:p>
          </table:table-cell>
          <table:table-cell table:formula="of:=LOG([.B347];2)+0.28" office:value-type="float" office:value="15.9182096266336" calcext:value-type="float">
            <text:p>15,92</text:p>
          </table:table-cell>
          <table:table-cell table:formula="of:=ROUND([.D347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2000" calcext:value-type="float">
            <text:p>52000</text:p>
          </table:table-cell>
          <table:table-cell table:formula="of:=ROUND(LOG([.B348];2);0)" office:value-type="float" office:value="16" calcext:value-type="float">
            <text:p>16</text:p>
          </table:table-cell>
          <table:table-cell table:formula="of:=LOG([.B348];2)+0.28" office:value-type="float" office:value="15.9462240028032" calcext:value-type="float">
            <text:p>15,95</text:p>
          </table:table-cell>
          <table:table-cell table:formula="of:=ROUND([.D348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3000" calcext:value-type="float">
            <text:p>53000</text:p>
          </table:table-cell>
          <table:table-cell table:formula="of:=ROUND(LOG([.B349];2);0)" office:value-type="float" office:value="16" calcext:value-type="float">
            <text:p>16</text:p>
          </table:table-cell>
          <table:table-cell table:formula="of:=LOG([.B349];2)+0.28" office:value-type="float" office:value="15.9737047392253" calcext:value-type="float">
            <text:p>15,97</text:p>
          </table:table-cell>
          <table:table-cell table:formula="of:=ROUND([.D349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4000" calcext:value-type="float">
            <text:p>54000</text:p>
          </table:table-cell>
          <table:table-cell table:formula="of:=ROUND(LOG([.B350];2);0)" office:value-type="float" office:value="16" calcext:value-type="float">
            <text:p>16</text:p>
          </table:table-cell>
          <table:table-cell table:formula="of:=LOG([.B350];2)+0.28" office:value-type="float" office:value="16.0006717868256" calcext:value-type="float">
            <text:p>16,00</text:p>
          </table:table-cell>
          <table:table-cell table:formula="of:=ROUND([.D350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5000" calcext:value-type="float">
            <text:p>55000</text:p>
          </table:table-cell>
          <table:table-cell table:formula="of:=ROUND(LOG([.B351];2);0)" office:value-type="float" office:value="16" calcext:value-type="float">
            <text:p>16</text:p>
          </table:table-cell>
          <table:table-cell table:formula="of:=LOG([.B351];2)+0.28" office:value-type="float" office:value="16.0271439981867" calcext:value-type="float">
            <text:p>16,03</text:p>
          </table:table-cell>
          <table:table-cell table:formula="of:=ROUND([.D351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6000" calcext:value-type="float">
            <text:p>56000</text:p>
          </table:table-cell>
          <table:table-cell table:formula="of:=ROUND(LOG([.B352];2);0)" office:value-type="float" office:value="16" calcext:value-type="float">
            <text:p>16</text:p>
          </table:table-cell>
          <table:table-cell table:formula="of:=LOG([.B352];2)+0.28" office:value-type="float" office:value="16.0531392067197" calcext:value-type="float">
            <text:p>16,05</text:p>
          </table:table-cell>
          <table:table-cell table:formula="of:=ROUND([.D352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7000" calcext:value-type="float">
            <text:p>57000</text:p>
          </table:table-cell>
          <table:table-cell table:formula="of:=ROUND(LOG([.B353];2);0)" office:value-type="float" office:value="16" calcext:value-type="float">
            <text:p>16</text:p>
          </table:table-cell>
          <table:table-cell table:formula="of:=LOG([.B353];2)+0.28" office:value-type="float" office:value="16.0786742988268" calcext:value-type="float">
            <text:p>16,08</text:p>
          </table:table-cell>
          <table:table-cell table:formula="of:=ROUND([.D353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8000" calcext:value-type="float">
            <text:p>58000</text:p>
          </table:table-cell>
          <table:table-cell table:formula="of:=ROUND(LOG([.B354];2);0)" office:value-type="float" office:value="16" calcext:value-type="float">
            <text:p>16</text:p>
          </table:table-cell>
          <table:table-cell table:formula="of:=LOG([.B354];2)+0.28" office:value-type="float" office:value="16.1037652797897" calcext:value-type="float">
            <text:p>16,10</text:p>
          </table:table-cell>
          <table:table-cell table:formula="of:=ROUND([.D354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9000" calcext:value-type="float">
            <text:p>59000</text:p>
          </table:table-cell>
          <table:table-cell table:formula="of:=ROUND(LOG([.B355];2);0)" office:value-type="float" office:value="16" calcext:value-type="float">
            <text:p>16</text:p>
          </table:table-cell>
          <table:table-cell table:formula="of:=LOG([.B355];2)+0.28" office:value-type="float" office:value="16.1284273340239" calcext:value-type="float">
            <text:p>16,13</text:p>
          </table:table-cell>
          <table:table-cell table:formula="of:=ROUND([.D355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table:formula="of:=ROUND(LOG([.B356];2);0)" office:value-type="float" office:value="16" calcext:value-type="float">
            <text:p>16</text:p>
          </table:table-cell>
          <table:table-cell table:formula="of:=LOG([.B356];2)+0.28" office:value-type="float" office:value="16.1526748802706" calcext:value-type="float">
            <text:p>16,15</text:p>
          </table:table-cell>
          <table:table-cell table:formula="of:=ROUND([.D356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1000" calcext:value-type="float">
            <text:p>61000</text:p>
          </table:table-cell>
          <table:table-cell table:formula="of:=ROUND(LOG([.B357];2);0)" office:value-type="float" office:value="16" calcext:value-type="float">
            <text:p>16</text:p>
          </table:table-cell>
          <table:table-cell table:formula="of:=LOG([.B357];2)+0.28" office:value-type="float" office:value="16.176521622225" calcext:value-type="float">
            <text:p>16,18</text:p>
          </table:table-cell>
          <table:table-cell table:formula="of:=ROUND([.D357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2000" calcext:value-type="float">
            <text:p>62000</text:p>
          </table:table-cell>
          <table:table-cell table:formula="of:=ROUND(LOG([.B358];2);0)" office:value-type="float" office:value="16" calcext:value-type="float">
            <text:p>16</text:p>
          </table:table-cell>
          <table:table-cell table:formula="of:=LOG([.B358];2)+0.28" office:value-type="float" office:value="16.199980595049" calcext:value-type="float">
            <text:p>16,20</text:p>
          </table:table-cell>
          <table:table-cell table:formula="of:=ROUND([.D358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3000" calcext:value-type="float">
            <text:p>63000</text:p>
          </table:table-cell>
          <table:table-cell table:formula="of:=ROUND(LOG([.B359];2);0)" office:value-type="float" office:value="16" calcext:value-type="float">
            <text:p>16</text:p>
          </table:table-cell>
          <table:table-cell table:formula="of:=LOG([.B359];2)+0.28" office:value-type="float" office:value="16.223064208162" calcext:value-type="float">
            <text:p>16,22</text:p>
          </table:table-cell>
          <table:table-cell table:formula="of:=ROUND([.D359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4000" calcext:value-type="float">
            <text:p>64000</text:p>
          </table:table-cell>
          <table:table-cell table:formula="of:=ROUND(LOG([.B360];2);0)" office:value-type="float" office:value="16" calcext:value-type="float">
            <text:p>16</text:p>
          </table:table-cell>
          <table:table-cell table:formula="of:=LOG([.B360];2)+0.28" office:value-type="float" office:value="16.2457842846621" calcext:value-type="float">
            <text:p>16,25</text:p>
          </table:table-cell>
          <table:table-cell table:formula="of:=ROUND([.D360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5000" calcext:value-type="float">
            <text:p>65000</text:p>
          </table:table-cell>
          <table:table-cell table:formula="of:=ROUND(LOG([.B361];2);0)" office:value-type="float" office:value="16" calcext:value-type="float">
            <text:p>16</text:p>
          </table:table-cell>
          <table:table-cell table:formula="of:=LOG([.B361];2)+0.28" office:value-type="float" office:value="16.2681520976905" calcext:value-type="float">
            <text:p>16,27</text:p>
          </table:table-cell>
          <table:table-cell table:formula="of:=ROUND([.D361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6000" calcext:value-type="float">
            <text:p>66000</text:p>
          </table:table-cell>
          <table:table-cell table:formula="of:=ROUND(LOG([.B362];2);0)" office:value-type="float" office:value="16" calcext:value-type="float">
            <text:p>16</text:p>
          </table:table-cell>
          <table:table-cell table:formula="of:=LOG([.B362];2)+0.28" office:value-type="float" office:value="16.2901784040205" calcext:value-type="float">
            <text:p>16,29</text:p>
          </table:table-cell>
          <table:table-cell table:formula="of:=ROUND([.D362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7000" calcext:value-type="float">
            <text:p>67000</text:p>
          </table:table-cell>
          <table:table-cell table:formula="of:=ROUND(LOG([.B363];2);0)" office:value-type="float" office:value="16" calcext:value-type="float">
            <text:p>16</text:p>
          </table:table-cell>
          <table:table-cell table:formula="of:=LOG([.B363];2)+0.28" office:value-type="float" office:value="16.3118734751199" calcext:value-type="float">
            <text:p>16,31</text:p>
          </table:table-cell>
          <table:table-cell table:formula="of:=ROUND([.D363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000" calcext:value-type="float">
            <text:p>68000</text:p>
          </table:table-cell>
          <table:table-cell table:formula="of:=ROUND(LOG([.B364];2);0)" office:value-type="float" office:value="16" calcext:value-type="float">
            <text:p>16</text:p>
          </table:table-cell>
          <table:table-cell table:formula="of:=LOG([.B364];2)+0.28" office:value-type="float" office:value="16.3332471259124" calcext:value-type="float">
            <text:p>16,33</text:p>
          </table:table-cell>
          <table:table-cell table:formula="of:=ROUND([.D364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9000" calcext:value-type="float">
            <text:p>69000</text:p>
          </table:table-cell>
          <table:table-cell table:formula="of:=ROUND(LOG([.B365];2);0)" office:value-type="float" office:value="16" calcext:value-type="float">
            <text:p>16</text:p>
          </table:table-cell>
          <table:table-cell table:formula="of:=LOG([.B365];2)+0.28" office:value-type="float" office:value="16.3543087414403" calcext:value-type="float">
            <text:p>16,35</text:p>
          </table:table-cell>
          <table:table-cell table:formula="of:=ROUND([.D365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000" calcext:value-type="float">
            <text:p>70000</text:p>
          </table:table-cell>
          <table:table-cell table:formula="of:=ROUND(LOG([.B366];2);0)" office:value-type="float" office:value="16" calcext:value-type="float">
            <text:p>16</text:p>
          </table:table-cell>
          <table:table-cell table:formula="of:=LOG([.B366];2)+0.28" office:value-type="float" office:value="16.3750673016071" calcext:value-type="float">
            <text:p>16,38</text:p>
          </table:table-cell>
          <table:table-cell table:formula="of:=ROUND([.D366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000" calcext:value-type="float">
            <text:p>71000</text:p>
          </table:table-cell>
          <table:table-cell table:formula="of:=ROUND(LOG([.B367];2);0)" office:value-type="float" office:value="16" calcext:value-type="float">
            <text:p>16</text:p>
          </table:table-cell>
          <table:table-cell table:formula="of:=LOG([.B367];2)+0.28" office:value-type="float" office:value="16.3955314041668" calcext:value-type="float">
            <text:p>16,40</text:p>
          </table:table-cell>
          <table:table-cell table:formula="of:=ROUND([.D367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000" calcext:value-type="float">
            <text:p>72000</text:p>
          </table:table-cell>
          <table:table-cell table:formula="of:=ROUND(LOG([.B368];2);0)" office:value-type="float" office:value="16" calcext:value-type="float">
            <text:p>16</text:p>
          </table:table-cell>
          <table:table-cell table:formula="of:=LOG([.B368];2)+0.28" office:value-type="float" office:value="16.4157092861044" calcext:value-type="float">
            <text:p>16,42</text:p>
          </table:table-cell>
          <table:table-cell table:formula="of:=ROUND([.D368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3000" calcext:value-type="float">
            <text:p>73000</text:p>
          </table:table-cell>
          <table:table-cell table:formula="of:=ROUND(LOG([.B369];2);0)" office:value-type="float" office:value="16" calcext:value-type="float">
            <text:p>16</text:p>
          </table:table-cell>
          <table:table-cell table:formula="of:=LOG([.B369];2)+0.28" office:value-type="float" office:value="16.4356088435421" calcext:value-type="float">
            <text:p>16,44</text:p>
          </table:table-cell>
          <table:table-cell table:formula="of:=ROUND([.D369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4000" calcext:value-type="float">
            <text:p>74000</text:p>
          </table:table-cell>
          <table:table-cell table:formula="of:=ROUND(LOG([.B370];2);0)" office:value-type="float" office:value="16" calcext:value-type="float">
            <text:p>16</text:p>
          </table:table-cell>
          <table:table-cell table:formula="of:=LOG([.B370];2)+0.28" office:value-type="float" office:value="16.455237650291" calcext:value-type="float">
            <text:p>16,46</text:p>
          </table:table-cell>
          <table:table-cell table:formula="of:=ROUND([.D370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5000" calcext:value-type="float">
            <text:p>75000</text:p>
          </table:table-cell>
          <table:table-cell table:formula="of:=ROUND(LOG([.B371];2);0)" office:value-type="float" office:value="16" calcext:value-type="float">
            <text:p>16</text:p>
          </table:table-cell>
          <table:table-cell table:formula="of:=LOG([.B371];2)+0.28" office:value-type="float" office:value="16.474602975158" calcext:value-type="float">
            <text:p>16,47</text:p>
          </table:table-cell>
          <table:table-cell table:formula="of:=ROUND([.D371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6000" calcext:value-type="float">
            <text:p>76000</text:p>
          </table:table-cell>
          <table:table-cell table:formula="of:=ROUND(LOG([.B372];2);0)" office:value-type="float" office:value="16" calcext:value-type="float">
            <text:p>16</text:p>
          </table:table-cell>
          <table:table-cell table:formula="of:=LOG([.B372];2)+0.28" office:value-type="float" office:value="16.4937117981057" calcext:value-type="float">
            <text:p>16,49</text:p>
          </table:table-cell>
          <table:table-cell table:formula="of:=ROUND([.D372];0)" office:value-type="float" office:value="16" calcext:value-type="float">
            <text:p>1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7000" calcext:value-type="float">
            <text:p>77000</text:p>
          </table:table-cell>
          <table:table-cell table:formula="of:=ROUND(LOG([.B373];2);0)" office:value-type="float" office:value="16" calcext:value-type="float">
            <text:p>16</text:p>
          </table:table-cell>
          <table:table-cell table:formula="of:=LOG([.B373];2)+0.28" office:value-type="float" office:value="16.512570825357" calcext:value-type="float">
            <text:p>16,51</text:p>
          </table:table-cell>
          <table:table-cell table:formula="of:=ROUND([.D373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8000" calcext:value-type="float">
            <text:p>78000</text:p>
          </table:table-cell>
          <table:table-cell table:formula="of:=ROUND(LOG([.B374];2);0)" office:value-type="float" office:value="16" calcext:value-type="float">
            <text:p>16</text:p>
          </table:table-cell>
          <table:table-cell table:formula="of:=LOG([.B374];2)+0.28" office:value-type="float" office:value="16.5311865035243" calcext:value-type="float">
            <text:p>16,53</text:p>
          </table:table-cell>
          <table:table-cell table:formula="of:=ROUND([.D374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9000" calcext:value-type="float">
            <text:p>79000</text:p>
          </table:table-cell>
          <table:table-cell table:formula="of:=ROUND(LOG([.B375];2);0)" office:value-type="float" office:value="16" calcext:value-type="float">
            <text:p>16</text:p>
          </table:table-cell>
          <table:table-cell table:formula="of:=LOG([.B375];2)+0.28" office:value-type="float" office:value="16.5495650328392" calcext:value-type="float">
            <text:p>16,55</text:p>
          </table:table-cell>
          <table:table-cell table:formula="of:=ROUND([.D375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0000" calcext:value-type="float">
            <text:p>80000</text:p>
          </table:table-cell>
          <table:table-cell table:formula="of:=ROUND(LOG([.B376];2);0)" office:value-type="float" office:value="16" calcext:value-type="float">
            <text:p>16</text:p>
          </table:table-cell>
          <table:table-cell table:formula="of:=LOG([.B376];2)+0.28" office:value-type="float" office:value="16.5677123795495" calcext:value-type="float">
            <text:p>16,57</text:p>
          </table:table-cell>
          <table:table-cell table:formula="of:=ROUND([.D376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1000" calcext:value-type="float">
            <text:p>81000</text:p>
          </table:table-cell>
          <table:table-cell table:formula="of:=ROUND(LOG([.B377];2);0)" office:value-type="float" office:value="16" calcext:value-type="float">
            <text:p>16</text:p>
          </table:table-cell>
          <table:table-cell table:formula="of:=LOG([.B377];2)+0.28" office:value-type="float" office:value="16.5856342875467" calcext:value-type="float">
            <text:p>16,59</text:p>
          </table:table-cell>
          <table:table-cell table:formula="of:=ROUND([.D377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2000" calcext:value-type="float">
            <text:p>82000</text:p>
          </table:table-cell>
          <table:table-cell table:formula="of:=ROUND(LOG([.B378];2);0)" office:value-type="float" office:value="16" calcext:value-type="float">
            <text:p>16</text:p>
          </table:table-cell>
          <table:table-cell table:formula="of:=LOG([.B378];2)+0.28" office:value-type="float" office:value="16.6033362892802" calcext:value-type="float">
            <text:p>16,60</text:p>
          </table:table-cell>
          <table:table-cell table:formula="of:=ROUND([.D378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3000" calcext:value-type="float">
            <text:p>83000</text:p>
          </table:table-cell>
          <table:table-cell table:formula="of:=ROUND(LOG([.B379];2);0)" office:value-type="float" office:value="16" calcext:value-type="float">
            <text:p>16</text:p>
          </table:table-cell>
          <table:table-cell table:formula="of:=LOG([.B379];2)+0.28" office:value-type="float" office:value="16.620823716009" calcext:value-type="float">
            <text:p>16,62</text:p>
          </table:table-cell>
          <table:table-cell table:formula="of:=ROUND([.D379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000" calcext:value-type="float">
            <text:p>84000</text:p>
          </table:table-cell>
          <table:table-cell table:formula="of:=ROUND(LOG([.B380];2);0)" office:value-type="float" office:value="16" calcext:value-type="float">
            <text:p>16</text:p>
          </table:table-cell>
          <table:table-cell table:formula="of:=LOG([.B380];2)+0.28" office:value-type="float" office:value="16.6381017074409" calcext:value-type="float">
            <text:p>16,64</text:p>
          </table:table-cell>
          <table:table-cell table:formula="of:=ROUND([.D380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5000" calcext:value-type="float">
            <text:p>85000</text:p>
          </table:table-cell>
          <table:table-cell table:formula="of:=ROUND(LOG([.B381];2);0)" office:value-type="float" office:value="16" calcext:value-type="float">
            <text:p>16</text:p>
          </table:table-cell>
          <table:table-cell table:formula="of:=LOG([.B381];2)+0.28" office:value-type="float" office:value="16.6551752207998" calcext:value-type="float">
            <text:p>16,66</text:p>
          </table:table-cell>
          <table:table-cell table:formula="of:=ROUND([.D381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6000" calcext:value-type="float">
            <text:p>86000</text:p>
          </table:table-cell>
          <table:table-cell table:formula="of:=ROUND(LOG([.B382];2);0)" office:value-type="float" office:value="16" calcext:value-type="float">
            <text:p>16</text:p>
          </table:table-cell>
          <table:table-cell table:formula="of:=LOG([.B382];2)+0.28" office:value-type="float" office:value="16.6720490393642" calcext:value-type="float">
            <text:p>16,67</text:p>
          </table:table-cell>
          <table:table-cell table:formula="of:=ROUND([.D382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7000" calcext:value-type="float">
            <text:p>87000</text:p>
          </table:table-cell>
          <table:table-cell table:formula="of:=ROUND(LOG([.B383];2);0)" office:value-type="float" office:value="16" calcext:value-type="float">
            <text:p>16</text:p>
          </table:table-cell>
          <table:table-cell table:formula="of:=LOG([.B383];2)+0.28" office:value-type="float" office:value="16.6887277805108" calcext:value-type="float">
            <text:p>16,69</text:p>
          </table:table-cell>
          <table:table-cell table:formula="of:=ROUND([.D383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8000" calcext:value-type="float">
            <text:p>88000</text:p>
          </table:table-cell>
          <table:table-cell table:formula="of:=ROUND(LOG([.B384];2);0)" office:value-type="float" office:value="16" calcext:value-type="float">
            <text:p>16</text:p>
          </table:table-cell>
          <table:table-cell table:formula="of:=LOG([.B384];2)+0.28" office:value-type="float" office:value="16.7052159032994" calcext:value-type="float">
            <text:p>16,71</text:p>
          </table:table-cell>
          <table:table-cell table:formula="of:=ROUND([.D384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9000" calcext:value-type="float">
            <text:p>89000</text:p>
          </table:table-cell>
          <table:table-cell table:formula="of:=ROUND(LOG([.B385];2);0)" office:value-type="float" office:value="16" calcext:value-type="float">
            <text:p>16</text:p>
          </table:table-cell>
          <table:table-cell table:formula="of:=LOG([.B385];2)+0.28" office:value-type="float" office:value="16.7215177156285" calcext:value-type="float">
            <text:p>16,72</text:p>
          </table:table-cell>
          <table:table-cell table:formula="of:=ROUND([.D385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table:formula="of:=ROUND(LOG([.B386];2);0)" office:value-type="float" office:value="16" calcext:value-type="float">
            <text:p>16</text:p>
          </table:table-cell>
          <table:table-cell table:formula="of:=LOG([.B386];2)+0.28" office:value-type="float" office:value="16.7376373809918" calcext:value-type="float">
            <text:p>16,74</text:p>
          </table:table-cell>
          <table:table-cell table:formula="of:=ROUND([.D386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1000" calcext:value-type="float">
            <text:p>91000</text:p>
          </table:table-cell>
          <table:table-cell table:formula="of:=ROUND(LOG([.B387];2);0)" office:value-type="float" office:value="16" calcext:value-type="float">
            <text:p>16</text:p>
          </table:table-cell>
          <table:table-cell table:formula="of:=LOG([.B387];2)+0.28" office:value-type="float" office:value="16.7535789248608" calcext:value-type="float">
            <text:p>16,75</text:p>
          </table:table-cell>
          <table:table-cell table:formula="of:=ROUND([.D387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2000" calcext:value-type="float">
            <text:p>92000</text:p>
          </table:table-cell>
          <table:table-cell table:formula="of:=ROUND(LOG([.B388];2);0)" office:value-type="float" office:value="16" calcext:value-type="float">
            <text:p>16</text:p>
          </table:table-cell>
          <table:table-cell table:formula="of:=LOG([.B388];2)+0.28" office:value-type="float" office:value="16.7693462407191" calcext:value-type="float">
            <text:p>16,77</text:p>
          </table:table-cell>
          <table:table-cell table:formula="of:=ROUND([.D388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3000" calcext:value-type="float">
            <text:p>93000</text:p>
          </table:table-cell>
          <table:table-cell table:formula="of:=ROUND(LOG([.B389];2);0)" office:value-type="float" office:value="17" calcext:value-type="float">
            <text:p>17</text:p>
          </table:table-cell>
          <table:table-cell table:formula="of:=LOG([.B389];2)+0.28" office:value-type="float" office:value="16.7849430957701" calcext:value-type="float">
            <text:p>16,78</text:p>
          </table:table-cell>
          <table:table-cell table:formula="of:=ROUND([.D389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4000" calcext:value-type="float">
            <text:p>94000</text:p>
          </table:table-cell>
          <table:table-cell table:formula="of:=ROUND(LOG([.B390];2);0)" office:value-type="float" office:value="17" calcext:value-type="float">
            <text:p>17</text:p>
          </table:table-cell>
          <table:table-cell table:formula="of:=LOG([.B390];2)+0.28" office:value-type="float" office:value="16.8003731363397" calcext:value-type="float">
            <text:p>16,80</text:p>
          </table:table-cell>
          <table:table-cell table:formula="of:=ROUND([.D390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000" calcext:value-type="float">
            <text:p>95000</text:p>
          </table:table-cell>
          <table:table-cell table:formula="of:=ROUND(LOG([.B391];2);0)" office:value-type="float" office:value="17" calcext:value-type="float">
            <text:p>17</text:p>
          </table:table-cell>
          <table:table-cell table:formula="of:=LOG([.B391];2)+0.28" office:value-type="float" office:value="16.815639892993" calcext:value-type="float">
            <text:p>16,82</text:p>
          </table:table-cell>
          <table:table-cell table:formula="of:=ROUND([.D391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6000" calcext:value-type="float">
            <text:p>96000</text:p>
          </table:table-cell>
          <table:table-cell table:formula="of:=ROUND(LOG([.B392];2);0)" office:value-type="float" office:value="17" calcext:value-type="float">
            <text:p>17</text:p>
          </table:table-cell>
          <table:table-cell table:formula="of:=LOG([.B392];2)+0.28" office:value-type="float" office:value="16.8307467853832" calcext:value-type="float">
            <text:p>16,83</text:p>
          </table:table-cell>
          <table:table-cell table:formula="of:=ROUND([.D392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7000" calcext:value-type="float">
            <text:p>97000</text:p>
          </table:table-cell>
          <table:table-cell table:formula="of:=ROUND(LOG([.B393];2);0)" office:value-type="float" office:value="17" calcext:value-type="float">
            <text:p>17</text:p>
          </table:table-cell>
          <table:table-cell table:formula="of:=LOG([.B393];2)+0.28" office:value-type="float" office:value="16.8456971268492" calcext:value-type="float">
            <text:p>16,85</text:p>
          </table:table-cell>
          <table:table-cell table:formula="of:=ROUND([.D393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8000" calcext:value-type="float">
            <text:p>98000</text:p>
          </table:table-cell>
          <table:table-cell table:formula="of:=ROUND(LOG([.B394];2);0)" office:value-type="float" office:value="17" calcext:value-type="float">
            <text:p>17</text:p>
          </table:table-cell>
          <table:table-cell table:formula="of:=LOG([.B394];2)+0.28" office:value-type="float" office:value="16.8604941287773" calcext:value-type="float">
            <text:p>16,86</text:p>
          </table:table-cell>
          <table:table-cell table:formula="of:=ROUND([.D394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9000" calcext:value-type="float">
            <text:p>99000</text:p>
          </table:table-cell>
          <table:table-cell table:formula="of:=ROUND(LOG([.B395];2);0)" office:value-type="float" office:value="17" calcext:value-type="float">
            <text:p>17</text:p>
          </table:table-cell>
          <table:table-cell table:formula="of:=LOG([.B395];2)+0.28" office:value-type="float" office:value="16.8751409047417" calcext:value-type="float">
            <text:p>16,88</text:p>
          </table:table-cell>
          <table:table-cell table:formula="of:=ROUND([.D395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table:formula="of:=ROUND(LOG([.B396];2);0)" office:value-type="float" office:value="17" calcext:value-type="float">
            <text:p>17</text:p>
          </table:table-cell>
          <table:table-cell table:formula="of:=LOG([.B396];2)+0.28" office:value-type="float" office:value="16.8896404744368" calcext:value-type="float">
            <text:p>16,89</text:p>
          </table:table-cell>
          <table:table-cell table:formula="of:=ROUND([.D396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0000" calcext:value-type="float">
            <text:p>110000</text:p>
          </table:table-cell>
          <table:table-cell table:formula="of:=ROUND(LOG([.B397];2);0)" office:value-type="float" office:value="17" calcext:value-type="float">
            <text:p>17</text:p>
          </table:table-cell>
          <table:table-cell table:formula="of:=LOG([.B397];2)+0.28" office:value-type="float" office:value="17.0271439981867" calcext:value-type="float">
            <text:p>17,03</text:p>
          </table:table-cell>
          <table:table-cell table:formula="of:=ROUND([.D397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0000" calcext:value-type="float">
            <text:p>120000</text:p>
          </table:table-cell>
          <table:table-cell table:formula="of:=ROUND(LOG([.B398];2);0)" office:value-type="float" office:value="17" calcext:value-type="float">
            <text:p>17</text:p>
          </table:table-cell>
          <table:table-cell table:formula="of:=LOG([.B398];2)+0.28" office:value-type="float" office:value="17.1526748802706" calcext:value-type="float">
            <text:p>17,15</text:p>
          </table:table-cell>
          <table:table-cell table:formula="of:=ROUND([.D398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0000" calcext:value-type="float">
            <text:p>130000</text:p>
          </table:table-cell>
          <table:table-cell table:formula="of:=ROUND(LOG([.B399];2);0)" office:value-type="float" office:value="17" calcext:value-type="float">
            <text:p>17</text:p>
          </table:table-cell>
          <table:table-cell table:formula="of:=LOG([.B399];2)+0.28" office:value-type="float" office:value="17.2681520976905" calcext:value-type="float">
            <text:p>17,27</text:p>
          </table:table-cell>
          <table:table-cell table:formula="of:=ROUND([.D399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0000" calcext:value-type="float">
            <text:p>140000</text:p>
          </table:table-cell>
          <table:table-cell table:formula="of:=ROUND(LOG([.B400];2);0)" office:value-type="float" office:value="17" calcext:value-type="float">
            <text:p>17</text:p>
          </table:table-cell>
          <table:table-cell table:formula="of:=LOG([.B400];2)+0.28" office:value-type="float" office:value="17.3750673016071" calcext:value-type="float">
            <text:p>17,38</text:p>
          </table:table-cell>
          <table:table-cell table:formula="of:=ROUND([.D400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0000" calcext:value-type="float">
            <text:p>150000</text:p>
          </table:table-cell>
          <table:table-cell table:formula="of:=ROUND(LOG([.B401];2);0)" office:value-type="float" office:value="17" calcext:value-type="float">
            <text:p>17</text:p>
          </table:table-cell>
          <table:table-cell table:formula="of:=LOG([.B401];2)+0.28" office:value-type="float" office:value="17.474602975158" calcext:value-type="float">
            <text:p>17,47</text:p>
          </table:table-cell>
          <table:table-cell table:formula="of:=ROUND([.D401];0)" office:value-type="float" office:value="17" calcext:value-type="float">
            <text:p>1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0000" calcext:value-type="float">
            <text:p>160000</text:p>
          </table:table-cell>
          <table:table-cell table:formula="of:=ROUND(LOG([.B402];2);0)" office:value-type="float" office:value="17" calcext:value-type="float">
            <text:p>17</text:p>
          </table:table-cell>
          <table:table-cell table:formula="of:=LOG([.B402];2)+0.28" office:value-type="float" office:value="17.5677123795495" calcext:value-type="float">
            <text:p>17,57</text:p>
          </table:table-cell>
          <table:table-cell table:formula="of:=ROUND([.D402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0000" calcext:value-type="float">
            <text:p>170000</text:p>
          </table:table-cell>
          <table:table-cell table:formula="of:=ROUND(LOG([.B403];2);0)" office:value-type="float" office:value="17" calcext:value-type="float">
            <text:p>17</text:p>
          </table:table-cell>
          <table:table-cell table:formula="of:=LOG([.B403];2)+0.28" office:value-type="float" office:value="17.6551752207998" calcext:value-type="float">
            <text:p>17,66</text:p>
          </table:table-cell>
          <table:table-cell table:formula="of:=ROUND([.D403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0000" calcext:value-type="float">
            <text:p>180000</text:p>
          </table:table-cell>
          <table:table-cell table:formula="of:=ROUND(LOG([.B404];2);0)" office:value-type="float" office:value="17" calcext:value-type="float">
            <text:p>17</text:p>
          </table:table-cell>
          <table:table-cell table:formula="of:=LOG([.B404];2)+0.28" office:value-type="float" office:value="17.7376373809918" calcext:value-type="float">
            <text:p>17,74</text:p>
          </table:table-cell>
          <table:table-cell table:formula="of:=ROUND([.D404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0000" calcext:value-type="float">
            <text:p>190000</text:p>
          </table:table-cell>
          <table:table-cell table:formula="of:=ROUND(LOG([.B405];2);0)" office:value-type="float" office:value="18" calcext:value-type="float">
            <text:p>18</text:p>
          </table:table-cell>
          <table:table-cell table:formula="of:=LOG([.B405];2)+0.28" office:value-type="float" office:value="17.815639892993" calcext:value-type="float">
            <text:p>17,82</text:p>
          </table:table-cell>
          <table:table-cell table:formula="of:=ROUND([.D405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table:formula="of:=ROUND(LOG([.B406];2);0)" office:value-type="float" office:value="18" calcext:value-type="float">
            <text:p>18</text:p>
          </table:table-cell>
          <table:table-cell table:formula="of:=LOG([.B406];2)+0.28" office:value-type="float" office:value="17.8896404744368" calcext:value-type="float">
            <text:p>17,89</text:p>
          </table:table-cell>
          <table:table-cell table:formula="of:=ROUND([.D406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10000" calcext:value-type="float">
            <text:p>210000</text:p>
          </table:table-cell>
          <table:table-cell table:formula="of:=ROUND(LOG([.B407];2);0)" office:value-type="float" office:value="18" calcext:value-type="float">
            <text:p>18</text:p>
          </table:table-cell>
          <table:table-cell table:formula="of:=LOG([.B407];2)+0.28" office:value-type="float" office:value="17.9600298023282" calcext:value-type="float">
            <text:p>17,96</text:p>
          </table:table-cell>
          <table:table-cell table:formula="of:=ROUND([.D407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20000" calcext:value-type="float">
            <text:p>220000</text:p>
          </table:table-cell>
          <table:table-cell table:formula="of:=ROUND(LOG([.B408];2);0)" office:value-type="float" office:value="18" calcext:value-type="float">
            <text:p>18</text:p>
          </table:table-cell>
          <table:table-cell table:formula="of:=LOG([.B408];2)+0.28" office:value-type="float" office:value="18.0271439981867" calcext:value-type="float">
            <text:p>18,03</text:p>
          </table:table-cell>
          <table:table-cell table:formula="of:=ROUND([.D408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0000" calcext:value-type="float">
            <text:p>230000</text:p>
          </table:table-cell>
          <table:table-cell table:formula="of:=ROUND(LOG([.B409];2);0)" office:value-type="float" office:value="18" calcext:value-type="float">
            <text:p>18</text:p>
          </table:table-cell>
          <table:table-cell table:formula="of:=LOG([.B409];2)+0.28" office:value-type="float" office:value="18.0912743356065" calcext:value-type="float">
            <text:p>18,09</text:p>
          </table:table-cell>
          <table:table-cell table:formula="of:=ROUND([.D409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40000" calcext:value-type="float">
            <text:p>240000</text:p>
          </table:table-cell>
          <table:table-cell table:formula="of:=ROUND(LOG([.B410];2);0)" office:value-type="float" office:value="18" calcext:value-type="float">
            <text:p>18</text:p>
          </table:table-cell>
          <table:table-cell table:formula="of:=LOG([.B410];2)+0.28" office:value-type="float" office:value="18.1526748802706" calcext:value-type="float">
            <text:p>18,15</text:p>
          </table:table-cell>
          <table:table-cell table:formula="of:=ROUND([.D410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0000" calcext:value-type="float">
            <text:p>250000</text:p>
          </table:table-cell>
          <table:table-cell table:formula="of:=ROUND(LOG([.B411];2);0)" office:value-type="float" office:value="18" calcext:value-type="float">
            <text:p>18</text:p>
          </table:table-cell>
          <table:table-cell table:formula="of:=LOG([.B411];2)+0.28" office:value-type="float" office:value="18.2115685693242" calcext:value-type="float">
            <text:p>18,21</text:p>
          </table:table-cell>
          <table:table-cell table:formula="of:=ROUND([.D411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60000" calcext:value-type="float">
            <text:p>260000</text:p>
          </table:table-cell>
          <table:table-cell table:formula="of:=ROUND(LOG([.B412];2);0)" office:value-type="float" office:value="18" calcext:value-type="float">
            <text:p>18</text:p>
          </table:table-cell>
          <table:table-cell table:formula="of:=LOG([.B412];2)+0.28" office:value-type="float" office:value="18.2681520976905" calcext:value-type="float">
            <text:p>18,27</text:p>
          </table:table-cell>
          <table:table-cell table:formula="of:=ROUND([.D412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70000" calcext:value-type="float">
            <text:p>270000</text:p>
          </table:table-cell>
          <table:table-cell table:formula="of:=ROUND(LOG([.B413];2);0)" office:value-type="float" office:value="18" calcext:value-type="float">
            <text:p>18</text:p>
          </table:table-cell>
          <table:table-cell table:formula="of:=LOG([.B413];2)+0.28" office:value-type="float" office:value="18.3225998817129" calcext:value-type="float">
            <text:p>18,32</text:p>
          </table:table-cell>
          <table:table-cell table:formula="of:=ROUND([.D413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80000" calcext:value-type="float">
            <text:p>280000</text:p>
          </table:table-cell>
          <table:table-cell table:formula="of:=ROUND(LOG([.B414];2);0)" office:value-type="float" office:value="18" calcext:value-type="float">
            <text:p>18</text:p>
          </table:table-cell>
          <table:table-cell table:formula="of:=LOG([.B414];2)+0.28" office:value-type="float" office:value="18.3750673016071" calcext:value-type="float">
            <text:p>18,38</text:p>
          </table:table-cell>
          <table:table-cell table:formula="of:=ROUND([.D414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0000" calcext:value-type="float">
            <text:p>290000</text:p>
          </table:table-cell>
          <table:table-cell table:formula="of:=ROUND(LOG([.B415];2);0)" office:value-type="float" office:value="18" calcext:value-type="float">
            <text:p>18</text:p>
          </table:table-cell>
          <table:table-cell table:formula="of:=LOG([.B415];2)+0.28" office:value-type="float" office:value="18.425693374677" calcext:value-type="float">
            <text:p>18,43</text:p>
          </table:table-cell>
          <table:table-cell table:formula="of:=ROUND([.D415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00000" calcext:value-type="float">
            <text:p>300000</text:p>
          </table:table-cell>
          <table:table-cell table:formula="of:=ROUND(LOG([.B416];2);0)" office:value-type="float" office:value="18" calcext:value-type="float">
            <text:p>18</text:p>
          </table:table-cell>
          <table:table-cell table:formula="of:=LOG([.B416];2)+0.28" office:value-type="float" office:value="18.474602975158" calcext:value-type="float">
            <text:p>18,47</text:p>
          </table:table-cell>
          <table:table-cell table:formula="of:=ROUND([.D416];0)" office:value-type="float" office:value="18" calcext:value-type="float">
            <text:p>1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10000" calcext:value-type="float">
            <text:p>310000</text:p>
          </table:table-cell>
          <table:table-cell table:formula="of:=ROUND(LOG([.B417];2);0)" office:value-type="float" office:value="18" calcext:value-type="float">
            <text:p>18</text:p>
          </table:table-cell>
          <table:table-cell table:formula="of:=LOG([.B417];2)+0.28" office:value-type="float" office:value="18.5219086899363" calcext:value-type="float">
            <text:p>18,52</text:p>
          </table:table-cell>
          <table:table-cell table:formula="of:=ROUND([.D417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20000" calcext:value-type="float">
            <text:p>320000</text:p>
          </table:table-cell>
          <table:table-cell table:formula="of:=ROUND(LOG([.B418];2);0)" office:value-type="float" office:value="18" calcext:value-type="float">
            <text:p>18</text:p>
          </table:table-cell>
          <table:table-cell table:formula="of:=LOG([.B418];2)+0.28" office:value-type="float" office:value="18.5677123795495" calcext:value-type="float">
            <text:p>18,57</text:p>
          </table:table-cell>
          <table:table-cell table:formula="of:=ROUND([.D418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30000" calcext:value-type="float">
            <text:p>330000</text:p>
          </table:table-cell>
          <table:table-cell table:formula="of:=ROUND(LOG([.B419];2);0)" office:value-type="float" office:value="18" calcext:value-type="float">
            <text:p>18</text:p>
          </table:table-cell>
          <table:table-cell table:formula="of:=LOG([.B419];2)+0.28" office:value-type="float" office:value="18.6121064989079" calcext:value-type="float">
            <text:p>18,61</text:p>
          </table:table-cell>
          <table:table-cell table:formula="of:=ROUND([.D419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40000" calcext:value-type="float">
            <text:p>340000</text:p>
          </table:table-cell>
          <table:table-cell table:formula="of:=ROUND(LOG([.B420];2);0)" office:value-type="float" office:value="18" calcext:value-type="float">
            <text:p>18</text:p>
          </table:table-cell>
          <table:table-cell table:formula="of:=LOG([.B420];2)+0.28" office:value-type="float" office:value="18.6551752207998" calcext:value-type="float">
            <text:p>18,66</text:p>
          </table:table-cell>
          <table:table-cell table:formula="of:=ROUND([.D420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50000" calcext:value-type="float">
            <text:p>350000</text:p>
          </table:table-cell>
          <table:table-cell table:formula="of:=ROUND(LOG([.B421];2);0)" office:value-type="float" office:value="18" calcext:value-type="float">
            <text:p>18</text:p>
          </table:table-cell>
          <table:table-cell table:formula="of:=LOG([.B421];2)+0.28" office:value-type="float" office:value="18.6969953964944" calcext:value-type="float">
            <text:p>18,70</text:p>
          </table:table-cell>
          <table:table-cell table:formula="of:=ROUND([.D421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0000" calcext:value-type="float">
            <text:p>360000</text:p>
          </table:table-cell>
          <table:table-cell table:formula="of:=ROUND(LOG([.B422];2);0)" office:value-type="float" office:value="18" calcext:value-type="float">
            <text:p>18</text:p>
          </table:table-cell>
          <table:table-cell table:formula="of:=LOG([.B422];2)+0.28" office:value-type="float" office:value="18.7376373809918" calcext:value-type="float">
            <text:p>18,74</text:p>
          </table:table-cell>
          <table:table-cell table:formula="of:=ROUND([.D422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70000" calcext:value-type="float">
            <text:p>370000</text:p>
          </table:table-cell>
          <table:table-cell table:formula="of:=ROUND(LOG([.B423];2);0)" office:value-type="float" office:value="18" calcext:value-type="float">
            <text:p>18</text:p>
          </table:table-cell>
          <table:table-cell table:formula="of:=LOG([.B423];2)+0.28" office:value-type="float" office:value="18.7771657451784" calcext:value-type="float">
            <text:p>18,78</text:p>
          </table:table-cell>
          <table:table-cell table:formula="of:=ROUND([.D423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80000" calcext:value-type="float">
            <text:p>380000</text:p>
          </table:table-cell>
          <table:table-cell table:formula="of:=ROUND(LOG([.B424];2);0)" office:value-type="float" office:value="19" calcext:value-type="float">
            <text:p>19</text:p>
          </table:table-cell>
          <table:table-cell table:formula="of:=LOG([.B424];2)+0.28" office:value-type="float" office:value="18.815639892993" calcext:value-type="float">
            <text:p>18,82</text:p>
          </table:table-cell>
          <table:table-cell table:formula="of:=ROUND([.D424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0000" calcext:value-type="float">
            <text:p>390000</text:p>
          </table:table-cell>
          <table:table-cell table:formula="of:=ROUND(LOG([.B425];2);0)" office:value-type="float" office:value="19" calcext:value-type="float">
            <text:p>19</text:p>
          </table:table-cell>
          <table:table-cell table:formula="of:=LOG([.B425];2)+0.28" office:value-type="float" office:value="18.8531145984117" calcext:value-type="float">
            <text:p>18,85</text:p>
          </table:table-cell>
          <table:table-cell table:formula="of:=ROUND([.D425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00000" calcext:value-type="float">
            <text:p>400000</text:p>
          </table:table-cell>
          <table:table-cell table:formula="of:=ROUND(LOG([.B426];2);0)" office:value-type="float" office:value="19" calcext:value-type="float">
            <text:p>19</text:p>
          </table:table-cell>
          <table:table-cell table:formula="of:=LOG([.B426];2)+0.28" office:value-type="float" office:value="18.8896404744368" calcext:value-type="float">
            <text:p>18,89</text:p>
          </table:table-cell>
          <table:table-cell table:formula="of:=ROUND([.D426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10000" calcext:value-type="float">
            <text:p>410000</text:p>
          </table:table-cell>
          <table:table-cell table:formula="of:=ROUND(LOG([.B427];2);0)" office:value-type="float" office:value="19" calcext:value-type="float">
            <text:p>19</text:p>
          </table:table-cell>
          <table:table-cell table:formula="of:=LOG([.B427];2)+0.28" office:value-type="float" office:value="18.9252643841675" calcext:value-type="float">
            <text:p>18,93</text:p>
          </table:table-cell>
          <table:table-cell table:formula="of:=ROUND([.D427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20000" calcext:value-type="float">
            <text:p>420000</text:p>
          </table:table-cell>
          <table:table-cell table:formula="of:=ROUND(LOG([.B428];2);0)" office:value-type="float" office:value="19" calcext:value-type="float">
            <text:p>19</text:p>
          </table:table-cell>
          <table:table-cell table:formula="of:=LOG([.B428];2)+0.28" office:value-type="float" office:value="18.9600298023282" calcext:value-type="float">
            <text:p>18,96</text:p>
          </table:table-cell>
          <table:table-cell table:formula="of:=ROUND([.D428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30000" calcext:value-type="float">
            <text:p>430000</text:p>
          </table:table-cell>
          <table:table-cell table:formula="of:=ROUND(LOG([.B429];2);0)" office:value-type="float" office:value="19" calcext:value-type="float">
            <text:p>19</text:p>
          </table:table-cell>
          <table:table-cell table:formula="of:=LOG([.B429];2)+0.28" office:value-type="float" office:value="18.9939771342516" calcext:value-type="float">
            <text:p>18,99</text:p>
          </table:table-cell>
          <table:table-cell table:formula="of:=ROUND([.D429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40000" calcext:value-type="float">
            <text:p>440000</text:p>
          </table:table-cell>
          <table:table-cell table:formula="of:=ROUND(LOG([.B430];2);0)" office:value-type="float" office:value="19" calcext:value-type="float">
            <text:p>19</text:p>
          </table:table-cell>
          <table:table-cell table:formula="of:=LOG([.B430];2)+0.28" office:value-type="float" office:value="19.0271439981867" calcext:value-type="float">
            <text:p>19,03</text:p>
          </table:table-cell>
          <table:table-cell table:formula="of:=ROUND([.D430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0000" calcext:value-type="float">
            <text:p>450000</text:p>
          </table:table-cell>
          <table:table-cell table:formula="of:=ROUND(LOG([.B431];2);0)" office:value-type="float" office:value="19" calcext:value-type="float">
            <text:p>19</text:p>
          </table:table-cell>
          <table:table-cell table:formula="of:=LOG([.B431];2)+0.28" office:value-type="float" office:value="19.0595654758791" calcext:value-type="float">
            <text:p>19,06</text:p>
          </table:table-cell>
          <table:table-cell table:formula="of:=ROUND([.D431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60000" calcext:value-type="float">
            <text:p>460000</text:p>
          </table:table-cell>
          <table:table-cell table:formula="of:=ROUND(LOG([.B432];2);0)" office:value-type="float" office:value="19" calcext:value-type="float">
            <text:p>19</text:p>
          </table:table-cell>
          <table:table-cell table:formula="of:=LOG([.B432];2)+0.28" office:value-type="float" office:value="19.0912743356065" calcext:value-type="float">
            <text:p>19,09</text:p>
          </table:table-cell>
          <table:table-cell table:formula="of:=ROUND([.D432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70000" calcext:value-type="float">
            <text:p>470000</text:p>
          </table:table-cell>
          <table:table-cell table:formula="of:=ROUND(LOG([.B433];2);0)" office:value-type="float" office:value="19" calcext:value-type="float">
            <text:p>19</text:p>
          </table:table-cell>
          <table:table-cell table:formula="of:=LOG([.B433];2)+0.28" office:value-type="float" office:value="19.1223012312271" calcext:value-type="float">
            <text:p>19,12</text:p>
          </table:table-cell>
          <table:table-cell table:formula="of:=ROUND([.D433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80000" calcext:value-type="float">
            <text:p>480000</text:p>
          </table:table-cell>
          <table:table-cell table:formula="of:=ROUND(LOG([.B434];2);0)" office:value-type="float" office:value="19" calcext:value-type="float">
            <text:p>19</text:p>
          </table:table-cell>
          <table:table-cell table:formula="of:=LOG([.B434];2)+0.28" office:value-type="float" office:value="19.1526748802706" calcext:value-type="float">
            <text:p>19,15</text:p>
          </table:table-cell>
          <table:table-cell table:formula="of:=ROUND([.D434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90000" calcext:value-type="float">
            <text:p>490000</text:p>
          </table:table-cell>
          <table:table-cell table:formula="of:=ROUND(LOG([.B435];2);0)" office:value-type="float" office:value="19" calcext:value-type="float">
            <text:p>19</text:p>
          </table:table-cell>
          <table:table-cell table:formula="of:=LOG([.B435];2)+0.28" office:value-type="float" office:value="19.1824222236647" calcext:value-type="float">
            <text:p>19,18</text:p>
          </table:table-cell>
          <table:table-cell table:formula="of:=ROUND([.D435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00000" calcext:value-type="float">
            <text:p>500000</text:p>
          </table:table-cell>
          <table:table-cell table:formula="of:=ROUND(LOG([.B436];2);0)" office:value-type="float" office:value="19" calcext:value-type="float">
            <text:p>19</text:p>
          </table:table-cell>
          <table:table-cell table:formula="of:=LOG([.B436];2)+0.28" office:value-type="float" office:value="19.2115685693242" calcext:value-type="float">
            <text:p>19,21</text:p>
          </table:table-cell>
          <table:table-cell table:formula="of:=ROUND([.D436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0000" calcext:value-type="float">
            <text:p>510000</text:p>
          </table:table-cell>
          <table:table-cell table:formula="of:=ROUND(LOG([.B437];2);0)" office:value-type="float" office:value="19" calcext:value-type="float">
            <text:p>19</text:p>
          </table:table-cell>
          <table:table-cell table:formula="of:=LOG([.B437];2)+0.28" office:value-type="float" office:value="19.2401377215209" calcext:value-type="float">
            <text:p>19,24</text:p>
          </table:table-cell>
          <table:table-cell table:formula="of:=ROUND([.D437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20000" calcext:value-type="float">
            <text:p>520000</text:p>
          </table:table-cell>
          <table:table-cell table:formula="of:=ROUND(LOG([.B438];2);0)" office:value-type="float" office:value="19" calcext:value-type="float">
            <text:p>19</text:p>
          </table:table-cell>
          <table:table-cell table:formula="of:=LOG([.B438];2)+0.28" office:value-type="float" office:value="19.2681520976905" calcext:value-type="float">
            <text:p>19,27</text:p>
          </table:table-cell>
          <table:table-cell table:formula="of:=ROUND([.D438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30000" calcext:value-type="float">
            <text:p>530000</text:p>
          </table:table-cell>
          <table:table-cell table:formula="of:=ROUND(LOG([.B439];2);0)" office:value-type="float" office:value="19" calcext:value-type="float">
            <text:p>19</text:p>
          </table:table-cell>
          <table:table-cell table:formula="of:=LOG([.B439];2)+0.28" office:value-type="float" office:value="19.2956328341127" calcext:value-type="float">
            <text:p>19,30</text:p>
          </table:table-cell>
          <table:table-cell table:formula="of:=ROUND([.D439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40000" calcext:value-type="float">
            <text:p>540000</text:p>
          </table:table-cell>
          <table:table-cell table:formula="of:=ROUND(LOG([.B440];2);0)" office:value-type="float" office:value="19" calcext:value-type="float">
            <text:p>19</text:p>
          </table:table-cell>
          <table:table-cell table:formula="of:=LOG([.B440];2)+0.28" office:value-type="float" office:value="19.3225998817129" calcext:value-type="float">
            <text:p>19,32</text:p>
          </table:table-cell>
          <table:table-cell table:formula="of:=ROUND([.D440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50000" calcext:value-type="float">
            <text:p>550000</text:p>
          </table:table-cell>
          <table:table-cell table:formula="of:=ROUND(LOG([.B441];2);0)" office:value-type="float" office:value="19" calcext:value-type="float">
            <text:p>19</text:p>
          </table:table-cell>
          <table:table-cell table:formula="of:=LOG([.B441];2)+0.28" office:value-type="float" office:value="19.3490720930741" calcext:value-type="float">
            <text:p>19,35</text:p>
          </table:table-cell>
          <table:table-cell table:formula="of:=ROUND([.D441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60000" calcext:value-type="float">
            <text:p>560000</text:p>
          </table:table-cell>
          <table:table-cell table:formula="of:=ROUND(LOG([.B442];2);0)" office:value-type="float" office:value="19" calcext:value-type="float">
            <text:p>19</text:p>
          </table:table-cell>
          <table:table-cell table:formula="of:=LOG([.B442];2)+0.28" office:value-type="float" office:value="19.3750673016071" calcext:value-type="float">
            <text:p>19,38</text:p>
          </table:table-cell>
          <table:table-cell table:formula="of:=ROUND([.D442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70000" calcext:value-type="float">
            <text:p>570000</text:p>
          </table:table-cell>
          <table:table-cell table:formula="of:=ROUND(LOG([.B443];2);0)" office:value-type="float" office:value="19" calcext:value-type="float">
            <text:p>19</text:p>
          </table:table-cell>
          <table:table-cell table:formula="of:=LOG([.B443];2)+0.28" office:value-type="float" office:value="19.4006023937142" calcext:value-type="float">
            <text:p>19,40</text:p>
          </table:table-cell>
          <table:table-cell table:formula="of:=ROUND([.D443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80000" calcext:value-type="float">
            <text:p>580000</text:p>
          </table:table-cell>
          <table:table-cell table:formula="of:=ROUND(LOG([.B444];2);0)" office:value-type="float" office:value="19" calcext:value-type="float">
            <text:p>19</text:p>
          </table:table-cell>
          <table:table-cell table:formula="of:=LOG([.B444];2)+0.28" office:value-type="float" office:value="19.425693374677" calcext:value-type="float">
            <text:p>19,43</text:p>
          </table:table-cell>
          <table:table-cell table:formula="of:=ROUND([.D444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90000" calcext:value-type="float">
            <text:p>590000</text:p>
          </table:table-cell>
          <table:table-cell table:formula="of:=ROUND(LOG([.B445];2);0)" office:value-type="float" office:value="19" calcext:value-type="float">
            <text:p>19</text:p>
          </table:table-cell>
          <table:table-cell table:formula="of:=LOG([.B445];2)+0.28" office:value-type="float" office:value="19.4503554289113" calcext:value-type="float">
            <text:p>19,45</text:p>
          </table:table-cell>
          <table:table-cell table:formula="of:=ROUND([.D445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00000" calcext:value-type="float">
            <text:p>600000</text:p>
          </table:table-cell>
          <table:table-cell table:formula="of:=ROUND(LOG([.B446];2);0)" office:value-type="float" office:value="19" calcext:value-type="float">
            <text:p>19</text:p>
          </table:table-cell>
          <table:table-cell table:formula="of:=LOG([.B446];2)+0.28" office:value-type="float" office:value="19.474602975158" calcext:value-type="float">
            <text:p>19,47</text:p>
          </table:table-cell>
          <table:table-cell table:formula="of:=ROUND([.D446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10000" calcext:value-type="float">
            <text:p>610000</text:p>
          </table:table-cell>
          <table:table-cell table:formula="of:=ROUND(LOG([.B447];2);0)" office:value-type="float" office:value="19" calcext:value-type="float">
            <text:p>19</text:p>
          </table:table-cell>
          <table:table-cell table:formula="of:=LOG([.B447];2)+0.28" office:value-type="float" office:value="19.4984497171123" calcext:value-type="float">
            <text:p>19,50</text:p>
          </table:table-cell>
          <table:table-cell table:formula="of:=ROUND([.D447];0)" office:value-type="float" office:value="19" calcext:value-type="float">
            <text:p>1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20000" calcext:value-type="float">
            <text:p>620000</text:p>
          </table:table-cell>
          <table:table-cell table:formula="of:=ROUND(LOG([.B448];2);0)" office:value-type="float" office:value="19" calcext:value-type="float">
            <text:p>19</text:p>
          </table:table-cell>
          <table:table-cell table:formula="of:=LOG([.B448];2)+0.28" office:value-type="float" office:value="19.5219086899363" calcext:value-type="float">
            <text:p>19,52</text:p>
          </table:table-cell>
          <table:table-cell table:formula="of:=ROUND([.D448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30000" calcext:value-type="float">
            <text:p>630000</text:p>
          </table:table-cell>
          <table:table-cell table:formula="of:=ROUND(LOG([.B449];2);0)" office:value-type="float" office:value="19" calcext:value-type="float">
            <text:p>19</text:p>
          </table:table-cell>
          <table:table-cell table:formula="of:=LOG([.B449];2)+0.28" office:value-type="float" office:value="19.5449923030494" calcext:value-type="float">
            <text:p>19,54</text:p>
          </table:table-cell>
          <table:table-cell table:formula="of:=ROUND([.D449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40000" calcext:value-type="float">
            <text:p>640000</text:p>
          </table:table-cell>
          <table:table-cell table:formula="of:=ROUND(LOG([.B450];2);0)" office:value-type="float" office:value="19" calcext:value-type="float">
            <text:p>19</text:p>
          </table:table-cell>
          <table:table-cell table:formula="of:=LOG([.B450];2)+0.28" office:value-type="float" office:value="19.5677123795495" calcext:value-type="float">
            <text:p>19,57</text:p>
          </table:table-cell>
          <table:table-cell table:formula="of:=ROUND([.D450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50000" calcext:value-type="float">
            <text:p>650000</text:p>
          </table:table-cell>
          <table:table-cell table:formula="of:=ROUND(LOG([.B451];2);0)" office:value-type="float" office:value="19" calcext:value-type="float">
            <text:p>19</text:p>
          </table:table-cell>
          <table:table-cell table:formula="of:=LOG([.B451];2)+0.28" office:value-type="float" office:value="19.5900801925779" calcext:value-type="float">
            <text:p>19,59</text:p>
          </table:table-cell>
          <table:table-cell table:formula="of:=ROUND([.D451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60000" calcext:value-type="float">
            <text:p>660000</text:p>
          </table:table-cell>
          <table:table-cell table:formula="of:=ROUND(LOG([.B452];2);0)" office:value-type="float" office:value="19" calcext:value-type="float">
            <text:p>19</text:p>
          </table:table-cell>
          <table:table-cell table:formula="of:=LOG([.B452];2)+0.28" office:value-type="float" office:value="19.6121064989079" calcext:value-type="float">
            <text:p>19,61</text:p>
          </table:table-cell>
          <table:table-cell table:formula="of:=ROUND([.D452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70000" calcext:value-type="float">
            <text:p>670000</text:p>
          </table:table-cell>
          <table:table-cell table:formula="of:=ROUND(LOG([.B453];2);0)" office:value-type="float" office:value="19" calcext:value-type="float">
            <text:p>19</text:p>
          </table:table-cell>
          <table:table-cell table:formula="of:=LOG([.B453];2)+0.28" office:value-type="float" office:value="19.6338015700072" calcext:value-type="float">
            <text:p>19,63</text:p>
          </table:table-cell>
          <table:table-cell table:formula="of:=ROUND([.D453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0000" calcext:value-type="float">
            <text:p>680000</text:p>
          </table:table-cell>
          <table:table-cell table:formula="of:=ROUND(LOG([.B454];2);0)" office:value-type="float" office:value="19" calcext:value-type="float">
            <text:p>19</text:p>
          </table:table-cell>
          <table:table-cell table:formula="of:=LOG([.B454];2)+0.28" office:value-type="float" office:value="19.6551752207998" calcext:value-type="float">
            <text:p>19,66</text:p>
          </table:table-cell>
          <table:table-cell table:formula="of:=ROUND([.D454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90000" calcext:value-type="float">
            <text:p>690000</text:p>
          </table:table-cell>
          <table:table-cell table:formula="of:=ROUND(LOG([.B455];2);0)" office:value-type="float" office:value="19" calcext:value-type="float">
            <text:p>19</text:p>
          </table:table-cell>
          <table:table-cell table:formula="of:=LOG([.B455];2)+0.28" office:value-type="float" office:value="19.6762368363276" calcext:value-type="float">
            <text:p>19,68</text:p>
          </table:table-cell>
          <table:table-cell table:formula="of:=ROUND([.D455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0000" calcext:value-type="float">
            <text:p>700000</text:p>
          </table:table-cell>
          <table:table-cell table:formula="of:=ROUND(LOG([.B456];2);0)" office:value-type="float" office:value="19" calcext:value-type="float">
            <text:p>19</text:p>
          </table:table-cell>
          <table:table-cell table:formula="of:=LOG([.B456];2)+0.28" office:value-type="float" office:value="19.6969953964944" calcext:value-type="float">
            <text:p>19,70</text:p>
          </table:table-cell>
          <table:table-cell table:formula="of:=ROUND([.D456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0000" calcext:value-type="float">
            <text:p>710000</text:p>
          </table:table-cell>
          <table:table-cell table:formula="of:=ROUND(LOG([.B457];2);0)" office:value-type="float" office:value="19" calcext:value-type="float">
            <text:p>19</text:p>
          </table:table-cell>
          <table:table-cell table:formula="of:=LOG([.B457];2)+0.28" office:value-type="float" office:value="19.7174594990541" calcext:value-type="float">
            <text:p>19,72</text:p>
          </table:table-cell>
          <table:table-cell table:formula="of:=ROUND([.D457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0000" calcext:value-type="float">
            <text:p>720000</text:p>
          </table:table-cell>
          <table:table-cell table:formula="of:=ROUND(LOG([.B458];2);0)" office:value-type="float" office:value="19" calcext:value-type="float">
            <text:p>19</text:p>
          </table:table-cell>
          <table:table-cell table:formula="of:=LOG([.B458];2)+0.28" office:value-type="float" office:value="19.7376373809918" calcext:value-type="float">
            <text:p>19,74</text:p>
          </table:table-cell>
          <table:table-cell table:formula="of:=ROUND([.D458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30000" calcext:value-type="float">
            <text:p>730000</text:p>
          </table:table-cell>
          <table:table-cell table:formula="of:=ROUND(LOG([.B459];2);0)" office:value-type="float" office:value="19" calcext:value-type="float">
            <text:p>19</text:p>
          </table:table-cell>
          <table:table-cell table:formula="of:=LOG([.B459];2)+0.28" office:value-type="float" office:value="19.7575369384295" calcext:value-type="float">
            <text:p>19,76</text:p>
          </table:table-cell>
          <table:table-cell table:formula="of:=ROUND([.D459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40000" calcext:value-type="float">
            <text:p>740000</text:p>
          </table:table-cell>
          <table:table-cell table:formula="of:=ROUND(LOG([.B460];2);0)" office:value-type="float" office:value="19" calcext:value-type="float">
            <text:p>19</text:p>
          </table:table-cell>
          <table:table-cell table:formula="of:=LOG([.B460];2)+0.28" office:value-type="float" office:value="19.7771657451784" calcext:value-type="float">
            <text:p>19,78</text:p>
          </table:table-cell>
          <table:table-cell table:formula="of:=ROUND([.D460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50000" calcext:value-type="float">
            <text:p>750000</text:p>
          </table:table-cell>
          <table:table-cell table:formula="of:=ROUND(LOG([.B461];2);0)" office:value-type="float" office:value="20" calcext:value-type="float">
            <text:p>20</text:p>
          </table:table-cell>
          <table:table-cell table:formula="of:=LOG([.B461];2)+0.28" office:value-type="float" office:value="19.7965310700453" calcext:value-type="float">
            <text:p>19,80</text:p>
          </table:table-cell>
          <table:table-cell table:formula="of:=ROUND([.D461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60000" calcext:value-type="float">
            <text:p>760000</text:p>
          </table:table-cell>
          <table:table-cell table:formula="of:=ROUND(LOG([.B462];2);0)" office:value-type="float" office:value="20" calcext:value-type="float">
            <text:p>20</text:p>
          </table:table-cell>
          <table:table-cell table:formula="of:=LOG([.B462];2)+0.28" office:value-type="float" office:value="19.815639892993" calcext:value-type="float">
            <text:p>19,82</text:p>
          </table:table-cell>
          <table:table-cell table:formula="of:=ROUND([.D462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70000" calcext:value-type="float">
            <text:p>770000</text:p>
          </table:table-cell>
          <table:table-cell table:formula="of:=ROUND(LOG([.B463];2);0)" office:value-type="float" office:value="20" calcext:value-type="float">
            <text:p>20</text:p>
          </table:table-cell>
          <table:table-cell table:formula="of:=LOG([.B463];2)+0.28" office:value-type="float" office:value="19.8344989202444" calcext:value-type="float">
            <text:p>19,83</text:p>
          </table:table-cell>
          <table:table-cell table:formula="of:=ROUND([.D463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80000" calcext:value-type="float">
            <text:p>780000</text:p>
          </table:table-cell>
          <table:table-cell table:formula="of:=ROUND(LOG([.B464];2);0)" office:value-type="float" office:value="20" calcext:value-type="float">
            <text:p>20</text:p>
          </table:table-cell>
          <table:table-cell table:formula="of:=LOG([.B464];2)+0.28" office:value-type="float" office:value="19.8531145984117" calcext:value-type="float">
            <text:p>19,85</text:p>
          </table:table-cell>
          <table:table-cell table:formula="of:=ROUND([.D464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90000" calcext:value-type="float">
            <text:p>790000</text:p>
          </table:table-cell>
          <table:table-cell table:formula="of:=ROUND(LOG([.B465];2);0)" office:value-type="float" office:value="20" calcext:value-type="float">
            <text:p>20</text:p>
          </table:table-cell>
          <table:table-cell table:formula="of:=LOG([.B465];2)+0.28" office:value-type="float" office:value="19.8714931277266" calcext:value-type="float">
            <text:p>19,87</text:p>
          </table:table-cell>
          <table:table-cell table:formula="of:=ROUND([.D465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00000" calcext:value-type="float">
            <text:p>800000</text:p>
          </table:table-cell>
          <table:table-cell table:formula="of:=ROUND(LOG([.B466];2);0)" office:value-type="float" office:value="20" calcext:value-type="float">
            <text:p>20</text:p>
          </table:table-cell>
          <table:table-cell table:formula="of:=LOG([.B466];2)+0.28" office:value-type="float" office:value="19.8896404744368" calcext:value-type="float">
            <text:p>19,89</text:p>
          </table:table-cell>
          <table:table-cell table:formula="of:=ROUND([.D466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10000" calcext:value-type="float">
            <text:p>810000</text:p>
          </table:table-cell>
          <table:table-cell table:formula="of:=ROUND(LOG([.B467];2);0)" office:value-type="float" office:value="20" calcext:value-type="float">
            <text:p>20</text:p>
          </table:table-cell>
          <table:table-cell table:formula="of:=LOG([.B467];2)+0.28" office:value-type="float" office:value="19.9075623824341" calcext:value-type="float">
            <text:p>19,91</text:p>
          </table:table-cell>
          <table:table-cell table:formula="of:=ROUND([.D467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20000" calcext:value-type="float">
            <text:p>820000</text:p>
          </table:table-cell>
          <table:table-cell table:formula="of:=ROUND(LOG([.B468];2);0)" office:value-type="float" office:value="20" calcext:value-type="float">
            <text:p>20</text:p>
          </table:table-cell>
          <table:table-cell table:formula="of:=LOG([.B468];2)+0.28" office:value-type="float" office:value="19.9252643841675" calcext:value-type="float">
            <text:p>19,93</text:p>
          </table:table-cell>
          <table:table-cell table:formula="of:=ROUND([.D468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30000" calcext:value-type="float">
            <text:p>830000</text:p>
          </table:table-cell>
          <table:table-cell table:formula="of:=ROUND(LOG([.B469];2);0)" office:value-type="float" office:value="20" calcext:value-type="float">
            <text:p>20</text:p>
          </table:table-cell>
          <table:table-cell table:formula="of:=LOG([.B469];2)+0.28" office:value-type="float" office:value="19.9427518108964" calcext:value-type="float">
            <text:p>19,94</text:p>
          </table:table-cell>
          <table:table-cell table:formula="of:=ROUND([.D469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0000" calcext:value-type="float">
            <text:p>840000</text:p>
          </table:table-cell>
          <table:table-cell table:formula="of:=ROUND(LOG([.B470];2);0)" office:value-type="float" office:value="20" calcext:value-type="float">
            <text:p>20</text:p>
          </table:table-cell>
          <table:table-cell table:formula="of:=LOG([.B470];2)+0.28" office:value-type="float" office:value="19.9600298023282" calcext:value-type="float">
            <text:p>19,96</text:p>
          </table:table-cell>
          <table:table-cell table:formula="of:=ROUND([.D470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50000" calcext:value-type="float">
            <text:p>850000</text:p>
          </table:table-cell>
          <table:table-cell table:formula="of:=ROUND(LOG([.B471];2);0)" office:value-type="float" office:value="20" calcext:value-type="float">
            <text:p>20</text:p>
          </table:table-cell>
          <table:table-cell table:formula="of:=LOG([.B471];2)+0.28" office:value-type="float" office:value="19.9771033156872" calcext:value-type="float">
            <text:p>19,98</text:p>
          </table:table-cell>
          <table:table-cell table:formula="of:=ROUND([.D471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60000" calcext:value-type="float">
            <text:p>860000</text:p>
          </table:table-cell>
          <table:table-cell table:formula="of:=ROUND(LOG([.B472];2);0)" office:value-type="float" office:value="20" calcext:value-type="float">
            <text:p>20</text:p>
          </table:table-cell>
          <table:table-cell table:formula="of:=LOG([.B472];2)+0.28" office:value-type="float" office:value="19.9939771342516" calcext:value-type="float">
            <text:p>19,99</text:p>
          </table:table-cell>
          <table:table-cell table:formula="of:=ROUND([.D472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70000" calcext:value-type="float">
            <text:p>870000</text:p>
          </table:table-cell>
          <table:table-cell table:formula="of:=ROUND(LOG([.B473];2);0)" office:value-type="float" office:value="20" calcext:value-type="float">
            <text:p>20</text:p>
          </table:table-cell>
          <table:table-cell table:formula="of:=LOG([.B473];2)+0.28" office:value-type="float" office:value="20.0106558753982" calcext:value-type="float">
            <text:p>20,01</text:p>
          </table:table-cell>
          <table:table-cell table:formula="of:=ROUND([.D473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80000" calcext:value-type="float">
            <text:p>880000</text:p>
          </table:table-cell>
          <table:table-cell table:formula="of:=ROUND(LOG([.B474];2);0)" office:value-type="float" office:value="20" calcext:value-type="float">
            <text:p>20</text:p>
          </table:table-cell>
          <table:table-cell table:formula="of:=LOG([.B474];2)+0.28" office:value-type="float" office:value="20.0271439981867" calcext:value-type="float">
            <text:p>20,03</text:p>
          </table:table-cell>
          <table:table-cell table:formula="of:=ROUND([.D474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90000" calcext:value-type="float">
            <text:p>890000</text:p>
          </table:table-cell>
          <table:table-cell table:formula="of:=ROUND(LOG([.B475];2);0)" office:value-type="float" office:value="20" calcext:value-type="float">
            <text:p>20</text:p>
          </table:table-cell>
          <table:table-cell table:formula="of:=LOG([.B475];2)+0.28" office:value-type="float" office:value="20.0434458105159" calcext:value-type="float">
            <text:p>20,04</text:p>
          </table:table-cell>
          <table:table-cell table:formula="of:=ROUND([.D475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00000" calcext:value-type="float">
            <text:p>900000</text:p>
          </table:table-cell>
          <table:table-cell table:formula="of:=ROUND(LOG([.B476];2);0)" office:value-type="float" office:value="20" calcext:value-type="float">
            <text:p>20</text:p>
          </table:table-cell>
          <table:table-cell table:formula="of:=LOG([.B476];2)+0.28" office:value-type="float" office:value="20.0595654758791" calcext:value-type="float">
            <text:p>20,06</text:p>
          </table:table-cell>
          <table:table-cell table:formula="of:=ROUND([.D476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10000" calcext:value-type="float">
            <text:p>910000</text:p>
          </table:table-cell>
          <table:table-cell table:formula="of:=ROUND(LOG([.B477];2);0)" office:value-type="float" office:value="20" calcext:value-type="float">
            <text:p>20</text:p>
          </table:table-cell>
          <table:table-cell table:formula="of:=LOG([.B477];2)+0.28" office:value-type="float" office:value="20.0755070197481" calcext:value-type="float">
            <text:p>20,08</text:p>
          </table:table-cell>
          <table:table-cell table:formula="of:=ROUND([.D477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20000" calcext:value-type="float">
            <text:p>920000</text:p>
          </table:table-cell>
          <table:table-cell table:formula="of:=ROUND(LOG([.B478];2);0)" office:value-type="float" office:value="20" calcext:value-type="float">
            <text:p>20</text:p>
          </table:table-cell>
          <table:table-cell table:formula="of:=LOG([.B478];2)+0.28" office:value-type="float" office:value="20.0912743356065" calcext:value-type="float">
            <text:p>20,09</text:p>
          </table:table-cell>
          <table:table-cell table:formula="of:=ROUND([.D478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30000" calcext:value-type="float">
            <text:p>930000</text:p>
          </table:table-cell>
          <table:table-cell table:formula="of:=ROUND(LOG([.B479];2);0)" office:value-type="float" office:value="20" calcext:value-type="float">
            <text:p>20</text:p>
          </table:table-cell>
          <table:table-cell table:formula="of:=LOG([.B479];2)+0.28" office:value-type="float" office:value="20.1068711906575" calcext:value-type="float">
            <text:p>20,11</text:p>
          </table:table-cell>
          <table:table-cell table:formula="of:=ROUND([.D479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40000" calcext:value-type="float">
            <text:p>940000</text:p>
          </table:table-cell>
          <table:table-cell table:formula="of:=ROUND(LOG([.B480];2);0)" office:value-type="float" office:value="20" calcext:value-type="float">
            <text:p>20</text:p>
          </table:table-cell>
          <table:table-cell table:formula="of:=LOG([.B480];2)+0.28" office:value-type="float" office:value="20.1223012312271" calcext:value-type="float">
            <text:p>20,12</text:p>
          </table:table-cell>
          <table:table-cell table:formula="of:=ROUND([.D480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0000" calcext:value-type="float">
            <text:p>950000</text:p>
          </table:table-cell>
          <table:table-cell table:formula="of:=ROUND(LOG([.B481];2);0)" office:value-type="float" office:value="20" calcext:value-type="float">
            <text:p>20</text:p>
          </table:table-cell>
          <table:table-cell table:formula="of:=LOG([.B481];2)+0.28" office:value-type="float" office:value="20.1375679878804" calcext:value-type="float">
            <text:p>20,14</text:p>
          </table:table-cell>
          <table:table-cell table:formula="of:=ROUND([.D481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60000" calcext:value-type="float">
            <text:p>960000</text:p>
          </table:table-cell>
          <table:table-cell table:formula="of:=ROUND(LOG([.B482];2);0)" office:value-type="float" office:value="20" calcext:value-type="float">
            <text:p>20</text:p>
          </table:table-cell>
          <table:table-cell table:formula="of:=LOG([.B482];2)+0.28" office:value-type="float" office:value="20.1526748802706" calcext:value-type="float">
            <text:p>20,15</text:p>
          </table:table-cell>
          <table:table-cell table:formula="of:=ROUND([.D482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70000" calcext:value-type="float">
            <text:p>970000</text:p>
          </table:table-cell>
          <table:table-cell table:formula="of:=ROUND(LOG([.B483];2);0)" office:value-type="float" office:value="20" calcext:value-type="float">
            <text:p>20</text:p>
          </table:table-cell>
          <table:table-cell table:formula="of:=LOG([.B483];2)+0.28" office:value-type="float" office:value="20.1676252217366" calcext:value-type="float">
            <text:p>20,17</text:p>
          </table:table-cell>
          <table:table-cell table:formula="of:=ROUND([.D483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80000" calcext:value-type="float">
            <text:p>980000</text:p>
          </table:table-cell>
          <table:table-cell table:formula="of:=ROUND(LOG([.B484];2);0)" office:value-type="float" office:value="20" calcext:value-type="float">
            <text:p>20</text:p>
          </table:table-cell>
          <table:table-cell table:formula="of:=LOG([.B484];2)+0.28" office:value-type="float" office:value="20.1824222236647" calcext:value-type="float">
            <text:p>20,18</text:p>
          </table:table-cell>
          <table:table-cell table:formula="of:=ROUND([.D484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90000" calcext:value-type="float">
            <text:p>990000</text:p>
          </table:table-cell>
          <table:table-cell table:formula="of:=ROUND(LOG([.B485];2);0)" office:value-type="float" office:value="20" calcext:value-type="float">
            <text:p>20</text:p>
          </table:table-cell>
          <table:table-cell table:formula="of:=LOG([.B485];2)+0.28" office:value-type="float" office:value="20.1970689996291" calcext:value-type="float">
            <text:p>20,20</text:p>
          </table:table-cell>
          <table:table-cell table:formula="of:=ROUND([.D485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table:formula="of:=ROUND(LOG([.B486];2);0)" office:value-type="float" office:value="20" calcext:value-type="float">
            <text:p>20</text:p>
          </table:table-cell>
          <table:table-cell table:formula="of:=LOG([.B486];2)+0.28" office:value-type="float" office:value="20.2115685693242" calcext:value-type="float">
            <text:p>20,21</text:p>
          </table:table-cell>
          <table:table-cell table:formula="of:=ROUND([.D486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10000" calcext:value-type="float">
            <text:p>1010000</text:p>
          </table:table-cell>
          <table:table-cell table:formula="of:=ROUND(LOG([.B487];2);0)" office:value-type="float" office:value="20" calcext:value-type="float">
            <text:p>20</text:p>
          </table:table-cell>
          <table:table-cell table:formula="of:=LOG([.B487];2)+0.28" office:value-type="float" office:value="20.2259238623012" calcext:value-type="float">
            <text:p>20,23</text:p>
          </table:table-cell>
          <table:table-cell table:formula="of:=ROUND([.D487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20000" calcext:value-type="float">
            <text:p>1020000</text:p>
          </table:table-cell>
          <table:table-cell table:formula="of:=ROUND(LOG([.B488];2);0)" office:value-type="float" office:value="20" calcext:value-type="float">
            <text:p>20</text:p>
          </table:table-cell>
          <table:table-cell table:formula="of:=LOG([.B488];2)+0.28" office:value-type="float" office:value="20.2401377215209" calcext:value-type="float">
            <text:p>20,24</text:p>
          </table:table-cell>
          <table:table-cell table:formula="of:=ROUND([.D488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30000" calcext:value-type="float">
            <text:p>1030000</text:p>
          </table:table-cell>
          <table:table-cell table:formula="of:=ROUND(LOG([.B489];2);0)" office:value-type="float" office:value="20" calcext:value-type="float">
            <text:p>20</text:p>
          </table:table-cell>
          <table:table-cell table:formula="of:=LOG([.B489];2)+0.28" office:value-type="float" office:value="20.2542129067327" calcext:value-type="float">
            <text:p>20,25</text:p>
          </table:table-cell>
          <table:table-cell table:formula="of:=ROUND([.D489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40000" calcext:value-type="float">
            <text:p>1040000</text:p>
          </table:table-cell>
          <table:table-cell table:formula="of:=ROUND(LOG([.B490];2);0)" office:value-type="float" office:value="20" calcext:value-type="float">
            <text:p>20</text:p>
          </table:table-cell>
          <table:table-cell table:formula="of:=LOG([.B490];2)+0.28" office:value-type="float" office:value="20.2681520976905" calcext:value-type="float">
            <text:p>20,27</text:p>
          </table:table-cell>
          <table:table-cell table:formula="of:=ROUND([.D490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50000" calcext:value-type="float">
            <text:p>1050000</text:p>
          </table:table-cell>
          <table:table-cell table:formula="of:=ROUND(LOG([.B491];2);0)" office:value-type="float" office:value="20" calcext:value-type="float">
            <text:p>20</text:p>
          </table:table-cell>
          <table:table-cell table:formula="of:=LOG([.B491];2)+0.28" office:value-type="float" office:value="20.2819578972156" calcext:value-type="float">
            <text:p>20,28</text:p>
          </table:table-cell>
          <table:table-cell table:formula="of:=ROUND([.D491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60000" calcext:value-type="float">
            <text:p>1060000</text:p>
          </table:table-cell>
          <table:table-cell table:formula="of:=ROUND(LOG([.B492];2);0)" office:value-type="float" office:value="20" calcext:value-type="float">
            <text:p>20</text:p>
          </table:table-cell>
          <table:table-cell table:formula="of:=LOG([.B492];2)+0.28" office:value-type="float" office:value="20.2956328341127" calcext:value-type="float">
            <text:p>20,30</text:p>
          </table:table-cell>
          <table:table-cell table:formula="of:=ROUND([.D492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70000" calcext:value-type="float">
            <text:p>1070000</text:p>
          </table:table-cell>
          <table:table-cell table:formula="of:=ROUND(LOG([.B493];2);0)" office:value-type="float" office:value="20" calcext:value-type="float">
            <text:p>20</text:p>
          </table:table-cell>
          <table:table-cell table:formula="of:=LOG([.B493];2)+0.28" office:value-type="float" office:value="20.3091793659506" calcext:value-type="float">
            <text:p>20,31</text:p>
          </table:table-cell>
          <table:table-cell table:formula="of:=ROUND([.D493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80000" calcext:value-type="float">
            <text:p>1080000</text:p>
          </table:table-cell>
          <table:table-cell table:formula="of:=ROUND(LOG([.B494];2);0)" office:value-type="float" office:value="20" calcext:value-type="float">
            <text:p>20</text:p>
          </table:table-cell>
          <table:table-cell table:formula="of:=LOG([.B494];2)+0.28" office:value-type="float" office:value="20.3225998817129" calcext:value-type="float">
            <text:p>20,32</text:p>
          </table:table-cell>
          <table:table-cell table:formula="of:=ROUND([.D494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90000" calcext:value-type="float">
            <text:p>1090000</text:p>
          </table:table-cell>
          <table:table-cell table:formula="of:=ROUND(LOG([.B495];2);0)" office:value-type="float" office:value="20" calcext:value-type="float">
            <text:p>20</text:p>
          </table:table-cell>
          <table:table-cell table:formula="of:=LOG([.B495];2)+0.28" office:value-type="float" office:value="20.3358967043264" calcext:value-type="float">
            <text:p>20,34</text:p>
          </table:table-cell>
          <table:table-cell table:formula="of:=ROUND([.D495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00000" calcext:value-type="float">
            <text:p>1100000</text:p>
          </table:table-cell>
          <table:table-cell table:formula="of:=ROUND(LOG([.B496];2);0)" office:value-type="float" office:value="20" calcext:value-type="float">
            <text:p>20</text:p>
          </table:table-cell>
          <table:table-cell table:formula="of:=LOG([.B496];2)+0.28" office:value-type="float" office:value="20.3490720930741" calcext:value-type="float">
            <text:p>20,35</text:p>
          </table:table-cell>
          <table:table-cell table:formula="of:=ROUND([.D496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10000" calcext:value-type="float">
            <text:p>1110000</text:p>
          </table:table-cell>
          <table:table-cell table:formula="of:=ROUND(LOG([.B497];2);0)" office:value-type="float" office:value="20" calcext:value-type="float">
            <text:p>20</text:p>
          </table:table-cell>
          <table:table-cell table:formula="of:=LOG([.B497];2)+0.28" office:value-type="float" office:value="20.3621282458996" calcext:value-type="float">
            <text:p>20,36</text:p>
          </table:table-cell>
          <table:table-cell table:formula="of:=ROUND([.D497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20000" calcext:value-type="float">
            <text:p>1120000</text:p>
          </table:table-cell>
          <table:table-cell table:formula="of:=ROUND(LOG([.B498];2);0)" office:value-type="float" office:value="20" calcext:value-type="float">
            <text:p>20</text:p>
          </table:table-cell>
          <table:table-cell table:formula="of:=LOG([.B498];2)+0.28" office:value-type="float" office:value="20.3750673016071" calcext:value-type="float">
            <text:p>20,38</text:p>
          </table:table-cell>
          <table:table-cell table:formula="of:=ROUND([.D498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30000" calcext:value-type="float">
            <text:p>1130000</text:p>
          </table:table-cell>
          <table:table-cell table:formula="of:=ROUND(LOG([.B499];2);0)" office:value-type="float" office:value="20" calcext:value-type="float">
            <text:p>20</text:p>
          </table:table-cell>
          <table:table-cell table:formula="of:=LOG([.B499];2)+0.28" office:value-type="float" office:value="20.3878913419646" calcext:value-type="float">
            <text:p>20,39</text:p>
          </table:table-cell>
          <table:table-cell table:formula="of:=ROUND([.D499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40000" calcext:value-type="float">
            <text:p>1140000</text:p>
          </table:table-cell>
          <table:table-cell table:formula="of:=ROUND(LOG([.B500];2);0)" office:value-type="float" office:value="20" calcext:value-type="float">
            <text:p>20</text:p>
          </table:table-cell>
          <table:table-cell table:formula="of:=LOG([.B500];2)+0.28" office:value-type="float" office:value="20.4006023937142" calcext:value-type="float">
            <text:p>20,40</text:p>
          </table:table-cell>
          <table:table-cell table:formula="of:=ROUND([.D500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50000" calcext:value-type="float">
            <text:p>1150000</text:p>
          </table:table-cell>
          <table:table-cell table:formula="of:=ROUND(LOG([.B501];2);0)" office:value-type="float" office:value="20" calcext:value-type="float">
            <text:p>20</text:p>
          </table:table-cell>
          <table:table-cell table:formula="of:=LOG([.B501];2)+0.28" office:value-type="float" office:value="20.4132024304938" calcext:value-type="float">
            <text:p>20,41</text:p>
          </table:table-cell>
          <table:table-cell table:formula="of:=ROUND([.D501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60000" calcext:value-type="float">
            <text:p>1160000</text:p>
          </table:table-cell>
          <table:table-cell table:formula="of:=ROUND(LOG([.B502];2);0)" office:value-type="float" office:value="20" calcext:value-type="float">
            <text:p>20</text:p>
          </table:table-cell>
          <table:table-cell table:formula="of:=LOG([.B502];2)+0.28" office:value-type="float" office:value="20.425693374677" calcext:value-type="float">
            <text:p>20,43</text:p>
          </table:table-cell>
          <table:table-cell table:formula="of:=ROUND([.D502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70000" calcext:value-type="float">
            <text:p>1170000</text:p>
          </table:table-cell>
          <table:table-cell table:formula="of:=ROUND(LOG([.B503];2);0)" office:value-type="float" office:value="20" calcext:value-type="float">
            <text:p>20</text:p>
          </table:table-cell>
          <table:table-cell table:formula="of:=LOG([.B503];2)+0.28" office:value-type="float" office:value="20.4380770991329" calcext:value-type="float">
            <text:p>20,44</text:p>
          </table:table-cell>
          <table:table-cell table:formula="of:=ROUND([.D503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80000" calcext:value-type="float">
            <text:p>1180000</text:p>
          </table:table-cell>
          <table:table-cell table:formula="of:=ROUND(LOG([.B504];2);0)" office:value-type="float" office:value="20" calcext:value-type="float">
            <text:p>20</text:p>
          </table:table-cell>
          <table:table-cell table:formula="of:=LOG([.B504];2)+0.28" office:value-type="float" office:value="20.4503554289113" calcext:value-type="float">
            <text:p>20,45</text:p>
          </table:table-cell>
          <table:table-cell table:formula="of:=ROUND([.D504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90000" calcext:value-type="float">
            <text:p>1190000</text:p>
          </table:table-cell>
          <table:table-cell table:formula="of:=ROUND(LOG([.B505];2);0)" office:value-type="float" office:value="20" calcext:value-type="float">
            <text:p>20</text:p>
          </table:table-cell>
          <table:table-cell table:formula="of:=LOG([.B505];2)+0.28" office:value-type="float" office:value="20.4625301428574" calcext:value-type="float">
            <text:p>20,46</text:p>
          </table:table-cell>
          <table:table-cell table:formula="of:=ROUND([.D505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00000" calcext:value-type="float">
            <text:p>1200000</text:p>
          </table:table-cell>
          <table:table-cell table:formula="of:=ROUND(LOG([.B506];2);0)" office:value-type="float" office:value="20" calcext:value-type="float">
            <text:p>20</text:p>
          </table:table-cell>
          <table:table-cell table:formula="of:=LOG([.B506];2)+0.28" office:value-type="float" office:value="20.474602975158" calcext:value-type="float">
            <text:p>20,47</text:p>
          </table:table-cell>
          <table:table-cell table:formula="of:=ROUND([.D506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10000" calcext:value-type="float">
            <text:p>1210000</text:p>
          </table:table-cell>
          <table:table-cell table:formula="of:=ROUND(LOG([.B507];2);0)" office:value-type="float" office:value="20" calcext:value-type="float">
            <text:p>20</text:p>
          </table:table-cell>
          <table:table-cell table:formula="of:=LOG([.B507];2)+0.28" office:value-type="float" office:value="20.486575616824" calcext:value-type="float">
            <text:p>20,49</text:p>
          </table:table-cell>
          <table:table-cell table:formula="of:=ROUND([.D507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20000" calcext:value-type="float">
            <text:p>1220000</text:p>
          </table:table-cell>
          <table:table-cell table:formula="of:=ROUND(LOG([.B508];2);0)" office:value-type="float" office:value="20" calcext:value-type="float">
            <text:p>20</text:p>
          </table:table-cell>
          <table:table-cell table:formula="of:=LOG([.B508];2)+0.28" office:value-type="float" office:value="20.4984497171123" calcext:value-type="float">
            <text:p>20,50</text:p>
          </table:table-cell>
          <table:table-cell table:formula="of:=ROUND([.D508];0)" office:value-type="float" office:value="20" calcext:value-type="float">
            <text:p>2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30000" calcext:value-type="float">
            <text:p>1230000</text:p>
          </table:table-cell>
          <table:table-cell table:formula="of:=ROUND(LOG([.B509];2);0)" office:value-type="float" office:value="20" calcext:value-type="float">
            <text:p>20</text:p>
          </table:table-cell>
          <table:table-cell table:formula="of:=LOG([.B509];2)+0.28" office:value-type="float" office:value="20.5102268848887" calcext:value-type="float">
            <text:p>20,51</text:p>
          </table:table-cell>
          <table:table-cell table:formula="of:=ROUND([.D509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40000" calcext:value-type="float">
            <text:p>1240000</text:p>
          </table:table-cell>
          <table:table-cell table:formula="of:=ROUND(LOG([.B510];2);0)" office:value-type="float" office:value="20" calcext:value-type="float">
            <text:p>20</text:p>
          </table:table-cell>
          <table:table-cell table:formula="of:=LOG([.B510];2)+0.28" office:value-type="float" office:value="20.5219086899363" calcext:value-type="float">
            <text:p>20,52</text:p>
          </table:table-cell>
          <table:table-cell table:formula="of:=ROUND([.D510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50000" calcext:value-type="float">
            <text:p>1250000</text:p>
          </table:table-cell>
          <table:table-cell table:formula="of:=ROUND(LOG([.B511];2);0)" office:value-type="float" office:value="20" calcext:value-type="float">
            <text:p>20</text:p>
          </table:table-cell>
          <table:table-cell table:formula="of:=LOG([.B511];2)+0.28" office:value-type="float" office:value="20.5334966642115" calcext:value-type="float">
            <text:p>20,53</text:p>
          </table:table-cell>
          <table:table-cell table:formula="of:=ROUND([.D511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60000" calcext:value-type="float">
            <text:p>1260000</text:p>
          </table:table-cell>
          <table:table-cell table:formula="of:=ROUND(LOG([.B512];2);0)" office:value-type="float" office:value="20" calcext:value-type="float">
            <text:p>20</text:p>
          </table:table-cell>
          <table:table-cell table:formula="of:=LOG([.B512];2)+0.28" office:value-type="float" office:value="20.5449923030494" calcext:value-type="float">
            <text:p>20,54</text:p>
          </table:table-cell>
          <table:table-cell table:formula="of:=ROUND([.D512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70000" calcext:value-type="float">
            <text:p>1270000</text:p>
          </table:table-cell>
          <table:table-cell table:formula="of:=ROUND(LOG([.B513];2);0)" office:value-type="float" office:value="20" calcext:value-type="float">
            <text:p>20</text:p>
          </table:table-cell>
          <table:table-cell table:formula="of:=LOG([.B513];2)+0.28" office:value-type="float" office:value="20.5563970663216" calcext:value-type="float">
            <text:p>20,56</text:p>
          </table:table-cell>
          <table:table-cell table:formula="of:=ROUND([.D513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80000" calcext:value-type="float">
            <text:p>1280000</text:p>
          </table:table-cell>
          <table:table-cell table:formula="of:=ROUND(LOG([.B514];2);0)" office:value-type="float" office:value="20" calcext:value-type="float">
            <text:p>20</text:p>
          </table:table-cell>
          <table:table-cell table:formula="of:=LOG([.B514];2)+0.28" office:value-type="float" office:value="20.5677123795495" calcext:value-type="float">
            <text:p>20,57</text:p>
          </table:table-cell>
          <table:table-cell table:formula="of:=ROUND([.D514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90000" calcext:value-type="float">
            <text:p>1290000</text:p>
          </table:table-cell>
          <table:table-cell table:formula="of:=ROUND(LOG([.B515];2);0)" office:value-type="float" office:value="20" calcext:value-type="float">
            <text:p>20</text:p>
          </table:table-cell>
          <table:table-cell table:formula="of:=LOG([.B515];2)+0.28" office:value-type="float" office:value="20.5789396349727" calcext:value-type="float">
            <text:p>20,58</text:p>
          </table:table-cell>
          <table:table-cell table:formula="of:=ROUND([.D515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00000" calcext:value-type="float">
            <text:p>1300000</text:p>
          </table:table-cell>
          <table:table-cell table:formula="of:=ROUND(LOG([.B516];2);0)" office:value-type="float" office:value="20" calcext:value-type="float">
            <text:p>20</text:p>
          </table:table-cell>
          <table:table-cell table:formula="of:=LOG([.B516];2)+0.28" office:value-type="float" office:value="20.5900801925779" calcext:value-type="float">
            <text:p>20,59</text:p>
          </table:table-cell>
          <table:table-cell table:formula="of:=ROUND([.D516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10000" calcext:value-type="float">
            <text:p>1310000</text:p>
          </table:table-cell>
          <table:table-cell table:formula="of:=ROUND(LOG([.B517];2);0)" office:value-type="float" office:value="20" calcext:value-type="float">
            <text:p>20</text:p>
          </table:table-cell>
          <table:table-cell table:formula="of:=LOG([.B517];2)+0.28" office:value-type="float" office:value="20.6011353810869" calcext:value-type="float">
            <text:p>20,60</text:p>
          </table:table-cell>
          <table:table-cell table:formula="of:=ROUND([.D517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20000" calcext:value-type="float">
            <text:p>1320000</text:p>
          </table:table-cell>
          <table:table-cell table:formula="of:=ROUND(LOG([.B518];2);0)" office:value-type="float" office:value="20" calcext:value-type="float">
            <text:p>20</text:p>
          </table:table-cell>
          <table:table-cell table:formula="of:=LOG([.B518];2)+0.28" office:value-type="float" office:value="20.6121064989079" calcext:value-type="float">
            <text:p>20,61</text:p>
          </table:table-cell>
          <table:table-cell table:formula="of:=ROUND([.D518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0000" calcext:value-type="float">
            <text:p>1330000</text:p>
          </table:table-cell>
          <table:table-cell table:formula="of:=ROUND(LOG([.B519];2);0)" office:value-type="float" office:value="20" calcext:value-type="float">
            <text:p>20</text:p>
          </table:table-cell>
          <table:table-cell table:formula="of:=LOG([.B519];2)+0.28" office:value-type="float" office:value="20.6229948150506" calcext:value-type="float">
            <text:p>20,62</text:p>
          </table:table-cell>
          <table:table-cell table:formula="of:=ROUND([.D519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40000" calcext:value-type="float">
            <text:p>1340000</text:p>
          </table:table-cell>
          <table:table-cell table:formula="of:=ROUND(LOG([.B520];2);0)" office:value-type="float" office:value="20" calcext:value-type="float">
            <text:p>20</text:p>
          </table:table-cell>
          <table:table-cell table:formula="of:=LOG([.B520];2)+0.28" office:value-type="float" office:value="20.6338015700072" calcext:value-type="float">
            <text:p>20,63</text:p>
          </table:table-cell>
          <table:table-cell table:formula="of:=ROUND([.D520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50000" calcext:value-type="float">
            <text:p>1350000</text:p>
          </table:table-cell>
          <table:table-cell table:formula="of:=ROUND(LOG([.B521];2);0)" office:value-type="float" office:value="20" calcext:value-type="float">
            <text:p>20</text:p>
          </table:table-cell>
          <table:table-cell table:formula="of:=LOG([.B521];2)+0.28" office:value-type="float" office:value="20.6445279766003" calcext:value-type="float">
            <text:p>20,64</text:p>
          </table:table-cell>
          <table:table-cell table:formula="of:=ROUND([.D521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60000" calcext:value-type="float">
            <text:p>1360000</text:p>
          </table:table-cell>
          <table:table-cell table:formula="of:=ROUND(LOG([.B522];2);0)" office:value-type="float" office:value="20" calcext:value-type="float">
            <text:p>20</text:p>
          </table:table-cell>
          <table:table-cell table:formula="of:=LOG([.B522];2)+0.28" office:value-type="float" office:value="20.6551752207998" calcext:value-type="float">
            <text:p>20,66</text:p>
          </table:table-cell>
          <table:table-cell table:formula="of:=ROUND([.D522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70000" calcext:value-type="float">
            <text:p>1370000</text:p>
          </table:table-cell>
          <table:table-cell table:formula="of:=ROUND(LOG([.B523];2);0)" office:value-type="float" office:value="20" calcext:value-type="float">
            <text:p>20</text:p>
          </table:table-cell>
          <table:table-cell table:formula="of:=LOG([.B523];2)+0.28" office:value-type="float" office:value="20.66574446251" calcext:value-type="float">
            <text:p>20,67</text:p>
          </table:table-cell>
          <table:table-cell table:formula="of:=ROUND([.D523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80000" calcext:value-type="float">
            <text:p>1380000</text:p>
          </table:table-cell>
          <table:table-cell table:formula="of:=ROUND(LOG([.B524];2);0)" office:value-type="float" office:value="20" calcext:value-type="float">
            <text:p>20</text:p>
          </table:table-cell>
          <table:table-cell table:formula="of:=LOG([.B524];2)+0.28" office:value-type="float" office:value="20.6762368363276" calcext:value-type="float">
            <text:p>20,68</text:p>
          </table:table-cell>
          <table:table-cell table:formula="of:=ROUND([.D524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90000" calcext:value-type="float">
            <text:p>1390000</text:p>
          </table:table-cell>
          <table:table-cell table:formula="of:=ROUND(LOG([.B525];2);0)" office:value-type="float" office:value="20" calcext:value-type="float">
            <text:p>20</text:p>
          </table:table-cell>
          <table:table-cell table:formula="of:=LOG([.B525];2)+0.28" office:value-type="float" office:value="20.686653452273" calcext:value-type="float">
            <text:p>20,69</text:p>
          </table:table-cell>
          <table:table-cell table:formula="of:=ROUND([.D525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00000" calcext:value-type="float">
            <text:p>1400000</text:p>
          </table:table-cell>
          <table:table-cell table:formula="of:=ROUND(LOG([.B526];2);0)" office:value-type="float" office:value="20" calcext:value-type="float">
            <text:p>20</text:p>
          </table:table-cell>
          <table:table-cell table:formula="of:=LOG([.B526];2)+0.28" office:value-type="float" office:value="20.6969953964944" calcext:value-type="float">
            <text:p>20,70</text:p>
          </table:table-cell>
          <table:table-cell table:formula="of:=ROUND([.D526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10000" calcext:value-type="float">
            <text:p>1410000</text:p>
          </table:table-cell>
          <table:table-cell table:formula="of:=ROUND(LOG([.B527];2);0)" office:value-type="float" office:value="20" calcext:value-type="float">
            <text:p>20</text:p>
          </table:table-cell>
          <table:table-cell table:formula="of:=LOG([.B527];2)+0.28" office:value-type="float" office:value="20.7072637319482" calcext:value-type="float">
            <text:p>20,71</text:p>
          </table:table-cell>
          <table:table-cell table:formula="of:=ROUND([.D527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20000" calcext:value-type="float">
            <text:p>1420000</text:p>
          </table:table-cell>
          <table:table-cell table:formula="of:=ROUND(LOG([.B528];2);0)" office:value-type="float" office:value="20" calcext:value-type="float">
            <text:p>20</text:p>
          </table:table-cell>
          <table:table-cell table:formula="of:=LOG([.B528];2)+0.28" office:value-type="float" office:value="20.7174594990541" calcext:value-type="float">
            <text:p>20,72</text:p>
          </table:table-cell>
          <table:table-cell table:formula="of:=ROUND([.D528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30000" calcext:value-type="float">
            <text:p>1430000</text:p>
          </table:table-cell>
          <table:table-cell table:formula="of:=ROUND(LOG([.B529];2);0)" office:value-type="float" office:value="20" calcext:value-type="float">
            <text:p>20</text:p>
          </table:table-cell>
          <table:table-cell table:formula="of:=LOG([.B529];2)+0.28" office:value-type="float" office:value="20.7275837163278" calcext:value-type="float">
            <text:p>20,73</text:p>
          </table:table-cell>
          <table:table-cell table:formula="of:=ROUND([.D529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40000" calcext:value-type="float">
            <text:p>1440000</text:p>
          </table:table-cell>
          <table:table-cell table:formula="of:=ROUND(LOG([.B530];2);0)" office:value-type="float" office:value="20" calcext:value-type="float">
            <text:p>20</text:p>
          </table:table-cell>
          <table:table-cell table:formula="of:=LOG([.B530];2)+0.28" office:value-type="float" office:value="20.7376373809918" calcext:value-type="float">
            <text:p>20,74</text:p>
          </table:table-cell>
          <table:table-cell table:formula="of:=ROUND([.D530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50000" calcext:value-type="float">
            <text:p>1450000</text:p>
          </table:table-cell>
          <table:table-cell table:formula="of:=ROUND(LOG([.B531];2);0)" office:value-type="float" office:value="20" calcext:value-type="float">
            <text:p>20</text:p>
          </table:table-cell>
          <table:table-cell table:formula="of:=LOG([.B531];2)+0.28" office:value-type="float" office:value="20.7476214695644" calcext:value-type="float">
            <text:p>20,75</text:p>
          </table:table-cell>
          <table:table-cell table:formula="of:=ROUND([.D531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60000" calcext:value-type="float">
            <text:p>1460000</text:p>
          </table:table-cell>
          <table:table-cell table:formula="of:=ROUND(LOG([.B532];2);0)" office:value-type="float" office:value="20" calcext:value-type="float">
            <text:p>20</text:p>
          </table:table-cell>
          <table:table-cell table:formula="of:=LOG([.B532];2)+0.28" office:value-type="float" office:value="20.7575369384295" calcext:value-type="float">
            <text:p>20,76</text:p>
          </table:table-cell>
          <table:table-cell table:formula="of:=ROUND([.D532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70000" calcext:value-type="float">
            <text:p>1470000</text:p>
          </table:table-cell>
          <table:table-cell table:formula="of:=ROUND(LOG([.B533];2);0)" office:value-type="float" office:value="20" calcext:value-type="float">
            <text:p>20</text:p>
          </table:table-cell>
          <table:table-cell table:formula="of:=LOG([.B533];2)+0.28" office:value-type="float" office:value="20.7673847243858" calcext:value-type="float">
            <text:p>20,77</text:p>
          </table:table-cell>
          <table:table-cell table:formula="of:=ROUND([.D533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80000" calcext:value-type="float">
            <text:p>1480000</text:p>
          </table:table-cell>
          <table:table-cell table:formula="of:=ROUND(LOG([.B534];2);0)" office:value-type="float" office:value="20" calcext:value-type="float">
            <text:p>20</text:p>
          </table:table-cell>
          <table:table-cell table:formula="of:=LOG([.B534];2)+0.28" office:value-type="float" office:value="20.7771657451784" calcext:value-type="float">
            <text:p>20,78</text:p>
          </table:table-cell>
          <table:table-cell table:formula="of:=ROUND([.D534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90000" calcext:value-type="float">
            <text:p>1490000</text:p>
          </table:table-cell>
          <table:table-cell table:formula="of:=ROUND(LOG([.B535];2);0)" office:value-type="float" office:value="21" calcext:value-type="float">
            <text:p>21</text:p>
          </table:table-cell>
          <table:table-cell table:formula="of:=LOG([.B535];2)+0.28" office:value-type="float" office:value="20.7868809000116" calcext:value-type="float">
            <text:p>20,79</text:p>
          </table:table-cell>
          <table:table-cell table:formula="of:=ROUND([.D535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00000" calcext:value-type="float">
            <text:p>1500000</text:p>
          </table:table-cell>
          <table:table-cell table:formula="of:=ROUND(LOG([.B536];2);0)" office:value-type="float" office:value="21" calcext:value-type="float">
            <text:p>21</text:p>
          </table:table-cell>
          <table:table-cell table:formula="of:=LOG([.B536];2)+0.28" office:value-type="float" office:value="20.7965310700453" calcext:value-type="float">
            <text:p>20,80</text:p>
          </table:table-cell>
          <table:table-cell table:formula="of:=ROUND([.D536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10000" calcext:value-type="float">
            <text:p>1510000</text:p>
          </table:table-cell>
          <table:table-cell table:formula="of:=ROUND(LOG([.B537];2);0)" office:value-type="float" office:value="21" calcext:value-type="float">
            <text:p>21</text:p>
          </table:table-cell>
          <table:table-cell table:formula="of:=LOG([.B537];2)+0.28" office:value-type="float" office:value="20.8061171188745" calcext:value-type="float">
            <text:p>20,81</text:p>
          </table:table-cell>
          <table:table-cell table:formula="of:=ROUND([.D537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20000" calcext:value-type="float">
            <text:p>1520000</text:p>
          </table:table-cell>
          <table:table-cell table:formula="of:=ROUND(LOG([.B538];2);0)" office:value-type="float" office:value="21" calcext:value-type="float">
            <text:p>21</text:p>
          </table:table-cell>
          <table:table-cell table:formula="of:=LOG([.B538];2)+0.28" office:value-type="float" office:value="20.815639892993" calcext:value-type="float">
            <text:p>20,82</text:p>
          </table:table-cell>
          <table:table-cell table:formula="of:=ROUND([.D538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30000" calcext:value-type="float">
            <text:p>1530000</text:p>
          </table:table-cell>
          <table:table-cell table:formula="of:=ROUND(LOG([.B539];2);0)" office:value-type="float" office:value="21" calcext:value-type="float">
            <text:p>21</text:p>
          </table:table-cell>
          <table:table-cell table:formula="of:=LOG([.B539];2)+0.28" office:value-type="float" office:value="20.8251002222421" calcext:value-type="float">
            <text:p>20,83</text:p>
          </table:table-cell>
          <table:table-cell table:formula="of:=ROUND([.D539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40000" calcext:value-type="float">
            <text:p>1540000</text:p>
          </table:table-cell>
          <table:table-cell table:formula="of:=ROUND(LOG([.B540];2);0)" office:value-type="float" office:value="21" calcext:value-type="float">
            <text:p>21</text:p>
          </table:table-cell>
          <table:table-cell table:formula="of:=LOG([.B540];2)+0.28" office:value-type="float" office:value="20.8344989202444" calcext:value-type="float">
            <text:p>20,83</text:p>
          </table:table-cell>
          <table:table-cell table:formula="of:=ROUND([.D540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50000" calcext:value-type="float">
            <text:p>1550000</text:p>
          </table:table-cell>
          <table:table-cell table:formula="of:=ROUND(LOG([.B541];2);0)" office:value-type="float" office:value="21" calcext:value-type="float">
            <text:p>21</text:p>
          </table:table-cell>
          <table:table-cell table:formula="of:=LOG([.B541];2)+0.28" office:value-type="float" office:value="20.8438367848237" calcext:value-type="float">
            <text:p>20,84</text:p>
          </table:table-cell>
          <table:table-cell table:formula="of:=ROUND([.D541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60000" calcext:value-type="float">
            <text:p>1560000</text:p>
          </table:table-cell>
          <table:table-cell table:formula="of:=ROUND(LOG([.B542];2);0)" office:value-type="float" office:value="21" calcext:value-type="float">
            <text:p>21</text:p>
          </table:table-cell>
          <table:table-cell table:formula="of:=LOG([.B542];2)+0.28" office:value-type="float" office:value="20.8531145984117" calcext:value-type="float">
            <text:p>20,85</text:p>
          </table:table-cell>
          <table:table-cell table:formula="of:=ROUND([.D542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70000" calcext:value-type="float">
            <text:p>1570000</text:p>
          </table:table-cell>
          <table:table-cell table:formula="of:=ROUND(LOG([.B543];2);0)" office:value-type="float" office:value="21" calcext:value-type="float">
            <text:p>21</text:p>
          </table:table-cell>
          <table:table-cell table:formula="of:=LOG([.B543];2)+0.28" office:value-type="float" office:value="20.8623331284411" calcext:value-type="float">
            <text:p>20,86</text:p>
          </table:table-cell>
          <table:table-cell table:formula="of:=ROUND([.D543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80000" calcext:value-type="float">
            <text:p>1580000</text:p>
          </table:table-cell>
          <table:table-cell table:formula="of:=ROUND(LOG([.B544];2);0)" office:value-type="float" office:value="21" calcext:value-type="float">
            <text:p>21</text:p>
          </table:table-cell>
          <table:table-cell table:formula="of:=LOG([.B544];2)+0.28" office:value-type="float" office:value="20.8714931277266" calcext:value-type="float">
            <text:p>20,87</text:p>
          </table:table-cell>
          <table:table-cell table:formula="of:=ROUND([.D544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90000" calcext:value-type="float">
            <text:p>1590000</text:p>
          </table:table-cell>
          <table:table-cell table:formula="of:=ROUND(LOG([.B545];2);0)" office:value-type="float" office:value="21" calcext:value-type="float">
            <text:p>21</text:p>
          </table:table-cell>
          <table:table-cell table:formula="of:=LOG([.B545];2)+0.28" office:value-type="float" office:value="20.8805953348338" calcext:value-type="float">
            <text:p>20,88</text:p>
          </table:table-cell>
          <table:table-cell table:formula="of:=ROUND([.D545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00000" calcext:value-type="float">
            <text:p>1600000</text:p>
          </table:table-cell>
          <table:table-cell table:formula="of:=ROUND(LOG([.B546];2);0)" office:value-type="float" office:value="21" calcext:value-type="float">
            <text:p>21</text:p>
          </table:table-cell>
          <table:table-cell table:formula="of:=LOG([.B546];2)+0.28" office:value-type="float" office:value="20.8896404744368" calcext:value-type="float">
            <text:p>20,89</text:p>
          </table:table-cell>
          <table:table-cell table:formula="of:=ROUND([.D546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10000" calcext:value-type="float">
            <text:p>1610000</text:p>
          </table:table-cell>
          <table:table-cell table:formula="of:=ROUND(LOG([.B547];2);0)" office:value-type="float" office:value="21" calcext:value-type="float">
            <text:p>21</text:p>
          </table:table-cell>
          <table:table-cell table:formula="of:=LOG([.B547];2)+0.28" office:value-type="float" office:value="20.8986292576641" calcext:value-type="float">
            <text:p>20,90</text:p>
          </table:table-cell>
          <table:table-cell table:formula="of:=ROUND([.D547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20000" calcext:value-type="float">
            <text:p>1620000</text:p>
          </table:table-cell>
          <table:table-cell table:formula="of:=ROUND(LOG([.B548];2);0)" office:value-type="float" office:value="21" calcext:value-type="float">
            <text:p>21</text:p>
          </table:table-cell>
          <table:table-cell table:formula="of:=LOG([.B548];2)+0.28" office:value-type="float" office:value="20.9075623824341" calcext:value-type="float">
            <text:p>20,91</text:p>
          </table:table-cell>
          <table:table-cell table:formula="of:=ROUND([.D548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30000" calcext:value-type="float">
            <text:p>1630000</text:p>
          </table:table-cell>
          <table:table-cell table:formula="of:=ROUND(LOG([.B549];2);0)" office:value-type="float" office:value="21" calcext:value-type="float">
            <text:p>21</text:p>
          </table:table-cell>
          <table:table-cell table:formula="of:=LOG([.B549];2)+0.28" office:value-type="float" office:value="20.9164405337805" calcext:value-type="float">
            <text:p>20,92</text:p>
          </table:table-cell>
          <table:table-cell table:formula="of:=ROUND([.D549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40000" calcext:value-type="float">
            <text:p>1640000</text:p>
          </table:table-cell>
          <table:table-cell table:formula="of:=ROUND(LOG([.B550];2);0)" office:value-type="float" office:value="21" calcext:value-type="float">
            <text:p>21</text:p>
          </table:table-cell>
          <table:table-cell table:formula="of:=LOG([.B550];2)+0.28" office:value-type="float" office:value="20.9252643841675" calcext:value-type="float">
            <text:p>20,93</text:p>
          </table:table-cell>
          <table:table-cell table:formula="of:=ROUND([.D550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50000" calcext:value-type="float">
            <text:p>1650000</text:p>
          </table:table-cell>
          <table:table-cell table:formula="of:=ROUND(LOG([.B551];2);0)" office:value-type="float" office:value="21" calcext:value-type="float">
            <text:p>21</text:p>
          </table:table-cell>
          <table:table-cell table:formula="of:=LOG([.B551];2)+0.28" office:value-type="float" office:value="20.9340345937953" calcext:value-type="float">
            <text:p>20,93</text:p>
          </table:table-cell>
          <table:table-cell table:formula="of:=ROUND([.D551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60000" calcext:value-type="float">
            <text:p>1660000</text:p>
          </table:table-cell>
          <table:table-cell table:formula="of:=ROUND(LOG([.B552];2);0)" office:value-type="float" office:value="21" calcext:value-type="float">
            <text:p>21</text:p>
          </table:table-cell>
          <table:table-cell table:formula="of:=LOG([.B552];2)+0.28" office:value-type="float" office:value="20.9427518108964" calcext:value-type="float">
            <text:p>20,94</text:p>
          </table:table-cell>
          <table:table-cell table:formula="of:=ROUND([.D552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70000" calcext:value-type="float">
            <text:p>1670000</text:p>
          </table:table-cell>
          <table:table-cell table:formula="of:=ROUND(LOG([.B553];2);0)" office:value-type="float" office:value="21" calcext:value-type="float">
            <text:p>21</text:p>
          </table:table-cell>
          <table:table-cell table:formula="of:=LOG([.B553];2)+0.28" office:value-type="float" office:value="20.9514166720235" calcext:value-type="float">
            <text:p>20,95</text:p>
          </table:table-cell>
          <table:table-cell table:formula="of:=ROUND([.D553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80000" calcext:value-type="float">
            <text:p>1680000</text:p>
          </table:table-cell>
          <table:table-cell table:formula="of:=ROUND(LOG([.B554];2);0)" office:value-type="float" office:value="21" calcext:value-type="float">
            <text:p>21</text:p>
          </table:table-cell>
          <table:table-cell table:formula="of:=LOG([.B554];2)+0.28" office:value-type="float" office:value="20.9600298023282" calcext:value-type="float">
            <text:p>20,96</text:p>
          </table:table-cell>
          <table:table-cell table:formula="of:=ROUND([.D554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690000" calcext:value-type="float">
            <text:p>1690000</text:p>
          </table:table-cell>
          <table:table-cell table:formula="of:=ROUND(LOG([.B555];2);0)" office:value-type="float" office:value="21" calcext:value-type="float">
            <text:p>21</text:p>
          </table:table-cell>
          <table:table-cell table:formula="of:=LOG([.B555];2)+0.28" office:value-type="float" office:value="20.9685918158316" calcext:value-type="float">
            <text:p>20,97</text:p>
          </table:table-cell>
          <table:table-cell table:formula="of:=ROUND([.D555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00000" calcext:value-type="float">
            <text:p>1700000</text:p>
          </table:table-cell>
          <table:table-cell table:formula="of:=ROUND(LOG([.B556];2);0)" office:value-type="float" office:value="21" calcext:value-type="float">
            <text:p>21</text:p>
          </table:table-cell>
          <table:table-cell table:formula="of:=LOG([.B556];2)+0.28" office:value-type="float" office:value="20.9771033156872" calcext:value-type="float">
            <text:p>20,98</text:p>
          </table:table-cell>
          <table:table-cell table:formula="of:=ROUND([.D556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10000" calcext:value-type="float">
            <text:p>1710000</text:p>
          </table:table-cell>
          <table:table-cell table:formula="of:=ROUND(LOG([.B557];2);0)" office:value-type="float" office:value="21" calcext:value-type="float">
            <text:p>21</text:p>
          </table:table-cell>
          <table:table-cell table:formula="of:=LOG([.B557];2)+0.28" office:value-type="float" office:value="20.9855648944354" calcext:value-type="float">
            <text:p>20,99</text:p>
          </table:table-cell>
          <table:table-cell table:formula="of:=ROUND([.D557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20000" calcext:value-type="float">
            <text:p>1720000</text:p>
          </table:table-cell>
          <table:table-cell table:formula="of:=ROUND(LOG([.B558];2);0)" office:value-type="float" office:value="21" calcext:value-type="float">
            <text:p>21</text:p>
          </table:table-cell>
          <table:table-cell table:formula="of:=LOG([.B558];2)+0.28" office:value-type="float" office:value="20.9939771342516" calcext:value-type="float">
            <text:p>20,99</text:p>
          </table:table-cell>
          <table:table-cell table:formula="of:=ROUND([.D558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30000" calcext:value-type="float">
            <text:p>1730000</text:p>
          </table:table-cell>
          <table:table-cell table:formula="of:=ROUND(LOG([.B559];2);0)" office:value-type="float" office:value="21" calcext:value-type="float">
            <text:p>21</text:p>
          </table:table-cell>
          <table:table-cell table:formula="of:=LOG([.B559];2)+0.28" office:value-type="float" office:value="21.0023406071862" calcext:value-type="float">
            <text:p>21,00</text:p>
          </table:table-cell>
          <table:table-cell table:formula="of:=ROUND([.D559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40000" calcext:value-type="float">
            <text:p>1740000</text:p>
          </table:table-cell>
          <table:table-cell table:formula="of:=ROUND(LOG([.B560];2);0)" office:value-type="float" office:value="21" calcext:value-type="float">
            <text:p>21</text:p>
          </table:table-cell>
          <table:table-cell table:formula="of:=LOG([.B560];2)+0.28" office:value-type="float" office:value="21.0106558753982" calcext:value-type="float">
            <text:p>21,01</text:p>
          </table:table-cell>
          <table:table-cell table:formula="of:=ROUND([.D560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50000" calcext:value-type="float">
            <text:p>1750000</text:p>
          </table:table-cell>
          <table:table-cell table:formula="of:=ROUND(LOG([.B561];2);0)" office:value-type="float" office:value="21" calcext:value-type="float">
            <text:p>21</text:p>
          </table:table-cell>
          <table:table-cell table:formula="of:=LOG([.B561];2)+0.28" office:value-type="float" office:value="21.0189234913818" calcext:value-type="float">
            <text:p>21,02</text:p>
          </table:table-cell>
          <table:table-cell table:formula="of:=ROUND([.D561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60000" calcext:value-type="float">
            <text:p>1760000</text:p>
          </table:table-cell>
          <table:table-cell table:formula="of:=ROUND(LOG([.B562];2);0)" office:value-type="float" office:value="21" calcext:value-type="float">
            <text:p>21</text:p>
          </table:table-cell>
          <table:table-cell table:formula="of:=LOG([.B562];2)+0.28" office:value-type="float" office:value="21.0271439981867" calcext:value-type="float">
            <text:p>21,03</text:p>
          </table:table-cell>
          <table:table-cell table:formula="of:=ROUND([.D562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70000" calcext:value-type="float">
            <text:p>1770000</text:p>
          </table:table-cell>
          <table:table-cell table:formula="of:=ROUND(LOG([.B563];2);0)" office:value-type="float" office:value="21" calcext:value-type="float">
            <text:p>21</text:p>
          </table:table-cell>
          <table:table-cell table:formula="of:=LOG([.B563];2)+0.28" office:value-type="float" office:value="21.0353179296325" calcext:value-type="float">
            <text:p>21,04</text:p>
          </table:table-cell>
          <table:table-cell table:formula="of:=ROUND([.D563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80000" calcext:value-type="float">
            <text:p>1780000</text:p>
          </table:table-cell>
          <table:table-cell table:formula="of:=ROUND(LOG([.B564];2);0)" office:value-type="float" office:value="21" calcext:value-type="float">
            <text:p>21</text:p>
          </table:table-cell>
          <table:table-cell table:formula="of:=LOG([.B564];2)+0.28" office:value-type="float" office:value="21.0434458105159" calcext:value-type="float">
            <text:p>21,04</text:p>
          </table:table-cell>
          <table:table-cell table:formula="of:=ROUND([.D564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90000" calcext:value-type="float">
            <text:p>1790000</text:p>
          </table:table-cell>
          <table:table-cell table:formula="of:=ROUND(LOG([.B565];2);0)" office:value-type="float" office:value="21" calcext:value-type="float">
            <text:p>21</text:p>
          </table:table-cell>
          <table:table-cell table:formula="of:=LOG([.B565];2)+0.28" office:value-type="float" office:value="21.0515281568137" calcext:value-type="float">
            <text:p>21,05</text:p>
          </table:table-cell>
          <table:table-cell table:formula="of:=ROUND([.D565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00000" calcext:value-type="float">
            <text:p>1800000</text:p>
          </table:table-cell>
          <table:table-cell table:formula="of:=ROUND(LOG([.B566];2);0)" office:value-type="float" office:value="21" calcext:value-type="float">
            <text:p>21</text:p>
          </table:table-cell>
          <table:table-cell table:formula="of:=LOG([.B566];2)+0.28" office:value-type="float" office:value="21.0595654758791" calcext:value-type="float">
            <text:p>21,06</text:p>
          </table:table-cell>
          <table:table-cell table:formula="of:=ROUND([.D566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10000" calcext:value-type="float">
            <text:p>1810000</text:p>
          </table:table-cell>
          <table:table-cell table:formula="of:=ROUND(LOG([.B567];2);0)" office:value-type="float" office:value="21" calcext:value-type="float">
            <text:p>21</text:p>
          </table:table-cell>
          <table:table-cell table:formula="of:=LOG([.B567];2)+0.28" office:value-type="float" office:value="21.0675582666327" calcext:value-type="float">
            <text:p>21,07</text:p>
          </table:table-cell>
          <table:table-cell table:formula="of:=ROUND([.D567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20000" calcext:value-type="float">
            <text:p>1820000</text:p>
          </table:table-cell>
          <table:table-cell table:formula="of:=ROUND(LOG([.B568];2);0)" office:value-type="float" office:value="21" calcext:value-type="float">
            <text:p>21</text:p>
          </table:table-cell>
          <table:table-cell table:formula="of:=LOG([.B568];2)+0.28" office:value-type="float" office:value="21.0755070197481" calcext:value-type="float">
            <text:p>21,08</text:p>
          </table:table-cell>
          <table:table-cell table:formula="of:=ROUND([.D568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30000" calcext:value-type="float">
            <text:p>1830000</text:p>
          </table:table-cell>
          <table:table-cell table:formula="of:=ROUND(LOG([.B569];2);0)" office:value-type="float" office:value="21" calcext:value-type="float">
            <text:p>21</text:p>
          </table:table-cell>
          <table:table-cell table:formula="of:=LOG([.B569];2)+0.28" office:value-type="float" office:value="21.0834122178335" calcext:value-type="float">
            <text:p>21,08</text:p>
          </table:table-cell>
          <table:table-cell table:formula="of:=ROUND([.D569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40000" calcext:value-type="float">
            <text:p>1840000</text:p>
          </table:table-cell>
          <table:table-cell table:formula="of:=ROUND(LOG([.B570];2);0)" office:value-type="float" office:value="21" calcext:value-type="float">
            <text:p>21</text:p>
          </table:table-cell>
          <table:table-cell table:formula="of:=LOG([.B570];2)+0.28" office:value-type="float" office:value="21.0912743356065" calcext:value-type="float">
            <text:p>21,09</text:p>
          </table:table-cell>
          <table:table-cell table:formula="of:=ROUND([.D570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50000" calcext:value-type="float">
            <text:p>1850000</text:p>
          </table:table-cell>
          <table:table-cell table:formula="of:=ROUND(LOG([.B571];2);0)" office:value-type="float" office:value="21" calcext:value-type="float">
            <text:p>21</text:p>
          </table:table-cell>
          <table:table-cell table:formula="of:=LOG([.B571];2)+0.28" office:value-type="float" office:value="21.0990938400658" calcext:value-type="float">
            <text:p>21,10</text:p>
          </table:table-cell>
          <table:table-cell table:formula="of:=ROUND([.D571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60000" calcext:value-type="float">
            <text:p>1860000</text:p>
          </table:table-cell>
          <table:table-cell table:formula="of:=ROUND(LOG([.B572];2);0)" office:value-type="float" office:value="21" calcext:value-type="float">
            <text:p>21</text:p>
          </table:table-cell>
          <table:table-cell table:formula="of:=LOG([.B572];2)+0.28" office:value-type="float" office:value="21.1068711906575" calcext:value-type="float">
            <text:p>21,11</text:p>
          </table:table-cell>
          <table:table-cell table:formula="of:=ROUND([.D572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70000" calcext:value-type="float">
            <text:p>1870000</text:p>
          </table:table-cell>
          <table:table-cell table:formula="of:=ROUND(LOG([.B573];2);0)" office:value-type="float" office:value="21" calcext:value-type="float">
            <text:p>21</text:p>
          </table:table-cell>
          <table:table-cell table:formula="of:=LOG([.B573];2)+0.28" office:value-type="float" office:value="21.1146068394371" calcext:value-type="float">
            <text:p>21,11</text:p>
          </table:table-cell>
          <table:table-cell table:formula="of:=ROUND([.D573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80000" calcext:value-type="float">
            <text:p>1880000</text:p>
          </table:table-cell>
          <table:table-cell table:formula="of:=ROUND(LOG([.B574];2);0)" office:value-type="float" office:value="21" calcext:value-type="float">
            <text:p>21</text:p>
          </table:table-cell>
          <table:table-cell table:formula="of:=LOG([.B574];2)+0.28" office:value-type="float" office:value="21.1223012312271" calcext:value-type="float">
            <text:p>21,12</text:p>
          </table:table-cell>
          <table:table-cell table:formula="of:=ROUND([.D574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90000" calcext:value-type="float">
            <text:p>1890000</text:p>
          </table:table-cell>
          <table:table-cell table:formula="of:=ROUND(LOG([.B575];2);0)" office:value-type="float" office:value="21" calcext:value-type="float">
            <text:p>21</text:p>
          </table:table-cell>
          <table:table-cell table:formula="of:=LOG([.B575];2)+0.28" office:value-type="float" office:value="21.1299548037705" calcext:value-type="float">
            <text:p>21,13</text:p>
          </table:table-cell>
          <table:table-cell table:formula="of:=ROUND([.D575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00000" calcext:value-type="float">
            <text:p>1900000</text:p>
          </table:table-cell>
          <table:table-cell table:formula="of:=ROUND(LOG([.B576];2);0)" office:value-type="float" office:value="21" calcext:value-type="float">
            <text:p>21</text:p>
          </table:table-cell>
          <table:table-cell table:formula="of:=LOG([.B576];2)+0.28" office:value-type="float" office:value="21.1375679878804" calcext:value-type="float">
            <text:p>21,14</text:p>
          </table:table-cell>
          <table:table-cell table:formula="of:=ROUND([.D576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10000" calcext:value-type="float">
            <text:p>1910000</text:p>
          </table:table-cell>
          <table:table-cell table:formula="of:=ROUND(LOG([.B577];2);0)" office:value-type="float" office:value="21" calcext:value-type="float">
            <text:p>21</text:p>
          </table:table-cell>
          <table:table-cell table:formula="of:=LOG([.B577];2)+0.28" office:value-type="float" office:value="21.1451412075852" calcext:value-type="float">
            <text:p>21,15</text:p>
          </table:table-cell>
          <table:table-cell table:formula="of:=ROUND([.D577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20000" calcext:value-type="float">
            <text:p>1920000</text:p>
          </table:table-cell>
          <table:table-cell table:formula="of:=ROUND(LOG([.B578];2);0)" office:value-type="float" office:value="21" calcext:value-type="float">
            <text:p>21</text:p>
          </table:table-cell>
          <table:table-cell table:formula="of:=LOG([.B578];2)+0.28" office:value-type="float" office:value="21.1526748802706" calcext:value-type="float">
            <text:p>21,15</text:p>
          </table:table-cell>
          <table:table-cell table:formula="of:=ROUND([.D578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30000" calcext:value-type="float">
            <text:p>1930000</text:p>
          </table:table-cell>
          <table:table-cell table:formula="of:=ROUND(LOG([.B579];2);0)" office:value-type="float" office:value="21" calcext:value-type="float">
            <text:p>21</text:p>
          </table:table-cell>
          <table:table-cell table:formula="of:=LOG([.B579];2)+0.28" office:value-type="float" office:value="21.1601694168175" calcext:value-type="float">
            <text:p>21,16</text:p>
          </table:table-cell>
          <table:table-cell table:formula="of:=ROUND([.D579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40000" calcext:value-type="float">
            <text:p>1940000</text:p>
          </table:table-cell>
          <table:table-cell table:formula="of:=ROUND(LOG([.B580];2);0)" office:value-type="float" office:value="21" calcext:value-type="float">
            <text:p>21</text:p>
          </table:table-cell>
          <table:table-cell table:formula="of:=LOG([.B580];2)+0.28" office:value-type="float" office:value="21.1676252217366" calcext:value-type="float">
            <text:p>21,17</text:p>
          </table:table-cell>
          <table:table-cell table:formula="of:=ROUND([.D580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50000" calcext:value-type="float">
            <text:p>1950000</text:p>
          </table:table-cell>
          <table:table-cell table:formula="of:=ROUND(LOG([.B581];2);0)" office:value-type="float" office:value="21" calcext:value-type="float">
            <text:p>21</text:p>
          </table:table-cell>
          <table:table-cell table:formula="of:=LOG([.B581];2)+0.28" office:value-type="float" office:value="21.1750426932991" calcext:value-type="float">
            <text:p>21,18</text:p>
          </table:table-cell>
          <table:table-cell table:formula="of:=ROUND([.D581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60000" calcext:value-type="float">
            <text:p>1960000</text:p>
          </table:table-cell>
          <table:table-cell table:formula="of:=ROUND(LOG([.B582];2);0)" office:value-type="float" office:value="21" calcext:value-type="float">
            <text:p>21</text:p>
          </table:table-cell>
          <table:table-cell table:formula="of:=LOG([.B582];2)+0.28" office:value-type="float" office:value="21.1824222236647" calcext:value-type="float">
            <text:p>21,18</text:p>
          </table:table-cell>
          <table:table-cell table:formula="of:=ROUND([.D582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70000" calcext:value-type="float">
            <text:p>1970000</text:p>
          </table:table-cell>
          <table:table-cell table:formula="of:=ROUND(LOG([.B583];2);0)" office:value-type="float" office:value="21" calcext:value-type="float">
            <text:p>21</text:p>
          </table:table-cell>
          <table:table-cell table:formula="of:=LOG([.B583];2)+0.28" office:value-type="float" office:value="21.1897641990058" calcext:value-type="float">
            <text:p>21,19</text:p>
          </table:table-cell>
          <table:table-cell table:formula="of:=ROUND([.D583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80000" calcext:value-type="float">
            <text:p>1980000</text:p>
          </table:table-cell>
          <table:table-cell table:formula="of:=ROUND(LOG([.B584];2);0)" office:value-type="float" office:value="21" calcext:value-type="float">
            <text:p>21</text:p>
          </table:table-cell>
          <table:table-cell table:formula="of:=LOG([.B584];2)+0.28" office:value-type="float" office:value="21.1970689996291" calcext:value-type="float">
            <text:p>21,20</text:p>
          </table:table-cell>
          <table:table-cell table:formula="of:=ROUND([.D584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90000" calcext:value-type="float">
            <text:p>1990000</text:p>
          </table:table-cell>
          <table:table-cell table:formula="of:=ROUND(LOG([.B585];2);0)" office:value-type="float" office:value="21" calcext:value-type="float">
            <text:p>21</text:p>
          </table:table-cell>
          <table:table-cell table:formula="of:=LOG([.B585];2)+0.28" office:value-type="float" office:value="21.2043370000931" calcext:value-type="float">
            <text:p>21,20</text:p>
          </table:table-cell>
          <table:table-cell table:formula="of:=ROUND([.D585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00000" calcext:value-type="float">
            <text:p>2000000</text:p>
          </table:table-cell>
          <table:table-cell table:formula="of:=ROUND(LOG([.B586];2);0)" office:value-type="float" office:value="21" calcext:value-type="float">
            <text:p>21</text:p>
          </table:table-cell>
          <table:table-cell table:formula="of:=LOG([.B586];2)+0.28" office:value-type="float" office:value="21.2115685693242" calcext:value-type="float">
            <text:p>21,21</text:p>
          </table:table-cell>
          <table:table-cell table:formula="of:=ROUND([.D586];0)" office:value-type="float" office:value="21" calcext:value-type="float">
            <text:p>21</text:p>
          </table:table-cell>
          <table:table-cell table:number-columns-repeated="16379"/>
        </table:table-row>
        <table:table-row table:style-name="ro1" table:number-rows-repeated="227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/>
          <table:table-cell table:style-name="Default" table:number-columns-repeated="4"/>
          <table:table-cell table:number-columns-repeated="16379"/>
        </table:table-row>
        <calcext:conditional-formats>
          <calcext:conditional-format calcext:target-range-address="ISO.E6:ISO.E5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Blende" table:style-name="ta3">
        <table:table-column table:style-name="co1" table:number-columns-repeated="2" table:default-cell-style-name="Default"/>
        <table:table-column table:style-name="co1" table:default-cell-style-name="ce9"/>
        <table:table-row table:style-name="ro1" table:number-rows-repeated="4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Blende</text:p>
          </table:table-cell>
          <table:table-cell table:style-name="ce10" office:value-type="string" calcext:value-type="string">
            <text:p>LOG Value (LOG 1,4)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10" table:formula="of:=ROUND(LOG([.B6];1.4);0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float" office:value="1.1" calcext:value-type="float">
            <text:p>1,1</text:p>
          </table:table-cell>
          <table:table-cell table:style-name="ce10" table:formula="of:=ROUND(LOG([.B7];1.4);0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float" office:value="1.2" calcext:value-type="float">
            <text:p>1,2</text:p>
          </table:table-cell>
          <table:table-cell table:style-name="ce10" table:formula="of:=ROUND(LOG([.B8];1.4);0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float" office:value="1.3" calcext:value-type="float">
            <text:p>1,3</text:p>
          </table:table-cell>
          <table:table-cell table:style-name="ce10" table:formula="of:=ROUND(LOG([.B9];1.4);0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float" office:value="1.4" calcext:value-type="float">
            <text:p>1,4</text:p>
          </table:table-cell>
          <table:table-cell table:style-name="ce10" table:formula="of:=ROUND(LOG([.B10];1.4);0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float" office:value="1.5" calcext:value-type="float">
            <text:p>1,5</text:p>
          </table:table-cell>
          <table:table-cell table:style-name="ce10" table:formula="of:=ROUND(LOG([.B11];1.4);0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float" office:value="1.6" calcext:value-type="float">
            <text:p>1,6</text:p>
          </table:table-cell>
          <table:table-cell table:style-name="ce10" table:formula="of:=ROUND(LOG([.B12];1.4);0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" office:value-type="float" office:value="1.7" calcext:value-type="float">
            <text:p>1,7</text:p>
          </table:table-cell>
          <table:table-cell table:style-name="ce10" table:formula="of:=ROUND(LOG([.B13];1.4);0)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" office:value-type="float" office:value="1.8" calcext:value-type="float">
            <text:p>1,8</text:p>
          </table:table-cell>
          <table:table-cell table:style-name="ce10" table:formula="of:=ROUND(LOG([.B14];1.4);0)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" office:value-type="float" office:value="1.9" calcext:value-type="float">
            <text:p>1,9</text:p>
          </table:table-cell>
          <table:table-cell table:style-name="ce10" table:formula="of:=ROUND(LOG([.B15];1.4);0)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10" table:formula="of:=ROUND(LOG([.B16];1.4);0)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" office:value-type="float" office:value="2.1" calcext:value-type="float">
            <text:p>2,1</text:p>
          </table:table-cell>
          <table:table-cell table:style-name="ce10" table:formula="of:=ROUND(LOG([.B17];1.4);0)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" office:value-type="float" office:value="2.2" calcext:value-type="float">
            <text:p>2,2</text:p>
          </table:table-cell>
          <table:table-cell table:style-name="ce10" table:formula="of:=ROUND(LOG([.B18];1.4);0)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" office:value-type="float" office:value="2.3" calcext:value-type="float">
            <text:p>2,3</text:p>
          </table:table-cell>
          <table:table-cell table:style-name="ce10" table:formula="of:=ROUND(LOG([.B19];1.4);0)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" office:value-type="float" office:value="2.4" calcext:value-type="float">
            <text:p>2,4</text:p>
          </table:table-cell>
          <table:table-cell table:style-name="ce10" table:formula="of:=ROUND(LOG([.B20];1.4);0)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" office:value-type="float" office:value="2.5" calcext:value-type="float">
            <text:p>2,5</text:p>
          </table:table-cell>
          <table:table-cell table:style-name="ce10" table:formula="of:=ROUND(LOG([.B21];1.4);0)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" office:value-type="float" office:value="2.6" calcext:value-type="float">
            <text:p>2,6</text:p>
          </table:table-cell>
          <table:table-cell table:style-name="ce10" table:formula="of:=ROUND(LOG([.B22];1.4);0)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" office:value-type="float" office:value="2.7" calcext:value-type="float">
            <text:p>2,7</text:p>
          </table:table-cell>
          <table:table-cell table:style-name="ce10" table:formula="of:=ROUND(LOG([.B23];1.4);0)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" office:value-type="float" office:value="2.8" calcext:value-type="float">
            <text:p>2,8</text:p>
          </table:table-cell>
          <table:table-cell table:style-name="ce10" table:formula="of:=ROUND(LOG([.B24];1.4);0)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" office:value-type="float" office:value="2.9" calcext:value-type="float">
            <text:p>2,9</text:p>
          </table:table-cell>
          <table:table-cell table:style-name="ce10" table:formula="of:=ROUND(LOG([.B25];1.4);0)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10" table:formula="of:=ROUND(LOG([.B26];1.4);0)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" office:value-type="float" office:value="3.1" calcext:value-type="float">
            <text:p>3,1</text:p>
          </table:table-cell>
          <table:table-cell table:style-name="ce10" table:formula="of:=ROUND(LOG([.B27];1.4);0)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" office:value-type="float" office:value="3.2" calcext:value-type="float">
            <text:p>3,2</text:p>
          </table:table-cell>
          <table:table-cell table:style-name="ce10" table:formula="of:=ROUND(LOG([.B28];1.4);0)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" office:value-type="float" office:value="3.3" calcext:value-type="float">
            <text:p>3,3</text:p>
          </table:table-cell>
          <table:table-cell table:style-name="ce10" table:formula="of:=ROUND(LOG([.B29];1.4);0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3.4" calcext:value-type="float">
            <text:p>3,4</text:p>
          </table:table-cell>
          <table:table-cell table:style-name="ce10" table:formula="of:=ROUND(LOG([.B30];1.4);0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3.5" calcext:value-type="float">
            <text:p>3,5</text:p>
          </table:table-cell>
          <table:table-cell table:style-name="ce10" table:formula="of:=ROUND(LOG([.B31];1.4);0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3.6" calcext:value-type="float">
            <text:p>3,6</text:p>
          </table:table-cell>
          <table:table-cell table:style-name="ce10" table:formula="of:=ROUND(LOG([.B32];1.4);0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3.7" calcext:value-type="float">
            <text:p>3,7</text:p>
          </table:table-cell>
          <table:table-cell table:style-name="ce10" table:formula="of:=ROUND(LOG([.B33];1.4);0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3.8" calcext:value-type="float">
            <text:p>3,8</text:p>
          </table:table-cell>
          <table:table-cell table:style-name="ce10" table:formula="of:=ROUND(LOG([.B34];1.4);0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3.9" calcext:value-type="float">
            <text:p>3,9</text:p>
          </table:table-cell>
          <table:table-cell table:style-name="ce10" table:formula="of:=ROUND(LOG([.B35];1.4);0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0" table:formula="of:=ROUND(LOG([.B36];1.4);0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4.1" calcext:value-type="float">
            <text:p>4,1</text:p>
          </table:table-cell>
          <table:table-cell table:style-name="ce10" table:formula="of:=ROUND(LOG([.B37];1.4);0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4.2" calcext:value-type="float">
            <text:p>4,2</text:p>
          </table:table-cell>
          <table:table-cell table:style-name="ce10" table:formula="of:=ROUND(LOG([.B38];1.4);0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4.3" calcext:value-type="float">
            <text:p>4,3</text:p>
          </table:table-cell>
          <table:table-cell table:style-name="ce10" table:formula="of:=ROUND(LOG([.B39];1.4);0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4.4" calcext:value-type="float">
            <text:p>4,4</text:p>
          </table:table-cell>
          <table:table-cell table:style-name="ce10" table:formula="of:=ROUND(LOG([.B40];1.4);0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4.5" calcext:value-type="float">
            <text:p>4,5</text:p>
          </table:table-cell>
          <table:table-cell table:style-name="ce10" table:formula="of:=ROUND(LOG([.B41];1.4);0)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" office:value-type="float" office:value="4.6" calcext:value-type="float">
            <text:p>4,6</text:p>
          </table:table-cell>
          <table:table-cell table:style-name="ce10" table:formula="of:=ROUND(LOG([.B42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4.7" calcext:value-type="float">
            <text:p>4,7</text:p>
          </table:table-cell>
          <table:table-cell table:style-name="ce10" table:formula="of:=ROUND(LOG([.B43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4.8" calcext:value-type="float">
            <text:p>4,8</text:p>
          </table:table-cell>
          <table:table-cell table:style-name="ce10" table:formula="of:=ROUND(LOG([.B44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4.9" calcext:value-type="float">
            <text:p>4,9</text:p>
          </table:table-cell>
          <table:table-cell table:style-name="ce10" table:formula="of:=ROUND(LOG([.B45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0" table:formula="of:=ROUND(LOG([.B46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5.1" calcext:value-type="float">
            <text:p>5,1</text:p>
          </table:table-cell>
          <table:table-cell table:style-name="ce10" table:formula="of:=ROUND(LOG([.B47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5.2" calcext:value-type="float">
            <text:p>5,2</text:p>
          </table:table-cell>
          <table:table-cell table:style-name="ce10" table:formula="of:=ROUND(LOG([.B48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5.3" calcext:value-type="float">
            <text:p>5,3</text:p>
          </table:table-cell>
          <table:table-cell table:style-name="ce10" table:formula="of:=ROUND(LOG([.B49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5.4" calcext:value-type="float">
            <text:p>5,4</text:p>
          </table:table-cell>
          <table:table-cell table:style-name="ce10" table:formula="of:=ROUND(LOG([.B50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5.5" calcext:value-type="float">
            <text:p>5,5</text:p>
          </table:table-cell>
          <table:table-cell table:style-name="ce10" table:formula="of:=ROUND(LOG([.B51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5.6" calcext:value-type="float">
            <text:p>5,6</text:p>
          </table:table-cell>
          <table:table-cell table:style-name="ce10" table:formula="of:=ROUND(LOG([.B52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5.7" calcext:value-type="float">
            <text:p>5,7</text:p>
          </table:table-cell>
          <table:table-cell table:style-name="ce10" table:formula="of:=ROUND(LOG([.B53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5.8" calcext:value-type="float">
            <text:p>5,8</text:p>
          </table:table-cell>
          <table:table-cell table:style-name="ce10" table:formula="of:=ROUND(LOG([.B54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5.9" calcext:value-type="float">
            <text:p>5,9</text:p>
          </table:table-cell>
          <table:table-cell table:style-name="ce10" table:formula="of:=ROUND(LOG([.B55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10" table:formula="of:=ROUND(LOG([.B56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6.1" calcext:value-type="float">
            <text:p>6,1</text:p>
          </table:table-cell>
          <table:table-cell table:style-name="ce10" table:formula="of:=ROUND(LOG([.B57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6.2" calcext:value-type="float">
            <text:p>6,2</text:p>
          </table:table-cell>
          <table:table-cell table:style-name="ce10" table:formula="of:=ROUND(LOG([.B58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6.3" calcext:value-type="float">
            <text:p>6,3</text:p>
          </table:table-cell>
          <table:table-cell table:style-name="ce10" table:formula="of:=ROUND(LOG([.B59];1.4);0)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" office:value-type="float" office:value="6.4" calcext:value-type="float">
            <text:p>6,4</text:p>
          </table:table-cell>
          <table:table-cell table:style-name="ce10" table:formula="of:=ROUND(LOG([.B60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6.5" calcext:value-type="float">
            <text:p>6,5</text:p>
          </table:table-cell>
          <table:table-cell table:style-name="ce10" table:formula="of:=ROUND(LOG([.B61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6.6" calcext:value-type="float">
            <text:p>6,6</text:p>
          </table:table-cell>
          <table:table-cell table:style-name="ce10" table:formula="of:=ROUND(LOG([.B62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6.7" calcext:value-type="float">
            <text:p>6,7</text:p>
          </table:table-cell>
          <table:table-cell table:style-name="ce10" table:formula="of:=ROUND(LOG([.B63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6.8" calcext:value-type="float">
            <text:p>6,8</text:p>
          </table:table-cell>
          <table:table-cell table:style-name="ce10" table:formula="of:=ROUND(LOG([.B64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6.9" calcext:value-type="float">
            <text:p>6,9</text:p>
          </table:table-cell>
          <table:table-cell table:style-name="ce10" table:formula="of:=ROUND(LOG([.B65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10" table:formula="of:=ROUND(LOG([.B66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7.1" calcext:value-type="float">
            <text:p>7,1</text:p>
          </table:table-cell>
          <table:table-cell table:style-name="ce10" table:formula="of:=ROUND(LOG([.B67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7.2" calcext:value-type="float">
            <text:p>7,2</text:p>
          </table:table-cell>
          <table:table-cell table:style-name="ce10" table:formula="of:=ROUND(LOG([.B68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7.3" calcext:value-type="float">
            <text:p>7,3</text:p>
          </table:table-cell>
          <table:table-cell table:style-name="ce10" table:formula="of:=ROUND(LOG([.B69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7.4" calcext:value-type="float">
            <text:p>7,4</text:p>
          </table:table-cell>
          <table:table-cell table:style-name="ce10" table:formula="of:=ROUND(LOG([.B70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7.5" calcext:value-type="float">
            <text:p>7,5</text:p>
          </table:table-cell>
          <table:table-cell table:style-name="ce10" table:formula="of:=ROUND(LOG([.B71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7.6" calcext:value-type="float">
            <text:p>7,6</text:p>
          </table:table-cell>
          <table:table-cell table:style-name="ce10" table:formula="of:=ROUND(LOG([.B72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7.7" calcext:value-type="float">
            <text:p>7,7</text:p>
          </table:table-cell>
          <table:table-cell table:style-name="ce10" table:formula="of:=ROUND(LOG([.B73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7.8" calcext:value-type="float">
            <text:p>7,8</text:p>
          </table:table-cell>
          <table:table-cell table:style-name="ce10" table:formula="of:=ROUND(LOG([.B74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7.9" calcext:value-type="float">
            <text:p>7,9</text:p>
          </table:table-cell>
          <table:table-cell table:style-name="ce10" table:formula="of:=ROUND(LOG([.B75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8" calcext:value-type="float">
            <text:p>8</text:p>
          </table:table-cell>
          <table:table-cell table:style-name="ce10" table:formula="of:=ROUND(LOG([.B76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8.1" calcext:value-type="float">
            <text:p>8,1</text:p>
          </table:table-cell>
          <table:table-cell table:style-name="ce10" table:formula="of:=ROUND(LOG([.B77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8.2" calcext:value-type="float">
            <text:p>8,2</text:p>
          </table:table-cell>
          <table:table-cell table:style-name="ce10" table:formula="of:=ROUND(LOG([.B78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8.3" calcext:value-type="float">
            <text:p>8,3</text:p>
          </table:table-cell>
          <table:table-cell table:style-name="ce10" table:formula="of:=ROUND(LOG([.B79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8.4" calcext:value-type="float">
            <text:p>8,4</text:p>
          </table:table-cell>
          <table:table-cell table:style-name="ce10" table:formula="of:=ROUND(LOG([.B80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8.5" calcext:value-type="float">
            <text:p>8,5</text:p>
          </table:table-cell>
          <table:table-cell table:style-name="ce10" table:formula="of:=ROUND(LOG([.B81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8.6" calcext:value-type="float">
            <text:p>8,6</text:p>
          </table:table-cell>
          <table:table-cell table:style-name="ce10" table:formula="of:=ROUND(LOG([.B82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8.7" calcext:value-type="float">
            <text:p>8,7</text:p>
          </table:table-cell>
          <table:table-cell table:style-name="ce10" table:formula="of:=ROUND(LOG([.B83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8.8" calcext:value-type="float">
            <text:p>8,8</text:p>
          </table:table-cell>
          <table:table-cell table:style-name="ce10" table:formula="of:=ROUND(LOG([.B84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8.9" calcext:value-type="float">
            <text:p>8,9</text:p>
          </table:table-cell>
          <table:table-cell table:style-name="ce10" table:formula="of:=ROUND(LOG([.B85];1.4);0)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style-name="ce10" table:formula="of:=ROUND(LOG([.B86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9.1" calcext:value-type="float">
            <text:p>9,1</text:p>
          </table:table-cell>
          <table:table-cell table:style-name="ce10" table:formula="of:=ROUND(LOG([.B87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9.2" calcext:value-type="float">
            <text:p>9,2</text:p>
          </table:table-cell>
          <table:table-cell table:style-name="ce10" table:formula="of:=ROUND(LOG([.B88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9.3" calcext:value-type="float">
            <text:p>9,3</text:p>
          </table:table-cell>
          <table:table-cell table:style-name="ce10" table:formula="of:=ROUND(LOG([.B89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9.4" calcext:value-type="float">
            <text:p>9,4</text:p>
          </table:table-cell>
          <table:table-cell table:style-name="ce10" table:formula="of:=ROUND(LOG([.B90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9.5" calcext:value-type="float">
            <text:p>9,5</text:p>
          </table:table-cell>
          <table:table-cell table:style-name="ce10" table:formula="of:=ROUND(LOG([.B91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9.6" calcext:value-type="float">
            <text:p>9,6</text:p>
          </table:table-cell>
          <table:table-cell table:style-name="ce10" table:formula="of:=ROUND(LOG([.B92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9.7" calcext:value-type="float">
            <text:p>9,7</text:p>
          </table:table-cell>
          <table:table-cell table:style-name="ce10" table:formula="of:=ROUND(LOG([.B93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9.8" calcext:value-type="float">
            <text:p>9,8</text:p>
          </table:table-cell>
          <table:table-cell table:style-name="ce10" table:formula="of:=ROUND(LOG([.B94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9.9" calcext:value-type="float">
            <text:p>9,9</text:p>
          </table:table-cell>
          <table:table-cell table:style-name="ce10" table:formula="of:=ROUND(LOG([.B95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10" table:formula="of:=ROUND(LOG([.B96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10.1" calcext:value-type="float">
            <text:p>10,1</text:p>
          </table:table-cell>
          <table:table-cell table:style-name="ce10" table:formula="of:=ROUND(LOG([.B97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10.2" calcext:value-type="float">
            <text:p>10,2</text:p>
          </table:table-cell>
          <table:table-cell table:style-name="ce10" table:formula="of:=ROUND(LOG([.B98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10.3" calcext:value-type="float">
            <text:p>10,3</text:p>
          </table:table-cell>
          <table:table-cell table:style-name="ce10" table:formula="of:=ROUND(LOG([.B99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10.4" calcext:value-type="float">
            <text:p>10,4</text:p>
          </table:table-cell>
          <table:table-cell table:style-name="ce10" table:formula="of:=ROUND(LOG([.B100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10.5" calcext:value-type="float">
            <text:p>10,5</text:p>
          </table:table-cell>
          <table:table-cell table:style-name="ce10" table:formula="of:=ROUND(LOG([.B101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10.6" calcext:value-type="float">
            <text:p>10,6</text:p>
          </table:table-cell>
          <table:table-cell table:style-name="ce10" table:formula="of:=ROUND(LOG([.B102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10.7" calcext:value-type="float">
            <text:p>10,7</text:p>
          </table:table-cell>
          <table:table-cell table:style-name="ce10" table:formula="of:=ROUND(LOG([.B103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10.8" calcext:value-type="float">
            <text:p>10,8</text:p>
          </table:table-cell>
          <table:table-cell table:style-name="ce10" table:formula="of:=ROUND(LOG([.B104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10.9" calcext:value-type="float">
            <text:p>10,9</text:p>
          </table:table-cell>
          <table:table-cell table:style-name="ce10" table:formula="of:=ROUND(LOG([.B105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11" calcext:value-type="float">
            <text:p>11</text:p>
          </table:table-cell>
          <table:table-cell table:style-name="ce10" table:formula="of:=ROUND(LOG([.B106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12" calcext:value-type="float">
            <text:p>12</text:p>
          </table:table-cell>
          <table:table-cell table:style-name="ce10" table:formula="of:=ROUND(LOG([.B107];1.4);0)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2" office:value-type="float" office:value="13" calcext:value-type="float">
            <text:p>13</text:p>
          </table:table-cell>
          <table:table-cell table:style-name="ce10" table:formula="of:=ROUND(LOG([.B108];1.4);0)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" office:value-type="float" office:value="14" calcext:value-type="float">
            <text:p>14</text:p>
          </table:table-cell>
          <table:table-cell table:style-name="ce10" table:formula="of:=ROUND(LOG([.B109];1.4);0)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" office:value-type="float" office:value="15" calcext:value-type="float">
            <text:p>15</text:p>
          </table:table-cell>
          <table:table-cell table:style-name="ce10" table:formula="of:=ROUND(LOG([.B110];1.4);0)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" office:value-type="float" office:value="16" calcext:value-type="float">
            <text:p>16</text:p>
          </table:table-cell>
          <table:table-cell table:style-name="ce10" table:formula="of:=ROUND(LOG([.B111];1.4);0)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" office:value-type="float" office:value="17" calcext:value-type="float">
            <text:p>17</text:p>
          </table:table-cell>
          <table:table-cell table:style-name="ce10" table:formula="of:=ROUND(LOG([.B112];1.4);0)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" office:value-type="float" office:value="18" calcext:value-type="float">
            <text:p>18</text:p>
          </table:table-cell>
          <table:table-cell table:style-name="ce10" table:formula="of:=ROUND(LOG([.B113];1.4);0)"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2" office:value-type="float" office:value="19" calcext:value-type="float">
            <text:p>19</text:p>
          </table:table-cell>
          <table:table-cell table:style-name="ce10" table:formula="of:=ROUND(LOG([.B114];1.4);0)"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2" office:value-type="float" office:value="20" calcext:value-type="float">
            <text:p>20</text:p>
          </table:table-cell>
          <table:table-cell table:style-name="ce10" table:formula="of:=ROUND(LOG([.B115];1.4);0)"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2" office:value-type="float" office:value="21" calcext:value-type="float">
            <text:p>21</text:p>
          </table:table-cell>
          <table:table-cell table:style-name="ce10" table:formula="of:=ROUND(LOG([.B116];1.4);0)"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2" office:value-type="float" office:value="22" calcext:value-type="float">
            <text:p>22</text:p>
          </table:table-cell>
          <table:table-cell table:style-name="ce10" table:formula="of:=ROUND(LOG([.B117];1.4);0)"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2" office:value-type="float" office:value="23" calcext:value-type="float">
            <text:p>23</text:p>
          </table:table-cell>
          <table:table-cell table:style-name="ce10" table:formula="of:=ROUND(LOG([.B118];1.4);0)"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2" office:value-type="float" office:value="24" calcext:value-type="float">
            <text:p>24</text:p>
          </table:table-cell>
          <table:table-cell table:style-name="ce10" table:formula="of:=ROUND(LOG([.B119];1.4);0)" office:value-type="float" office:value="9" calcext:value-type="float">
            <text:p>9</text:p>
          </table:table-cell>
        </table:table-row>
        <table:table-row table:style-name="ro2">
          <table:table-cell/>
          <table:table-cell table:style-name="ce2" office:value-type="float" office:value="25" calcext:value-type="float">
            <text:p>25</text:p>
          </table:table-cell>
          <table:table-cell table:style-name="ce10" table:formula="of:=ROUND(LOG([.B120];1.4);0)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" office:value-type="float" office:value="26" calcext:value-type="float">
            <text:p>26</text:p>
          </table:table-cell>
          <table:table-cell table:style-name="ce10" table:formula="of:=ROUND(LOG([.B121];1.4);0)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" office:value-type="float" office:value="27" calcext:value-type="float">
            <text:p>27</text:p>
          </table:table-cell>
          <table:table-cell table:style-name="ce10" table:formula="of:=ROUND(LOG([.B122];1.4);0)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" office:value-type="float" office:value="28" calcext:value-type="float">
            <text:p>28</text:p>
          </table:table-cell>
          <table:table-cell table:style-name="ce10" table:formula="of:=ROUND(LOG([.B123];1.4);0)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" office:value-type="float" office:value="29" calcext:value-type="float">
            <text:p>29</text:p>
          </table:table-cell>
          <table:table-cell table:style-name="ce10" table:formula="of:=ROUND(LOG([.B124];1.4);0)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" office:value-type="float" office:value="30" calcext:value-type="float">
            <text:p>30</text:p>
          </table:table-cell>
          <table:table-cell table:style-name="ce10" table:formula="of:=ROUND(LOG([.B125];1.4);0)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" office:value-type="float" office:value="31" calcext:value-type="float">
            <text:p>31</text:p>
          </table:table-cell>
          <table:table-cell table:style-name="ce10" table:formula="of:=ROUND(LOG([.B126];1.4);0)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" office:value-type="float" office:value="32" calcext:value-type="float">
            <text:p>32</text:p>
          </table:table-cell>
          <table:table-cell table:style-name="ce10" table:formula="of:=ROUND(LOG([.B127];1.4);0)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" office:value-type="float" office:value="33" calcext:value-type="float">
            <text:p>33</text:p>
          </table:table-cell>
          <table:table-cell table:style-name="ce10" table:formula="of:=ROUND(LOG([.B128];1.4);0)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" office:value-type="float" office:value="34" calcext:value-type="float">
            <text:p>34</text:p>
          </table:table-cell>
          <table:table-cell table:style-name="ce10" table:formula="of:=ROUND(LOG([.B129];1.4);0)" office:value-type="float" office:value="10" calcext:value-type="float">
            <text:p>10</text:p>
          </table:table-cell>
        </table:table-row>
        <table:table-row table:style-name="ro2">
          <table:table-cell/>
          <table:table-cell table:style-name="ce2" office:value-type="float" office:value="35" calcext:value-type="float">
            <text:p>35</text:p>
          </table:table-cell>
          <table:table-cell table:style-name="ce10" table:formula="of:=ROUND(LOG([.B130];1.4);0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" office:value-type="float" office:value="36" calcext:value-type="float">
            <text:p>36</text:p>
          </table:table-cell>
          <table:table-cell table:style-name="ce10" table:formula="of:=ROUND(LOG([.B131];1.4);0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" office:value-type="float" office:value="37" calcext:value-type="float">
            <text:p>37</text:p>
          </table:table-cell>
          <table:table-cell table:style-name="ce10" table:formula="of:=ROUND(LOG([.B132];1.4);0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" office:value-type="float" office:value="38" calcext:value-type="float">
            <text:p>38</text:p>
          </table:table-cell>
          <table:table-cell table:style-name="ce10" table:formula="of:=ROUND(LOG([.B133];1.4);0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" office:value-type="float" office:value="39" calcext:value-type="float">
            <text:p>39</text:p>
          </table:table-cell>
          <table:table-cell table:style-name="ce10" table:formula="of:=ROUND(LOG([.B134];1.4);0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" office:value-type="float" office:value="40" calcext:value-type="float">
            <text:p>40</text:p>
          </table:table-cell>
          <table:table-cell table:style-name="ce10" table:formula="of:=ROUND(LOG([.B135];1.4);0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" office:value-type="float" office:value="41" calcext:value-type="float">
            <text:p>41</text:p>
          </table:table-cell>
          <table:table-cell table:style-name="ce10" table:formula="of:=ROUND(LOG([.B136];1.4);0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" office:value-type="float" office:value="42" calcext:value-type="float">
            <text:p>42</text:p>
          </table:table-cell>
          <table:table-cell table:style-name="ce10" table:formula="of:=ROUND(LOG([.B137];1.4);0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" office:value-type="float" office:value="43" calcext:value-type="float">
            <text:p>43</text:p>
          </table:table-cell>
          <table:table-cell table:style-name="ce10" table:formula="of:=ROUND(LOG([.B138];1.4);0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" office:value-type="float" office:value="44" calcext:value-type="float">
            <text:p>44</text:p>
          </table:table-cell>
          <table:table-cell table:style-name="ce10" table:formula="of:=ROUND(LOG([.B139];1.4);0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" office:value-type="float" office:value="45" calcext:value-type="float">
            <text:p>45</text:p>
          </table:table-cell>
          <table:table-cell table:style-name="ce10" table:formula="of:=ROUND(LOG([.B140];1.4);0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" office:value-type="float" office:value="46" calcext:value-type="float">
            <text:p>46</text:p>
          </table:table-cell>
          <table:table-cell table:style-name="ce10" table:formula="of:=ROUND(LOG([.B141];1.4);0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" office:value-type="float" office:value="47" calcext:value-type="float">
            <text:p>47</text:p>
          </table:table-cell>
          <table:table-cell table:style-name="ce10" table:formula="of:=ROUND(LOG([.B142];1.4);0)"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" office:value-type="float" office:value="48" calcext:value-type="float">
            <text:p>48</text:p>
          </table:table-cell>
          <table:table-cell table:style-name="ce10" table:formula="of:=ROUND(LOG([.B143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49" calcext:value-type="float">
            <text:p>49</text:p>
          </table:table-cell>
          <table:table-cell table:style-name="ce10" table:formula="of:=ROUND(LOG([.B144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50" calcext:value-type="float">
            <text:p>50</text:p>
          </table:table-cell>
          <table:table-cell table:style-name="ce10" table:formula="of:=ROUND(LOG([.B145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51" calcext:value-type="float">
            <text:p>51</text:p>
          </table:table-cell>
          <table:table-cell table:style-name="ce10" table:formula="of:=ROUND(LOG([.B146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52" calcext:value-type="float">
            <text:p>52</text:p>
          </table:table-cell>
          <table:table-cell table:style-name="ce10" table:formula="of:=ROUND(LOG([.B147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53" calcext:value-type="float">
            <text:p>53</text:p>
          </table:table-cell>
          <table:table-cell table:style-name="ce10" table:formula="of:=ROUND(LOG([.B148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54" calcext:value-type="float">
            <text:p>54</text:p>
          </table:table-cell>
          <table:table-cell table:style-name="ce10" table:formula="of:=ROUND(LOG([.B149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55" calcext:value-type="float">
            <text:p>55</text:p>
          </table:table-cell>
          <table:table-cell table:style-name="ce10" table:formula="of:=ROUND(LOG([.B150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56" calcext:value-type="float">
            <text:p>56</text:p>
          </table:table-cell>
          <table:table-cell table:style-name="ce10" table:formula="of:=ROUND(LOG([.B151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57" calcext:value-type="float">
            <text:p>57</text:p>
          </table:table-cell>
          <table:table-cell table:style-name="ce10" table:formula="of:=ROUND(LOG([.B152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58" calcext:value-type="float">
            <text:p>58</text:p>
          </table:table-cell>
          <table:table-cell table:style-name="ce10" table:formula="of:=ROUND(LOG([.B153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59" calcext:value-type="float">
            <text:p>59</text:p>
          </table:table-cell>
          <table:table-cell table:style-name="ce10" table:formula="of:=ROUND(LOG([.B154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60" calcext:value-type="float">
            <text:p>60</text:p>
          </table:table-cell>
          <table:table-cell table:style-name="ce10" table:formula="of:=ROUND(LOG([.B155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61" calcext:value-type="float">
            <text:p>61</text:p>
          </table:table-cell>
          <table:table-cell table:style-name="ce10" table:formula="of:=ROUND(LOG([.B156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62" calcext:value-type="float">
            <text:p>62</text:p>
          </table:table-cell>
          <table:table-cell table:style-name="ce10" table:formula="of:=ROUND(LOG([.B157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63" calcext:value-type="float">
            <text:p>63</text:p>
          </table:table-cell>
          <table:table-cell table:style-name="ce10" table:formula="of:=ROUND(LOG([.B158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64" calcext:value-type="float">
            <text:p>64</text:p>
          </table:table-cell>
          <table:table-cell table:style-name="ce10" table:formula="of:=ROUND(LOG([.B159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65" calcext:value-type="float">
            <text:p>65</text:p>
          </table:table-cell>
          <table:table-cell table:style-name="ce10" table:formula="of:=ROUND(LOG([.B160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66" calcext:value-type="float">
            <text:p>66</text:p>
          </table:table-cell>
          <table:table-cell table:style-name="ce10" table:formula="of:=ROUND(LOG([.B161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67" calcext:value-type="float">
            <text:p>67</text:p>
          </table:table-cell>
          <table:table-cell table:style-name="ce10" table:formula="of:=ROUND(LOG([.B162];1.4);0)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" office:value-type="float" office:value="68" calcext:value-type="float">
            <text:p>68</text:p>
          </table:table-cell>
          <table:table-cell table:style-name="ce10" table:formula="of:=ROUND(LOG([.B163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69" calcext:value-type="float">
            <text:p>69</text:p>
          </table:table-cell>
          <table:table-cell table:style-name="ce10" table:formula="of:=ROUND(LOG([.B164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70" calcext:value-type="float">
            <text:p>70</text:p>
          </table:table-cell>
          <table:table-cell table:style-name="ce10" table:formula="of:=ROUND(LOG([.B165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71" calcext:value-type="float">
            <text:p>71</text:p>
          </table:table-cell>
          <table:table-cell table:style-name="ce10" table:formula="of:=ROUND(LOG([.B166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72" calcext:value-type="float">
            <text:p>72</text:p>
          </table:table-cell>
          <table:table-cell table:style-name="ce10" table:formula="of:=ROUND(LOG([.B167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73" calcext:value-type="float">
            <text:p>73</text:p>
          </table:table-cell>
          <table:table-cell table:style-name="ce10" table:formula="of:=ROUND(LOG([.B168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74" calcext:value-type="float">
            <text:p>74</text:p>
          </table:table-cell>
          <table:table-cell table:style-name="ce10" table:formula="of:=ROUND(LOG([.B169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75" calcext:value-type="float">
            <text:p>75</text:p>
          </table:table-cell>
          <table:table-cell table:style-name="ce10" table:formula="of:=ROUND(LOG([.B170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76" calcext:value-type="float">
            <text:p>76</text:p>
          </table:table-cell>
          <table:table-cell table:style-name="ce10" table:formula="of:=ROUND(LOG([.B171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77" calcext:value-type="float">
            <text:p>77</text:p>
          </table:table-cell>
          <table:table-cell table:style-name="ce10" table:formula="of:=ROUND(LOG([.B172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78" calcext:value-type="float">
            <text:p>78</text:p>
          </table:table-cell>
          <table:table-cell table:style-name="ce10" table:formula="of:=ROUND(LOG([.B173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79" calcext:value-type="float">
            <text:p>79</text:p>
          </table:table-cell>
          <table:table-cell table:style-name="ce10" table:formula="of:=ROUND(LOG([.B174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80" calcext:value-type="float">
            <text:p>80</text:p>
          </table:table-cell>
          <table:table-cell table:style-name="ce10" table:formula="of:=ROUND(LOG([.B175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81" calcext:value-type="float">
            <text:p>81</text:p>
          </table:table-cell>
          <table:table-cell table:style-name="ce10" table:formula="of:=ROUND(LOG([.B176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82" calcext:value-type="float">
            <text:p>82</text:p>
          </table:table-cell>
          <table:table-cell table:style-name="ce10" table:formula="of:=ROUND(LOG([.B177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83" calcext:value-type="float">
            <text:p>83</text:p>
          </table:table-cell>
          <table:table-cell table:style-name="ce10" table:formula="of:=ROUND(LOG([.B178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84" calcext:value-type="float">
            <text:p>84</text:p>
          </table:table-cell>
          <table:table-cell table:style-name="ce10" table:formula="of:=ROUND(LOG([.B179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85" calcext:value-type="float">
            <text:p>85</text:p>
          </table:table-cell>
          <table:table-cell table:style-name="ce10" table:formula="of:=ROUND(LOG([.B180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86" calcext:value-type="float">
            <text:p>86</text:p>
          </table:table-cell>
          <table:table-cell table:style-name="ce10" table:formula="of:=ROUND(LOG([.B181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87" calcext:value-type="float">
            <text:p>87</text:p>
          </table:table-cell>
          <table:table-cell table:style-name="ce10" table:formula="of:=ROUND(LOG([.B182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88" calcext:value-type="float">
            <text:p>88</text:p>
          </table:table-cell>
          <table:table-cell table:style-name="ce10" table:formula="of:=ROUND(LOG([.B183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89" calcext:value-type="float">
            <text:p>89</text:p>
          </table:table-cell>
          <table:table-cell table:style-name="ce10" table:formula="of:=ROUND(LOG([.B184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90" calcext:value-type="float">
            <text:p>90</text:p>
          </table:table-cell>
          <table:table-cell table:style-name="ce10" table:formula="of:=ROUND(LOG([.B185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91" calcext:value-type="float">
            <text:p>91</text:p>
          </table:table-cell>
          <table:table-cell table:style-name="ce10" table:formula="of:=ROUND(LOG([.B186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92" calcext:value-type="float">
            <text:p>92</text:p>
          </table:table-cell>
          <table:table-cell table:style-name="ce10" table:formula="of:=ROUND(LOG([.B187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93" calcext:value-type="float">
            <text:p>93</text:p>
          </table:table-cell>
          <table:table-cell table:style-name="ce10" table:formula="of:=ROUND(LOG([.B188];1.4);0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2" office:value-type="float" office:value="94" calcext:value-type="float">
            <text:p>94</text:p>
          </table:table-cell>
          <table:table-cell table:style-name="ce10" table:formula="of:=ROUND(LOG([.B189];1.4);0)" office:value-type="float" office:value="14" calcext:value-type="float">
            <text:p>14</text:p>
          </table:table-cell>
        </table:table-row>
        <table:table-row table:style-name="ro2">
          <table:table-cell/>
          <table:table-cell table:style-name="ce2" office:value-type="float" office:value="95" calcext:value-type="float">
            <text:p>95</text:p>
          </table:table-cell>
          <table:table-cell table:style-name="ce10" table:formula="of:=ROUND(LOG([.B190];1.4);0)" office:value-type="float" office:value="14" calcext:value-type="float">
            <text:p>14</text:p>
          </table:table-cell>
        </table:table-row>
        <table:table-row table:style-name="ro2">
          <table:table-cell/>
          <table:table-cell table:style-name="ce2" office:value-type="float" office:value="96" calcext:value-type="float">
            <text:p>96</text:p>
          </table:table-cell>
          <table:table-cell table:style-name="ce10" table:formula="of:=ROUND(LOG([.B191];1.4);0)" office:value-type="float" office:value="14" calcext:value-type="float">
            <text:p>14</text:p>
          </table:table-cell>
        </table:table-row>
        <table:table-row table:style-name="ro2">
          <table:table-cell/>
          <table:table-cell table:style-name="ce2" office:value-type="float" office:value="97" calcext:value-type="float">
            <text:p>97</text:p>
          </table:table-cell>
          <table:table-cell table:style-name="ce10" table:formula="of:=ROUND(LOG([.B192];1.4);0)" office:value-type="float" office:value="14" calcext:value-type="float">
            <text:p>14</text:p>
          </table:table-cell>
        </table:table-row>
        <table:table-row table:style-name="ro3" table:number-rows-repeated="1048383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Blende.C1:Blende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Zeit" table:style-name="ta4">
        <table:table-column table:style-name="co1" table:number-columns-repeated="7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2"/>
          <table:table-cell table:style-name="ce1" office:value-type="string" calcext:value-type="string">
            <text:p>Shutter</text:p>
          </table:table-cell>
          <table:table-cell table:style-name="ce1" office:value-type="string" calcext:value-type="string">
            <text:p>Log Value (LOG 2)</text:p>
          </table:table-cell>
          <table:table-cell table:number-columns-repeated="6"/>
          <table:table-cell table:style-name="ce1" office:value-type="string" calcext:value-type="string">
            <text:p>Details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table:formula="of:=1/32000" office:value-type="float" office:value="0.00003125" calcext:value-type="float">
            <text:p>0,00003125</text:p>
          </table:table-cell>
          <table:table-cell table:style-name="ce11" table:formula="of:=ROUND(LOG([.C10];2);0)" office:value-type="float" office:value="-15" calcext:value-type="float">
            <text:p>-1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" table:formula="of:=1/16000" office:value-type="float" office:value="0.0000625" calcext:value-type="float">
            <text:p>0,0000625</text:p>
          </table:table-cell>
          <table:table-cell table:style-name="ce11" table:formula="of:=ROUND(LOG([.C11];2);0)" office:value-type="float" office:value="-14" calcext:value-type="float">
            <text:p>-14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" table:formula="of:=1/8000" office:value-type="float" office:value="0.000125" calcext:value-type="float">
            <text:p>0,000125</text:p>
          </table:table-cell>
          <table:table-cell table:style-name="ce11" table:formula="of:=ROUND(LOG([.C12];2);0)" office:value-type="float" office:value="-13" calcext:value-type="float">
            <text:p>-13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00" calcext:value-type="float">
            <text:p>16000</text:p>
          </table:table-cell>
          <table:table-cell table:formula="of:=[.K12]/[.L12]" office:value-type="float" office:value="0.0000625" calcext:value-type="float">
            <text:p>0,0000625</text:p>
          </table:table-cell>
          <table:table-cell table:style-name="ce2" table:formula="of:=ROUND(LOG([.M12];2);0)" office:value-type="float" office:value="-14" calcext:value-type="float">
            <text:p>-14</text:p>
          </table:table-cell>
          <table:table-cell/>
        </table:table-row>
        <table:table-row table:style-name="ro2">
          <table:table-cell table:number-columns-repeated="2"/>
          <table:table-cell table:style-name="ce2" table:formula="of:=1/4000" office:value-type="float" office:value="0.00025" calcext:value-type="float">
            <text:p>0,00025</text:p>
          </table:table-cell>
          <table:table-cell table:style-name="ce11" table:formula="of:=ROUND(LOG([.C13];2);0)" office:value-type="float" office:value="-12" calcext:value-type="float">
            <text:p>-12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15000" calcext:value-type="float">
            <text:p>15000</text:p>
          </table:table-cell>
          <table:table-cell table:formula="of:=[.K13]/[.L13]" office:value-type="float" office:value="0.0000666666666666667" calcext:value-type="float">
            <text:p>6,66666666666667E-05</text:p>
          </table:table-cell>
          <table:table-cell table:style-name="ce2" table:formula="of:=ROUND(LOG([.M13];2);0)" office:value-type="float" office:value="-14" calcext:value-type="float">
            <text:p>-14</text:p>
          </table:table-cell>
          <table:table-cell/>
        </table:table-row>
        <table:table-row table:style-name="ro2">
          <table:table-cell table:number-columns-repeated="2"/>
          <table:table-cell table:style-name="ce2" table:formula="of:=1/2000" office:value-type="float" office:value="0.0005" calcext:value-type="float">
            <text:p>0,0005</text:p>
          </table:table-cell>
          <table:table-cell table:style-name="ce11" table:formula="of:=ROUND(LOG([.C14];2);0)" office:value-type="float" office:value="-11" calcext:value-type="float">
            <text:p>-11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14000" calcext:value-type="float">
            <text:p>14000</text:p>
          </table:table-cell>
          <table:table-cell table:formula="of:=[.K14]/[.L14]" office:value-type="float" office:value="0.0000714285714285714" calcext:value-type="float">
            <text:p>7,14285714285714E-05</text:p>
          </table:table-cell>
          <table:table-cell table:style-name="ce2" table:formula="of:=ROUND(LOG([.M14];2);0)" office:value-type="float" office:value="-14" calcext:value-type="float">
            <text:p>-14</text:p>
          </table:table-cell>
          <table:table-cell/>
        </table:table-row>
        <table:table-row table:style-name="ro2">
          <table:table-cell table:number-columns-repeated="2"/>
          <table:table-cell table:style-name="ce2" table:formula="of:=1/1000" office:value-type="float" office:value="0.001" calcext:value-type="float">
            <text:p>0,001</text:p>
          </table:table-cell>
          <table:table-cell table:style-name="ce11" table:formula="of:=ROUND(LOG([.C15];2);0)" office:value-type="float" office:value="-10" calcext:value-type="float">
            <text:p>-10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13000" calcext:value-type="float">
            <text:p>13000</text:p>
          </table:table-cell>
          <table:table-cell table:formula="of:=[.K15]/[.L15]" office:value-type="float" office:value="0.0000769230769230769" calcext:value-type="float">
            <text:p>7,69230769230769E-05</text:p>
          </table:table-cell>
          <table:table-cell table:style-name="ce2" table:formula="of:=ROUND(LOG([.M15];2);0)" office:value-type="float" office:value="-14" calcext:value-type="float">
            <text:p>-14</text:p>
          </table:table-cell>
          <table:table-cell/>
        </table:table-row>
        <table:table-row table:style-name="ro2">
          <table:table-cell table:number-columns-repeated="2"/>
          <table:table-cell table:style-name="ce2" table:formula="of:=1/500" office:value-type="float" office:value="0.002" calcext:value-type="float">
            <text:p>0,002</text:p>
          </table:table-cell>
          <table:table-cell table:style-name="ce11" table:formula="of:=ROUND(LOG([.C16];2);0)" office:value-type="float" office:value="-9" calcext:value-type="float">
            <text:p>-9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12000" calcext:value-type="float">
            <text:p>12000</text:p>
          </table:table-cell>
          <table:table-cell table:formula="of:=[.K16]/[.L16]" office:value-type="float" office:value="0.0000833333333333333" calcext:value-type="float">
            <text:p>8,33333333333333E-05</text:p>
          </table:table-cell>
          <table:table-cell table:style-name="ce2" table:formula="of:=ROUND(LOG([.M16];2);0)" office:value-type="float" office:value="-14" calcext:value-type="float">
            <text:p>-14</text:p>
          </table:table-cell>
          <table:table-cell/>
        </table:table-row>
        <table:table-row table:style-name="ro2">
          <table:table-cell table:number-columns-repeated="2"/>
          <table:table-cell table:style-name="ce2" table:formula="of:=1/250" office:value-type="float" office:value="0.004" calcext:value-type="float">
            <text:p>0,004</text:p>
          </table:table-cell>
          <table:table-cell table:style-name="ce11" table:formula="of:=ROUND(LOG([.C17];2);0)" office:value-type="float" office:value="-8" calcext:value-type="float">
            <text:p>-8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11000" calcext:value-type="float">
            <text:p>11000</text:p>
          </table:table-cell>
          <table:table-cell table:formula="of:=[.K17]/[.L17]" office:value-type="float" office:value="0.0000909090909090909" calcext:value-type="float">
            <text:p>9,09090909090909E-05</text:p>
          </table:table-cell>
          <table:table-cell table:style-name="ce2" table:formula="of:=ROUND(LOG([.M17];2);0)" office:value-type="float" office:value="-13" calcext:value-type="float">
            <text:p>-13</text:p>
          </table:table-cell>
          <table:table-cell/>
        </table:table-row>
        <table:table-row table:style-name="ro2">
          <table:table-cell table:number-columns-repeated="2"/>
          <table:table-cell table:style-name="ce2" table:formula="of:=1/120" office:value-type="float" office:value="0.00833333333333333" calcext:value-type="float">
            <text:p>0,00833333333333333</text:p>
          </table:table-cell>
          <table:table-cell table:style-name="ce11" table:formula="of:=ROUND(LOG([.C18];2);0)" office:value-type="float" office:value="-7" calcext:value-type="float">
            <text:p>-7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K18]/[.L18]" office:value-type="float" office:value="0.0001" calcext:value-type="float">
            <text:p>0,0001</text:p>
          </table:table-cell>
          <table:table-cell table:style-name="ce2" table:formula="of:=ROUND(LOG([.M18];2);0)" office:value-type="float" office:value="-13" calcext:value-type="float">
            <text:p>-13</text:p>
          </table:table-cell>
          <table:table-cell/>
        </table:table-row>
        <table:table-row table:style-name="ro2">
          <table:table-cell table:number-columns-repeated="2"/>
          <table:table-cell table:style-name="ce2" table:formula="of:=1/60" office:value-type="float" office:value="0.0166666666666667" calcext:value-type="float">
            <text:p>0,0166666666666667</text:p>
          </table:table-cell>
          <table:table-cell table:style-name="ce11" table:formula="of:=ROUND(LOG([.C19];2);0)" office:value-type="float" office:value="-6" calcext:value-type="float">
            <text:p>-6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9000" calcext:value-type="float">
            <text:p>9000</text:p>
          </table:table-cell>
          <table:table-cell table:formula="of:=[.K19]/[.L19]" office:value-type="float" office:value="0.000111111111111111" calcext:value-type="float">
            <text:p>0,000111111111111111</text:p>
          </table:table-cell>
          <table:table-cell table:style-name="ce2" table:formula="of:=ROUND(LOG([.M19];2);0)" office:value-type="float" office:value="-13" calcext:value-type="float">
            <text:p>-13</text:p>
          </table:table-cell>
          <table:table-cell/>
        </table:table-row>
        <table:table-row table:style-name="ro2">
          <table:table-cell table:number-columns-repeated="2"/>
          <table:table-cell table:style-name="ce2" table:formula="of:=1/30" office:value-type="float" office:value="0.0333333333333333" calcext:value-type="float">
            <text:p>0,0333333333333333</text:p>
          </table:table-cell>
          <table:table-cell table:style-name="ce11" table:formula="of:=ROUND(LOG([.C20];2);0)" office:value-type="float" office:value="-5" calcext:value-type="float">
            <text:p>-5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00" calcext:value-type="float">
            <text:p>8000</text:p>
          </table:table-cell>
          <table:table-cell table:formula="of:=[.K20]/[.L20]" office:value-type="float" office:value="0.000125" calcext:value-type="float">
            <text:p>0,000125</text:p>
          </table:table-cell>
          <table:table-cell table:style-name="ce2" table:formula="of:=ROUND(LOG([.M20];2);0)" office:value-type="float" office:value="-13" calcext:value-type="float">
            <text:p>-13</text:p>
          </table:table-cell>
          <table:table-cell/>
        </table:table-row>
        <table:table-row table:style-name="ro2">
          <table:table-cell table:number-columns-repeated="2"/>
          <table:table-cell table:style-name="ce2" table:formula="of:=1/15" office:value-type="float" office:value="0.0666666666666667" calcext:value-type="float">
            <text:p>0,0666666666666667</text:p>
          </table:table-cell>
          <table:table-cell table:style-name="ce11" table:formula="of:=ROUND(LOG([.C21];2);0)" office:value-type="float" office:value="-4" calcext:value-type="float">
            <text:p>-4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7000" calcext:value-type="float">
            <text:p>7000</text:p>
          </table:table-cell>
          <table:table-cell table:formula="of:=[.K21]/[.L21]" office:value-type="float" office:value="0.000142857142857143" calcext:value-type="float">
            <text:p>0,000142857142857143</text:p>
          </table:table-cell>
          <table:table-cell table:style-name="ce2" table:formula="of:=ROUND(LOG([.M21];2);0)" office:value-type="float" office:value="-13" calcext:value-type="float">
            <text:p>-13</text:p>
          </table:table-cell>
          <table:table-cell/>
        </table:table-row>
        <table:table-row table:style-name="ro2">
          <table:table-cell table:number-columns-repeated="2"/>
          <table:table-cell table:style-name="ce2" table:formula="of:=1/8" office:value-type="float" office:value="0.125" calcext:value-type="float">
            <text:p>0,125</text:p>
          </table:table-cell>
          <table:table-cell table:style-name="ce11" table:formula="of:=ROUND(LOG([.C22];2);0)" office:value-type="float" office:value="-3" calcext:value-type="float">
            <text:p>-3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6000" calcext:value-type="float">
            <text:p>6000</text:p>
          </table:table-cell>
          <table:table-cell table:formula="of:=[.K22]/[.L22]" office:value-type="float" office:value="0.000166666666666667" calcext:value-type="float">
            <text:p>0,000166666666666667</text:p>
          </table:table-cell>
          <table:table-cell table:style-name="ce2" table:formula="of:=ROUND(LOG([.M22];2);0)" office:value-type="float" office:value="-13" calcext:value-type="float">
            <text:p>-13</text:p>
          </table:table-cell>
          <table:table-cell/>
        </table:table-row>
        <table:table-row table:style-name="ro2">
          <table:table-cell table:number-columns-repeated="2"/>
          <table:table-cell table:style-name="ce2" table:formula="of:=1/4" office:value-type="float" office:value="0.25" calcext:value-type="float">
            <text:p>0,25</text:p>
          </table:table-cell>
          <table:table-cell table:style-name="ce11" table:formula="of:=ROUND(LOG([.C23];2);0)" office:value-type="float" office:value="-2" calcext:value-type="float">
            <text:p>-2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00" calcext:value-type="float">
            <text:p>5000</text:p>
          </table:table-cell>
          <table:table-cell table:formula="of:=[.K23]/[.L23]" office:value-type="float" office:value="0.0002" calcext:value-type="float">
            <text:p>0,0002</text:p>
          </table:table-cell>
          <table:table-cell table:style-name="ce2" table:formula="of:=ROUND(LOG([.M23];2);0)" office:value-type="float" office:value="-12" calcext:value-type="float">
            <text:p>-12</text:p>
          </table:table-cell>
          <table:table-cell/>
        </table:table-row>
        <table:table-row table:style-name="ro2">
          <table:table-cell table:number-columns-repeated="2"/>
          <table:table-cell table:style-name="ce2" table:formula="of:=1/2" office:value-type="float" office:value="0.5" calcext:value-type="float">
            <text:p>0,5</text:p>
          </table:table-cell>
          <table:table-cell table:style-name="ce11" table:formula="of:=ROUND(LOG([.C24];2);0)" office:value-type="float" office:value="-1" calcext:value-type="float">
            <text:p>-1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4000" calcext:value-type="float">
            <text:p>4000</text:p>
          </table:table-cell>
          <table:table-cell table:formula="of:=[.K24]/[.L24]" office:value-type="float" office:value="0.00025" calcext:value-type="float">
            <text:p>0,00025</text:p>
          </table:table-cell>
          <table:table-cell table:style-name="ce2" table:formula="of:=ROUND(LOG([.M24];2);0)" office:value-type="float" office:value="-12" calcext:value-type="float">
            <text:p>-12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11" table:formula="of:=ROUND(LOG([.C25];2);0)" office:value-type="float" office:value="0" calcext:value-type="float">
            <text:p>0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3000" calcext:value-type="float">
            <text:p>3000</text:p>
          </table:table-cell>
          <table:table-cell table:formula="of:=[.K25]/[.L25]" office:value-type="float" office:value="0.000333333333333333" calcext:value-type="float">
            <text:p>0,000333333333333333</text:p>
          </table:table-cell>
          <table:table-cell table:style-name="ce2" table:formula="of:=ROUND(LOG([.M25];2);0)" office:value-type="float" office:value="-12" calcext:value-type="float">
            <text:p>-12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1" table:formula="of:=ROUND(LOG([.C26];2);0)" office:value-type="float" office:value="1" calcext:value-type="float">
            <text:p>1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0" calcext:value-type="float">
            <text:p>2000</text:p>
          </table:table-cell>
          <table:table-cell table:formula="of:=[.K26]/[.L26]" office:value-type="float" office:value="0.0005" calcext:value-type="float">
            <text:p>0,0005</text:p>
          </table:table-cell>
          <table:table-cell table:style-name="ce2" table:formula="of:=ROUND(LOG([.M26];2);0)" office:value-type="float" office:value="-11" calcext:value-type="float">
            <text:p>-11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11" table:formula="of:=ROUND(LOG([.C27];2);0)" office:value-type="float" office:value="2" calcext:value-type="float">
            <text:p>2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formula="of:=[.K27]/[.L27]" office:value-type="float" office:value="0.001" calcext:value-type="float">
            <text:p>0,001</text:p>
          </table:table-cell>
          <table:table-cell table:style-name="ce2" table:formula="of:=ROUND(LOG([.M27];2);0)" office:value-type="float" office:value="-10" calcext:value-type="float">
            <text:p>-10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11" table:formula="of:=ROUND(LOG([.C28];2);0)" office:value-type="float" office:value="3" calcext:value-type="float">
            <text:p>3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11" table:formula="of:=ROUND(LOG([.C29];2);0)" office:value-type="float" office:value="4" calcext:value-type="float">
            <text:p>4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11" table:formula="of:=ROUND(LOG([.C30];2);0)"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style-name="ce11" table:formula="of:=ROUND(LOG([.C31];2);0)" office:value-type="float" office:value="6" calcext:value-type="float">
            <text:p>6</text:p>
          </table:table-cell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style-name="ce2" table:formula="of:=ROUND(LOG([.K31];2);0)" office:value-type="float" office:value="0" calcext:value-type="float">
            <text:p>0</text:p>
          </table:table-cell>
          <table:table-cell/>
          <table:table-cell table:style-name="ce2" office:value-type="float" office:value="240" calcext:value-type="float">
            <text:p>240</text:p>
          </table:table-cell>
          <table:table-cell table:style-name="ce2" table:formula="of:=ROUND(LOG([.N31];2);0)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11" table:formula="of:=ROUND(LOG([.C32];2);0)" office:value-type="float" office:value="7" calcext:value-type="float">
            <text:p>7</text:p>
          </table:table-cell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style-name="ce2" table:formula="of:=ROUND(LOG([.K32];2);0)" office:value-type="float" office:value="1" calcext:value-type="float">
            <text:p>1</text:p>
          </table:table-cell>
          <table:table-cell/>
          <table:table-cell table:style-name="ce2" office:value-type="float" office:value="250" calcext:value-type="float">
            <text:p>250</text:p>
          </table:table-cell>
          <table:table-cell table:style-name="ce2" table:formula="of:=ROUND(LOG([.N32];2);0)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  <table:table-cell table:style-name="ce2" office:value-type="float" office:value="240" calcext:value-type="float">
            <text:p>240</text:p>
          </table:table-cell>
          <table:table-cell table:style-name="ce11" table:formula="of:=ROUND(LOG([.C33];2);0)" office:value-type="float" office:value="8" calcext:value-type="float">
            <text:p>8</text:p>
          </table:table-cell>
          <table:table-cell table:number-columns-repeated="6"/>
          <table:table-cell table:style-name="ce2" office:value-type="float" office:value="3" calcext:value-type="float">
            <text:p>3</text:p>
          </table:table-cell>
          <table:table-cell table:style-name="ce2" table:formula="of:=ROUND(LOG([.K33];2);0)" office:value-type="float" office:value="2" calcext:value-type="float">
            <text:p>2</text:p>
          </table:table-cell>
          <table:table-cell/>
          <table:table-cell table:style-name="ce2" office:value-type="float" office:value="260" calcext:value-type="float">
            <text:p>260</text:p>
          </table:table-cell>
          <table:table-cell table:style-name="ce2" table:formula="of:=ROUND(LOG([.N33];2);0)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  <table:table-cell table:style-name="ce2" office:value-type="float" office:value="480" calcext:value-type="float">
            <text:p>480</text:p>
          </table:table-cell>
          <table:table-cell table:style-name="ce11" table:formula="of:=ROUND(LOG([.C34];2);0)" office:value-type="float" office:value="9" calcext:value-type="float">
            <text:p>9</text:p>
          </table:table-cell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2" table:formula="of:=ROUND(LOG([.K34];2);0)" office:value-type="float" office:value="2" calcext:value-type="float">
            <text:p>2</text:p>
          </table:table-cell>
          <table:table-cell/>
          <table:table-cell table:style-name="ce2" office:value-type="float" office:value="270" calcext:value-type="float">
            <text:p>270</text:p>
          </table:table-cell>
          <table:table-cell table:style-name="ce2" table:formula="of:=ROUND(LOG([.N34];2);0)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  <table:table-cell table:style-name="ce2" office:value-type="float" office:value="960" calcext:value-type="float">
            <text:p>960</text:p>
          </table:table-cell>
          <table:table-cell table:style-name="ce11" table:formula="of:=ROUND(LOG([.C35];2);0)" office:value-type="float" office:value="10" calcext:value-type="float">
            <text:p>10</text:p>
          </table:table-cell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2" table:formula="of:=ROUND(LOG([.K35];2);0)" office:value-type="float" office:value="2" calcext:value-type="float">
            <text:p>2</text:p>
          </table:table-cell>
          <table:table-cell/>
          <table:table-cell table:style-name="ce2" office:value-type="float" office:value="280" calcext:value-type="float">
            <text:p>280</text:p>
          </table:table-cell>
          <table:table-cell table:style-name="ce2" table:formula="of:=ROUND(LOG([.N35];2);0)"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  <table:table-cell table:style-name="ce2" table:formula="of:=[.C35]*2" office:value-type="float" office:value="1920" calcext:value-type="float">
            <text:p>1920</text:p>
          </table:table-cell>
          <table:table-cell table:style-name="ce11" table:formula="of:=ROUND(LOG([.C36];2);0)" office:value-type="float" office:value="11" calcext:value-type="float">
            <text:p>11</text:p>
          </table:table-cell>
          <table:table-cell table:number-columns-repeated="6"/>
          <table:table-cell table:style-name="ce2" office:value-type="float" office:value="6" calcext:value-type="float">
            <text:p>6</text:p>
          </table:table-cell>
          <table:table-cell table:style-name="ce2" table:formula="of:=ROUND(LOG([.K36];2);0)" office:value-type="float" office:value="3" calcext:value-type="float">
            <text:p>3</text:p>
          </table:table-cell>
          <table:table-cell/>
          <table:table-cell table:style-name="ce2" office:value-type="float" office:value="290" calcext:value-type="float">
            <text:p>290</text:p>
          </table:table-cell>
          <table:table-cell table:style-name="ce2" table:formula="of:=ROUND(LOG([.N36];2);0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style-name="ce2" table:formula="of:=ROUND(LOG([.K37];2);0)" office:value-type="float" office:value="3" calcext:value-type="float">
            <text:p>3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2" table:formula="of:=ROUND(LOG([.N37];2);0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style-name="ce2" table:formula="of:=ROUND(LOG([.K38];2);0)" office:value-type="float" office:value="3" calcext:value-type="float">
            <text:p>3</text:p>
          </table:table-cell>
          <table:table-cell/>
          <table:table-cell table:style-name="ce2" office:value-type="float" office:value="310" calcext:value-type="float">
            <text:p>310</text:p>
          </table:table-cell>
          <table:table-cell table:style-name="ce2" table:formula="of:=ROUND(LOG([.N38];2);0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2" office:value-type="float" office:value="9" calcext:value-type="float">
            <text:p>9</text:p>
          </table:table-cell>
          <table:table-cell table:style-name="ce2" table:formula="of:=ROUND(LOG([.K39];2);0)" office:value-type="float" office:value="3" calcext:value-type="float">
            <text:p>3</text:p>
          </table:table-cell>
          <table:table-cell/>
          <table:table-cell table:style-name="ce2" office:value-type="float" office:value="320" calcext:value-type="float">
            <text:p>320</text:p>
          </table:table-cell>
          <table:table-cell table:style-name="ce2" table:formula="of:=ROUND(LOG([.N39];2);0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2" office:value-type="float" office:value="10" calcext:value-type="float">
            <text:p>10</text:p>
          </table:table-cell>
          <table:table-cell table:style-name="ce2" table:formula="of:=ROUND(LOG([.K40];2);0)" office:value-type="float" office:value="3" calcext:value-type="float">
            <text:p>3</text:p>
          </table:table-cell>
          <table:table-cell/>
          <table:table-cell table:style-name="ce2" office:value-type="float" office:value="330" calcext:value-type="float">
            <text:p>330</text:p>
          </table:table-cell>
          <table:table-cell table:style-name="ce2" table:formula="of:=ROUND(LOG([.N40];2);0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2" office:value-type="float" office:value="11" calcext:value-type="float">
            <text:p>11</text:p>
          </table:table-cell>
          <table:table-cell table:style-name="ce2" table:formula="of:=ROUND(LOG([.K41];2);0)" office:value-type="float" office:value="3" calcext:value-type="float">
            <text:p>3</text:p>
          </table:table-cell>
          <table:table-cell/>
          <table:table-cell table:style-name="ce2" office:value-type="float" office:value="340" calcext:value-type="float">
            <text:p>340</text:p>
          </table:table-cell>
          <table:table-cell table:style-name="ce2" table:formula="of:=ROUND(LOG([.N41];2);0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2" office:value-type="float" office:value="12" calcext:value-type="float">
            <text:p>12</text:p>
          </table:table-cell>
          <table:table-cell table:style-name="ce2" table:formula="of:=ROUND(LOG([.K42];2);0)" office:value-type="float" office:value="4" calcext:value-type="float">
            <text:p>4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 table:style-name="ce2" table:formula="of:=ROUND(LOG([.N42];2);0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2" office:value-type="float" office:value="13" calcext:value-type="float">
            <text:p>13</text:p>
          </table:table-cell>
          <table:table-cell table:style-name="ce2" table:formula="of:=ROUND(LOG([.K43];2);0)" office:value-type="float" office:value="4" calcext:value-type="float">
            <text:p>4</text:p>
          </table:table-cell>
          <table:table-cell/>
          <table:table-cell table:style-name="ce2" office:value-type="float" office:value="360" calcext:value-type="float">
            <text:p>360</text:p>
          </table:table-cell>
          <table:table-cell table:style-name="ce2" table:formula="of:=ROUND(LOG([.N43];2);0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2" office:value-type="float" office:value="14" calcext:value-type="float">
            <text:p>14</text:p>
          </table:table-cell>
          <table:table-cell table:style-name="ce2" table:formula="of:=ROUND(LOG([.K44];2);0)" office:value-type="float" office:value="4" calcext:value-type="float">
            <text:p>4</text:p>
          </table:table-cell>
          <table:table-cell/>
          <table:table-cell table:style-name="ce2" office:value-type="float" office:value="363" calcext:value-type="float">
            <text:p>363</text:p>
          </table:table-cell>
          <table:table-cell table:style-name="ce2" table:formula="of:=ROUND(LOG([.N44];2);0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table:style-name="ce2" office:value-type="float" office:value="15" calcext:value-type="float">
            <text:p>15</text:p>
          </table:table-cell>
          <table:table-cell table:style-name="ce2" table:formula="of:=ROUND(LOG([.K45];2);0)" office:value-type="float" office:value="4" calcext:value-type="float">
            <text:p>4</text:p>
          </table:table-cell>
          <table:table-cell/>
          <table:table-cell table:style-name="ce2" office:value-type="float" office:value="380" calcext:value-type="float">
            <text:p>380</text:p>
          </table:table-cell>
          <table:table-cell table:style-name="ce2" table:formula="of:=ROUND(LOG([.N45];2);0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table:style-name="ce2" office:value-type="float" office:value="16" calcext:value-type="float">
            <text:p>16</text:p>
          </table:table-cell>
          <table:table-cell table:style-name="ce2" table:formula="of:=ROUND(LOG([.K46];2);0)" office:value-type="float" office:value="4" calcext:value-type="float">
            <text:p>4</text:p>
          </table:table-cell>
          <table:table-cell/>
          <table:table-cell table:style-name="ce2" office:value-type="float" office:value="390" calcext:value-type="float">
            <text:p>390</text:p>
          </table:table-cell>
          <table:table-cell table:style-name="ce2" table:formula="of:=ROUND(LOG([.N46];2);0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table:style-name="ce2" office:value-type="float" office:value="17" calcext:value-type="float">
            <text:p>17</text:p>
          </table:table-cell>
          <table:table-cell table:style-name="ce2" table:formula="of:=ROUND(LOG([.K47];2);0)" office:value-type="float" office:value="4" calcext:value-type="float">
            <text:p>4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style-name="ce2" table:formula="of:=ROUND(LOG([.N47];2);0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style-name="ce2" table:formula="of:=ROUND(LOG([.K48];2);0)" office:value-type="float" office:value="4" calcext:value-type="float">
            <text:p>4</text:p>
          </table:table-cell>
          <table:table-cell/>
          <table:table-cell table:style-name="ce2" office:value-type="float" office:value="410" calcext:value-type="float">
            <text:p>410</text:p>
          </table:table-cell>
          <table:table-cell table:style-name="ce2" table:formula="of:=ROUND(LOG([.N48];2);0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style-name="ce2" table:formula="of:=ROUND(LOG([.K49];2);0)" office:value-type="float" office:value="4" calcext:value-type="float">
            <text:p>4</text:p>
          </table:table-cell>
          <table:table-cell/>
          <table:table-cell table:style-name="ce2" office:value-type="float" office:value="420" calcext:value-type="float">
            <text:p>420</text:p>
          </table:table-cell>
          <table:table-cell table:style-name="ce2" table:formula="of:=ROUND(LOG([.N49];2);0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table:style-name="ce2" office:value-type="float" office:value="20" calcext:value-type="float">
            <text:p>20</text:p>
          </table:table-cell>
          <table:table-cell table:style-name="ce2" table:formula="of:=ROUND(LOG([.K50];2);0)" office:value-type="float" office:value="4" calcext:value-type="float">
            <text:p>4</text:p>
          </table:table-cell>
          <table:table-cell/>
          <table:table-cell table:style-name="ce2" office:value-type="float" office:value="430" calcext:value-type="float">
            <text:p>430</text:p>
          </table:table-cell>
          <table:table-cell table:style-name="ce2" table:formula="of:=ROUND(LOG([.N50];2);0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table:style-name="ce2" office:value-type="float" office:value="21" calcext:value-type="float">
            <text:p>21</text:p>
          </table:table-cell>
          <table:table-cell table:style-name="ce2" table:formula="of:=ROUND(LOG([.K51];2);0)" office:value-type="float" office:value="4" calcext:value-type="float">
            <text:p>4</text:p>
          </table:table-cell>
          <table:table-cell/>
          <table:table-cell table:style-name="ce2" office:value-type="float" office:value="440" calcext:value-type="float">
            <text:p>440</text:p>
          </table:table-cell>
          <table:table-cell table:style-name="ce2" table:formula="of:=ROUND(LOG([.N51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450" calcext:value-type="float">
            <text:p>450</text:p>
          </table:table-cell>
          <table:table-cell table:style-name="ce2" table:formula="of:=ROUND(LOG([.N52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460" calcext:value-type="float">
            <text:p>460</text:p>
          </table:table-cell>
          <table:table-cell table:style-name="ce2" table:formula="of:=ROUND(LOG([.N53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470" calcext:value-type="float">
            <text:p>470</text:p>
          </table:table-cell>
          <table:table-cell table:style-name="ce2" table:formula="of:=ROUND(LOG([.N54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480" calcext:value-type="float">
            <text:p>480</text:p>
          </table:table-cell>
          <table:table-cell table:style-name="ce2" table:formula="of:=ROUND(LOG([.N55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490" calcext:value-type="float">
            <text:p>490</text:p>
          </table:table-cell>
          <table:table-cell table:style-name="ce2" table:formula="of:=ROUND(LOG([.N56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500" calcext:value-type="float">
            <text:p>500</text:p>
          </table:table-cell>
          <table:table-cell table:style-name="ce2" table:formula="of:=ROUND(LOG([.N57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510" calcext:value-type="float">
            <text:p>510</text:p>
          </table:table-cell>
          <table:table-cell table:style-name="ce2" table:formula="of:=ROUND(LOG([.N58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520" calcext:value-type="float">
            <text:p>520</text:p>
          </table:table-cell>
          <table:table-cell table:style-name="ce2" table:formula="of:=ROUND(LOG([.N59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530" calcext:value-type="float">
            <text:p>530</text:p>
          </table:table-cell>
          <table:table-cell table:style-name="ce2" table:formula="of:=ROUND(LOG([.N60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540" calcext:value-type="float">
            <text:p>540</text:p>
          </table:table-cell>
          <table:table-cell table:style-name="ce2" table:formula="of:=ROUND(LOG([.N61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550" calcext:value-type="float">
            <text:p>550</text:p>
          </table:table-cell>
          <table:table-cell table:style-name="ce2" table:formula="of:=ROUND(LOG([.N62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560" calcext:value-type="float">
            <text:p>560</text:p>
          </table:table-cell>
          <table:table-cell table:style-name="ce2" table:formula="of:=ROUND(LOG([.N63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570" calcext:value-type="float">
            <text:p>570</text:p>
          </table:table-cell>
          <table:table-cell table:style-name="ce2" table:formula="of:=ROUND(LOG([.N64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580" calcext:value-type="float">
            <text:p>580</text:p>
          </table:table-cell>
          <table:table-cell table:style-name="ce2" table:formula="of:=ROUND(LOG([.N65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590" calcext:value-type="float">
            <text:p>590</text:p>
          </table:table-cell>
          <table:table-cell table:style-name="ce2" table:formula="of:=ROUND(LOG([.N66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600" calcext:value-type="float">
            <text:p>600</text:p>
          </table:table-cell>
          <table:table-cell table:style-name="ce2" table:formula="of:=ROUND(LOG([.N67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610" calcext:value-type="float">
            <text:p>610</text:p>
          </table:table-cell>
          <table:table-cell table:style-name="ce2" table:formula="of:=ROUND(LOG([.N68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620" calcext:value-type="float">
            <text:p>620</text:p>
          </table:table-cell>
          <table:table-cell table:style-name="ce2" table:formula="of:=ROUND(LOG([.N69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630" calcext:value-type="float">
            <text:p>630</text:p>
          </table:table-cell>
          <table:table-cell table:style-name="ce2" table:formula="of:=ROUND(LOG([.N70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640" calcext:value-type="float">
            <text:p>640</text:p>
          </table:table-cell>
          <table:table-cell table:style-name="ce2" table:formula="of:=ROUND(LOG([.N71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650" calcext:value-type="float">
            <text:p>650</text:p>
          </table:table-cell>
          <table:table-cell table:style-name="ce2" table:formula="of:=ROUND(LOG([.N72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660" calcext:value-type="float">
            <text:p>660</text:p>
          </table:table-cell>
          <table:table-cell table:style-name="ce2" table:formula="of:=ROUND(LOG([.N73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670" calcext:value-type="float">
            <text:p>670</text:p>
          </table:table-cell>
          <table:table-cell table:style-name="ce2" table:formula="of:=ROUND(LOG([.N74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680" calcext:value-type="float">
            <text:p>680</text:p>
          </table:table-cell>
          <table:table-cell table:style-name="ce2" table:formula="of:=ROUND(LOG([.N75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690" calcext:value-type="float">
            <text:p>690</text:p>
          </table:table-cell>
          <table:table-cell table:style-name="ce2" table:formula="of:=ROUND(LOG([.N76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700" calcext:value-type="float">
            <text:p>700</text:p>
          </table:table-cell>
          <table:table-cell table:style-name="ce2" table:formula="of:=ROUND(LOG([.N77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710" calcext:value-type="float">
            <text:p>710</text:p>
          </table:table-cell>
          <table:table-cell table:style-name="ce2" table:formula="of:=ROUND(LOG([.N78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720" calcext:value-type="float">
            <text:p>720</text:p>
          </table:table-cell>
          <table:table-cell table:style-name="ce2" table:formula="of:=ROUND(LOG([.N79];2);0)" office:value-type="float" office:value="9" calcext:value-type="float">
            <text:p>9</text:p>
          </table:table-cell>
        </table:table-row>
        <table:table-row table:style-name="ro1">
          <table:table-cell table:number-columns-repeated="13"/>
          <table:table-cell table:style-name="ce2" office:value-type="float" office:value="730" calcext:value-type="float">
            <text:p>730</text:p>
          </table:table-cell>
          <table:table-cell table:style-name="ce2" table:formula="of:=ROUND(LOG([.N80];2);0)"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  <table:table-cell table:style-name="ce2" office:value-type="float" office:value="740" calcext:value-type="float">
            <text:p>740</text:p>
          </table:table-cell>
          <table:table-cell table:style-name="ce2" table:formula="of:=ROUND(LOG([.N81];2);0)"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  <table:table-cell table:style-name="ce2" office:value-type="float" office:value="750" calcext:value-type="float">
            <text:p>750</text:p>
          </table:table-cell>
          <table:table-cell table:style-name="ce2" table:formula="of:=ROUND(LOG([.N82];2);0)" office:value-type="float" office:value="10" calcext:value-type="float">
            <text:p>10</text:p>
          </table:table-cell>
        </table:table-row>
        <table:table-row table:style-name="ro1" table:number-rows-repeated="16313">
          <table:table-cell table:number-columns-repeated="15"/>
        </table:table-row>
        <table:table-row table:style-name="ro3" table:number-rows-repeated="1032180">
          <table:table-cell table:number-columns-repeated="15"/>
        </table:table-row>
        <table:table-row table:style-name="ro3">
          <table:table-cell table:number-columns-repeated="15"/>
        </table:table-row>
        <calcext:conditional-formats>
          <calcext:conditional-format calcext:target-range-address="Zeit.D10:Zeit.D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rial Unicode MS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date-style style:name="N121">
      <number:month number:textual="true"/>
      <number:text> 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O" style:display-name="PageStyle_IS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lende" style:display-name="PageStyle_Blend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rennweite" style:display-name="PageStyle_Brennwei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Zeit" style:display-name="PageStyle_Zei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08:41:17</meta:creation-date>
    <meta:initial-creator>Tobias Philipp</meta:initial-creator>
    <dc:language>de-DE</dc:language>
    <dc:date>2025-07-08T21:55:01</dc:date>
    <meta:editing-cycles>14</meta:editing-cycles>
    <meta:editing-duration>PT1H26M</meta:editing-duration>
    <meta:generator>LibreOffice/24.8.7.2$Linux_X86_64 LibreOffice_project/480$Build-2</meta:generator>
    <meta:document-statistic meta:table-count="4" meta:cell-count="3755" meta:object-count="0"/>
    <meta:user-defined meta:name="AppVersion">15.0000</meta:user-defined>
    <meta:user-defined meta:name="Company">VermKV</meta:user-defined>
  </office:meta>
</office:document-meta>
</file>